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09pt"/>
    </style:style>
    <style:style style:name="co3" style:family="table-column">
      <style:table-column-properties fo:break-before="auto" style:column-width="86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1"/>
    <style:style style:name="ce2" style:family="table-cell" style:parent-style-name="Default">
      <style:table-cell-properties fo:background-color="#add58a"/>
    </style:style>
    <style:style style:name="ce5" style:family="table-cell" style:parent-style-name="Default" style:data-style-name="N127"/>
    <style:style style:name="ce6" style:family="table-cell" style:parent-style-name="Default" style:data-style-name="N131"/>
    <style:style style:name="ce7" style:family="table-cell" style:parent-style-name="Default" style:data-style-name="N61"/>
    <style:style style:name="ce11" style:family="table-cell" style:parent-style-name="Default" style:data-style-name="N128"/>
    <style:style style:name="ce12" style:family="table-cell" style:parent-style-name="Default" style:data-style-name="N128">
      <style:table-cell-properties fo:background-color="#c2e0ae"/>
    </style:style>
    <style:style style:name="ce13" style:family="table-cell" style:parent-style-name="Default" style:data-style-name="N127">
      <style:table-cell-properties fo:background-color="#c2e0ae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number-columns-repeated="10" table:default-cell-style-name="ce1"/>
        <table:table-row table:style-name="ro1">
          <table:table-cell/>
          <table:table-cell table:style-name="Default" office:value-type="string" calcext:value-type="string">
            <text:p>M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gree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3081572446499" calcext:value-type="float">
            <text:p>0.273081572446499</text:p>
          </table:table-cell>
          <table:table-cell office:value-type="float" office:value="0.0301201405376982" calcext:value-type="float">
            <text:p>0.030120140537698</text:p>
          </table:table-cell>
          <table:table-cell office:value-type="float" office:value="0.0161115140627756" calcext:value-type="float">
            <text:p>0.016111514062776</text:p>
          </table:table-cell>
          <table:table-cell office:value-type="float" office:value="0.00198148319277171" calcext:value-type="float">
            <text:p>0.001981483192772</text:p>
          </table:table-cell>
          <table:table-cell office:value-type="float" office:value="-0.0000088519276212664" calcext:value-type="float">
            <text:p>-0.000008851927621</text:p>
          </table:table-cell>
          <table:table-cell office:value-type="float" office:value="-0.000295213256153794" calcext:value-type="float">
            <text:p>-0.000295213256154</text:p>
          </table:table-cell>
          <table:table-cell office:value-type="float" office:value="0.0111133511680386" calcext:value-type="float">
            <text:p>0.011113351168039</text:p>
          </table:table-cell>
          <table:table-cell office:value-type="float" office:value="-0.00176625385875048" calcext:value-type="float">
            <text:p>-0.001766253858750</text:p>
          </table:table-cell>
          <table:table-cell office:value-type="float" office:value="-0.000109559564358433" calcext:value-type="float">
            <text:p>-0.000109559564358</text:p>
          </table:table-cell>
          <table:table-cell office:value-type="float" office:value="0.000000901270298620866" calcext:value-type="float">
            <text:p>0.000000901270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4724608941731" calcext:value-type="float">
            <text:p>0.234724608941731</text:p>
          </table:table-cell>
          <table:table-cell office:value-type="float" office:value="0.023286947291612" calcext:value-type="float">
            <text:p>0.023286947291612</text:p>
          </table:table-cell>
          <table:table-cell office:value-type="float" office:value="0.0093430722187887" calcext:value-type="float">
            <text:p>0.009343072218789</text:p>
          </table:table-cell>
          <table:table-cell office:value-type="float" office:value="0.00105870720564597" calcext:value-type="float">
            <text:p>0.001058707205646</text:p>
          </table:table-cell>
          <table:table-cell office:value-type="float" office:value="-0.00000327237559744416" calcext:value-type="float">
            <text:p>-0.000003272375597</text:p>
          </table:table-cell>
          <table:table-cell office:value-type="float" office:value="-0.000159963799969942" calcext:value-type="float">
            <text:p>-0.000159963799970</text:p>
          </table:table-cell>
          <table:table-cell office:value-type="float" office:value="0.00795217368780912" calcext:value-type="float">
            <text:p>0.007952173687809</text:p>
          </table:table-cell>
          <table:table-cell office:value-type="float" office:value="-0.00103554562664284" calcext:value-type="float">
            <text:p>-0.001035545626643</text:p>
          </table:table-cell>
          <table:table-cell office:value-type="float" office:value="-0.0000449193498392806" calcext:value-type="float">
            <text:p>-0.000044919349839</text:p>
          </table:table-cell>
          <table:table-cell office:value-type="float" office:value="0.000000290455425717843" calcext:value-type="float">
            <text:p>0.0000002904554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5756157222379" calcext:value-type="float">
            <text:p>0.245756157222379</text:p>
          </table:table-cell>
          <table:table-cell office:value-type="float" office:value="0.0242937585621682" calcext:value-type="float">
            <text:p>0.024293758562168</text:p>
          </table:table-cell>
          <table:table-cell office:value-type="float" office:value="0.0113159096278827" calcext:value-type="float">
            <text:p>0.011315909627883</text:p>
          </table:table-cell>
          <table:table-cell office:value-type="float" office:value="0.00125304400075645" calcext:value-type="float">
            <text:p>0.001253044000756</text:p>
          </table:table-cell>
          <table:table-cell office:value-type="float" office:value="-0.0000047181975651871" calcext:value-type="float">
            <text:p>-0.000004718197565</text:p>
          </table:table-cell>
          <table:table-cell office:value-type="float" office:value="-0.000195294757365243" calcext:value-type="float">
            <text:p>-0.000195294757365</text:p>
          </table:table-cell>
          <table:table-cell office:value-type="float" office:value="0.00902558256263558" calcext:value-type="float">
            <text:p>0.009025582562636</text:p>
          </table:table-cell>
          <table:table-cell office:value-type="float" office:value="-0.00125785820339079" calcext:value-type="float">
            <text:p>-0.001257858203391</text:p>
          </table:table-cell>
          <table:table-cell office:value-type="float" office:value="-0.0000564810631603584" calcext:value-type="float">
            <text:p>-0.000056481063160</text:p>
          </table:table-cell>
          <table:table-cell office:value-type="float" office:value="0.000000392384813191667" calcext:value-type="float">
            <text:p>0.0000003923848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1622791258615" calcext:value-type="float">
            <text:p>0.221622791258615</text:p>
          </table:table-cell>
          <table:table-cell office:value-type="float" office:value="0.0204872338256428" calcext:value-type="float">
            <text:p>0.020487233825643</text:p>
          </table:table-cell>
          <table:table-cell office:value-type="float" office:value="0.00796396366402385" calcext:value-type="float">
            <text:p>0.007963963664024</text:p>
          </table:table-cell>
          <table:table-cell office:value-type="float" office:value="0.00089112174303199" calcext:value-type="float">
            <text:p>0.000891121743032</text:p>
          </table:table-cell>
          <table:table-cell office:value-type="float" office:value="-0.00000237353047396632" calcext:value-type="float">
            <text:p>-0.000002373530474</text:p>
          </table:table-cell>
          <table:table-cell office:value-type="float" office:value="-0.000127528008845192" calcext:value-type="float">
            <text:p>-0.000127528008845</text:p>
          </table:table-cell>
          <table:table-cell office:value-type="float" office:value="0.00715735694490424" calcext:value-type="float">
            <text:p>0.007157356944904</text:p>
          </table:table-cell>
          <table:table-cell office:value-type="float" office:value="-0.000884105240123982" calcext:value-type="float">
            <text:p>-0.000884105240124</text:p>
          </table:table-cell>
          <table:table-cell office:value-type="float" office:value="-0.0000341015355066642" calcext:value-type="float">
            <text:p>-0.000034101535507</text:p>
          </table:table-cell>
          <table:table-cell office:value-type="float" office:value="0.000000203356188768263" calcext:value-type="float">
            <text:p>0.0000002033561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4927170413108" calcext:value-type="float">
            <text:p>0.234927170413108</text:p>
          </table:table-cell>
          <table:table-cell office:value-type="float" office:value="0.0260711404980948" calcext:value-type="float">
            <text:p>0.026071140498095</text:p>
          </table:table-cell>
          <table:table-cell office:value-type="float" office:value="0.0112518969446205" calcext:value-type="float">
            <text:p>0.011251896944621</text:p>
          </table:table-cell>
          <table:table-cell office:value-type="float" office:value="0.00293282312224213" calcext:value-type="float">
            <text:p>0.002932823122242</text:p>
          </table:table-cell>
          <table:table-cell office:value-type="float" office:value="0.0000107776266070148" calcext:value-type="float">
            <text:p>0.000010777626607</text:p>
          </table:table-cell>
          <table:table-cell office:value-type="float" office:value="0.000192425761327393" calcext:value-type="float">
            <text:p>0.000192425761327</text:p>
          </table:table-cell>
          <table:table-cell office:value-type="float" office:value="0.00727990872505364" calcext:value-type="float">
            <text:p>0.007279908725054</text:p>
          </table:table-cell>
          <table:table-cell office:value-type="float" office:value="-0.00103988422779729" calcext:value-type="float">
            <text:p>-0.001039884227797</text:p>
          </table:table-cell>
          <table:table-cell office:value-type="float" office:value="-0.00000830652064321595" calcext:value-type="float">
            <text:p>-0.000008306520643</text:p>
          </table:table-cell>
          <table:table-cell office:value-type="float" office:value="0.000000373726639812934" calcext:value-type="float">
            <text:p>0.0000003737266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5682905344479" calcext:value-type="float">
            <text:p>0.245682905344479</text:p>
          </table:table-cell>
          <table:table-cell office:value-type="float" office:value="0.0268341363258023" calcext:value-type="float">
            <text:p>0.026834136325802</text:p>
          </table:table-cell>
          <table:table-cell office:value-type="float" office:value="0.0109542134453991" calcext:value-type="float">
            <text:p>0.010954213445399</text:p>
          </table:table-cell>
          <table:table-cell office:value-type="float" office:value="0.00173908636438495" calcext:value-type="float">
            <text:p>0.001739086364385</text:p>
          </table:table-cell>
          <table:table-cell office:value-type="float" office:value="0.000000443301958750314" calcext:value-type="float">
            <text:p>0.000000443301959</text:p>
          </table:table-cell>
          <table:table-cell office:value-type="float" office:value="-0.0000618684882683172" calcext:value-type="float">
            <text:p>-0.000061868488268</text:p>
          </table:table-cell>
          <table:table-cell office:value-type="float" office:value="0.00838148841317548" calcext:value-type="float">
            <text:p>0.008381488413175</text:p>
          </table:table-cell>
          <table:table-cell office:value-type="float" office:value="-0.00115189088512677" calcext:value-type="float">
            <text:p>-0.001151890885127</text:p>
          </table:table-cell>
          <table:table-cell office:value-type="float" office:value="-0.0000990543822217942" calcext:value-type="float">
            <text:p>-0.000099054382222</text:p>
          </table:table-cell>
          <table:table-cell office:value-type="float" office:value="0.000000300232409023765" calcext:value-type="float">
            <text:p>0.0000003002324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7187506966831" calcext:value-type="float">
            <text:p>0.237187506966831</text:p>
          </table:table-cell>
          <table:table-cell office:value-type="float" office:value="0.0230177837558685" calcext:value-type="float">
            <text:p>0.023017783755869</text:p>
          </table:table-cell>
          <table:table-cell office:value-type="float" office:value="0.010331004702474" calcext:value-type="float">
            <text:p>0.010331004702474</text:p>
          </table:table-cell>
          <table:table-cell office:value-type="float" office:value="0.00130694317572803" calcext:value-type="float">
            <text:p>0.001306943175728</text:p>
          </table:table-cell>
          <table:table-cell office:value-type="float" office:value="-0.0000024929735951" calcext:value-type="float">
            <text:p>-0.000002492973595</text:p>
          </table:table-cell>
          <table:table-cell office:value-type="float" office:value="-0.000126235738143913" calcext:value-type="float">
            <text:p>-0.000126235738144</text:p>
          </table:table-cell>
          <table:table-cell office:value-type="float" office:value="0.00831003242631805" calcext:value-type="float">
            <text:p>0.008310032426318</text:p>
          </table:table-cell>
          <table:table-cell office:value-type="float" office:value="-0.00112800769084324" calcext:value-type="float">
            <text:p>-0.001128007690843</text:p>
          </table:table-cell>
          <table:table-cell office:value-type="float" office:value="-0.0000319793994680534" calcext:value-type="float">
            <text:p>-0.000031979399468</text:p>
          </table:table-cell>
          <table:table-cell office:value-type="float" office:value="0.000000330545411809639" calcext:value-type="float">
            <text:p>0.0000003305454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6551900969985" calcext:value-type="float">
            <text:p>0.246551900969985</text:p>
          </table:table-cell>
          <table:table-cell office:value-type="float" office:value="0.0269254107675834" calcext:value-type="float">
            <text:p>0.026925410767583</text:p>
          </table:table-cell>
          <table:table-cell office:value-type="float" office:value="0.0102472194057794" calcext:value-type="float">
            <text:p>0.010247219405779</text:p>
          </table:table-cell>
          <table:table-cell office:value-type="float" office:value="0.00132620519471624" calcext:value-type="float">
            <text:p>0.001326205194716</text:p>
          </table:table-cell>
          <table:table-cell office:value-type="float" office:value="-0.00000127979218684787" calcext:value-type="float">
            <text:p>-0.000001279792187</text:p>
          </table:table-cell>
          <table:table-cell office:value-type="float" office:value="-0.000104162839191848" calcext:value-type="float">
            <text:p>-0.000104162839192</text:p>
          </table:table-cell>
          <table:table-cell office:value-type="float" office:value="0.00846560727608243" calcext:value-type="float">
            <text:p>0.008465607276082</text:p>
          </table:table-cell>
          <table:table-cell office:value-type="float" office:value="-0.00111512677638289" calcext:value-type="float">
            <text:p>-0.001115126776383</text:p>
          </table:table-cell>
          <table:table-cell office:value-type="float" office:value="-0.0000851149095587898" calcext:value-type="float">
            <text:p>-0.000085114909559</text:p>
          </table:table-cell>
          <table:table-cell office:value-type="float" office:value="0.00000018384459862233" calcext:value-type="float">
            <text:p>0.0000001838445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88086468051276" calcext:value-type="float">
            <text:p>0.388086468051276</text:p>
          </table:table-cell>
          <table:table-cell office:value-type="float" office:value="0.0551955397206033" calcext:value-type="float">
            <text:p>0.055195539720603</text:p>
          </table:table-cell>
          <table:table-cell office:value-type="float" office:value="0.049491136918281" calcext:value-type="float">
            <text:p>0.049491136918281</text:p>
          </table:table-cell>
          <table:table-cell office:value-type="float" office:value="0.00547604020609707" calcext:value-type="float">
            <text:p>0.005476040206097</text:p>
          </table:table-cell>
          <table:table-cell office:value-type="float" office:value="-0.0000901495675195566" calcext:value-type="float">
            <text:p>-0.000090149567520</text:p>
          </table:table-cell>
          <table:table-cell office:value-type="float" office:value="-0.00128652055530384" calcext:value-type="float">
            <text:p>-0.001286520555304</text:p>
          </table:table-cell>
          <table:table-cell office:value-type="float" office:value="0.0238538917409777" calcext:value-type="float">
            <text:p>0.023853891740978</text:p>
          </table:table-cell>
          <table:table-cell office:value-type="float" office:value="-0.00550188708902299" calcext:value-type="float">
            <text:p>-0.005501887089023</text:p>
          </table:table-cell>
          <table:table-cell office:value-type="float" office:value="-0.000421529476184196" calcext:value-type="float">
            <text:p>-0.000421529476184</text:p>
          </table:table-cell>
          <table:table-cell office:value-type="float" office:value="0.0000075905233231735" calcext:value-type="float">
            <text:p>0.0000075905233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3808827160231" calcext:value-type="float">
            <text:p>0.243808827160231</text:p>
          </table:table-cell>
          <table:table-cell office:value-type="float" office:value="0.0245774537942142" calcext:value-type="float">
            <text:p>0.024577453794214</text:p>
          </table:table-cell>
          <table:table-cell office:value-type="float" office:value="0.0111087810606262" calcext:value-type="float">
            <text:p>0.011108781060626</text:p>
          </table:table-cell>
          <table:table-cell office:value-type="float" office:value="0.00146916072729683" calcext:value-type="float">
            <text:p>0.001469160727297</text:p>
          </table:table-cell>
          <table:table-cell office:value-type="float" office:value="-0.00000210359290284197" calcext:value-type="float">
            <text:p>-0.000002103592903</text:p>
          </table:table-cell>
          <table:table-cell office:value-type="float" office:value="-0.000125754080882518" calcext:value-type="float">
            <text:p>-0.000125754080883</text:p>
          </table:table-cell>
          <table:table-cell office:value-type="float" office:value="0.00871632260175837" calcext:value-type="float">
            <text:p>0.008716322601758</text:p>
          </table:table-cell>
          <table:table-cell office:value-type="float" office:value="-0.00120495254166618" calcext:value-type="float">
            <text:p>-0.001204952541666</text:p>
          </table:table-cell>
          <table:table-cell office:value-type="float" office:value="-0.0000331896857358406" calcext:value-type="float">
            <text:p>-0.000033189685736</text:p>
          </table:table-cell>
          <table:table-cell office:value-type="float" office:value="0.000000316294291125402" calcext:value-type="float">
            <text:p>0.0000003162942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05404859500535" calcext:value-type="float">
            <text:p>0.305404859500535</text:p>
          </table:table-cell>
          <table:table-cell office:value-type="float" office:value="0.0350572209037673" calcext:value-type="float">
            <text:p>0.035057220903767</text:p>
          </table:table-cell>
          <table:table-cell office:value-type="float" office:value="0.0234800049268112" calcext:value-type="float">
            <text:p>0.023480004926811</text:p>
          </table:table-cell>
          <table:table-cell office:value-type="float" office:value="0.00260263266731732" calcext:value-type="float">
            <text:p>0.002602632667317</text:p>
          </table:table-cell>
          <table:table-cell office:value-type="float" office:value="-0.0000200391366639575" calcext:value-type="float">
            <text:p>-0.000020039136664</text:p>
          </table:table-cell>
          <table:table-cell office:value-type="float" office:value="-0.000481504060430351" calcext:value-type="float">
            <text:p>-0.000481504060430</text:p>
          </table:table-cell>
          <table:table-cell office:value-type="float" office:value="0.0145537268256936" calcext:value-type="float">
            <text:p>0.014553726825694</text:p>
          </table:table-cell>
          <table:table-cell office:value-type="float" office:value="-0.00260967153243673" calcext:value-type="float">
            <text:p>-0.002609671532437</text:p>
          </table:table-cell>
          <table:table-cell office:value-type="float" office:value="-0.000165300403845117" calcext:value-type="float">
            <text:p>-0.000165300403845</text:p>
          </table:table-cell>
          <table:table-cell office:value-type="float" office:value="0.00000165809943131822" calcext:value-type="float">
            <text:p>0.0000016580994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09733613149424" calcext:value-type="float">
            <text:p>0.409733613149424</text:p>
          </table:table-cell>
          <table:table-cell office:value-type="float" office:value="0.062083912651088" calcext:value-type="float">
            <text:p>0.062083912651088</text:p>
          </table:table-cell>
          <table:table-cell office:value-type="float" office:value="0.0578130163260619" calcext:value-type="float">
            <text:p>0.057813016326062</text:p>
          </table:table-cell>
          <table:table-cell office:value-type="float" office:value="0.00642276868601771" calcext:value-type="float">
            <text:p>0.006422768686018</text:p>
          </table:table-cell>
          <table:table-cell office:value-type="float" office:value="-0.000123752664589272" calcext:value-type="float">
            <text:p>-0.000123752664589</text:p>
          </table:table-cell>
          <table:table-cell office:value-type="float" office:value="-0.00160006851734439" calcext:value-type="float">
            <text:p>-0.001600068517344</text:p>
          </table:table-cell>
          <table:table-cell office:value-type="float" office:value="0.0264494302733484" calcext:value-type="float">
            <text:p>0.026449430273348</text:p>
          </table:table-cell>
          <table:table-cell office:value-type="float" office:value="-0.00642378095500552" calcext:value-type="float">
            <text:p>-0.006423780955006</text:p>
          </table:table-cell>
          <table:table-cell office:value-type="float" office:value="-0.000510612172545021" calcext:value-type="float">
            <text:p>-0.000510612172545</text:p>
          </table:table-cell>
          <table:table-cell office:value-type="float" office:value="0.0000106418994266546" calcext:value-type="float">
            <text:p>0.0000106418994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45953072904913" calcext:value-type="float">
            <text:p>0.245953072904913</text:p>
          </table:table-cell>
          <table:table-cell office:value-type="float" office:value="0.0245408796750292" calcext:value-type="float">
            <text:p>0.024540879675029</text:p>
          </table:table-cell>
          <table:table-cell office:value-type="float" office:value="0.0112655383326443" calcext:value-type="float">
            <text:p>0.011265538332644</text:p>
          </table:table-cell>
          <table:table-cell office:value-type="float" office:value="0.00127594418257865" calcext:value-type="float">
            <text:p>0.001275944182579</text:p>
          </table:table-cell>
          <table:table-cell office:value-type="float" office:value="-0.00000440310062336174" calcext:value-type="float">
            <text:p>-0.000004403100623</text:p>
          </table:table-cell>
          <table:table-cell office:value-type="float" office:value="-0.00018924016997958" calcext:value-type="float">
            <text:p>-0.000189240169980</text:p>
          </table:table-cell>
          <table:table-cell office:value-type="float" office:value="0.00898800859908505" calcext:value-type="float">
            <text:p>0.008988008599085</text:p>
          </table:table-cell>
          <table:table-cell office:value-type="float" office:value="-0.0012486992687582" calcext:value-type="float">
            <text:p>-0.001248699268758</text:p>
          </table:table-cell>
          <table:table-cell office:value-type="float" office:value="-0.0000655087084459169" calcext:value-type="float">
            <text:p>-0.000065508708446</text:p>
          </table:table-cell>
          <table:table-cell office:value-type="float" office:value="0.000000404312280273304" calcext:value-type="float">
            <text:p>0.000000404312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6954261434769" calcext:value-type="float">
            <text:p>0.286954261434769</text:p>
          </table:table-cell>
          <table:table-cell office:value-type="float" office:value="0.0389354664840933" calcext:value-type="float">
            <text:p>0.038935466484093</text:p>
          </table:table-cell>
          <table:table-cell office:value-type="float" office:value="0.0139741594851619" calcext:value-type="float">
            <text:p>0.013974159485162</text:p>
          </table:table-cell>
          <table:table-cell office:value-type="float" office:value="0.00159544651830881" calcext:value-type="float">
            <text:p>0.001595446518309</text:p>
          </table:table-cell>
          <table:table-cell office:value-type="float" office:value="-0.00000334353259879488" calcext:value-type="float">
            <text:p>-0.000003343532599</text:p>
          </table:table-cell>
          <table:table-cell office:value-type="float" office:value="-0.000185380336416073" calcext:value-type="float">
            <text:p>-0.000185380336416</text:p>
          </table:table-cell>
          <table:table-cell office:value-type="float" office:value="0.0108518204178701" calcext:value-type="float">
            <text:p>0.010851820417870</text:p>
          </table:table-cell>
          <table:table-cell office:value-type="float" office:value="-0.00154733912085663" calcext:value-type="float">
            <text:p>-0.001547339120857</text:p>
          </table:table-cell>
          <table:table-cell office:value-type="float" office:value="-0.000128323894434155" calcext:value-type="float">
            <text:p>-0.000128323894434</text:p>
          </table:table-cell>
          <table:table-cell office:value-type="float" office:value="0.000000124354256290266" calcext:value-type="float">
            <text:p>0.0000001243542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5507763034698" calcext:value-type="float">
            <text:p>0.245507763034698</text:p>
          </table:table-cell>
          <table:table-cell office:value-type="float" office:value="0.0250949670566957" calcext:value-type="float">
            <text:p>0.025094967056696</text:p>
          </table:table-cell>
          <table:table-cell office:value-type="float" office:value="0.0113456253633162" calcext:value-type="float">
            <text:p>0.011345625363316</text:p>
          </table:table-cell>
          <table:table-cell office:value-type="float" office:value="0.00152913882840539" calcext:value-type="float">
            <text:p>0.001529138828405</text:p>
          </table:table-cell>
          <table:table-cell office:value-type="float" office:value="-0.00000231180763109165" calcext:value-type="float">
            <text:p>-0.000002311807631</text:p>
          </table:table-cell>
          <table:table-cell office:value-type="float" office:value="-0.000137420396398659" calcext:value-type="float">
            <text:p>-0.000137420396399</text:p>
          </table:table-cell>
          <table:table-cell office:value-type="float" office:value="0.00879477366340145" calcext:value-type="float">
            <text:p>0.008794773663401</text:p>
          </table:table-cell>
          <table:table-cell office:value-type="float" office:value="-0.00122706081686385" calcext:value-type="float">
            <text:p>-0.001227060816864</text:p>
          </table:table-cell>
          <table:table-cell office:value-type="float" office:value="-0.0000319226014598394" calcext:value-type="float">
            <text:p>-0.000031922601460</text:p>
          </table:table-cell>
          <table:table-cell office:value-type="float" office:value="0.00000036901145531302" calcext:value-type="float">
            <text:p>0.0000003690114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0016431147036" calcext:value-type="float">
            <text:p>0.300016431147036</text:p>
          </table:table-cell>
          <table:table-cell office:value-type="float" office:value="0.0354147788467738" calcext:value-type="float">
            <text:p>0.035414778846774</text:p>
          </table:table-cell>
          <table:table-cell office:value-type="float" office:value="0.0230802833496463" calcext:value-type="float">
            <text:p>0.023080283349646</text:p>
          </table:table-cell>
          <table:table-cell office:value-type="float" office:value="0.00323351240782967" calcext:value-type="float">
            <text:p>0.003233512407830</text:p>
          </table:table-cell>
          <table:table-cell office:value-type="float" office:value="-0.0000133343170378501" calcext:value-type="float">
            <text:p>-0.000013334317038</text:p>
          </table:table-cell>
          <table:table-cell office:value-type="float" office:value="-0.000347019454131756" calcext:value-type="float">
            <text:p>-0.000347019454132</text:p>
          </table:table-cell>
          <table:table-cell office:value-type="float" office:value="0.0136487700278577" calcext:value-type="float">
            <text:p>0.013648770027858</text:p>
          </table:table-cell>
          <table:table-cell office:value-type="float" office:value="-0.00248084636772707" calcext:value-type="float">
            <text:p>-0.002480846367727</text:p>
          </table:table-cell>
          <table:table-cell office:value-type="float" office:value="-0.0000819782756492657" calcext:value-type="float">
            <text:p>-0.000081978275649</text:p>
          </table:table-cell>
          <table:table-cell office:value-type="float" office:value="0.00000220683361402196" calcext:value-type="float">
            <text:p>0.000002206833614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3:.B18])" office:value-type="float" office:value="0.272812494371657" calcext:value-type="float">
            <text:p>0.272812494371657</text:p>
          </table:table-cell>
          <table:table-cell table:style-name="Default" table:formula="of:=AVERAGE([.C3:.C18])" office:value-type="float" office:value="0.0313710481685459" calcext:value-type="float">
            <text:p>0.031371048168546</text:p>
          </table:table-cell>
          <table:table-cell table:style-name="Default" table:formula="of:=AVERAGE([.D3:.D18])" office:value-type="float" office:value="0.0180673337396433" calcext:value-type="float">
            <text:p>0.018067333739643</text:p>
          </table:table-cell>
          <table:table-cell table:style-name="Default" table:formula="of:=AVERAGE([.E3:.E18])" office:value-type="float" office:value="0.00225587863894556" calcext:value-type="float">
            <text:p>0.002255878638946</text:p>
          </table:table-cell>
          <table:table-cell table:style-name="Default" table:formula="of:=AVERAGE([.F3:.F18])" office:value-type="float" office:value="-0.0000169503492525483" calcext:value-type="float">
            <text:p>-1.69503492525483E-05</text:p>
          </table:table-cell>
          <table:table-cell table:style-name="Default" table:formula="of:=AVERAGE([.G3:.G18])" office:value-type="float" office:value="-0.000326921793593626" calcext:value-type="float">
            <text:p>-0.000326921793594</text:p>
          </table:table-cell>
          <table:table-cell table:style-name="Default" table:formula="of:=AVERAGE([.H3:.H18])" office:value-type="float" office:value="0.0114713903346256" calcext:value-type="float">
            <text:p>0.011471390334626</text:p>
          </table:table-cell>
          <table:table-cell table:style-name="Default" table:formula="of:=AVERAGE([.I3:.I18])" office:value-type="float" office:value="-0.00197643188758722" calcext:value-type="float">
            <text:p>-0.001976431887587</text:p>
          </table:table-cell>
          <table:table-cell table:style-name="Default" table:formula="of:=AVERAGE([.J3:.J18])" office:value-type="float" office:value="-0.000119242621440996" calcext:value-type="float">
            <text:p>-0.000119242621441</text:p>
          </table:table-cell>
          <table:table-cell table:style-name="Default" table:formula="of:=AVERAGE([.K3:.K18])" office:value-type="float" office:value="0.0000016429464914836" calcext:value-type="float">
            <text:p>1.6429464914836E-06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style-name="Default" table:formula="of:=STDEV([.B3:.B18])" office:value-type="float" office:value="0.0549419322243694" calcext:value-type="float">
            <text:p>0.054941932224369</text:p>
          </table:table-cell>
          <table:table-cell table:style-name="Default" table:formula="of:=STDEV([.C3:.C18])" office:value-type="float" office:value="0.01184318657221" calcext:value-type="float">
            <text:p>0.01184318657221</text:p>
          </table:table-cell>
          <table:table-cell table:style-name="Default" table:formula="of:=STDEV([.D3:.D18])" office:value-type="float" office:value="0.0146603139963419" calcext:value-type="float">
            <text:p>0.014660313996342</text:p>
          </table:table-cell>
          <table:table-cell table:style-name="Default" table:formula="of:=STDEV([.E3:.E18])" office:value-type="float" office:value="0.00159622027693618" calcext:value-type="float">
            <text:p>0.001596220276936</text:p>
          </table:table-cell>
          <table:table-cell table:style-name="Default" table:formula="of:=STDEV([.F3:.F18])" office:value-type="float" office:value="0.0000362450095779374" calcext:value-type="float">
            <text:p>3.62450095779374E-05</text:p>
          </table:table-cell>
          <table:table-cell table:style-name="Default" table:formula="of:=STDEV([.G3:.G18])" office:value-type="float" office:value="0.000461680765734522" calcext:value-type="float">
            <text:p>0.000461680765735</text:p>
          </table:table-cell>
          <table:table-cell table:style-name="Default" table:formula="of:=STDEV([.H3:.H18])" office:value-type="float" office:value="0.00575306523507069" calcext:value-type="float">
            <text:p>0.005753065235071</text:p>
          </table:table-cell>
          <table:table-cell table:style-name="Default" table:formula="of:=STDEV([.I3:.I18])" office:value-type="float" office:value="0.00164096016954283" calcext:value-type="float">
            <text:p>0.001640960169543</text:p>
          </table:table-cell>
          <table:table-cell table:style-name="Default" table:formula="of:=STDEV([.J3:.J18])" office:value-type="float" office:value="0.000142444561736707" calcext:value-type="float">
            <text:p>0.000142444561737</text:p>
          </table:table-cell>
          <table:table-cell table:style-name="Default" table:formula="of:=STDEV([.K3:.K18])" office:value-type="float" office:value="0.00000302409315879" calcext:value-type="float">
            <text:p>3.02409315879E-06</text:p>
          </table:table-cell>
        </table:table-row>
        <table:table-row table:style-name="ro1">
          <table:table-cell office:value-type="string" calcext:value-type="string">
            <text:p>covar</text:p>
          </table:table-cell>
          <table:table-cell table:style-name="ce2" table:formula="of:=[.B21]/AVERAGE([.B3:.B18])" office:value-type="float" office:value="0.201390821013942" calcext:value-type="float">
            <text:p>0.201390821013942</text:p>
          </table:table-cell>
          <table:table-cell table:style-name="ce2" table:formula="of:=[.C21]/AVERAGE([.C3:.C18])" office:value-type="float" office:value="0.377519632387818" calcext:value-type="float">
            <text:p>0.377519632387818</text:p>
          </table:table-cell>
          <table:table-cell table:style-name="ce2" table:formula="of:=[.D21]/AVERAGE([.D3:.D18])" office:value-type="float" office:value="0.811426534075375" calcext:value-type="float">
            <text:p>0.811426534075375</text:p>
          </table:table-cell>
          <table:table-cell table:style-name="ce2" table:formula="of:=[.E21]/AVERAGE([.E3:.E18])" office:value-type="float" office:value="0.707582513251815" calcext:value-type="float">
            <text:p>0.707582513251815</text:p>
          </table:table-cell>
          <table:table-cell table:style-name="Default" table:formula="of:=[.F21]/AVERAGE([.F3:.F18])" office:value-type="float" office:value="-2.13830458817763" calcext:value-type="float">
            <text:p>-2.13830458817763</text:p>
          </table:table-cell>
          <table:table-cell table:style-name="Default" table:formula="of:=[.G21]/AVERAGE([.G3:.G18])" office:value-type="float" office:value="-1.4122055328878" calcext:value-type="float">
            <text:p>-1.4122055328878</text:p>
          </table:table-cell>
          <table:table-cell table:style-name="ce2" table:formula="of:=[.H21]/AVERAGE([.H3:.H18])" office:value-type="float" office:value="0.501514207715996" calcext:value-type="float">
            <text:p>0.501514207715996</text:p>
          </table:table-cell>
          <table:table-cell table:style-name="ce2" table:formula="of:=[.I21]/AVERAGE([.I3:.I18])" office:value-type="float" office:value="-0.830263961965355" calcext:value-type="float">
            <text:p>-0.830263961965355</text:p>
          </table:table-cell>
          <table:table-cell table:style-name="Default" table:formula="of:=[.J21]/AVERAGE([.J3:.J18])" office:value-type="float" office:value="-1.1945775765018" calcext:value-type="float">
            <text:p>-1.1945775765018</text:p>
          </table:table-cell>
          <table:table-cell table:style-name="Default" table:formula="of:=[.K21]/AVERAGE([.K3:.K18])" office:value-type="float" office:value="1.84065225158928" calcext:value-type="float">
            <text:p>1.84065225158928</text:p>
          </table:table-cell>
        </table:table-row>
        <table:table-row table:style-name="ro1">
          <table:table-cell/>
          <table:table-cell table:style-name="Default" office:value-type="string" calcext:value-type="string">
            <text:p>M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yellow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4347326799782" calcext:value-type="float">
            <text:p>0.284347326799782</text:p>
          </table:table-cell>
          <table:table-cell office:value-type="float" office:value="0.0340390032255675" calcext:value-type="float">
            <text:p>0.034039003225568</text:p>
          </table:table-cell>
          <table:table-cell office:value-type="float" office:value="0.0165026064958384" calcext:value-type="float">
            <text:p>0.016502606495838</text:p>
          </table:table-cell>
          <table:table-cell office:value-type="float" office:value="0.00182658039654312" calcext:value-type="float">
            <text:p>0.001826580396543</text:p>
          </table:table-cell>
          <table:table-cell office:value-type="float" office:value="-0.00000970043436710638" calcext:value-type="float">
            <text:p>-0.000009700434367</text:p>
          </table:table-cell>
          <table:table-cell office:value-type="float" office:value="-0.000328007498120108" calcext:value-type="float">
            <text:p>-0.000328007498120</text:p>
          </table:table-cell>
          <table:table-cell office:value-type="float" office:value="0.0117035997581536" calcext:value-type="float">
            <text:p>0.011703599758154</text:p>
          </table:table-cell>
          <table:table-cell office:value-type="float" office:value="-0.00183450326241191" calcext:value-type="float">
            <text:p>-0.001834503262412</text:p>
          </table:table-cell>
          <table:table-cell office:value-type="float" office:value="-0.000104372986768738" calcext:value-type="float">
            <text:p>-0.000104372986769</text:p>
          </table:table-cell>
          <table:table-cell office:value-type="float" office:value="0.000000714105599432066" calcext:value-type="float">
            <text:p>0.0000007141055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85275291441933" calcext:value-type="float">
            <text:p>0.285275291441933</text:p>
          </table:table-cell>
          <table:table-cell office:value-type="float" office:value="0.034863403993746" calcext:value-type="float">
            <text:p>0.034863403993746</text:p>
          </table:table-cell>
          <table:table-cell office:value-type="float" office:value="0.0163788661014535" calcext:value-type="float">
            <text:p>0.016378866101454</text:p>
          </table:table-cell>
          <table:table-cell office:value-type="float" office:value="0.0018524225265722" calcext:value-type="float">
            <text:p>0.001852422526572</text:p>
          </table:table-cell>
          <table:table-cell office:value-type="float" office:value="-0.00000941886872494671" calcext:value-type="float">
            <text:p>-0.000009418868725</text:p>
          </table:table-cell>
          <table:table-cell office:value-type="float" office:value="-0.000327967534644773" calcext:value-type="float">
            <text:p>-0.000327967534645</text:p>
          </table:table-cell>
          <table:table-cell office:value-type="float" office:value="0.0116296469783835" calcext:value-type="float">
            <text:p>0.011629646978384</text:p>
          </table:table-cell>
          <table:table-cell office:value-type="float" office:value="-0.00181580544686017" calcext:value-type="float">
            <text:p>-0.001815805446860</text:p>
          </table:table-cell>
          <table:table-cell office:value-type="float" office:value="-0.000104996635367587" calcext:value-type="float">
            <text:p>-0.000104996635368</text:p>
          </table:table-cell>
          <table:table-cell office:value-type="float" office:value="0.000000837749206173453" calcext:value-type="float">
            <text:p>0.0000008377492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577745805379" calcext:value-type="float">
            <text:p>0.185777458053790</text:p>
          </table:table-cell>
          <table:table-cell office:value-type="float" office:value="0.0157576550176827" calcext:value-type="float">
            <text:p>0.015757655017683</text:p>
          </table:table-cell>
          <table:table-cell office:value-type="float" office:value="0.00408704724566176" calcext:value-type="float">
            <text:p>0.004087047245662</text:p>
          </table:table-cell>
          <table:table-cell office:value-type="float" office:value="0.00045130733333652" calcext:value-type="float">
            <text:p>0.000451307333337</text:p>
          </table:table-cell>
          <table:table-cell office:value-type="float" office:value="-0.00000061108286114554" calcext:value-type="float">
            <text:p>-0.000000611082861</text:p>
          </table:table-cell>
          <table:table-cell office:value-type="float" office:value="-0.0000565604675855425" calcext:value-type="float">
            <text:p>-0.000056560467586</text:p>
          </table:table-cell>
          <table:table-cell office:value-type="float" office:value="0.00468890222581124" calcext:value-type="float">
            <text:p>0.004688902225811</text:p>
          </table:table-cell>
          <table:table-cell office:value-type="float" office:value="-0.000454467489040654" calcext:value-type="float">
            <text:p>-0.000454467489041</text:p>
          </table:table-cell>
          <table:table-cell office:value-type="float" office:value="-0.0000142654179336254" calcext:value-type="float">
            <text:p>-0.000014265417934</text:p>
          </table:table-cell>
          <table:table-cell office:value-type="float" office:value="0.0000000504099834229196" calcext:value-type="float">
            <text:p>0.0000000504099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9120646743215" calcext:value-type="float">
            <text:p>0.269120646743215</text:p>
          </table:table-cell>
          <table:table-cell office:value-type="float" office:value="0.0311981269198575" calcext:value-type="float">
            <text:p>0.031198126919858</text:p>
          </table:table-cell>
          <table:table-cell office:value-type="float" office:value="0.013632016701713" calcext:value-type="float">
            <text:p>0.013632016701713</text:p>
          </table:table-cell>
          <table:table-cell office:value-type="float" office:value="0.00152204334577306" calcext:value-type="float">
            <text:p>0.001522043345773</text:p>
          </table:table-cell>
          <table:table-cell office:value-type="float" office:value="-0.00000693288828672411" calcext:value-type="float">
            <text:p>-0.000006932888287</text:p>
          </table:table-cell>
          <table:table-cell office:value-type="float" office:value="-0.000268831299374937" calcext:value-type="float">
            <text:p>-0.000268831299375</text:p>
          </table:table-cell>
          <table:table-cell office:value-type="float" office:value="0.0103069488959072" calcext:value-type="float">
            <text:p>0.010306948895907</text:p>
          </table:table-cell>
          <table:table-cell office:value-type="float" office:value="-0.00151374666949249" calcext:value-type="float">
            <text:p>-0.001513746669492</text:p>
          </table:table-cell>
          <table:table-cell office:value-type="float" office:value="-0.0000696664458568123" calcext:value-type="float">
            <text:p>-0.000069666445857</text:p>
          </table:table-cell>
          <table:table-cell office:value-type="float" office:value="0.000000588848060441061" calcext:value-type="float">
            <text:p>0.0000005888480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84583063511463" calcext:value-type="float">
            <text:p>0.284583063511463</text:p>
          </table:table-cell>
          <table:table-cell office:value-type="float" office:value="0.0391484330546431" calcext:value-type="float">
            <text:p>0.039148433054643</text:p>
          </table:table-cell>
          <table:table-cell office:value-type="float" office:value="0.017833053340471" calcext:value-type="float">
            <text:p>0.017833053340471</text:p>
          </table:table-cell>
          <table:table-cell office:value-type="float" office:value="0.00416457219187973" calcext:value-type="float">
            <text:p>0.004164572191880</text:p>
          </table:table-cell>
          <table:table-cell office:value-type="float" office:value="0.0000218947932659119" calcext:value-type="float">
            <text:p>0.000021894793266</text:p>
          </table:table-cell>
          <table:table-cell office:value-type="float" office:value="0.000301667682352636" calcext:value-type="float">
            <text:p>0.000301667682353</text:p>
          </table:table-cell>
          <table:table-cell office:value-type="float" office:value="0.0104597717457316" calcext:value-type="float">
            <text:p>0.010459771745732</text:p>
          </table:table-cell>
          <table:table-cell office:value-type="float" office:value="-0.00170856014357391" calcext:value-type="float">
            <text:p>-0.001708560143574</text:p>
          </table:table-cell>
          <table:table-cell office:value-type="float" office:value="-0.0000235037068781528" calcext:value-type="float">
            <text:p>-0.000023503706878</text:p>
          </table:table-cell>
          <table:table-cell office:value-type="float" office:value="0.000000695845224460498" calcext:value-type="float">
            <text:p>0.0000006958452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41861913944596" calcext:value-type="float">
            <text:p>0.341861913944596</text:p>
          </table:table-cell>
          <table:table-cell office:value-type="float" office:value="0.0508709034112822" calcext:value-type="float">
            <text:p>0.050870903411282</text:p>
          </table:table-cell>
          <table:table-cell office:value-type="float" office:value="0.0303140113287027" calcext:value-type="float">
            <text:p>0.030314011328703</text:p>
          </table:table-cell>
          <table:table-cell office:value-type="float" office:value="0.00481091606581659" calcext:value-type="float">
            <text:p>0.004810916065817</text:p>
          </table:table-cell>
          <table:table-cell office:value-type="float" office:value="0.00000326595907009338" calcext:value-type="float">
            <text:p>0.000003265959070</text:p>
          </table:table-cell>
          <table:table-cell office:value-type="float" office:value="-0.000234370141388378" calcext:value-type="float">
            <text:p>-0.000234370141388</text:p>
          </table:table-cell>
          <table:table-cell office:value-type="float" office:value="0.0164996661986451" calcext:value-type="float">
            <text:p>0.016499666198645</text:p>
          </table:table-cell>
          <table:table-cell office:value-type="float" office:value="-0.00318788690786076" calcext:value-type="float">
            <text:p>-0.003187886907861</text:p>
          </table:table-cell>
          <table:table-cell office:value-type="float" office:value="-0.000386340069704306" calcext:value-type="float">
            <text:p>-0.000386340069704</text:p>
          </table:table-cell>
          <table:table-cell office:value-type="float" office:value="0.00000247555243937764" calcext:value-type="float">
            <text:p>0.0000024755524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8322090715096" calcext:value-type="float">
            <text:p>0.198322090715096</text:p>
          </table:table-cell>
          <table:table-cell office:value-type="float" office:value="0.0153889869988063" calcext:value-type="float">
            <text:p>0.015388986998806</text:p>
          </table:table-cell>
          <table:table-cell office:value-type="float" office:value="0.00665258162548279" calcext:value-type="float">
            <text:p>0.006652581625483</text:p>
          </table:table-cell>
          <table:table-cell office:value-type="float" office:value="0.00094489950126553" calcext:value-type="float">
            <text:p>0.000944899501266</text:p>
          </table:table-cell>
          <table:table-cell office:value-type="float" office:value="-0.000000775351727252663" calcext:value-type="float">
            <text:p>-0.000000775351727</text:p>
          </table:table-cell>
          <table:table-cell office:value-type="float" office:value="-0.0000597412167998769" calcext:value-type="float">
            <text:p>-0.000059741216800</text:p>
          </table:table-cell>
          <table:table-cell office:value-type="float" office:value="0.00598566616670013" calcext:value-type="float">
            <text:p>0.005985666166700</text:p>
          </table:table-cell>
          <table:table-cell office:value-type="float" office:value="-0.000713460265527157" calcext:value-type="float">
            <text:p>-0.000713460265527</text:p>
          </table:table-cell>
          <table:table-cell office:value-type="float" office:value="-0.0000146994096040335" calcext:value-type="float">
            <text:p>-0.000014699409604</text:p>
          </table:table-cell>
          <table:table-cell office:value-type="float" office:value="0.000000160205780062644" calcext:value-type="float">
            <text:p>0.0000001602057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253269239984" calcext:value-type="float">
            <text:p>0.272532692399840</text:p>
          </table:table-cell>
          <table:table-cell office:value-type="float" office:value="0.0339361345632256" calcext:value-type="float">
            <text:p>0.033936134563226</text:p>
          </table:table-cell>
          <table:table-cell office:value-type="float" office:value="0.0136009578056599" calcext:value-type="float">
            <text:p>0.013600957805660</text:p>
          </table:table-cell>
          <table:table-cell office:value-type="float" office:value="0.00189381079984497" calcext:value-type="float">
            <text:p>0.001893810799845</text:p>
          </table:table-cell>
          <table:table-cell office:value-type="float" office:value="-0.00000159906542735673" calcext:value-type="float">
            <text:p>-0.000001599065427</text:p>
          </table:table-cell>
          <table:table-cell office:value-type="float" office:value="-0.000141847118566595" calcext:value-type="float">
            <text:p>-0.000141847118567</text:p>
          </table:table-cell>
          <table:table-cell office:value-type="float" office:value="0.01008448346587" calcext:value-type="float">
            <text:p>0.010084483465870</text:p>
          </table:table-cell>
          <table:table-cell office:value-type="float" office:value="-0.00146339337572686" calcext:value-type="float">
            <text:p>-0.001463393375727</text:p>
          </table:table-cell>
          <table:table-cell office:value-type="float" office:value="-0.000124717062506277" calcext:value-type="float">
            <text:p>-0.000124717062506</text:p>
          </table:table-cell>
          <table:table-cell office:value-type="float" office:value="0.000000418511047043632" calcext:value-type="float">
            <text:p>0.0000004185110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8324184262052" calcext:value-type="float">
            <text:p>0.188324184262052</text:p>
          </table:table-cell>
          <table:table-cell office:value-type="float" office:value="0.016394514606752" calcext:value-type="float">
            <text:p>0.016394514606752</text:p>
          </table:table-cell>
          <table:table-cell office:value-type="float" office:value="0.00418704397228336" calcext:value-type="float">
            <text:p>0.004187043972283</text:p>
          </table:table-cell>
          <table:table-cell office:value-type="float" office:value="0.000465184001699336" calcext:value-type="float">
            <text:p>0.000465184001699</text:p>
          </table:table-cell>
          <table:table-cell office:value-type="float" office:value="-0.000000647624052139354" calcext:value-type="float">
            <text:p>-0.000000647624052</text:p>
          </table:table-cell>
          <table:table-cell office:value-type="float" office:value="-0.0000594597710416652" calcext:value-type="float">
            <text:p>-0.000059459771042</text:p>
          </table:table-cell>
          <table:table-cell office:value-type="float" office:value="0.00476787094280384" calcext:value-type="float">
            <text:p>0.004767870942804</text:p>
          </table:table-cell>
          <table:table-cell office:value-type="float" office:value="-0.000465232496323003" calcext:value-type="float">
            <text:p>-0.000465232496323</text:p>
          </table:table-cell>
          <table:table-cell office:value-type="float" office:value="-0.0000145053396861748" calcext:value-type="float">
            <text:p>-0.000014505339686</text:p>
          </table:table-cell>
          <table:table-cell office:value-type="float" office:value="0.000000053315861874629" calcext:value-type="float">
            <text:p>0.0000000533158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9308925984713" calcext:value-type="float">
            <text:p>0.309308925984713</text:p>
          </table:table-cell>
          <table:table-cell office:value-type="float" office:value="0.0403596556097644" calcext:value-type="float">
            <text:p>0.040359655609764</text:p>
          </table:table-cell>
          <table:table-cell office:value-type="float" office:value="0.0223564053881345" calcext:value-type="float">
            <text:p>0.022356405388135</text:p>
          </table:table-cell>
          <table:table-cell office:value-type="float" office:value="0.00301672690282432" calcext:value-type="float">
            <text:p>0.003016726902824</text:p>
          </table:table-cell>
          <table:table-cell office:value-type="float" office:value="-0.00000905222567718885" calcext:value-type="float">
            <text:p>-0.000009052225677</text:p>
          </table:table-cell>
          <table:table-cell office:value-type="float" office:value="-0.000338653950804857" calcext:value-type="float">
            <text:p>-0.000338653950805</text:p>
          </table:table-cell>
          <table:table-cell office:value-type="float" office:value="0.013828089021013" calcext:value-type="float">
            <text:p>0.013828089021013</text:p>
          </table:table-cell>
          <table:table-cell office:value-type="float" office:value="-0.00241745981066377" calcext:value-type="float">
            <text:p>-0.002417459810664</text:p>
          </table:table-cell>
          <table:table-cell office:value-type="float" office:value="-0.0000774770136593891" calcext:value-type="float">
            <text:p>-0.000077477013659</text:p>
          </table:table-cell>
          <table:table-cell office:value-type="float" office:value="0.00000147385575970966" calcext:value-type="float">
            <text:p>0.0000014738557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42371156199236" calcext:value-type="float">
            <text:p>0.342371156199236</text:p>
          </table:table-cell>
          <table:table-cell office:value-type="float" office:value="0.0390918915468374" calcext:value-type="float">
            <text:p>0.039091891546837</text:p>
          </table:table-cell>
          <table:table-cell office:value-type="float" office:value="0.0376096579853086" calcext:value-type="float">
            <text:p>0.037609657985309</text:p>
          </table:table-cell>
          <table:table-cell office:value-type="float" office:value="0.00427033411835738" calcext:value-type="float">
            <text:p>0.004270334118357</text:p>
          </table:table-cell>
          <table:table-cell office:value-type="float" office:value="-0.000053199390406203" calcext:value-type="float">
            <text:p>-0.000053199390406</text:p>
          </table:table-cell>
          <table:table-cell office:value-type="float" office:value="-0.000831842243467942" calcext:value-type="float">
            <text:p>-0.000831842243468</text:p>
          </table:table-cell>
          <table:table-cell office:value-type="float" office:value="0.0195315292625911" calcext:value-type="float">
            <text:p>0.019531529262591</text:p>
          </table:table-cell>
          <table:table-cell office:value-type="float" office:value="-0.00416741548336891" calcext:value-type="float">
            <text:p>-0.004167415483369</text:p>
          </table:table-cell>
          <table:table-cell office:value-type="float" office:value="-0.000317629897210144" calcext:value-type="float">
            <text:p>-0.000317629897210</text:p>
          </table:table-cell>
          <table:table-cell office:value-type="float" office:value="0.0000045616120815595" calcext:value-type="float">
            <text:p>0.0000045616120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1989419061811" calcext:value-type="float">
            <text:p>0.191989419061811</text:p>
          </table:table-cell>
          <table:table-cell office:value-type="float" office:value="0.0168255588984474" calcext:value-type="float">
            <text:p>0.016825558898447</text:p>
          </table:table-cell>
          <table:table-cell office:value-type="float" office:value="0.00453138370598123" calcext:value-type="float">
            <text:p>0.004531383705981</text:p>
          </table:table-cell>
          <table:table-cell office:value-type="float" office:value="0.000504354060548031" calcext:value-type="float">
            <text:p>0.000504354060548</text:p>
          </table:table-cell>
          <table:table-cell office:value-type="float" office:value="-0.000000761519981215383" calcext:value-type="float">
            <text:p>-0.000000761519981</text:p>
          </table:table-cell>
          <table:table-cell office:value-type="float" office:value="-0.0000653522251106342" calcext:value-type="float">
            <text:p>-0.000065352225111</text:p>
          </table:table-cell>
          <table:table-cell office:value-type="float" office:value="0.00500859453331107" calcext:value-type="float">
            <text:p>0.005008594533311</text:p>
          </table:table-cell>
          <table:table-cell office:value-type="float" office:value="-0.00050337870567915" calcext:value-type="float">
            <text:p>-0.000503378705679</text:p>
          </table:table-cell>
          <table:table-cell office:value-type="float" office:value="-0.0000160520615460859" calcext:value-type="float">
            <text:p>-0.000016052061546</text:p>
          </table:table-cell>
          <table:table-cell office:value-type="float" office:value="0.0000000623724842861737" calcext:value-type="float">
            <text:p>0.0000000623724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5625900710535" calcext:value-type="float">
            <text:p>0.355625900710535</text:p>
          </table:table-cell>
          <table:table-cell office:value-type="float" office:value="0.0512074230685751" calcext:value-type="float">
            <text:p>0.051207423068575</text:p>
          </table:table-cell>
          <table:table-cell office:value-type="float" office:value="0.0337947803904282" calcext:value-type="float">
            <text:p>0.033794780390428</text:p>
          </table:table-cell>
          <table:table-cell office:value-type="float" office:value="0.00370639903159928" calcext:value-type="float">
            <text:p>0.003706399031599</text:p>
          </table:table-cell>
          <table:table-cell office:value-type="float" office:value="-0.0000406401707603959" calcext:value-type="float">
            <text:p>-0.000040640170760</text:p>
          </table:table-cell>
          <table:table-cell office:value-type="float" office:value="-0.000828583947832112" calcext:value-type="float">
            <text:p>-0.000828583947832</text:p>
          </table:table-cell>
          <table:table-cell office:value-type="float" office:value="0.0188155895469011" calcext:value-type="float">
            <text:p>0.018815589546901</text:p>
          </table:table-cell>
          <table:table-cell office:value-type="float" office:value="-0.00376104766985362" calcext:value-type="float">
            <text:p>-0.003761047669854</text:p>
          </table:table-cell>
          <table:table-cell office:value-type="float" office:value="-0.000267953860157801" calcext:value-type="float">
            <text:p>-0.000267953860158</text:p>
          </table:table-cell>
          <table:table-cell office:value-type="float" office:value="0.000003224930069816" calcext:value-type="float">
            <text:p>0.0000032249300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17615617141774" calcext:value-type="float">
            <text:p>0.317615617141774</text:p>
          </table:table-cell>
          <table:table-cell office:value-type="float" office:value="0.0452124001415106" calcext:value-type="float">
            <text:p>0.045212400141511</text:p>
          </table:table-cell>
          <table:table-cell office:value-type="float" office:value="0.0223027583141341" calcext:value-type="float">
            <text:p>0.022302758314134</text:p>
          </table:table-cell>
          <table:table-cell office:value-type="float" office:value="0.00311784635193075" calcext:value-type="float">
            <text:p>0.003117846351931</text:p>
          </table:table-cell>
          <table:table-cell office:value-type="float" office:value="-0.00000468130465440806" calcext:value-type="float">
            <text:p>-0.000004681304654</text:p>
          </table:table-cell>
          <table:table-cell office:value-type="float" office:value="-0.000269813150981815" calcext:value-type="float">
            <text:p>-0.000269813150982</text:p>
          </table:table-cell>
          <table:table-cell office:value-type="float" office:value="0.0139168200277098" calcext:value-type="float">
            <text:p>0.013916820027710</text:p>
          </table:table-cell>
          <table:table-cell office:value-type="float" office:value="-0.00239811399527542" calcext:value-type="float">
            <text:p>-0.002398113995275</text:p>
          </table:table-cell>
          <table:table-cell office:value-type="float" office:value="-0.000238272144988138" calcext:value-type="float">
            <text:p>-0.000238272144988</text:p>
          </table:table-cell>
          <table:table-cell office:value-type="float" office:value="0.00000115862370414392" calcext:value-type="float">
            <text:p>0.0000011586237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69997742792781" calcext:value-type="float">
            <text:p>0.269997742792781</text:p>
          </table:table-cell>
          <table:table-cell office:value-type="float" office:value="0.0300148926630634" calcext:value-type="float">
            <text:p>0.030014892663063</text:p>
          </table:table-cell>
          <table:table-cell office:value-type="float" office:value="0.0154012225004064" calcext:value-type="float">
            <text:p>0.015401222500406</text:p>
          </table:table-cell>
          <table:table-cell office:value-type="float" office:value="0.00205641406532718" calcext:value-type="float">
            <text:p>0.002056414065327</text:p>
          </table:table-cell>
          <table:table-cell office:value-type="float" office:value="-0.00000504383850700911" calcext:value-type="float">
            <text:p>-0.000005043838507</text:p>
          </table:table-cell>
          <table:table-cell office:value-type="float" office:value="-0.000202901127376398" calcext:value-type="float">
            <text:p>-0.000202901127376</text:p>
          </table:table-cell>
          <table:table-cell office:value-type="float" office:value="0.0107209721125333" calcext:value-type="float">
            <text:p>0.010720972112533</text:p>
          </table:table-cell>
          <table:table-cell office:value-type="float" office:value="-0.0016681010543849" calcext:value-type="float">
            <text:p>-0.001668101054385</text:p>
          </table:table-cell>
          <table:table-cell office:value-type="float" office:value="-0.0000509417102884553" calcext:value-type="float">
            <text:p>-0.000050941710288</text:p>
          </table:table-cell>
          <table:table-cell office:value-type="float" office:value="0.000000738187121803824" calcext:value-type="float">
            <text:p>0.0000007381871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2106866628141" calcext:value-type="float">
            <text:p>0.222106866628141</text:p>
          </table:table-cell>
          <table:table-cell office:value-type="float" office:value="0.0219335640428575" calcext:value-type="float">
            <text:p>0.021933564042858</text:p>
          </table:table-cell>
          <table:table-cell office:value-type="float" office:value="0.00751971501094393" calcext:value-type="float">
            <text:p>0.007519715010944</text:p>
          </table:table-cell>
          <table:table-cell office:value-type="float" office:value="0.000945119940511708" calcext:value-type="float">
            <text:p>0.000945119940512</text:p>
          </table:table-cell>
          <table:table-cell office:value-type="float" office:value="-0.00000133704948425375" calcext:value-type="float">
            <text:p>-0.000001337049484</text:p>
          </table:table-cell>
          <table:table-cell office:value-type="float" office:value="-0.0000935481095517763" calcext:value-type="float">
            <text:p>-0.000093548109552</text:p>
          </table:table-cell>
          <table:table-cell office:value-type="float" office:value="0.00684947404012831" calcext:value-type="float">
            <text:p>0.006849474040128</text:p>
          </table:table-cell>
          <table:table-cell office:value-type="float" office:value="-0.000821824383804028" calcext:value-type="float">
            <text:p>-0.000821824383804</text:p>
          </table:table-cell>
          <table:table-cell office:value-type="float" office:value="-0.0000199118438625861" calcext:value-type="float">
            <text:p>-0.000019911843863</text:p>
          </table:table-cell>
          <table:table-cell office:value-type="float" office:value="0.000000159474811147294" calcext:value-type="float">
            <text:p>0.000000159474811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formula="of:=AVERAGE([.B25:.B40])" office:value-type="float" office:value="0.269947518524422" calcext:value-type="float">
            <text:p>0.269947518524422</text:p>
          </table:table-cell>
          <table:table-cell table:style-name="Default" table:formula="of:=AVERAGE([.C25:.C40])" office:value-type="float" office:value="0.0322651592351637" calcext:value-type="float">
            <text:p>0.032265159235164</text:p>
          </table:table-cell>
          <table:table-cell table:style-name="Default" table:formula="of:=AVERAGE([.D25:.D40])" office:value-type="float" office:value="0.0166690067445377" calcext:value-type="float">
            <text:p>0.016669006744538</text:p>
          </table:table-cell>
          <table:table-cell table:style-name="Default" table:formula="of:=AVERAGE([.E25:.E40])" office:value-type="float" office:value="0.00222180816461436" calcext:value-type="float">
            <text:p>0.002221808164614</text:p>
          </table:table-cell>
          <table:table-cell table:style-name="Default" table:formula="of:=AVERAGE([.F25:.F40])" office:value-type="float" office:value="-0.00000745250391133377" calcext:value-type="float">
            <text:p>-7.45250391133377E-06</text:p>
          </table:table-cell>
          <table:table-cell table:style-name="Default" table:formula="of:=AVERAGE([.G25:.G40])" office:value-type="float" office:value="-0.000237863257518423" calcext:value-type="float">
            <text:p>-0.000237863257518</text:p>
          </table:table-cell>
          <table:table-cell table:style-name="Default" table:formula="of:=AVERAGE([.H25:.H40])" office:value-type="float" office:value="0.0109248515576371" calcext:value-type="float">
            <text:p>0.010924851557637</text:p>
          </table:table-cell>
          <table:table-cell table:style-name="Default" table:formula="of:=AVERAGE([.I25:.I40])" office:value-type="float" office:value="-0.00180589982249042" calcext:value-type="float">
            <text:p>-0.00180589982249</text:p>
          </table:table-cell>
          <table:table-cell table:style-name="Default" table:formula="of:=AVERAGE([.J25:.J40])" office:value-type="float" office:value="-0.000115331600376144" calcext:value-type="float">
            <text:p>-0.000115331600376</text:p>
          </table:table-cell>
          <table:table-cell table:style-name="Default" table:formula="of:=AVERAGE([.K25:.K40])" office:value-type="float" office:value="0.00000108584995217218" calcext:value-type="float">
            <text:p>1.08584995217218E-06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style-name="Default" table:formula="of:=STDEV([.B25:.B40])" office:value-type="float" office:value="0.0574377595497947" calcext:value-type="float">
            <text:p>0.057437759549795</text:p>
          </table:table-cell>
          <table:table-cell table:style-name="Default" table:formula="of:=STDEV([.C25:.C40])" office:value-type="float" office:value="0.0121252186363145" calcext:value-type="float">
            <text:p>0.012125218636315</text:p>
          </table:table-cell>
          <table:table-cell table:style-name="Default" table:formula="of:=STDEV([.D25:.D40])" office:value-type="float" office:value="0.0104857061318431" calcext:value-type="float">
            <text:p>0.010485706131843</text:p>
          </table:table-cell>
          <table:table-cell table:style-name="Default" table:formula="of:=STDEV([.E25:.E40])" office:value-type="float" office:value="0.00145283168254179" calcext:value-type="float">
            <text:p>0.001452831682542</text:p>
          </table:table-cell>
          <table:table-cell table:style-name="Default" table:formula="of:=STDEV([.F25:.F40])" office:value-type="float" office:value="0.0000172234430270794" calcext:value-type="float">
            <text:p>1.72234430270794E-05</text:p>
          </table:table-cell>
          <table:table-cell table:style-name="Default" table:formula="of:=STDEV([.G25:.G40])" office:value-type="float" office:value="0.000280321896566232" calcext:value-type="float">
            <text:p>0.000280321896566</text:p>
          </table:table-cell>
          <table:table-cell table:style-name="Default" table:formula="of:=STDEV([.H25:.H40])" office:value-type="float" office:value="0.00476129371716432" calcext:value-type="float">
            <text:p>0.004761293717164</text:p>
          </table:table-cell>
          <table:table-cell table:style-name="Default" table:formula="of:=STDEV([.I25:.I40])" office:value-type="float" office:value="0.00114740759801386" calcext:value-type="float">
            <text:p>0.001147407598014</text:p>
          </table:table-cell>
          <table:table-cell table:style-name="Default" table:formula="of:=STDEV([.J25:.J40])" office:value-type="float" office:value="0.000120736161762469" calcext:value-type="float">
            <text:p>0.000120736161762</text:p>
          </table:table-cell>
          <table:table-cell table:style-name="Default" table:formula="of:=STDEV([.K25:.K40])" office:value-type="float" office:value="0.00000128606722134666" calcext:value-type="float">
            <text:p>1.28606722134666E-06</text:p>
          </table:table-cell>
        </table:table-row>
        <table:table-row table:style-name="ro1">
          <table:table-cell office:value-type="string" calcext:value-type="string">
            <text:p>covar</text:p>
          </table:table-cell>
          <table:table-cell table:style-name="ce2" table:formula="of:=[.B43]/AVERAGE([.B25:.B40])" office:value-type="float" office:value="0.212773800862327" calcext:value-type="float">
            <text:p>0.212773800862327</text:p>
          </table:table-cell>
          <table:table-cell table:style-name="ce2" table:formula="of:=[.C43]/AVERAGE([.C25:.C40])" office:value-type="float" office:value="0.375799125860195" calcext:value-type="float">
            <text:p>0.375799125860195</text:p>
          </table:table-cell>
          <table:table-cell table:style-name="ce2" table:formula="of:=[.D43]/AVERAGE([.D25:.D40])" office:value-type="float" office:value="0.629054045783454" calcext:value-type="float">
            <text:p>0.629054045783454</text:p>
          </table:table-cell>
          <table:table-cell table:style-name="ce2" table:formula="of:=[.E43]/AVERAGE([.E25:.E40])" office:value-type="float" office:value="0.653896094937592" calcext:value-type="float">
            <text:p>0.653896094937592</text:p>
          </table:table-cell>
          <table:table-cell table:style-name="Default" table:formula="of:=[.F43]/AVERAGE([.F25:.F40])" office:value-type="float" office:value="-2.31109479874086" calcext:value-type="float">
            <text:p>-2.31109479874086</text:p>
          </table:table-cell>
          <table:table-cell table:style-name="Default" table:formula="of:=[.G43]/AVERAGE([.G25:.G40])" office:value-type="float" office:value="-1.17850020003413" calcext:value-type="float">
            <text:p>-1.17850020003413</text:p>
          </table:table-cell>
          <table:table-cell table:style-name="ce2" table:formula="of:=[.H43]/AVERAGE([.H25:.H40])" office:value-type="float" office:value="0.435822280242873" calcext:value-type="float">
            <text:p>0.435822280242873</text:p>
          </table:table-cell>
          <table:table-cell table:style-name="ce2" table:formula="of:=[.I43]/AVERAGE([.I25:.I40])" office:value-type="float" office:value="-0.635366139208946" calcext:value-type="float">
            <text:p>-0.635366139208946</text:p>
          </table:table-cell>
          <table:table-cell table:style-name="Default" table:formula="of:=[.J43]/AVERAGE([.J25:.J40])" office:value-type="float" office:value="-1.04686106295844" calcext:value-type="float">
            <text:p>-1.04686106295844</text:p>
          </table:table-cell>
          <table:table-cell table:style-name="Default" table:formula="of:=[.K43]/AVERAGE([.K25:.K40])" office:value-type="float" office:value="1.18438760233304" calcext:value-type="float">
            <text:p>1.18438760233304</text:p>
          </table:table-cell>
        </table:table-row>
        <table:table-row table:style-name="ro1">
          <table:table-cell/>
          <table:table-cell table:style-name="Default" office:value-type="string" calcext:value-type="string">
            <text:p>M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whi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907447392811" calcext:value-type="float">
            <text:p>0.179074473928110</text:p>
          </table:table-cell>
          <table:table-cell office:value-type="float" office:value="0.0157303452804477" calcext:value-type="float">
            <text:p>0.015730345280448</text:p>
          </table:table-cell>
          <table:table-cell office:value-type="float" office:value="0.00329138737978444" calcext:value-type="float">
            <text:p>0.003291387379784</text:p>
          </table:table-cell>
          <table:table-cell office:value-type="float" office:value="0.000396372699193114" calcext:value-type="float">
            <text:p>0.000396372699193</text:p>
          </table:table-cell>
          <table:table-cell office:value-type="float" office:value="-0.000000344861430355774" calcext:value-type="float">
            <text:p>-0.000000344861430</text:p>
          </table:table-cell>
          <table:table-cell office:value-type="float" office:value="-0.0000443849078534477" calcext:value-type="float">
            <text:p>-0.000044384907853</text:p>
          </table:table-cell>
          <table:table-cell office:value-type="float" office:value="0.00408433048304542" calcext:value-type="float">
            <text:p>0.004084330483045</text:p>
          </table:table-cell>
          <table:table-cell office:value-type="float" office:value="-0.000361876835073915" calcext:value-type="float">
            <text:p>-0.000361876835074</text:p>
          </table:table-cell>
          <table:table-cell office:value-type="float" office:value="-0.0000127636242844061" calcext:value-type="float">
            <text:p>-0.000012763624284</text:p>
          </table:table-cell>
          <table:table-cell office:value-type="float" office:value="0.0000000421187577514506" calcext:value-type="float">
            <text:p>0.000000042118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7033232852767" calcext:value-type="float">
            <text:p>0.197033232852767</text:p>
          </table:table-cell>
          <table:table-cell office:value-type="float" office:value="0.0220030959003194" calcext:value-type="float">
            <text:p>0.022003095900319</text:p>
          </table:table-cell>
          <table:table-cell office:value-type="float" office:value="0.00318370044366829" calcext:value-type="float">
            <text:p>0.003183700443668</text:p>
          </table:table-cell>
          <table:table-cell office:value-type="float" office:value="0.000362104649491382" calcext:value-type="float">
            <text:p>0.000362104649491</text:p>
          </table:table-cell>
          <table:table-cell office:value-type="float" office:value="-0.000000352655388017368" calcext:value-type="float">
            <text:p>-0.000000352655388</text:p>
          </table:table-cell>
          <table:table-cell office:value-type="float" office:value="-0.0000505915538887385" calcext:value-type="float">
            <text:p>-0.000050591553889</text:p>
          </table:table-cell>
          <table:table-cell office:value-type="float" office:value="0.0042047497370233" calcext:value-type="float">
            <text:p>0.004204749737023</text:p>
          </table:table-cell>
          <table:table-cell office:value-type="float" office:value="-0.000352699474272114" calcext:value-type="float">
            <text:p>-0.000352699474272</text:p>
          </table:table-cell>
          <table:table-cell office:value-type="float" office:value="-0.000010913033238847" calcext:value-type="float">
            <text:p>-0.000010913033239</text:p>
          </table:table-cell>
          <table:table-cell office:value-type="float" office:value="0.0000000310449464205395" calcext:value-type="float">
            <text:p>0.0000000310449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2536581751961" calcext:value-type="float">
            <text:p>0.162536581751961</text:p>
          </table:table-cell>
          <table:table-cell office:value-type="float" office:value="0.0140330355380209" calcext:value-type="float">
            <text:p>0.014033035538021</text:p>
          </table:table-cell>
          <table:table-cell office:value-type="float" office:value="0.00217264002455827" calcext:value-type="float">
            <text:p>0.002172640024558</text:p>
          </table:table-cell>
          <table:table-cell office:value-type="float" office:value="0.000277096321134826" calcext:value-type="float">
            <text:p>0.000277096321135</text:p>
          </table:table-cell>
          <table:table-cell office:value-type="float" office:value="-0.000000101935591774165" calcext:value-type="float">
            <text:p>-0.000000101935592</text:p>
          </table:table-cell>
          <table:table-cell office:value-type="float" office:value="-0.0000191816735921139" calcext:value-type="float">
            <text:p>-0.000019181673592</text:p>
          </table:table-cell>
          <table:table-cell office:value-type="float" office:value="0.00309627621739772" calcext:value-type="float">
            <text:p>0.003096276217398</text:p>
          </table:table-cell>
          <table:table-cell office:value-type="float" office:value="-0.00023694296292793" calcext:value-type="float">
            <text:p>-0.000236942962928</text:p>
          </table:table-cell>
          <table:table-cell office:value-type="float" office:value="-0.00000942364537396723" calcext:value-type="float">
            <text:p>-0.000009423645374</text:p>
          </table:table-cell>
          <table:table-cell office:value-type="float" office:value="0.00000000944310153976876" calcext:value-type="float">
            <text:p>0.000000009443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9542127773231" calcext:value-type="float">
            <text:p>0.189542127773231</text:p>
          </table:table-cell>
          <table:table-cell office:value-type="float" office:value="0.0204346511986489" calcext:value-type="float">
            <text:p>0.020434651198649</text:p>
          </table:table-cell>
          <table:table-cell office:value-type="float" office:value="0.00278856070682039" calcext:value-type="float">
            <text:p>0.002788560706820</text:p>
          </table:table-cell>
          <table:table-cell office:value-type="float" office:value="0.000308902336064522" calcext:value-type="float">
            <text:p>0.000308902336065</text:p>
          </table:table-cell>
          <table:table-cell office:value-type="float" office:value="-0.000000286511527312093" calcext:value-type="float">
            <text:p>-0.000000286511527</text:p>
          </table:table-cell>
          <table:table-cell office:value-type="float" office:value="-0.0000441400476544643" calcext:value-type="float">
            <text:p>-0.000044140047654</text:p>
          </table:table-cell>
          <table:table-cell office:value-type="float" office:value="0.00387289175053876" calcext:value-type="float">
            <text:p>0.003872891750539</text:p>
          </table:table-cell>
          <table:table-cell office:value-type="float" office:value="-0.000309957296344483" calcext:value-type="float">
            <text:p>-0.000309957296344</text:p>
          </table:table-cell>
          <table:table-cell office:value-type="float" office:value="-0.00000742645844072624" calcext:value-type="float">
            <text:p>-0.000007426458441</text:p>
          </table:table-cell>
          <table:table-cell office:value-type="float" office:value="0.000000023539675327752" calcext:value-type="float">
            <text:p>0.0000000235396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038609048916" calcext:value-type="float">
            <text:p>0.180386090489160</text:p>
          </table:table-cell>
          <table:table-cell office:value-type="float" office:value="0.0191530063632868" calcext:value-type="float">
            <text:p>0.019153006363287</text:p>
          </table:table-cell>
          <table:table-cell office:value-type="float" office:value="0.00284666827921283" calcext:value-type="float">
            <text:p>0.002846668279213</text:p>
          </table:table-cell>
          <table:table-cell office:value-type="float" office:value="0.000644082413707347" calcext:value-type="float">
            <text:p>0.000644082413707</text:p>
          </table:table-cell>
          <table:table-cell office:value-type="float" office:value="0.000000520866088970658" calcext:value-type="float">
            <text:p>0.000000520866089</text:p>
          </table:table-cell>
          <table:table-cell office:value-type="float" office:value="0.0000227298608952418" calcext:value-type="float">
            <text:p>0.000022729860895</text:p>
          </table:table-cell>
          <table:table-cell office:value-type="float" office:value="0.00334653381966915" calcext:value-type="float">
            <text:p>0.003346533819669</text:p>
          </table:table-cell>
          <table:table-cell office:value-type="float" office:value="-0.000275323233188185" calcext:value-type="float">
            <text:p>-0.000275323233188</text:p>
          </table:table-cell>
          <table:table-cell office:value-type="float" office:value="-0.000000511333945274636" calcext:value-type="float">
            <text:p>-0.000000511333945</text:p>
          </table:table-cell>
          <table:table-cell office:value-type="float" office:value="0.000000015172132291048" calcext:value-type="float">
            <text:p>0.000000015172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9458977221747" calcext:value-type="float">
            <text:p>0.159458977221747</text:p>
          </table:table-cell>
          <table:table-cell office:value-type="float" office:value="0.0129998213135916" calcext:value-type="float">
            <text:p>0.012999821313592</text:p>
          </table:table-cell>
          <table:table-cell office:value-type="float" office:value="0.00217789721876718" calcext:value-type="float">
            <text:p>0.002177897218767</text:p>
          </table:table-cell>
          <table:table-cell office:value-type="float" office:value="0.000270821185888448" calcext:value-type="float">
            <text:p>0.000270821185888</text:p>
          </table:table-cell>
          <table:table-cell office:value-type="float" office:value="-0.000000128529247350212" calcext:value-type="float">
            <text:p>-0.000000128529247</text:p>
          </table:table-cell>
          <table:table-cell office:value-type="float" office:value="-0.0000236232995240136" calcext:value-type="float">
            <text:p>-0.000023623299524</text:p>
          </table:table-cell>
          <table:table-cell office:value-type="float" office:value="0.00310683602575356" calcext:value-type="float">
            <text:p>0.003106836025754</text:p>
          </table:table-cell>
          <table:table-cell office:value-type="float" office:value="-0.000238384504109842" calcext:value-type="float">
            <text:p>-0.000238384504110</text:p>
          </table:table-cell>
          <table:table-cell office:value-type="float" office:value="-0.0000082575588807827" calcext:value-type="float">
            <text:p>-0.000008257558881</text:p>
          </table:table-cell>
          <table:table-cell office:value-type="float" office:value="0.0000000152315045656434" calcext:value-type="float">
            <text:p>0.0000000152315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0062409309654" calcext:value-type="float">
            <text:p>0.130062409309654</text:p>
          </table:table-cell>
          <table:table-cell office:value-type="float" office:value="0.00696759737872462" calcext:value-type="float">
            <text:p>0.006967597378725</text:p>
          </table:table-cell>
          <table:table-cell office:value-type="float" office:value="0.00179499834199276" calcext:value-type="float">
            <text:p>0.001794998341993</text:p>
          </table:table-cell>
          <table:table-cell office:value-type="float" office:value="0.000268759110255957" calcext:value-type="float">
            <text:p>0.000268759110256</text:p>
          </table:table-cell>
          <table:table-cell office:value-type="float" office:value="-0.0000000244580602123044" calcext:value-type="float">
            <text:p>-0.000000024458060</text:p>
          </table:table-cell>
          <table:table-cell office:value-type="float" office:value="-0.0000069408667879932" calcext:value-type="float">
            <text:p>-0.000006940866788</text:p>
          </table:table-cell>
          <table:table-cell office:value-type="float" office:value="0.00248715823417686" calcext:value-type="float">
            <text:p>0.002487158234177</text:p>
          </table:table-cell>
          <table:table-cell office:value-type="float" office:value="-0.0001907799039671" calcext:value-type="float">
            <text:p>-0.000190779903967</text:p>
          </table:table-cell>
          <table:table-cell office:value-type="float" office:value="-0.00000233285667538056" calcext:value-type="float">
            <text:p>-0.000002332856675</text:p>
          </table:table-cell>
          <table:table-cell office:value-type="float" office:value="0.0000000108743336225791" calcext:value-type="float">
            <text:p>0.0000000108743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096869270696" calcext:value-type="float">
            <text:p>0.200968692706960</text:p>
          </table:table-cell>
          <table:table-cell office:value-type="float" office:value="0.0236362351723226" calcext:value-type="float">
            <text:p>0.023636235172323</text:p>
          </table:table-cell>
          <table:table-cell office:value-type="float" office:value="0.00332198814076236" calcext:value-type="float">
            <text:p>0.003321988140762</text:p>
          </table:table-cell>
          <table:table-cell office:value-type="float" office:value="0.000480877693216517" calcext:value-type="float">
            <text:p>0.000480877693217</text:p>
          </table:table-cell>
          <table:table-cell office:value-type="float" office:value="-0.000000106780627705331" calcext:value-type="float">
            <text:p>-0.000000106780628</text:p>
          </table:table-cell>
          <table:table-cell office:value-type="float" office:value="-0.0000329378575160639" calcext:value-type="float">
            <text:p>-0.000032937857516</text:p>
          </table:table-cell>
          <table:table-cell office:value-type="float" office:value="0.00418804506900546" calcext:value-type="float">
            <text:p>0.004188045069005</text:p>
          </table:table-cell>
          <table:table-cell office:value-type="float" office:value="-0.00035513880594323" calcext:value-type="float">
            <text:p>-0.000355138805943</text:p>
          </table:table-cell>
          <table:table-cell office:value-type="float" office:value="-0.0000184116913630447" calcext:value-type="float">
            <text:p>-0.000018411691363</text:p>
          </table:table-cell>
          <table:table-cell office:value-type="float" office:value="0.00000003325801563031" calcext:value-type="float">
            <text:p>0.000000033258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121103713471" calcext:value-type="float">
            <text:p>0.191211037134710</text:p>
          </table:table-cell>
          <table:table-cell office:value-type="float" office:value="0.0207619990807383" calcext:value-type="float">
            <text:p>0.020761999080738</text:p>
          </table:table-cell>
          <table:table-cell office:value-type="float" office:value="0.00288017595579787" calcext:value-type="float">
            <text:p>0.002880175955798</text:p>
          </table:table-cell>
          <table:table-cell office:value-type="float" office:value="0.000320462379057787" calcext:value-type="float">
            <text:p>0.000320462379058</text:p>
          </table:table-cell>
          <table:table-cell office:value-type="float" office:value="-0.000000306635884212091" calcext:value-type="float">
            <text:p>-0.000000306635884</text:p>
          </table:table-cell>
          <table:table-cell office:value-type="float" office:value="-0.0000460881165819427" calcext:value-type="float">
            <text:p>-0.000046088116582</text:p>
          </table:table-cell>
          <table:table-cell office:value-type="float" office:value="0.0039499154103483" calcext:value-type="float">
            <text:p>0.003949915410348</text:p>
          </table:table-cell>
          <table:table-cell office:value-type="float" office:value="-0.00031996419709251" calcext:value-type="float">
            <text:p>-0.000319964197093</text:p>
          </table:table-cell>
          <table:table-cell office:value-type="float" office:value="-0.00000788230987541528" calcext:value-type="float">
            <text:p>-0.000007882309875</text:p>
          </table:table-cell>
          <table:table-cell office:value-type="float" office:value="0.0000000262122729893234" calcext:value-type="float">
            <text:p>0.0000000262122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1266628198657" calcext:value-type="float">
            <text:p>0.191266628198657</text:p>
          </table:table-cell>
          <table:table-cell office:value-type="float" office:value="0.0197491125791481" calcext:value-type="float">
            <text:p>0.019749112579148</text:p>
          </table:table-cell>
          <table:table-cell office:value-type="float" office:value="0.00329449571585555" calcext:value-type="float">
            <text:p>0.003294495715856</text:p>
          </table:table-cell>
          <table:table-cell office:value-type="float" office:value="0.000400180888524926" calcext:value-type="float">
            <text:p>0.000400180888525</text:p>
          </table:table-cell>
          <table:table-cell office:value-type="float" office:value="-0.000000280564498743339" calcext:value-type="float">
            <text:p>-0.000000280564499</text:p>
          </table:table-cell>
          <table:table-cell office:value-type="float" office:value="-0.000042907651802162" calcext:value-type="float">
            <text:p>-0.000042907651802</text:p>
          </table:table-cell>
          <table:table-cell office:value-type="float" office:value="0.00420845262083377" calcext:value-type="float">
            <text:p>0.004208452620834</text:p>
          </table:table-cell>
          <table:table-cell office:value-type="float" office:value="-0.000361789353416328" calcext:value-type="float">
            <text:p>-0.000361789353416</text:p>
          </table:table-cell>
          <table:table-cell office:value-type="float" office:value="-0.00000596297649428817" calcext:value-type="float">
            <text:p>-0.000005962976494</text:p>
          </table:table-cell>
          <table:table-cell office:value-type="float" office:value="0.0000000252328817760729" calcext:value-type="float">
            <text:p>0.0000000252328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49705926976549" calcext:value-type="float">
            <text:p>0.149705926976549</text:p>
          </table:table-cell>
          <table:table-cell office:value-type="float" office:value="0.00916536787301928" calcext:value-type="float">
            <text:p>0.009165367873019</text:p>
          </table:table-cell>
          <table:table-cell office:value-type="float" office:value="0.00253660070972581" calcext:value-type="float">
            <text:p>0.002536600709726</text:p>
          </table:table-cell>
          <table:table-cell office:value-type="float" office:value="0.000298127559078266" calcext:value-type="float">
            <text:p>0.000298127559078</text:p>
          </table:table-cell>
          <table:table-cell office:value-type="float" office:value="-0.000000166862273175207" calcext:value-type="float">
            <text:p>-0.000000166862273</text:p>
          </table:table-cell>
          <table:table-cell office:value-type="float" office:value="-0.0000207225770196736" calcext:value-type="float">
            <text:p>-0.000020722577020</text:p>
          </table:table-cell>
          <table:table-cell office:value-type="float" office:value="0.0033116241747221" calcext:value-type="float">
            <text:p>0.003311624174722</text:p>
          </table:table-cell>
          <table:table-cell office:value-type="float" office:value="-0.000279809143830943" calcext:value-type="float">
            <text:p>-0.000279809143831</text:p>
          </table:table-cell>
          <table:table-cell office:value-type="float" office:value="-0.0000112445758293135" calcext:value-type="float">
            <text:p>-0.000011244575829</text:p>
          </table:table-cell>
          <table:table-cell office:value-type="float" office:value="0.0000000108575100235782" calcext:value-type="float">
            <text:p>0.0000000108575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349466480854" calcext:value-type="float">
            <text:p>0.193494664808540</text:p>
          </table:table-cell>
          <table:table-cell office:value-type="float" office:value="0.0212109588437022" calcext:value-type="float">
            <text:p>0.021210958843702</text:p>
          </table:table-cell>
          <table:table-cell office:value-type="float" office:value="0.00299430026072405" calcext:value-type="float">
            <text:p>0.002994300260724</text:p>
          </table:table-cell>
          <table:table-cell office:value-type="float" office:value="0.000331051889952454" calcext:value-type="float">
            <text:p>0.000331051889952</text:p>
          </table:table-cell>
          <table:table-cell office:value-type="float" office:value="-0.000000329494460311181" calcext:value-type="float">
            <text:p>-0.000000329494460</text:p>
          </table:table-cell>
          <table:table-cell office:value-type="float" office:value="-0.0000481986058041648" calcext:value-type="float">
            <text:p>-0.000048198605804</text:p>
          </table:table-cell>
          <table:table-cell office:value-type="float" office:value="0.0040573066164168" calcext:value-type="float">
            <text:p>0.004057306616417</text:p>
          </table:table-cell>
          <table:table-cell office:value-type="float" office:value="-0.000332906046346449" calcext:value-type="float">
            <text:p>-0.000332906046346</text:p>
          </table:table-cell>
          <table:table-cell office:value-type="float" office:value="-0.00000819981774812256" calcext:value-type="float">
            <text:p>-0.000008199817748</text:p>
          </table:table-cell>
          <table:table-cell office:value-type="float" office:value="0.000000026577395214085" calcext:value-type="float">
            <text:p>0.0000000265773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5598118935388" calcext:value-type="float">
            <text:p>0.155598118935388</text:p>
          </table:table-cell>
          <table:table-cell office:value-type="float" office:value="0.0118537954285691" calcext:value-type="float">
            <text:p>0.011853795428569</text:p>
          </table:table-cell>
          <table:table-cell office:value-type="float" office:value="0.002150651102788" calcext:value-type="float">
            <text:p>0.002150651102788</text:p>
          </table:table-cell>
          <table:table-cell office:value-type="float" office:value="0.000242249053572447" calcext:value-type="float">
            <text:p>0.000242249053572</text:p>
          </table:table-cell>
          <table:table-cell office:value-type="float" office:value="-0.000000171659183866468" calcext:value-type="float">
            <text:p>-0.000000171659184</text:p>
          </table:table-cell>
          <table:table-cell office:value-type="float" office:value="-0.0000261306193083622" calcext:value-type="float">
            <text:p>-0.000026130619308</text:p>
          </table:table-cell>
          <table:table-cell office:value-type="float" office:value="0.00308924479691553" calcext:value-type="float">
            <text:p>0.003089244796916</text:p>
          </table:table-cell>
          <table:table-cell office:value-type="float" office:value="-0.000238550256151944" calcext:value-type="float">
            <text:p>-0.000238550256152</text:p>
          </table:table-cell>
          <table:table-cell office:value-type="float" office:value="-0.00000599281857328734" calcext:value-type="float">
            <text:p>-0.000005992818573</text:p>
          </table:table-cell>
          <table:table-cell office:value-type="float" office:value="0.0000000150332983585027" calcext:value-type="float">
            <text:p>0.0000000150332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98874472890813" calcext:value-type="float">
            <text:p>0.198874472890813</text:p>
          </table:table-cell>
          <table:table-cell office:value-type="float" office:value="0.0229514110454524" calcext:value-type="float">
            <text:p>0.022951411045452</text:p>
          </table:table-cell>
          <table:table-cell office:value-type="float" office:value="0.0033109906388061" calcext:value-type="float">
            <text:p>0.003310990638806</text:p>
          </table:table-cell>
          <table:table-cell office:value-type="float" office:value="0.000474070617962264" calcext:value-type="float">
            <text:p>0.000474070617962</text:p>
          </table:table-cell>
          <table:table-cell office:value-type="float" office:value="-0.000000128118349715507" calcext:value-type="float">
            <text:p>-0.000000128118350</text:p>
          </table:table-cell>
          <table:table-cell office:value-type="float" office:value="-0.0000326142862913114" calcext:value-type="float">
            <text:p>-0.000032614286291</text:p>
          </table:table-cell>
          <table:table-cell office:value-type="float" office:value="0.00414991123053659" calcext:value-type="float">
            <text:p>0.004149911230537</text:p>
          </table:table-cell>
          <table:table-cell office:value-type="float" office:value="-0.00035461500260548" calcext:value-type="float">
            <text:p>-0.000354615002605</text:p>
          </table:table-cell>
          <table:table-cell office:value-type="float" office:value="-0.0000179265418350414" calcext:value-type="float">
            <text:p>-0.000017926541835</text:p>
          </table:table-cell>
          <table:table-cell office:value-type="float" office:value="0.0000000312701385083104" calcext:value-type="float">
            <text:p>0.0000000312701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92680594954469" calcext:value-type="float">
            <text:p>0.192680594954469</text:p>
          </table:table-cell>
          <table:table-cell office:value-type="float" office:value="0.0176915097097213" calcext:value-type="float">
            <text:p>0.017691509709721</text:p>
          </table:table-cell>
          <table:table-cell office:value-type="float" office:value="0.00432218626585624" calcext:value-type="float">
            <text:p>0.004322186265856</text:p>
          </table:table-cell>
          <table:table-cell office:value-type="float" office:value="0.000529812629915809" calcext:value-type="float">
            <text:p>0.000529812629916</text:p>
          </table:table-cell>
          <table:table-cell office:value-type="float" office:value="-0.000000484989498655477" calcext:value-type="float">
            <text:p>-0.000000484989499</text:p>
          </table:table-cell>
          <table:table-cell office:value-type="float" office:value="-0.0000541390203756096" calcext:value-type="float">
            <text:p>-0.000054139020376</text:p>
          </table:table-cell>
          <table:table-cell office:value-type="float" office:value="0.00485857549057172" calcext:value-type="float">
            <text:p>0.004858575490572</text:p>
          </table:table-cell>
          <table:table-cell office:value-type="float" office:value="-0.000474046704492554" calcext:value-type="float">
            <text:p>-0.000474046704493</text:p>
          </table:table-cell>
          <table:table-cell office:value-type="float" office:value="-0.00000957667184959108" calcext:value-type="float">
            <text:p>-0.000009576671850</text:p>
          </table:table-cell>
          <table:table-cell office:value-type="float" office:value="0.0000000455648490745961" calcext:value-type="float">
            <text:p>0.0000000455648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77544497594167" calcext:value-type="float">
            <text:p>0.177544497594167</text:p>
          </table:table-cell>
          <table:table-cell office:value-type="float" office:value="0.0173095542242171" calcext:value-type="float">
            <text:p>0.017309554224217</text:p>
          </table:table-cell>
          <table:table-cell office:value-type="float" office:value="0.0025935210401065" calcext:value-type="float">
            <text:p>0.002593521040107</text:p>
          </table:table-cell>
          <table:table-cell office:value-type="float" office:value="0.00032314258008688" calcext:value-type="float">
            <text:p>0.000323142580087</text:p>
          </table:table-cell>
          <table:table-cell office:value-type="float" office:value="-0.000000183129380189544" calcext:value-type="float">
            <text:p>-0.000000183129380</text:p>
          </table:table-cell>
          <table:table-cell office:value-type="float" office:value="-0.0000313491087696068" calcext:value-type="float">
            <text:p>-0.000031349108770</text:p>
          </table:table-cell>
          <table:table-cell office:value-type="float" office:value="0.00355312360043699" calcext:value-type="float">
            <text:p>0.003553123600437</text:p>
          </table:table-cell>
          <table:table-cell office:value-type="float" office:value="-0.000283797307502453" calcext:value-type="float">
            <text:p>-0.000283797307502</text:p>
          </table:table-cell>
          <table:table-cell office:value-type="float" office:value="-0.00000356742415124019" calcext:value-type="float">
            <text:p>-0.000003567424151</text:p>
          </table:table-cell>
          <table:table-cell office:value-type="float" office:value="0.0000000221056868629509" calcext:value-type="float">
            <text:p>0.00000002210568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formula="of:=AVERAGE([.B47:.B62])" office:value-type="float" office:value="0.17808990797043" calcext:value-type="float">
            <text:p>0.17808990797043</text:p>
          </table:table-cell>
          <table:table-cell table:style-name="Default" table:formula="of:=AVERAGE([.C47:.C62])" office:value-type="float" office:value="0.0172282185581206" calcext:value-type="float">
            <text:p>0.017228218558121</text:p>
          </table:table-cell>
          <table:table-cell table:style-name="Default" table:formula="of:=AVERAGE([.D47:.D62])" office:value-type="float" office:value="0.00285379763907666" calcext:value-type="float">
            <text:p>0.002853797639077</text:p>
          </table:table-cell>
          <table:table-cell table:style-name="Default" table:formula="of:=AVERAGE([.E47:.E62])" office:value-type="float" office:value="0.000370507125443934" calcext:value-type="float">
            <text:p>0.000370507125444</text:p>
          </table:table-cell>
          <table:table-cell table:style-name="Default" table:formula="of:=AVERAGE([.F47:.F62])" office:value-type="float" office:value="-0.000000179769957039088" calcext:value-type="float">
            <text:p>-1.79769957039088E-07</text:p>
          </table:table-cell>
          <table:table-cell table:style-name="Default" table:formula="of:=AVERAGE([.G47:.G62])" office:value-type="float" office:value="-0.0000313262707421516" calcext:value-type="float">
            <text:p>-3.13262707421516E-05</text:p>
          </table:table-cell>
          <table:table-cell table:style-name="Default" table:formula="of:=AVERAGE([.H47:.H62])" office:value-type="float" office:value="0.003722810954837" calcext:value-type="float">
            <text:p>0.003722810954837</text:p>
          </table:table-cell>
          <table:table-cell table:style-name="Default" table:formula="of:=AVERAGE([.I47:.I62])" office:value-type="float" office:value="-0.000310411314204091" calcext:value-type="float">
            <text:p>-0.000310411314204</text:p>
          </table:table-cell>
          <table:table-cell table:style-name="Default" table:formula="of:=AVERAGE([.J47:.J62])" office:value-type="float" office:value="-0.00000877458365992054" calcext:value-type="float">
            <text:p>-8.77458365992054E-06</text:p>
          </table:table-cell>
          <table:table-cell table:style-name="Default" table:formula="of:=AVERAGE([.K47:.K62])" office:value-type="float" office:value="0.0000000239710312472819" calcext:value-type="float">
            <text:p>2.39710312472819E-08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style-name="Default" table:formula="of:=STDEV([.B47:.B62])" office:value-type="float" office:value="0.0207447228708694" calcext:value-type="float">
            <text:p>0.02074472287087</text:p>
          </table:table-cell>
          <table:table-cell table:style-name="Default" table:formula="of:=STDEV([.C47:.C62])" office:value-type="float" office:value="0.00500023706951822" calcext:value-type="float">
            <text:p>0.005000237069518</text:p>
          </table:table-cell>
          <table:table-cell table:style-name="Default" table:formula="of:=STDEV([.D47:.D62])" office:value-type="float" office:value="0.000622270988395992" calcext:value-type="float">
            <text:p>0.000622270988396</text:p>
          </table:table-cell>
          <table:table-cell table:style-name="Default" table:formula="of:=STDEV([.E47:.E62])" office:value-type="float" office:value="0.000111221431881985" calcext:value-type="float">
            <text:p>0.000111221431882</text:p>
          </table:table-cell>
          <table:table-cell table:style-name="Default" table:formula="of:=STDEV([.F47:.F62])" office:value-type="float" office:value="0.000000222456691009539" calcext:value-type="float">
            <text:p>2.22456691009539E-07</text:p>
          </table:table-cell>
          <table:table-cell table:style-name="Default" table:formula="of:=STDEV([.G47:.G62])" office:value-type="float" office:value="0.0000195452293648901" calcext:value-type="float">
            <text:p>1.95452293648901E-05</text:p>
          </table:table-cell>
          <table:table-cell table:style-name="Default" table:formula="of:=STDEV([.H47:.H62])" office:value-type="float" office:value="0.000606260844980245" calcext:value-type="float">
            <text:p>0.00060626084498</text:p>
          </table:table-cell>
          <table:table-cell table:style-name="Default" table:formula="of:=STDEV([.I47:.I62])" office:value-type="float" office:value="0.0000689648901286272" calcext:value-type="float">
            <text:p>6.89648901286272E-05</text:p>
          </table:table-cell>
          <table:table-cell table:style-name="Default" table:formula="of:=STDEV([.J47:.J62])" office:value-type="float" office:value="0.00000489917919584005" calcext:value-type="float">
            <text:p>4.89917919584005E-06</text:p>
          </table:table-cell>
          <table:table-cell table:style-name="Default" table:formula="of:=STDEV([.K47:.K62])" office:value-type="float" office:value="0.0000000109255178277728" calcext:value-type="float">
            <text:p>1.09255178277728E-08</text:p>
          </table:table-cell>
        </table:table-row>
        <table:table-row table:style-name="ro1">
          <table:table-cell office:value-type="string" calcext:value-type="string">
            <text:p>covar</text:p>
          </table:table-cell>
          <table:table-cell table:style-name="ce2" table:formula="of:=[.B65]/AVERAGE([.B47:.B62])" office:value-type="float" office:value="0.11648455045703" calcext:value-type="float">
            <text:p>0.11648455045703</text:p>
          </table:table-cell>
          <table:table-cell table:style-name="ce2" table:formula="of:=[.C65]/AVERAGE([.C47:.C62])" office:value-type="float" office:value="0.290235293489548" calcext:value-type="float">
            <text:p>0.290235293489548</text:p>
          </table:table-cell>
          <table:table-cell table:style-name="ce2" table:formula="of:=[.D65]/AVERAGE([.D47:.D62])" office:value-type="float" office:value="0.218050144787885" calcext:value-type="float">
            <text:p>0.218050144787885</text:p>
          </table:table-cell>
          <table:table-cell table:style-name="ce2" table:formula="of:=[.E65]/AVERAGE([.E47:.E62])" office:value-type="float" office:value="0.300187025414751" calcext:value-type="float">
            <text:p>0.300187025414751</text:p>
          </table:table-cell>
          <table:table-cell table:style-name="Default" table:formula="of:=[.F65]/AVERAGE([.F47:.F62])" office:value-type="float" office:value="-1.23745198960675" calcext:value-type="float">
            <text:p>-1.23745198960675</text:p>
          </table:table-cell>
          <table:table-cell table:style-name="Default" table:formula="of:=[.G65]/AVERAGE([.G47:.G62])" office:value-type="float" office:value="-0.623924549646143" calcext:value-type="float">
            <text:p>-0.623924549646143</text:p>
          </table:table-cell>
          <table:table-cell table:style-name="ce2" table:formula="of:=[.H65]/AVERAGE([.H47:.H62])" office:value-type="float" office:value="0.162850290367965" calcext:value-type="float">
            <text:p>0.162850290367965</text:p>
          </table:table-cell>
          <table:table-cell table:style-name="ce2" table:formula="of:=[.I65]/AVERAGE([.I47:.I62])" office:value-type="float" office:value="-0.222172604453727" calcext:value-type="float">
            <text:p>-0.222172604453727</text:p>
          </table:table-cell>
          <table:table-cell table:style-name="Default" table:formula="of:=[.J65]/AVERAGE([.J47:.J62])" office:value-type="float" office:value="-0.558337510441426" calcext:value-type="float">
            <text:p>-0.558337510441426</text:p>
          </table:table-cell>
          <table:table-cell table:style-name="Default" table:formula="of:=[.K65]/AVERAGE([.K47:.K62])" office:value-type="float" office:value="0.455780050305996" calcext:value-type="float">
            <text:p>0.455780050305996</text:p>
          </table:table-cell>
        </table:table-row>
      </table:table>
      <table:table table:name="Sheet3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.375825661036937" calcext:value-type="float">
            <text:p>0.375825661036937</text:p>
          </table:table-cell>
          <table:table-cell office:value-type="float" office:value="0.0521994499120522" calcext:value-type="float">
            <text:p>0.052199449912052</text:p>
          </table:table-cell>
          <table:table-cell office:value-type="float" office:value="0.0446434189996523" calcext:value-type="float">
            <text:p>0.044643418999652</text:p>
          </table:table-cell>
          <table:table-cell office:value-type="float" office:value="0.00495934178604303" calcext:value-type="float">
            <text:p>0.004959341786043</text:p>
          </table:table-cell>
          <table:table-cell office:value-type="float" office:value="0.0222613693954497" calcext:value-type="float">
            <text:p>0.02226136939545</text:p>
          </table:table-cell>
          <table:table-cell office:value-type="float" office:value="-0.00496050965170116" calcext:value-type="float">
            <text:p>-0.00496050965170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3081572446499" calcext:value-type="float">
            <text:p>0.273081572446499</text:p>
          </table:table-cell>
          <table:table-cell office:value-type="float" office:value="0.030120140537698" calcext:value-type="float">
            <text:p>0.030120140537698</text:p>
          </table:table-cell>
          <table:table-cell office:value-type="float" office:value="0.016111514062776" calcext:value-type="float">
            <text:p>0.016111514062776</text:p>
          </table:table-cell>
          <table:table-cell office:value-type="float" office:value="0.001981483192772" calcext:value-type="float">
            <text:p>0.001981483192772</text:p>
          </table:table-cell>
          <table:table-cell office:value-type="float" office:value="0.011113351168039" calcext:value-type="float">
            <text:p>0.011113351168039</text:p>
          </table:table-cell>
          <table:table-cell office:value-type="float" office:value="-0.00176625385875" calcext:value-type="float">
            <text:p>-0.001766253858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4347326799782" calcext:value-type="float">
            <text:p>0.284347326799782</text:p>
          </table:table-cell>
          <table:table-cell office:value-type="float" office:value="0.034039003225568" calcext:value-type="float">
            <text:p>0.034039003225568</text:p>
          </table:table-cell>
          <table:table-cell office:value-type="float" office:value="0.016502606495838" calcext:value-type="float">
            <text:p>0.016502606495838</text:p>
          </table:table-cell>
          <table:table-cell office:value-type="float" office:value="0.001826580396543" calcext:value-type="float">
            <text:p>0.001826580396543</text:p>
          </table:table-cell>
          <table:table-cell office:value-type="float" office:value="0.011703599758154" calcext:value-type="float">
            <text:p>0.011703599758154</text:p>
          </table:table-cell>
          <table:table-cell office:value-type="float" office:value="-0.001834503262412" calcext:value-type="float">
            <text:p>-0.001834503262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4724608941731" calcext:value-type="float">
            <text:p>0.234724608941731</text:p>
          </table:table-cell>
          <table:table-cell office:value-type="float" office:value="0.023286947291612" calcext:value-type="float">
            <text:p>0.023286947291612</text:p>
          </table:table-cell>
          <table:table-cell office:value-type="float" office:value="0.009343072218789" calcext:value-type="float">
            <text:p>0.009343072218789</text:p>
          </table:table-cell>
          <table:table-cell office:value-type="float" office:value="0.001058707205646" calcext:value-type="float">
            <text:p>0.001058707205646</text:p>
          </table:table-cell>
          <table:table-cell office:value-type="float" office:value="0.007952173687809" calcext:value-type="float">
            <text:p>0.007952173687809</text:p>
          </table:table-cell>
          <table:table-cell office:value-type="float" office:value="-0.001035545626643" calcext:value-type="float">
            <text:p>-0.0010355456266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5275291441933" calcext:value-type="float">
            <text:p>0.285275291441933</text:p>
          </table:table-cell>
          <table:table-cell office:value-type="float" office:value="0.034863403993746" calcext:value-type="float">
            <text:p>0.034863403993746</text:p>
          </table:table-cell>
          <table:table-cell office:value-type="float" office:value="0.016378866101454" calcext:value-type="float">
            <text:p>0.016378866101454</text:p>
          </table:table-cell>
          <table:table-cell office:value-type="float" office:value="0.001852422526572" calcext:value-type="float">
            <text:p>0.001852422526572</text:p>
          </table:table-cell>
          <table:table-cell office:value-type="float" office:value="0.011629646978384" calcext:value-type="float">
            <text:p>0.011629646978384</text:p>
          </table:table-cell>
          <table:table-cell office:value-type="float" office:value="-0.00181580544686" calcext:value-type="float">
            <text:p>-0.00181580544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5756157222379" calcext:value-type="float">
            <text:p>0.245756157222379</text:p>
          </table:table-cell>
          <table:table-cell office:value-type="float" office:value="0.024293758562168" calcext:value-type="float">
            <text:p>0.024293758562168</text:p>
          </table:table-cell>
          <table:table-cell office:value-type="float" office:value="0.011315909627883" calcext:value-type="float">
            <text:p>0.011315909627883</text:p>
          </table:table-cell>
          <table:table-cell office:value-type="float" office:value="0.001253044000756" calcext:value-type="float">
            <text:p>0.001253044000756</text:p>
          </table:table-cell>
          <table:table-cell office:value-type="float" office:value="0.009025582562636" calcext:value-type="float">
            <text:p>0.009025582562636</text:p>
          </table:table-cell>
          <table:table-cell office:value-type="float" office:value="-0.001257858203391" calcext:value-type="float">
            <text:p>-0.0012578582033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577745805379" calcext:value-type="float">
            <text:p>0.18577745805379</text:p>
          </table:table-cell>
          <table:table-cell office:value-type="float" office:value="0.015757655017683" calcext:value-type="float">
            <text:p>0.015757655017683</text:p>
          </table:table-cell>
          <table:table-cell office:value-type="float" office:value="0.004087047245662" calcext:value-type="float">
            <text:p>0.004087047245662</text:p>
          </table:table-cell>
          <table:table-cell office:value-type="float" office:value="0.000451307333337" calcext:value-type="float">
            <text:p>0.000451307333337</text:p>
          </table:table-cell>
          <table:table-cell office:value-type="float" office:value="0.004688902225811" calcext:value-type="float">
            <text:p>0.004688902225811</text:p>
          </table:table-cell>
          <table:table-cell office:value-type="float" office:value="-0.000454467489041" calcext:value-type="float">
            <text:p>-0.000454467489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1622791258615" calcext:value-type="float">
            <text:p>0.221622791258615</text:p>
          </table:table-cell>
          <table:table-cell office:value-type="float" office:value="0.020487233825643" calcext:value-type="float">
            <text:p>0.020487233825643</text:p>
          </table:table-cell>
          <table:table-cell office:value-type="float" office:value="0.007963963664024" calcext:value-type="float">
            <text:p>0.007963963664024</text:p>
          </table:table-cell>
          <table:table-cell office:value-type="float" office:value="0.000891121743032" calcext:value-type="float">
            <text:p>0.000891121743032</text:p>
          </table:table-cell>
          <table:table-cell office:value-type="float" office:value="0.007157356944904" calcext:value-type="float">
            <text:p>0.007157356944904</text:p>
          </table:table-cell>
          <table:table-cell office:value-type="float" office:value="-0.000884105240124" calcext:value-type="float">
            <text:p>-0.0008841052401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9120646743215" calcext:value-type="float">
            <text:p>0.269120646743215</text:p>
          </table:table-cell>
          <table:table-cell office:value-type="float" office:value="0.031198126919858" calcext:value-type="float">
            <text:p>0.031198126919858</text:p>
          </table:table-cell>
          <table:table-cell office:value-type="float" office:value="0.013632016701713" calcext:value-type="float">
            <text:p>0.013632016701713</text:p>
          </table:table-cell>
          <table:table-cell office:value-type="float" office:value="0.001522043345773" calcext:value-type="float">
            <text:p>0.001522043345773</text:p>
          </table:table-cell>
          <table:table-cell office:value-type="float" office:value="0.010306948895907" calcext:value-type="float">
            <text:p>0.010306948895907</text:p>
          </table:table-cell>
          <table:table-cell office:value-type="float" office:value="-0.001513746669492" calcext:value-type="float">
            <text:p>-0.001513746669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4927170413108" calcext:value-type="float">
            <text:p>0.234927170413108</text:p>
          </table:table-cell>
          <table:table-cell office:value-type="float" office:value="0.026071140498095" calcext:value-type="float">
            <text:p>0.026071140498095</text:p>
          </table:table-cell>
          <table:table-cell office:value-type="float" office:value="0.011251896944621" calcext:value-type="float">
            <text:p>0.011251896944621</text:p>
          </table:table-cell>
          <table:table-cell office:value-type="float" office:value="0.002932823122242" calcext:value-type="float">
            <text:p>0.002932823122242</text:p>
          </table:table-cell>
          <table:table-cell office:value-type="float" office:value="0.007279908725054" calcext:value-type="float">
            <text:p>0.007279908725054</text:p>
          </table:table-cell>
          <table:table-cell office:value-type="float" office:value="-0.001039884227797" calcext:value-type="float">
            <text:p>-0.0010398842277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4583063511463" calcext:value-type="float">
            <text:p>0.284583063511463</text:p>
          </table:table-cell>
          <table:table-cell office:value-type="float" office:value="0.039148433054643" calcext:value-type="float">
            <text:p>0.039148433054643</text:p>
          </table:table-cell>
          <table:table-cell office:value-type="float" office:value="0.017833053340471" calcext:value-type="float">
            <text:p>0.017833053340471</text:p>
          </table:table-cell>
          <table:table-cell office:value-type="float" office:value="0.00416457219188" calcext:value-type="float">
            <text:p>0.00416457219188</text:p>
          </table:table-cell>
          <table:table-cell office:value-type="float" office:value="0.010459771745732" calcext:value-type="float">
            <text:p>0.010459771745732</text:p>
          </table:table-cell>
          <table:table-cell office:value-type="float" office:value="-0.001708560143574" calcext:value-type="float">
            <text:p>-0.0017085601435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5682905344479" calcext:value-type="float">
            <text:p>0.245682905344479</text:p>
          </table:table-cell>
          <table:table-cell office:value-type="float" office:value="0.026834136325802" calcext:value-type="float">
            <text:p>0.026834136325802</text:p>
          </table:table-cell>
          <table:table-cell office:value-type="float" office:value="0.010954213445399" calcext:value-type="float">
            <text:p>0.010954213445399</text:p>
          </table:table-cell>
          <table:table-cell office:value-type="float" office:value="0.001739086364385" calcext:value-type="float">
            <text:p>0.001739086364385</text:p>
          </table:table-cell>
          <table:table-cell office:value-type="float" office:value="0.008381488413175" calcext:value-type="float">
            <text:p>0.008381488413175</text:p>
          </table:table-cell>
          <table:table-cell office:value-type="float" office:value="-0.001151890885127" calcext:value-type="float">
            <text:p>-0.001151890885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1861913944596" calcext:value-type="float">
            <text:p>0.341861913944596</text:p>
          </table:table-cell>
          <table:table-cell office:value-type="float" office:value="0.050870903411282" calcext:value-type="float">
            <text:p>0.050870903411282</text:p>
          </table:table-cell>
          <table:table-cell office:value-type="float" office:value="0.030314011328703" calcext:value-type="float">
            <text:p>0.030314011328703</text:p>
          </table:table-cell>
          <table:table-cell office:value-type="float" office:value="0.004810916065817" calcext:value-type="float">
            <text:p>0.004810916065817</text:p>
          </table:table-cell>
          <table:table-cell office:value-type="float" office:value="0.016499666198645" calcext:value-type="float">
            <text:p>0.016499666198645</text:p>
          </table:table-cell>
          <table:table-cell office:value-type="float" office:value="-0.003187886907861" calcext:value-type="float">
            <text:p>-0.003187886907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7187506966831" calcext:value-type="float">
            <text:p>0.237187506966831</text:p>
          </table:table-cell>
          <table:table-cell office:value-type="float" office:value="0.023017783755869" calcext:value-type="float">
            <text:p>0.023017783755869</text:p>
          </table:table-cell>
          <table:table-cell office:value-type="float" office:value="0.010331004702474" calcext:value-type="float">
            <text:p>0.010331004702474</text:p>
          </table:table-cell>
          <table:table-cell office:value-type="float" office:value="0.001306943175728" calcext:value-type="float">
            <text:p>0.001306943175728</text:p>
          </table:table-cell>
          <table:table-cell office:value-type="float" office:value="0.008310032426318" calcext:value-type="float">
            <text:p>0.008310032426318</text:p>
          </table:table-cell>
          <table:table-cell office:value-type="float" office:value="-0.001128007690843" calcext:value-type="float">
            <text:p>-0.0011280076908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8322090715096" calcext:value-type="float">
            <text:p>0.198322090715096</text:p>
          </table:table-cell>
          <table:table-cell office:value-type="float" office:value="0.015388986998806" calcext:value-type="float">
            <text:p>0.015388986998806</text:p>
          </table:table-cell>
          <table:table-cell office:value-type="float" office:value="0.006652581625483" calcext:value-type="float">
            <text:p>0.006652581625483</text:p>
          </table:table-cell>
          <table:table-cell office:value-type="float" office:value="0.000944899501266" calcext:value-type="float">
            <text:p>0.000944899501266</text:p>
          </table:table-cell>
          <table:table-cell office:value-type="float" office:value="0.0059856661667" calcext:value-type="float">
            <text:p>0.0059856661667</text:p>
          </table:table-cell>
          <table:table-cell office:value-type="float" office:value="-0.000713460265527" calcext:value-type="float">
            <text:p>-0.000713460265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6551900969985" calcext:value-type="float">
            <text:p>0.246551900969985</text:p>
          </table:table-cell>
          <table:table-cell office:value-type="float" office:value="0.026925410767583" calcext:value-type="float">
            <text:p>0.026925410767583</text:p>
          </table:table-cell>
          <table:table-cell office:value-type="float" office:value="0.010247219405779" calcext:value-type="float">
            <text:p>0.010247219405779</text:p>
          </table:table-cell>
          <table:table-cell office:value-type="float" office:value="0.001326205194716" calcext:value-type="float">
            <text:p>0.001326205194716</text:p>
          </table:table-cell>
          <table:table-cell office:value-type="float" office:value="0.008465607276082" calcext:value-type="float">
            <text:p>0.008465607276082</text:p>
          </table:table-cell>
          <table:table-cell office:value-type="float" office:value="-0.001115126776383" calcext:value-type="float">
            <text:p>-0.0011151267763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7253269239984" calcext:value-type="float">
            <text:p>0.27253269239984</text:p>
          </table:table-cell>
          <table:table-cell office:value-type="float" office:value="0.033936134563226" calcext:value-type="float">
            <text:p>0.033936134563226</text:p>
          </table:table-cell>
          <table:table-cell office:value-type="float" office:value="0.01360095780566" calcext:value-type="float">
            <text:p>0.01360095780566</text:p>
          </table:table-cell>
          <table:table-cell office:value-type="float" office:value="0.001893810799845" calcext:value-type="float">
            <text:p>0.001893810799845</text:p>
          </table:table-cell>
          <table:table-cell office:value-type="float" office:value="0.01008448346587" calcext:value-type="float">
            <text:p>0.01008448346587</text:p>
          </table:table-cell>
          <table:table-cell office:value-type="float" office:value="-0.001463393375727" calcext:value-type="float">
            <text:p>-0.001463393375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8086468051276" calcext:value-type="float">
            <text:p>0.388086468051276</text:p>
          </table:table-cell>
          <table:table-cell office:value-type="float" office:value="0.055195539720603" calcext:value-type="float">
            <text:p>0.055195539720603</text:p>
          </table:table-cell>
          <table:table-cell office:value-type="float" office:value="0.049491136918281" calcext:value-type="float">
            <text:p>0.049491136918281</text:p>
          </table:table-cell>
          <table:table-cell office:value-type="float" office:value="0.005476040206097" calcext:value-type="float">
            <text:p>0.005476040206097</text:p>
          </table:table-cell>
          <table:table-cell office:value-type="float" office:value="0.023853891740978" calcext:value-type="float">
            <text:p>0.023853891740978</text:p>
          </table:table-cell>
          <table:table-cell office:value-type="float" office:value="-0.005501887089023" calcext:value-type="float">
            <text:p>-0.0055018870890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8324184262052" calcext:value-type="float">
            <text:p>0.188324184262052</text:p>
          </table:table-cell>
          <table:table-cell office:value-type="float" office:value="0.016394514606752" calcext:value-type="float">
            <text:p>0.016394514606752</text:p>
          </table:table-cell>
          <table:table-cell office:value-type="float" office:value="0.004187043972283" calcext:value-type="float">
            <text:p>0.004187043972283</text:p>
          </table:table-cell>
          <table:table-cell office:value-type="float" office:value="0.000465184001699" calcext:value-type="float">
            <text:p>0.000465184001699</text:p>
          </table:table-cell>
          <table:table-cell office:value-type="float" office:value="0.004767870942804" calcext:value-type="float">
            <text:p>0.004767870942804</text:p>
          </table:table-cell>
          <table:table-cell office:value-type="float" office:value="-0.000465232496323" calcext:value-type="float">
            <text:p>-0.000465232496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3808827160231" calcext:value-type="float">
            <text:p>0.243808827160231</text:p>
          </table:table-cell>
          <table:table-cell office:value-type="float" office:value="0.024577453794214" calcext:value-type="float">
            <text:p>0.024577453794214</text:p>
          </table:table-cell>
          <table:table-cell office:value-type="float" office:value="0.011108781060626" calcext:value-type="float">
            <text:p>0.011108781060626</text:p>
          </table:table-cell>
          <table:table-cell office:value-type="float" office:value="0.001469160727297" calcext:value-type="float">
            <text:p>0.001469160727297</text:p>
          </table:table-cell>
          <table:table-cell office:value-type="float" office:value="0.008716322601758" calcext:value-type="float">
            <text:p>0.008716322601758</text:p>
          </table:table-cell>
          <table:table-cell office:value-type="float" office:value="-0.001204952541666" calcext:value-type="float">
            <text:p>-0.0012049525416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09308925984713" calcext:value-type="float">
            <text:p>0.309308925984713</text:p>
          </table:table-cell>
          <table:table-cell office:value-type="float" office:value="0.040359655609764" calcext:value-type="float">
            <text:p>0.040359655609764</text:p>
          </table:table-cell>
          <table:table-cell office:value-type="float" office:value="0.022356405388135" calcext:value-type="float">
            <text:p>0.022356405388135</text:p>
          </table:table-cell>
          <table:table-cell office:value-type="float" office:value="0.003016726902824" calcext:value-type="float">
            <text:p>0.003016726902824</text:p>
          </table:table-cell>
          <table:table-cell office:value-type="float" office:value="0.013828089021013" calcext:value-type="float">
            <text:p>0.013828089021013</text:p>
          </table:table-cell>
          <table:table-cell office:value-type="float" office:value="-0.002417459810664" calcext:value-type="float">
            <text:p>-0.002417459810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5404859500535" calcext:value-type="float">
            <text:p>0.305404859500535</text:p>
          </table:table-cell>
          <table:table-cell office:value-type="float" office:value="0.035057220903767" calcext:value-type="float">
            <text:p>0.035057220903767</text:p>
          </table:table-cell>
          <table:table-cell office:value-type="float" office:value="0.023480004926811" calcext:value-type="float">
            <text:p>0.023480004926811</text:p>
          </table:table-cell>
          <table:table-cell office:value-type="float" office:value="0.002602632667317" calcext:value-type="float">
            <text:p>0.002602632667317</text:p>
          </table:table-cell>
          <table:table-cell office:value-type="float" office:value="0.014553726825694" calcext:value-type="float">
            <text:p>0.014553726825694</text:p>
          </table:table-cell>
          <table:table-cell office:value-type="float" office:value="-0.002609671532437" calcext:value-type="float">
            <text:p>-0.0026096715324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2371156199236" calcext:value-type="float">
            <text:p>0.342371156199236</text:p>
          </table:table-cell>
          <table:table-cell office:value-type="float" office:value="0.039091891546837" calcext:value-type="float">
            <text:p>0.039091891546837</text:p>
          </table:table-cell>
          <table:table-cell office:value-type="float" office:value="0.037609657985309" calcext:value-type="float">
            <text:p>0.037609657985309</text:p>
          </table:table-cell>
          <table:table-cell office:value-type="float" office:value="0.004270334118357" calcext:value-type="float">
            <text:p>0.004270334118357</text:p>
          </table:table-cell>
          <table:table-cell office:value-type="float" office:value="0.019531529262591" calcext:value-type="float">
            <text:p>0.019531529262591</text:p>
          </table:table-cell>
          <table:table-cell office:value-type="float" office:value="-0.004167415483369" calcext:value-type="float">
            <text:p>-0.0041674154833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9733613149424" calcext:value-type="float">
            <text:p>0.409733613149424</text:p>
          </table:table-cell>
          <table:table-cell office:value-type="float" office:value="0.062083912651088" calcext:value-type="float">
            <text:p>0.062083912651088</text:p>
          </table:table-cell>
          <table:table-cell office:value-type="float" office:value="0.057813016326062" calcext:value-type="float">
            <text:p>0.057813016326062</text:p>
          </table:table-cell>
          <table:table-cell office:value-type="float" office:value="0.006422768686018" calcext:value-type="float">
            <text:p>0.006422768686018</text:p>
          </table:table-cell>
          <table:table-cell office:value-type="float" office:value="0.026449430273348" calcext:value-type="float">
            <text:p>0.026449430273348</text:p>
          </table:table-cell>
          <table:table-cell office:value-type="float" office:value="-0.006423780955006" calcext:value-type="float">
            <text:p>-0.0064237809550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1989419061811" calcext:value-type="float">
            <text:p>0.191989419061811</text:p>
          </table:table-cell>
          <table:table-cell office:value-type="float" office:value="0.016825558898447" calcext:value-type="float">
            <text:p>0.016825558898447</text:p>
          </table:table-cell>
          <table:table-cell office:value-type="float" office:value="0.004531383705981" calcext:value-type="float">
            <text:p>0.004531383705981</text:p>
          </table:table-cell>
          <table:table-cell office:value-type="float" office:value="0.000504354060548" calcext:value-type="float">
            <text:p>0.000504354060548</text:p>
          </table:table-cell>
          <table:table-cell office:value-type="float" office:value="0.005008594533311" calcext:value-type="float">
            <text:p>0.005008594533311</text:p>
          </table:table-cell>
          <table:table-cell office:value-type="float" office:value="-0.000503378705679" calcext:value-type="float">
            <text:p>-0.000503378705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5953072904913" calcext:value-type="float">
            <text:p>0.245953072904913</text:p>
          </table:table-cell>
          <table:table-cell office:value-type="float" office:value="0.024540879675029" calcext:value-type="float">
            <text:p>0.024540879675029</text:p>
          </table:table-cell>
          <table:table-cell office:value-type="float" office:value="0.011265538332644" calcext:value-type="float">
            <text:p>0.011265538332644</text:p>
          </table:table-cell>
          <table:table-cell office:value-type="float" office:value="0.001275944182579" calcext:value-type="float">
            <text:p>0.001275944182579</text:p>
          </table:table-cell>
          <table:table-cell office:value-type="float" office:value="0.008988008599085" calcext:value-type="float">
            <text:p>0.008988008599085</text:p>
          </table:table-cell>
          <table:table-cell office:value-type="float" office:value="-0.001248699268758" calcext:value-type="float">
            <text:p>-0.0012486992687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5625900710535" calcext:value-type="float">
            <text:p>0.355625900710535</text:p>
          </table:table-cell>
          <table:table-cell office:value-type="float" office:value="0.051207423068575" calcext:value-type="float">
            <text:p>0.051207423068575</text:p>
          </table:table-cell>
          <table:table-cell office:value-type="float" office:value="0.033794780390428" calcext:value-type="float">
            <text:p>0.033794780390428</text:p>
          </table:table-cell>
          <table:table-cell office:value-type="float" office:value="0.003706399031599" calcext:value-type="float">
            <text:p>0.003706399031599</text:p>
          </table:table-cell>
          <table:table-cell office:value-type="float" office:value="0.018815589546901" calcext:value-type="float">
            <text:p>0.018815589546901</text:p>
          </table:table-cell>
          <table:table-cell office:value-type="float" office:value="-0.003761047669854" calcext:value-type="float">
            <text:p>-0.0037610476698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6954261434769" calcext:value-type="float">
            <text:p>0.286954261434769</text:p>
          </table:table-cell>
          <table:table-cell office:value-type="float" office:value="0.038935466484093" calcext:value-type="float">
            <text:p>0.038935466484093</text:p>
          </table:table-cell>
          <table:table-cell office:value-type="float" office:value="0.013974159485162" calcext:value-type="float">
            <text:p>0.013974159485162</text:p>
          </table:table-cell>
          <table:table-cell office:value-type="float" office:value="0.001595446518309" calcext:value-type="float">
            <text:p>0.001595446518309</text:p>
          </table:table-cell>
          <table:table-cell office:value-type="float" office:value="0.01085182041787" calcext:value-type="float">
            <text:p>0.01085182041787</text:p>
          </table:table-cell>
          <table:table-cell office:value-type="float" office:value="-0.001547339120857" calcext:value-type="float">
            <text:p>-0.0015473391208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7615617141774" calcext:value-type="float">
            <text:p>0.317615617141774</text:p>
          </table:table-cell>
          <table:table-cell office:value-type="float" office:value="0.045212400141511" calcext:value-type="float">
            <text:p>0.045212400141511</text:p>
          </table:table-cell>
          <table:table-cell office:value-type="float" office:value="0.022302758314134" calcext:value-type="float">
            <text:p>0.022302758314134</text:p>
          </table:table-cell>
          <table:table-cell office:value-type="float" office:value="0.003117846351931" calcext:value-type="float">
            <text:p>0.003117846351931</text:p>
          </table:table-cell>
          <table:table-cell office:value-type="float" office:value="0.01391682002771" calcext:value-type="float">
            <text:p>0.01391682002771</text:p>
          </table:table-cell>
          <table:table-cell office:value-type="float" office:value="-0.002398113995275" calcext:value-type="float">
            <text:p>-0.002398113995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5507763034698" calcext:value-type="float">
            <text:p>0.245507763034698</text:p>
          </table:table-cell>
          <table:table-cell office:value-type="float" office:value="0.025094967056696" calcext:value-type="float">
            <text:p>0.025094967056696</text:p>
          </table:table-cell>
          <table:table-cell office:value-type="float" office:value="0.011345625363316" calcext:value-type="float">
            <text:p>0.011345625363316</text:p>
          </table:table-cell>
          <table:table-cell office:value-type="float" office:value="0.001529138828405" calcext:value-type="float">
            <text:p>0.001529138828405</text:p>
          </table:table-cell>
          <table:table-cell office:value-type="float" office:value="0.008794773663401" calcext:value-type="float">
            <text:p>0.008794773663401</text:p>
          </table:table-cell>
          <table:table-cell office:value-type="float" office:value="-0.001227060816864" calcext:value-type="float">
            <text:p>-0.0012270608168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9997742792781" calcext:value-type="float">
            <text:p>0.269997742792781</text:p>
          </table:table-cell>
          <table:table-cell office:value-type="float" office:value="0.030014892663063" calcext:value-type="float">
            <text:p>0.030014892663063</text:p>
          </table:table-cell>
          <table:table-cell office:value-type="float" office:value="0.015401222500406" calcext:value-type="float">
            <text:p>0.015401222500406</text:p>
          </table:table-cell>
          <table:table-cell office:value-type="float" office:value="0.002056414065327" calcext:value-type="float">
            <text:p>0.002056414065327</text:p>
          </table:table-cell>
          <table:table-cell office:value-type="float" office:value="0.010720972112533" calcext:value-type="float">
            <text:p>0.010720972112533</text:p>
          </table:table-cell>
          <table:table-cell office:value-type="float" office:value="-0.001668101054385" calcext:value-type="float">
            <text:p>-0.001668101054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0016431147036" calcext:value-type="float">
            <text:p>0.300016431147036</text:p>
          </table:table-cell>
          <table:table-cell office:value-type="float" office:value="0.035414778846774" calcext:value-type="float">
            <text:p>0.035414778846774</text:p>
          </table:table-cell>
          <table:table-cell office:value-type="float" office:value="0.023080283349646" calcext:value-type="float">
            <text:p>0.023080283349646</text:p>
          </table:table-cell>
          <table:table-cell office:value-type="float" office:value="0.00323351240783" calcext:value-type="float">
            <text:p>0.00323351240783</text:p>
          </table:table-cell>
          <table:table-cell office:value-type="float" office:value="0.013648770027858" calcext:value-type="float">
            <text:p>0.013648770027858</text:p>
          </table:table-cell>
          <table:table-cell office:value-type="float" office:value="-0.002480846367727" calcext:value-type="float">
            <text:p>-0.0024808463677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2106866628141" calcext:value-type="float">
            <text:p>0.222106866628141</text:p>
          </table:table-cell>
          <table:table-cell office:value-type="float" office:value="0.021933564042858" calcext:value-type="float">
            <text:p>0.021933564042858</text:p>
          </table:table-cell>
          <table:table-cell office:value-type="float" office:value="0.007519715010944" calcext:value-type="float">
            <text:p>0.007519715010944</text:p>
          </table:table-cell>
          <table:table-cell office:value-type="float" office:value="0.000945119940512" calcext:value-type="float">
            <text:p>0.000945119940512</text:p>
          </table:table-cell>
          <table:table-cell office:value-type="float" office:value="0.006849474040128" calcext:value-type="float">
            <text:p>0.006849474040128</text:p>
          </table:table-cell>
          <table:table-cell office:value-type="float" office:value="-0.000821824383804" calcext:value-type="float">
            <text:p>-0.000821824383804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table:formula="of:=STDEV([.B3:.B18])/AVERAGE([.B3:.B18])" office:value-type="float" office:value="0.201390821013942" calcext:value-type="float">
            <text:p>0.201390821013942</text:p>
          </table:table-cell>
          <table:table-cell table:formula="of:=STDEV([.C3:.C18])/AVERAGE([.C3:.C18])" office:value-type="float" office:value="0.377519632387817" calcext:value-type="float">
            <text:p>0.377519632387817</text:p>
          </table:table-cell>
          <table:table-cell table:formula="of:=STDEV([.D3:.D18])/AVERAGE([.D3:.D18])" office:value-type="float" office:value="0.811426534075375" calcext:value-type="float">
            <text:p>0.811426534075375</text:p>
          </table:table-cell>
          <table:table-cell table:formula="of:=STDEV([.E3:.E18])/AVERAGE([.E3:.E18])" office:value-type="float" office:value="0.707582513251838" calcext:value-type="float">
            <text:p>0.707582513251838</text:p>
          </table:table-cell>
          <table:table-cell table:formula="of:=STDEV([.F3:.F18])/AVERAGE([.F3:.F18])" office:value-type="float" office:value="0.501514207716001" calcext:value-type="float">
            <text:p>0.501514207716001</text:p>
          </table:table-cell>
          <table:table-cell table:formula="of:=STDEV([.G3:.G18])/AVERAGE([.G3:.G18])" office:value-type="float" office:value="-0.830263961965387" calcext:value-type="float">
            <text:p>-0.830263961965387</text:p>
          </table:table-cell>
          <table:table-cell/>
          <table:table-cell office:value-type="string" calcext:value-type="string">
            <text:p>cv</text:p>
          </table:table-cell>
          <table:table-cell table:formula="of:=STDEV([.J3:.J18])/AVERAGE([.J3:.J18])" office:value-type="float" office:value="0.212773800862327" calcext:value-type="float">
            <text:p>0.212773800862327</text:p>
          </table:table-cell>
          <table:table-cell table:formula="of:=STDEV([.K3:.K18])/AVERAGE([.K3:.K18])" office:value-type="float" office:value="0.375799125860194" calcext:value-type="float">
            <text:p>0.375799125860194</text:p>
          </table:table-cell>
          <table:table-cell table:formula="of:=STDEV([.L3:.L18])/AVERAGE([.L3:.L18])" office:value-type="float" office:value="0.629054045783457" calcext:value-type="float">
            <text:p>0.629054045783457</text:p>
          </table:table-cell>
          <table:table-cell table:formula="of:=STDEV([.M3:.M18])/AVERAGE([.M3:.M18])" office:value-type="float" office:value="0.653896094937574" calcext:value-type="float">
            <text:p>0.653896094937574</text:p>
          </table:table-cell>
          <table:table-cell table:formula="of:=STDEV([.N3:.N18])/AVERAGE([.N3:.N18])" office:value-type="float" office:value="0.435822280242876" calcext:value-type="float">
            <text:p>0.435822280242876</text:p>
          </table:table-cell>
          <table:table-cell table:formula="of:=STDEV([.O3:.O18])/AVERAGE([.O3:.O18])" office:value-type="float" office:value="-0.635366139208978" calcext:value-type="float">
            <text:p>-0.635366139208978</text:p>
          </table:table-cell>
        </table:table-row>
        <table:table-row table:style-name="ro1">
          <table:table-cell/>
          <table:table-cell table:formula="of:=STDEV([.B2:.B19])/AVERAGE([.B2:.B19])" office:value-type="float" office:value="0.218054602593285" calcext:value-type="float">
            <text:p>0.218054602593285</text:p>
          </table:table-cell>
          <table:table-cell table:formula="of:=STDEV([.C2:.C19])/AVERAGE([.C2:.C19])" office:value-type="float" office:value="1.58819895527948" calcext:value-type="float">
            <text:p>1.58819895527948</text:p>
          </table:table-cell>
          <table:table-cell table:formula="of:=STDEV([.D2:.D19])/AVERAGE([.D2:.D19])" office:value-type="float" office:value="2.94313088601192" calcext:value-type="float">
            <text:p>2.94313088601192</text:p>
          </table:table-cell>
          <table:table-cell table:formula="of:=STDEV([.E2:.E19])/AVERAGE([.E2:.E19])" office:value-type="float" office:value="3.99649064501713" calcext:value-type="float">
            <text:p>3.99649064501713</text:p>
          </table:table-cell>
          <table:table-cell table:formula="of:=STDEV([.F2:.F19])/AVERAGE([.F2:.F19])" office:value-type="float" office:value="2.93950220147722" calcext:value-type="float">
            <text:p>2.93950220147722</text:p>
          </table:table-cell>
          <table:table-cell table:formula="of:=STDEV([.G2:.G19])/AVERAGE([.G2:.G19])" office:value-type="float" office:value="-4.05320937109416" calcext:value-type="float">
            <text:p>-4.05320937109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8])" office:value-type="float" office:value="0.272812494371657" calcext:value-type="float">
            <text:p>0.272812494371657</text:p>
          </table:table-cell>
          <table:table-cell table:formula="of:=AVERAGE([.C3:.C18])" office:value-type="float" office:value="0.0313710481685459" calcext:value-type="float">
            <text:p>0.031371048168546</text:p>
          </table:table-cell>
          <table:table-cell table:formula="of:=AVERAGE([.D3:.D18])" office:value-type="float" office:value="0.0180673337396433" calcext:value-type="float">
            <text:p>0.018067333739643</text:p>
          </table:table-cell>
          <table:table-cell table:formula="of:=AVERAGE([.E3:.E18])" office:value-type="float" office:value="0.00225587863894556" calcext:value-type="float">
            <text:p>0.002255878638946</text:p>
          </table:table-cell>
          <table:table-cell table:formula="of:=AVERAGE([.F3:.F18])" office:value-type="float" office:value="0.0114713903346256" calcext:value-type="float">
            <text:p>0.011471390334626</text:p>
          </table:table-cell>
          <table:table-cell table:formula="of:=AVERAGE([.G3:.G18])" office:value-type="float" office:value="-0.00197643188758725" calcext:value-type="float">
            <text:p>-0.0019764318875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3:.B18])" office:value-type="float" office:value="0.0549419322243694" calcext:value-type="float">
            <text:p>0.054941932224369</text:p>
          </table:table-cell>
          <table:table-cell table:formula="of:=STDEV([.C3:.C18])" office:value-type="float" office:value="0.0118431865722099" calcext:value-type="float">
            <text:p>0.01184318657221</text:p>
          </table:table-cell>
          <table:table-cell table:formula="of:=STDEV([.D3:.D18])" office:value-type="float" office:value="0.0146603139963419" calcext:value-type="float">
            <text:p>0.014660313996342</text:p>
          </table:table-cell>
          <table:table-cell table:formula="of:=STDEV([.E3:.E18])" office:value-type="float" office:value="0.00159622027693624" calcext:value-type="float">
            <text:p>0.001596220276936</text:p>
          </table:table-cell>
          <table:table-cell table:formula="of:=STDEV([.F3:.F18])" office:value-type="float" office:value="0.00575306523507074" calcext:value-type="float">
            <text:p>0.005753065235071</text:p>
          </table:table-cell>
          <table:table-cell table:formula="of:=STDEV([.G3:.G18])" office:value-type="float" office:value="0.00164096016954292" calcext:value-type="float">
            <text:p>0.001640960169543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green</text:p>
          </table:table-cell>
          <table:table-cell table:formula="of:=AVERAGE([.B3:.B18])" office:value-type="float" office:value="0.272812494371657" calcext:value-type="float">
            <text:p>0.272812494371657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yellow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white</text:p>
          </table:table-cell>
          <table:table-cell table:number-columns-repeated="4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907447392811" calcext:value-type="float">
            <text:p>0.17907447392811</text:p>
          </table:table-cell>
          <table:table-cell office:value-type="float" office:value="0.015730345280448" calcext:value-type="float">
            <text:p>0.015730345280448</text:p>
          </table:table-cell>
          <table:table-cell office:value-type="float" office:value="0.003291387379784" calcext:value-type="float">
            <text:p>0.003291387379784</text:p>
          </table:table-cell>
          <table:table-cell office:value-type="float" office:value="0.000396372699193" calcext:value-type="float">
            <text:p>0.000396372699193</text:p>
          </table:table-cell>
          <table:table-cell office:value-type="float" office:value="0.004084330483045" calcext:value-type="float">
            <text:p>0.004084330483045</text:p>
          </table:table-cell>
          <table:table-cell office:value-type="float" office:value="-0.000361876835074" calcext:value-type="float">
            <text:p>-0.00036187683507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7033232852767" calcext:value-type="float">
            <text:p>0.197033232852767</text:p>
          </table:table-cell>
          <table:table-cell office:value-type="float" office:value="0.022003095900319" calcext:value-type="float">
            <text:p>0.022003095900319</text:p>
          </table:table-cell>
          <table:table-cell office:value-type="float" office:value="0.003183700443668" calcext:value-type="float">
            <text:p>0.003183700443668</text:p>
          </table:table-cell>
          <table:table-cell office:value-type="float" office:value="0.000362104649491" calcext:value-type="float">
            <text:p>0.000362104649491</text:p>
          </table:table-cell>
          <table:table-cell office:value-type="float" office:value="0.004204749737023" calcext:value-type="float">
            <text:p>0.004204749737023</text:p>
          </table:table-cell>
          <table:table-cell office:value-type="float" office:value="-0.000352699474272" calcext:value-type="float">
            <text:p>-0.00035269947427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2536581751961" calcext:value-type="float">
            <text:p>0.162536581751961</text:p>
          </table:table-cell>
          <table:table-cell office:value-type="float" office:value="0.014033035538021" calcext:value-type="float">
            <text:p>0.014033035538021</text:p>
          </table:table-cell>
          <table:table-cell office:value-type="float" office:value="0.002172640024558" calcext:value-type="float">
            <text:p>0.002172640024558</text:p>
          </table:table-cell>
          <table:table-cell office:value-type="float" office:value="0.000277096321135" calcext:value-type="float">
            <text:p>0.000277096321135</text:p>
          </table:table-cell>
          <table:table-cell office:value-type="float" office:value="0.003096276217398" calcext:value-type="float">
            <text:p>0.003096276217398</text:p>
          </table:table-cell>
          <table:table-cell office:value-type="float" office:value="-0.000236942962928" calcext:value-type="float">
            <text:p>-0.00023694296292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9542127773231" calcext:value-type="float">
            <text:p>0.189542127773231</text:p>
          </table:table-cell>
          <table:table-cell office:value-type="float" office:value="0.020434651198649" calcext:value-type="float">
            <text:p>0.020434651198649</text:p>
          </table:table-cell>
          <table:table-cell office:value-type="float" office:value="0.00278856070682" calcext:value-type="float">
            <text:p>0.00278856070682</text:p>
          </table:table-cell>
          <table:table-cell office:value-type="float" office:value="0.000308902336065" calcext:value-type="float">
            <text:p>0.000308902336065</text:p>
          </table:table-cell>
          <table:table-cell office:value-type="float" office:value="0.003872891750539" calcext:value-type="float">
            <text:p>0.003872891750539</text:p>
          </table:table-cell>
          <table:table-cell office:value-type="float" office:value="-0.000309957296344" calcext:value-type="float">
            <text:p>-0.00030995729634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038609048916" calcext:value-type="float">
            <text:p>0.18038609048916</text:p>
          </table:table-cell>
          <table:table-cell office:value-type="float" office:value="0.019153006363287" calcext:value-type="float">
            <text:p>0.019153006363287</text:p>
          </table:table-cell>
          <table:table-cell office:value-type="float" office:value="0.002846668279213" calcext:value-type="float">
            <text:p>0.002846668279213</text:p>
          </table:table-cell>
          <table:table-cell office:value-type="float" office:value="0.000644082413707" calcext:value-type="float">
            <text:p>0.000644082413707</text:p>
          </table:table-cell>
          <table:table-cell office:value-type="float" office:value="0.003346533819669" calcext:value-type="float">
            <text:p>0.003346533819669</text:p>
          </table:table-cell>
          <table:table-cell office:value-type="float" office:value="-0.000275323233188" calcext:value-type="float">
            <text:p>-0.00027532323318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9458977221747" calcext:value-type="float">
            <text:p>0.159458977221747</text:p>
          </table:table-cell>
          <table:table-cell office:value-type="float" office:value="0.012999821313592" calcext:value-type="float">
            <text:p>0.012999821313592</text:p>
          </table:table-cell>
          <table:table-cell office:value-type="float" office:value="0.002177897218767" calcext:value-type="float">
            <text:p>0.002177897218767</text:p>
          </table:table-cell>
          <table:table-cell office:value-type="float" office:value="0.000270821185888" calcext:value-type="float">
            <text:p>0.000270821185888</text:p>
          </table:table-cell>
          <table:table-cell office:value-type="float" office:value="0.003106836025754" calcext:value-type="float">
            <text:p>0.003106836025754</text:p>
          </table:table-cell>
          <table:table-cell office:value-type="float" office:value="-0.00023838450411" calcext:value-type="float">
            <text:p>-0.0002383845041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0062409309654" calcext:value-type="float">
            <text:p>0.130062409309654</text:p>
          </table:table-cell>
          <table:table-cell office:value-type="float" office:value="0.006967597378725" calcext:value-type="float">
            <text:p>0.006967597378725</text:p>
          </table:table-cell>
          <table:table-cell office:value-type="float" office:value="0.001794998341993" calcext:value-type="float">
            <text:p>0.001794998341993</text:p>
          </table:table-cell>
          <table:table-cell office:value-type="float" office:value="0.000268759110256" calcext:value-type="float">
            <text:p>0.000268759110256</text:p>
          </table:table-cell>
          <table:table-cell office:value-type="float" office:value="0.002487158234177" calcext:value-type="float">
            <text:p>0.002487158234177</text:p>
          </table:table-cell>
          <table:table-cell office:value-type="float" office:value="-0.000190779903967" calcext:value-type="float">
            <text:p>-0.00019077990396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096869270696" calcext:value-type="float">
            <text:p>0.20096869270696</text:p>
          </table:table-cell>
          <table:table-cell office:value-type="float" office:value="0.023636235172323" calcext:value-type="float">
            <text:p>0.023636235172323</text:p>
          </table:table-cell>
          <table:table-cell office:value-type="float" office:value="0.003321988140762" calcext:value-type="float">
            <text:p>0.003321988140762</text:p>
          </table:table-cell>
          <table:table-cell office:value-type="float" office:value="0.000480877693217" calcext:value-type="float">
            <text:p>0.000480877693217</text:p>
          </table:table-cell>
          <table:table-cell office:value-type="float" office:value="0.004188045069005" calcext:value-type="float">
            <text:p>0.004188045069005</text:p>
          </table:table-cell>
          <table:table-cell office:value-type="float" office:value="-0.000355138805943" calcext:value-type="float">
            <text:p>-0.00035513880594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121103713471" calcext:value-type="float">
            <text:p>0.19121103713471</text:p>
          </table:table-cell>
          <table:table-cell office:value-type="float" office:value="0.020761999080738" calcext:value-type="float">
            <text:p>0.020761999080738</text:p>
          </table:table-cell>
          <table:table-cell office:value-type="float" office:value="0.002880175955798" calcext:value-type="float">
            <text:p>0.002880175955798</text:p>
          </table:table-cell>
          <table:table-cell office:value-type="float" office:value="0.000320462379058" calcext:value-type="float">
            <text:p>0.000320462379058</text:p>
          </table:table-cell>
          <table:table-cell office:value-type="float" office:value="0.003949915410348" calcext:value-type="float">
            <text:p>0.003949915410348</text:p>
          </table:table-cell>
          <table:table-cell office:value-type="float" office:value="-0.000319964197093" calcext:value-type="float">
            <text:p>-0.00031996419709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1266628198657" calcext:value-type="float">
            <text:p>0.191266628198657</text:p>
          </table:table-cell>
          <table:table-cell office:value-type="float" office:value="0.019749112579148" calcext:value-type="float">
            <text:p>0.019749112579148</text:p>
          </table:table-cell>
          <table:table-cell office:value-type="float" office:value="0.003294495715856" calcext:value-type="float">
            <text:p>0.003294495715856</text:p>
          </table:table-cell>
          <table:table-cell office:value-type="float" office:value="0.000400180888525" calcext:value-type="float">
            <text:p>0.000400180888525</text:p>
          </table:table-cell>
          <table:table-cell office:value-type="float" office:value="0.004208452620834" calcext:value-type="float">
            <text:p>0.004208452620834</text:p>
          </table:table-cell>
          <table:table-cell office:value-type="float" office:value="-0.000361789353416" calcext:value-type="float">
            <text:p>-0.00036178935341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9705926976549" calcext:value-type="float">
            <text:p>0.149705926976549</text:p>
          </table:table-cell>
          <table:table-cell office:value-type="float" office:value="0.009165367873019" calcext:value-type="float">
            <text:p>0.009165367873019</text:p>
          </table:table-cell>
          <table:table-cell office:value-type="float" office:value="0.002536600709726" calcext:value-type="float">
            <text:p>0.002536600709726</text:p>
          </table:table-cell>
          <table:table-cell office:value-type="float" office:value="0.000298127559078" calcext:value-type="float">
            <text:p>0.000298127559078</text:p>
          </table:table-cell>
          <table:table-cell office:value-type="float" office:value="0.003311624174722" calcext:value-type="float">
            <text:p>0.003311624174722</text:p>
          </table:table-cell>
          <table:table-cell office:value-type="float" office:value="-0.000279809143831" calcext:value-type="float">
            <text:p>-0.00027980914383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349466480854" calcext:value-type="float">
            <text:p>0.19349466480854</text:p>
          </table:table-cell>
          <table:table-cell office:value-type="float" office:value="0.021210958843702" calcext:value-type="float">
            <text:p>0.021210958843702</text:p>
          </table:table-cell>
          <table:table-cell office:value-type="float" office:value="0.002994300260724" calcext:value-type="float">
            <text:p>0.002994300260724</text:p>
          </table:table-cell>
          <table:table-cell office:value-type="float" office:value="0.000331051889952" calcext:value-type="float">
            <text:p>0.000331051889952</text:p>
          </table:table-cell>
          <table:table-cell office:value-type="float" office:value="0.004057306616417" calcext:value-type="float">
            <text:p>0.004057306616417</text:p>
          </table:table-cell>
          <table:table-cell office:value-type="float" office:value="-0.000332906046346" calcext:value-type="float">
            <text:p>-0.00033290604634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5598118935388" calcext:value-type="float">
            <text:p>0.155598118935388</text:p>
          </table:table-cell>
          <table:table-cell office:value-type="float" office:value="0.011853795428569" calcext:value-type="float">
            <text:p>0.011853795428569</text:p>
          </table:table-cell>
          <table:table-cell office:value-type="float" office:value="0.002150651102788" calcext:value-type="float">
            <text:p>0.002150651102788</text:p>
          </table:table-cell>
          <table:table-cell office:value-type="float" office:value="0.000242249053572" calcext:value-type="float">
            <text:p>0.000242249053572</text:p>
          </table:table-cell>
          <table:table-cell office:value-type="float" office:value="0.003089244796916" calcext:value-type="float">
            <text:p>0.003089244796916</text:p>
          </table:table-cell>
          <table:table-cell office:value-type="float" office:value="-0.000238550256152" calcext:value-type="float">
            <text:p>-0.00023855025615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8874472890813" calcext:value-type="float">
            <text:p>0.198874472890813</text:p>
          </table:table-cell>
          <table:table-cell office:value-type="float" office:value="0.022951411045452" calcext:value-type="float">
            <text:p>0.022951411045452</text:p>
          </table:table-cell>
          <table:table-cell office:value-type="float" office:value="0.003310990638806" calcext:value-type="float">
            <text:p>0.003310990638806</text:p>
          </table:table-cell>
          <table:table-cell office:value-type="float" office:value="0.000474070617962" calcext:value-type="float">
            <text:p>0.000474070617962</text:p>
          </table:table-cell>
          <table:table-cell office:value-type="float" office:value="0.004149911230537" calcext:value-type="float">
            <text:p>0.004149911230537</text:p>
          </table:table-cell>
          <table:table-cell office:value-type="float" office:value="-0.000354615002605" calcext:value-type="float">
            <text:p>-0.00035461500260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2680594954469" calcext:value-type="float">
            <text:p>0.192680594954469</text:p>
          </table:table-cell>
          <table:table-cell office:value-type="float" office:value="0.017691509709721" calcext:value-type="float">
            <text:p>0.017691509709721</text:p>
          </table:table-cell>
          <table:table-cell office:value-type="float" office:value="0.004322186265856" calcext:value-type="float">
            <text:p>0.004322186265856</text:p>
          </table:table-cell>
          <table:table-cell office:value-type="float" office:value="0.000529812629916" calcext:value-type="float">
            <text:p>0.000529812629916</text:p>
          </table:table-cell>
          <table:table-cell office:value-type="float" office:value="0.004858575490572" calcext:value-type="float">
            <text:p>0.004858575490572</text:p>
          </table:table-cell>
          <table:table-cell office:value-type="float" office:value="-0.000474046704493" calcext:value-type="float">
            <text:p>-0.00047404670449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7544497594167" calcext:value-type="float">
            <text:p>0.177544497594167</text:p>
          </table:table-cell>
          <table:table-cell office:value-type="float" office:value="0.017309554224217" calcext:value-type="float">
            <text:p>0.017309554224217</text:p>
          </table:table-cell>
          <table:table-cell office:value-type="float" office:value="0.002593521040107" calcext:value-type="float">
            <text:p>0.002593521040107</text:p>
          </table:table-cell>
          <table:table-cell office:value-type="float" office:value="0.000323142580087" calcext:value-type="float">
            <text:p>0.000323142580087</text:p>
          </table:table-cell>
          <table:table-cell office:value-type="float" office:value="0.003553123600437" calcext:value-type="float">
            <text:p>0.003553123600437</text:p>
          </table:table-cell>
          <table:table-cell office:value-type="float" office:value="-0.000283797307502" calcext:value-type="float">
            <text:p>-0.000283797307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v</text:p>
          </table:table-cell>
          <table:table-cell table:formula="of:=STDEV([.B40:.B55])/AVERAGE([.B40:.B55])" office:value-type="float" office:value="0.11648455045703" calcext:value-type="float">
            <text:p>0.11648455045703</text:p>
          </table:table-cell>
          <table:table-cell table:formula="of:=STDEV([.C40:.C55])/AVERAGE([.C40:.C55])" office:value-type="float" office:value="0.290235293489543" calcext:value-type="float">
            <text:p>0.290235293489543</text:p>
          </table:table-cell>
          <table:table-cell table:formula="of:=STDEV([.D40:.D55])/AVERAGE([.D40:.D55])" office:value-type="float" office:value="0.218050144787859" calcext:value-type="float">
            <text:p>0.218050144787859</text:p>
          </table:table-cell>
          <table:table-cell table:formula="of:=STDEV([.E40:.E55])/AVERAGE([.E40:.E55])" office:value-type="float" office:value="0.300187025414858" calcext:value-type="float">
            <text:p>0.300187025414858</text:p>
          </table:table-cell>
          <table:table-cell table:formula="of:=STDEV([.F40:.F55])/AVERAGE([.F40:.F55])" office:value-type="float" office:value="0.162850290367941" calcext:value-type="float">
            <text:p>0.162850290367941</text:p>
          </table:table-cell>
          <table:table-cell table:formula="of:=STDEV([.G40:.G55])/AVERAGE([.G40:.G55])" office:value-type="float" office:value="-0.222172604453877" calcext:value-type="float">
            <text:p>-0.222172604453877</text:p>
          </table:table-cell>
          <table:table-cell table:number-columns-repeated="8"/>
        </table:table-row>
      </table:table>
      <table:table table:name="Sheet4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" office:value-type="float" office:value="0.372753615977486" calcext:value-type="float">
            <text:p>0.372753616</text:p>
          </table:table-cell>
          <table:table-cell table:style-name="ce5" office:value-type="float" office:value="0.0509344275662699" calcext:value-type="float">
            <text:p>0.050934428</text:p>
          </table:table-cell>
          <table:table-cell table:style-name="ce5" office:value-type="float" office:value="0.0439196747271155" calcext:value-type="float">
            <text:p>0.043919675</text:p>
          </table:table-cell>
          <table:table-cell table:style-name="ce5" office:value-type="float" office:value="0.00487713184123387" calcext:value-type="float">
            <text:p>0.004877132</text:p>
          </table:table-cell>
          <table:table-cell table:style-name="ce5" office:value-type="float" office:value="-0.0000713472547412869" calcext:value-type="float">
            <text:p>-0.000071347</text:p>
          </table:table-cell>
          <table:table-cell table:style-name="ce5" office:value-type="float" office:value="-0.00110016235390597" calcext:value-type="float">
            <text:p>-0.001100162</text:p>
          </table:table-cell>
          <table:table-cell table:style-name="ce5" office:value-type="float" office:value="0.0220027076645053" calcext:value-type="float">
            <text:p>0.022002708</text:p>
          </table:table-cell>
          <table:table-cell table:style-name="ce5" office:value-type="float" office:value="-0.0048803178607352" calcext:value-type="float">
            <text:p>-0.004880318</text:p>
          </table:table-cell>
          <table:table-cell table:style-name="ce5" office:value-type="float" office:value="-0.00035362364596528" calcext:value-type="float">
            <text:p>-0.000353624</text:p>
          </table:table-cell>
          <table:table-cell table:style-name="ce5" office:value-type="float" office:value="0.00000610797335205784" calcext:value-type="float">
            <text:p>0.0000061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13523144595686" calcext:value-type="float">
            <text:p>0.213523145</text:p>
          </table:table-cell>
          <table:table-cell table:style-name="ce5" office:value-type="float" office:value="0.0190571595521688" calcext:value-type="float">
            <text:p>0.019057160</text:p>
          </table:table-cell>
          <table:table-cell table:style-name="ce5" office:value-type="float" office:value="0.00715024679119114" calcext:value-type="float">
            <text:p>0.007150247</text:p>
          </table:table-cell>
          <table:table-cell table:style-name="ce5" office:value-type="float" office:value="0.000813520438819492" calcext:value-type="float">
            <text:p>0.000813520</text:p>
          </table:table-cell>
          <table:table-cell table:style-name="ce5" office:value-type="float" office:value="-0.00000191908426341497" calcext:value-type="float">
            <text:p>-0.000001919</text:p>
          </table:table-cell>
          <table:table-cell table:style-name="ce5" office:value-type="float" office:value="-0.00011092863742893" calcext:value-type="float">
            <text:p>-0.000110929</text:p>
          </table:table-cell>
          <table:table-cell table:style-name="ce5" office:value-type="float" office:value="0.00663374343146536" calcext:value-type="float">
            <text:p>0.006633743</text:p>
          </table:table-cell>
          <table:table-cell table:style-name="ce5" office:value-type="float" office:value="-0.000792090794046456" calcext:value-type="float">
            <text:p>-0.000792091</text:p>
          </table:table-cell>
          <table:table-cell table:style-name="ce5" office:value-type="float" office:value="-0.0000316970717137742" calcext:value-type="float">
            <text:p>-0.000031697</text:p>
          </table:table-cell>
          <table:table-cell table:style-name="ce5" office:value-type="float" office:value="0.000000174228453835788" calcext:value-type="float">
            <text:p>0.000000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18353007720312" calcext:value-type="float">
            <text:p>0.218353008</text:p>
          </table:table-cell>
          <table:table-cell table:style-name="ce5" office:value-type="float" office:value="0.019156445891496" calcext:value-type="float">
            <text:p>0.019156446</text:p>
          </table:table-cell>
          <table:table-cell table:style-name="ce5" office:value-type="float" office:value="0.0079596046693119" calcext:value-type="float">
            <text:p>0.007959605</text:p>
          </table:table-cell>
          <table:table-cell table:style-name="ce5" office:value-type="float" office:value="0.000883983116689021" calcext:value-type="float">
            <text:p>0.000883983</text:p>
          </table:table-cell>
          <table:table-cell table:style-name="ce5" office:value-type="float" office:value="-0.00000234479416791937" calcext:value-type="float">
            <text:p>-0.000002345</text:p>
          </table:table-cell>
          <table:table-cell table:style-name="ce5" office:value-type="float" office:value="-0.000122349180474238" calcext:value-type="float">
            <text:p>-0.000122349</text:p>
          </table:table-cell>
          <table:table-cell table:style-name="ce5" office:value-type="float" office:value="0.00713039752225263" calcext:value-type="float">
            <text:p>0.007130398</text:p>
          </table:table-cell>
          <table:table-cell table:style-name="ce5" office:value-type="float" office:value="-0.00088445269407786" calcext:value-type="float">
            <text:p>-0.000884453</text:p>
          </table:table-cell>
          <table:table-cell table:style-name="ce5" office:value-type="float" office:value="-0.0000353679354674345" calcext:value-type="float">
            <text:p>-0.000035368</text:p>
          </table:table-cell>
          <table:table-cell table:style-name="ce5" office:value-type="float" office:value="0.000000197817873778018" calcext:value-type="float">
            <text:p>0.000000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09098173025853" calcext:value-type="float">
            <text:p>0.209098173</text:p>
          </table:table-cell>
          <table:table-cell table:style-name="ce5" office:value-type="float" office:value="0.0181730748112171" calcext:value-type="float">
            <text:p>0.018173075</text:p>
          </table:table-cell>
          <table:table-cell table:style-name="ce5" office:value-type="float" office:value="0.00671266886312106" calcext:value-type="float">
            <text:p>0.006712669</text:p>
          </table:table-cell>
          <table:table-cell table:style-name="ce5" office:value-type="float" office:value="0.000749554582727976" calcext:value-type="float">
            <text:p>0.000749555</text:p>
          </table:table-cell>
          <table:table-cell table:style-name="ce5" office:value-type="float" office:value="-0.00000168086824190277" calcext:value-type="float">
            <text:p>-0.000001681</text:p>
          </table:table-cell>
          <table:table-cell table:style-name="ce5" office:value-type="float" office:value="-0.000101023376402266" calcext:value-type="float">
            <text:p>-0.000101023</text:p>
          </table:table-cell>
          <table:table-cell table:style-name="ce5" office:value-type="float" office:value="0.00638724278788315" calcext:value-type="float">
            <text:p>0.006387243</text:p>
          </table:table-cell>
          <table:table-cell table:style-name="ce5" office:value-type="float" office:value="-0.000745389285049135" calcext:value-type="float">
            <text:p>-0.000745389</text:p>
          </table:table-cell>
          <table:table-cell table:style-name="ce5" office:value-type="float" office:value="-0.0000272444000124077" calcext:value-type="float">
            <text:p>-0.000027244</text:p>
          </table:table-cell>
          <table:table-cell table:style-name="ce5" office:value-type="float" office:value="0.000000142838772564076" calcext:value-type="float">
            <text:p>0.000000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23406745800564" calcext:value-type="float">
            <text:p>0.223406746</text:p>
          </table:table-cell>
          <table:table-cell table:style-name="ce5" office:value-type="float" office:value="0.0220906687028739" calcext:value-type="float">
            <text:p>0.022090669</text:p>
          </table:table-cell>
          <table:table-cell table:style-name="ce5" office:value-type="float" office:value="0.00829294672933639" calcext:value-type="float">
            <text:p>0.008292947</text:p>
          </table:table-cell>
          <table:table-cell table:style-name="ce5" office:value-type="float" office:value="0.00131698526534456" calcext:value-type="float">
            <text:p>0.001316985</text:p>
          </table:table-cell>
          <table:table-cell table:style-name="ce5" office:value-type="float" office:value="0.000000259465607051378" calcext:value-type="float">
            <text:p>0.000000259</text:p>
          </table:table-cell>
          <table:table-cell table:style-name="ce5" office:value-type="float" office:value="-0.0000416893481625567" calcext:value-type="float">
            <text:p>-0.000041689</text:p>
          </table:table-cell>
          <table:table-cell table:style-name="ce5" office:value-type="float" office:value="0.00695497634158095" calcext:value-type="float">
            <text:p>0.006954976</text:p>
          </table:table-cell>
          <table:table-cell table:style-name="ce5" office:value-type="float" office:value="-0.000871995182998978" calcext:value-type="float">
            <text:p>-0.000871995</text:p>
          </table:table-cell>
          <table:table-cell table:style-name="ce5" office:value-type="float" office:value="-0.0000684456097074423" calcext:value-type="float">
            <text:p>-0.000068446</text:p>
          </table:table-cell>
          <table:table-cell table:style-name="ce5" office:value-type="float" office:value="0.000000171589030564831" calcext:value-type="float">
            <text:p>0.000000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31082062115183" calcext:value-type="float">
            <text:p>0.231082062</text:p>
          </table:table-cell>
          <table:table-cell table:style-name="ce5" office:value-type="float" office:value="0.0235298193552623" calcext:value-type="float">
            <text:p>0.023529819</text:p>
          </table:table-cell>
          <table:table-cell table:style-name="ce5" office:value-type="float" office:value="0.00852020364309721" calcext:value-type="float">
            <text:p>0.008520204</text:p>
          </table:table-cell>
          <table:table-cell table:style-name="ce5" office:value-type="float" office:value="0.00110587827314482" calcext:value-type="float">
            <text:p>0.001105878</text:p>
          </table:table-cell>
          <table:table-cell table:style-name="ce5" office:value-type="float" office:value="-0.000000899549670473599" calcext:value-type="float">
            <text:p>-0.000000900</text:p>
          </table:table-cell>
          <table:table-cell table:style-name="ce5" office:value-type="float" office:value="-0.000081060523680708" calcext:value-type="float">
            <text:p>-0.000081061</text:p>
          </table:table-cell>
          <table:table-cell table:style-name="ce5" office:value-type="float" office:value="0.00746727501903577" calcext:value-type="float">
            <text:p>0.007467275</text:p>
          </table:table-cell>
          <table:table-cell table:style-name="ce5" office:value-type="float" office:value="-0.000926790671244049" calcext:value-type="float">
            <text:p>-0.000926791</text:p>
          </table:table-cell>
          <table:table-cell table:style-name="ce5" office:value-type="float" office:value="-0.000066286457497597" calcext:value-type="float">
            <text:p>-0.000066286</text:p>
          </table:table-cell>
          <table:table-cell table:style-name="ce5" office:value-type="float" office:value="0.000000130781188347437" calcext:value-type="float">
            <text:p>0.000000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349653288021592" calcext:value-type="float">
            <text:p>0.349653288</text:p>
          </table:table-cell>
          <table:table-cell table:style-name="ce5" office:value-type="float" office:value="0.0446696841972596" calcext:value-type="float">
            <text:p>0.044669684</text:p>
          </table:table-cell>
          <table:table-cell table:style-name="ce5" office:value-type="float" office:value="0.036387716416968" calcext:value-type="float">
            <text:p>0.036387716</text:p>
          </table:table-cell>
          <table:table-cell table:style-name="ce5" office:value-type="float" office:value="0.00404390337364031" calcext:value-type="float">
            <text:p>0.004043903</text:p>
          </table:table-cell>
          <table:table-cell table:style-name="ce5" office:value-type="float" office:value="-0.0000490542143822027" calcext:value-type="float">
            <text:p>-0.000049054</text:p>
          </table:table-cell>
          <table:table-cell table:style-name="ce5" office:value-type="float" office:value="-0.000854662909963334" calcext:value-type="float">
            <text:p>-0.000854663</text:p>
          </table:table-cell>
          <table:table-cell table:style-name="ce5" office:value-type="float" office:value="0.0193969344067627" calcext:value-type="float">
            <text:p>0.019396934</text:p>
          </table:table-cell>
          <table:table-cell table:style-name="ce5" office:value-type="float" office:value="-0.00404297663041596" calcext:value-type="float">
            <text:p>-0.004042977</text:p>
          </table:table-cell>
          <table:table-cell table:style-name="ce5" office:value-type="float" office:value="-0.000277928554136252" calcext:value-type="float">
            <text:p>-0.000277929</text:p>
          </table:table-cell>
          <table:table-cell table:style-name="ce5" office:value-type="float" office:value="0.00000420830766996347" calcext:value-type="float">
            <text:p>0.000004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12487367260081" calcext:value-type="float">
            <text:p>0.212487367</text:p>
          </table:table-cell>
          <table:table-cell table:style-name="ce5" office:value-type="float" office:value="0.0186602743451989" calcext:value-type="float">
            <text:p>0.018660274</text:p>
          </table:table-cell>
          <table:table-cell table:style-name="ce5" office:value-type="float" office:value="0.00734721627037636" calcext:value-type="float">
            <text:p>0.007347216</text:p>
          </table:table-cell>
          <table:table-cell table:style-name="ce5" office:value-type="float" office:value="0.000964240737340756" calcext:value-type="float">
            <text:p>0.000964241</text:p>
          </table:table-cell>
          <table:table-cell table:style-name="ce5" office:value-type="float" office:value="-0.000000943086543383438" calcext:value-type="float">
            <text:p>-0.000000943</text:p>
          </table:table-cell>
          <table:table-cell table:style-name="ce5" office:value-type="float" office:value="-0.0000720397921874501" calcext:value-type="float">
            <text:p>-0.000072040</text:p>
          </table:table-cell>
          <table:table-cell table:style-name="ce5" office:value-type="float" office:value="0.0066226517249804" calcext:value-type="float">
            <text:p>0.006622652</text:p>
          </table:table-cell>
          <table:table-cell table:style-name="ce5" office:value-type="float" office:value="-0.00079787194162945" calcext:value-type="float">
            <text:p>-0.000797872</text:p>
          </table:table-cell>
          <table:table-cell table:style-name="ce5" office:value-type="float" office:value="-0.0000194099205259752" calcext:value-type="float">
            <text:p>-0.000019410</text:p>
          </table:table-cell>
          <table:table-cell table:style-name="ce5" office:value-type="float" office:value="0.000000138973145061268" calcext:value-type="float">
            <text:p>0.000000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375825661036937" calcext:value-type="float">
            <text:p>0.375825661</text:p>
          </table:table-cell>
          <table:table-cell table:style-name="ce5" office:value-type="float" office:value="0.0521994499120522" calcext:value-type="float">
            <text:p>0.052199450</text:p>
          </table:table-cell>
          <table:table-cell table:style-name="ce5" office:value-type="float" office:value="0.0446434189996523" calcext:value-type="float">
            <text:p>0.044643419</text:p>
          </table:table-cell>
          <table:table-cell table:style-name="ce5" office:value-type="float" office:value="0.00495934178604303" calcext:value-type="float">
            <text:p>0.004959342</text:p>
          </table:table-cell>
          <table:table-cell table:style-name="ce5" office:value-type="float" office:value="-0.0000737718737687096" calcext:value-type="float">
            <text:p>-0.000073772</text:p>
          </table:table-cell>
          <table:table-cell table:style-name="ce5" office:value-type="float" office:value="-0.00113266969810061" calcext:value-type="float">
            <text:p>-0.001132670</text:p>
          </table:table-cell>
          <table:table-cell table:style-name="ce5" office:value-type="float" office:value="0.0222613693954497" calcext:value-type="float">
            <text:p>0.022261369</text:p>
          </table:table-cell>
          <table:table-cell table:style-name="ce5" office:value-type="float" office:value="-0.00496050965170116" calcext:value-type="float">
            <text:p>-0.004960510</text:p>
          </table:table-cell>
          <table:table-cell table:style-name="ce5" office:value-type="float" office:value="-0.000360830895803228" calcext:value-type="float">
            <text:p>-0.000360831</text:p>
          </table:table-cell>
          <table:table-cell table:style-name="ce5" office:value-type="float" office:value="0.00000631722381393408" calcext:value-type="float">
            <text:p>0.000006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01202618986248" calcext:value-type="float">
            <text:p>0.201202619</text:p>
          </table:table-cell>
          <table:table-cell table:style-name="ce5" office:value-type="float" office:value="0.0163840194759635" calcext:value-type="float">
            <text:p>0.016384019</text:p>
          </table:table-cell>
          <table:table-cell table:style-name="ce5" office:value-type="float" office:value="0.00616535576507848" calcext:value-type="float">
            <text:p>0.006165356</text:p>
          </table:table-cell>
          <table:table-cell table:style-name="ce5" office:value-type="float" office:value="0.000689746377439679" calcext:value-type="float">
            <text:p>0.000689746</text:p>
          </table:table-cell>
          <table:table-cell table:style-name="ce5" office:value-type="float" office:value="-0.00000133515489886891" calcext:value-type="float">
            <text:p>-0.000001335</text:p>
          </table:table-cell>
          <table:table-cell table:style-name="ce5" office:value-type="float" office:value="-0.0000848487545378518" calcext:value-type="float">
            <text:p>-0.000084849</text:p>
          </table:table-cell>
          <table:table-cell table:style-name="ce5" office:value-type="float" office:value="0.00602461860274041" calcext:value-type="float">
            <text:p>0.006024619</text:p>
          </table:table-cell>
          <table:table-cell table:style-name="ce5" office:value-type="float" office:value="-0.000684451173454851" calcext:value-type="float">
            <text:p>-0.000684451</text:p>
          </table:table-cell>
          <table:table-cell table:style-name="ce5" office:value-type="float" office:value="-0.0000288677789362148" calcext:value-type="float">
            <text:p>-0.000028868</text:p>
          </table:table-cell>
          <table:table-cell table:style-name="ce5" office:value-type="float" office:value="0.000000114671414114645" calcext:value-type="float">
            <text:p>0.000000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49285091281275" calcext:value-type="float">
            <text:p>0.249285091</text:p>
          </table:table-cell>
          <table:table-cell table:style-name="ce5" office:value-type="float" office:value="0.0244766804912515" calcext:value-type="float">
            <text:p>0.024476680</text:p>
          </table:table-cell>
          <table:table-cell table:style-name="ce5" office:value-type="float" office:value="0.013003368463521" calcext:value-type="float">
            <text:p>0.013003368</text:p>
          </table:table-cell>
          <table:table-cell table:style-name="ce5" office:value-type="float" office:value="0.00175157359631221" calcext:value-type="float">
            <text:p>0.001751574</text:p>
          </table:table-cell>
          <table:table-cell table:style-name="ce5" office:value-type="float" office:value="-0.00000449250462538283" calcext:value-type="float">
            <text:p>-0.000004493</text:p>
          </table:table-cell>
          <table:table-cell table:style-name="ce5" office:value-type="float" office:value="-0.000170039636572521" calcext:value-type="float">
            <text:p>-0.000170040</text:p>
          </table:table-cell>
          <table:table-cell table:style-name="ce5" office:value-type="float" office:value="0.00941659406096555" calcext:value-type="float">
            <text:p>0.009416594</text:p>
          </table:table-cell>
          <table:table-cell table:style-name="ce5" office:value-type="float" office:value="-0.0014064743584011" calcext:value-type="float">
            <text:p>-0.001406474</text:p>
          </table:table-cell>
          <table:table-cell table:style-name="ce5" office:value-type="float" office:value="-0.0000410321320098505" calcext:value-type="float">
            <text:p>-0.000041032</text:p>
          </table:table-cell>
          <table:table-cell table:style-name="ce5" office:value-type="float" office:value="0.000000658582778412452" calcext:value-type="float">
            <text:p>0.00000065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6" table:formula="of:=AVERAGE([.B5:.B14])" office:value-type="float" office:value="0.248391715984373" calcext:value-type="float">
            <text:p>0.24839</text:p>
          </table:table-cell>
          <table:table-cell table:style-name="ce6" table:formula="of:=AVERAGE([.C5:.C14])" office:value-type="float" office:value="0.0258397276734744" calcext:value-type="float">
            <text:p>0.02584</text:p>
          </table:table-cell>
          <table:table-cell table:style-name="ce6" table:formula="of:=AVERAGE([.D5:.D14])" office:value-type="float" office:value="0.0146182746611654" calcext:value-type="float">
            <text:p>0.01462</text:p>
          </table:table-cell>
          <table:table-cell table:style-name="ce6" table:formula="of:=AVERAGE([.E5:.E14])" office:value-type="float" office:value="0.00172787275475019" calcext:value-type="float">
            <text:p>0.00173</text:p>
          </table:table-cell>
          <table:table-cell table:style-name="ce6" table:formula="of:=AVERAGE([.F5:.F14])" office:value-type="float" office:value="-0.0000136181664955207" calcext:value-type="float">
            <text:p>-0.00001</text:p>
          </table:table-cell>
          <table:table-cell table:style-name="ce6" table:formula="of:=AVERAGE([.G5:.G14])" office:value-type="float" office:value="-0.000277131185751047" calcext:value-type="float">
            <text:p>-0.00028</text:p>
          </table:table-cell>
          <table:table-cell table:style-name="ce6" table:formula="of:=AVERAGE([.H5:.H14])" office:value-type="float" office:value="0.00982958032931166" calcext:value-type="float">
            <text:p>0.00983</text:p>
          </table:table-cell>
          <table:table-cell table:style-name="ce6" table:formula="of:=AVERAGE([.I5:.I14])" office:value-type="float" office:value="-0.0016113002383019" calcext:value-type="float">
            <text:p>-0.00161</text:p>
          </table:table-cell>
          <table:table-cell table:style-name="ce6" table:formula="of:=AVERAGE([.J5:.J14])" office:value-type="float" office:value="-0.0000957110755810176" calcext:value-type="float">
            <text:p>-0.00010</text:p>
          </table:table-cell>
          <table:table-cell table:style-name="ce6" table:formula="of:=AVERAGE([.K5:.K14])" office:value-type="float" office:value="0.00000122550141405761" calcext:value-type="float">
            <text:p>0.00000</text:p>
          </table:table-cell>
        </table:table-row>
        <table:table-row table:style-name="ro1">
          <table:table-cell/>
          <table:table-cell table:style-name="ce6" table:formula="of:=COM.MICROSOFT.STDEV.P([.B5:.B14])" office:value-type="float" office:value="0.0588184020614257" calcext:value-type="float">
            <text:p>0.05882</text:p>
          </table:table-cell>
          <table:table-cell table:style-name="ce6" table:formula="of:=COM.MICROSOFT.STDEV.P([.C5:.C14])" office:value-type="float" office:value="0.0116664187128028" calcext:value-type="float">
            <text:p>0.01167</text:p>
          </table:table-cell>
          <table:table-cell table:style-name="ce6" table:formula="of:=COM.MICROSOFT.STDEV.P([.D5:.D14])" office:value-type="float" office:value="0.0131990534125266" calcext:value-type="float">
            <text:p>0.01320</text:p>
          </table:table-cell>
          <table:table-cell table:style-name="ce6" table:formula="of:=COM.MICROSOFT.STDEV.P([.E5:.E14])" office:value-type="float" office:value="0.00143278727938567" calcext:value-type="float">
            <text:p>0.00143</text:p>
          </table:table-cell>
          <table:table-cell table:style-name="ce6" table:formula="of:=COM.MICROSOFT.STDEV.P([.F5:.F14])" office:value-type="float" office:value="0.0000245556473011876" calcext:value-type="float">
            <text:p>0.00002</text:p>
          </table:table-cell>
          <table:table-cell table:style-name="ce6" table:formula="of:=COM.MICROSOFT.STDEV.P([.G5:.G14])" office:value-type="float" office:value="0.000365029304537203" calcext:value-type="float">
            <text:p>0.00037</text:p>
          </table:table-cell>
          <table:table-cell table:style-name="ce6" table:formula="of:=COM.MICROSOFT.STDEV.P([.H5:.H14])" office:value-type="float" office:value="0.00560543316272688" calcext:value-type="float">
            <text:p>0.00561</text:p>
          </table:table-cell>
          <table:table-cell table:style-name="ce6" table:formula="of:=COM.MICROSOFT.STDEV.P([.I5:.I14])" office:value-type="float" office:value="0.00147164060666776" calcext:value-type="float">
            <text:p>0.00147</text:p>
          </table:table-cell>
          <table:table-cell table:style-name="ce6" table:formula="of:=COM.MICROSOFT.STDEV.P([.J5:.J14])" office:value-type="float" office:value="0.000114371060455336" calcext:value-type="float">
            <text:p>0.00011</text:p>
          </table:table-cell>
          <table:table-cell table:style-name="ce6" table:formula="of:=COM.MICROSOFT.STDEV.P([.K5:.K14])" office:value-type="float" office:value="0.0000020784913817723" calcext:value-type="float">
            <text:p>0.00000</text:p>
          </table:table-cell>
        </table:table-row>
        <table:table-row table:style-name="ro1">
          <table:table-cell/>
          <table:table-cell table:formula="of:=[.B17]/[.B16]" office:value-type="float" office:value="0.236796955278195" calcext:value-type="float">
            <text:p>0.236796955278195</text:p>
          </table:table-cell>
          <table:table-cell table:formula="of:=[.C17]/[.C16]" office:value-type="float" office:value="0.451491550539014" calcext:value-type="float">
            <text:p>0.451491550539014</text:p>
          </table:table-cell>
          <table:table-cell table:formula="of:=[.D17]/[.D16]" office:value-type="float" office:value="0.902914585918334" calcext:value-type="float">
            <text:p>0.902914585918334</text:p>
          </table:table-cell>
          <table:table-cell table:formula="of:=[.E17]/[.E16]" office:value-type="float" office:value="0.829220366746753" calcext:value-type="float">
            <text:p>0.829220366746753</text:p>
          </table:table-cell>
          <table:table-cell table:formula="of:=[.F17]/[.F16]" office:value-type="float" office:value="-1.80315369982181" calcext:value-type="float">
            <text:p>-1.80315369982181</text:p>
          </table:table-cell>
          <table:table-cell table:formula="of:=[.G17]/[.G16]" office:value-type="float" office:value="-1.31717151769818" calcext:value-type="float">
            <text:p>-1.31717151769818</text:p>
          </table:table-cell>
          <table:table-cell table:formula="of:=[.H17]/[.H16]" office:value-type="float" office:value="0.570261697339363" calcext:value-type="float">
            <text:p>0.570261697339363</text:p>
          </table:table-cell>
          <table:table-cell table:formula="of:=[.I17]/[.I16]" office:value-type="float" office:value="-0.913324886129652" calcext:value-type="float">
            <text:p>-0.913324886129652</text:p>
          </table:table-cell>
          <table:table-cell table:formula="of:=[.J17]/[.J16]" office:value-type="float" office:value="-1.19496160461098" calcext:value-type="float">
            <text:p>-1.19496160461098</text:p>
          </table:table-cell>
          <table:table-cell table:formula="of:=[.K17]/[.K16]" office:value-type="float" office:value="1.69603344225485" calcext:value-type="float">
            <text:p>1.69603344225485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8345512194567" calcext:value-type="float">
            <text:p>0.228345512194567</text:p>
          </table:table-cell>
          <table:table-cell office:value-type="float" office:value="0.0225180987255225" calcext:value-type="float">
            <text:p>0.022518098725523</text:p>
          </table:table-cell>
          <table:table-cell office:value-type="float" office:value="0.00826699419971877" calcext:value-type="float">
            <text:p>0.008266994199719</text:p>
          </table:table-cell>
          <table:table-cell office:value-type="float" office:value="0.00092573290217397" calcext:value-type="float">
            <text:p>0.000925732902174</text:p>
          </table:table-cell>
          <table:table-cell table:style-name="ce7" office:value-type="float" office:value="-0.00000239118865452145" calcext:value-type="float">
            <text:p>-2.39E-06</text:p>
          </table:table-cell>
          <table:table-cell office:value-type="float" office:value="-0.000133128644331088" calcext:value-type="float">
            <text:p>-0.000133128644331</text:p>
          </table:table-cell>
          <table:table-cell office:value-type="float" office:value="0.00740589355346912" calcext:value-type="float">
            <text:p>0.007405893553469</text:p>
          </table:table-cell>
          <table:table-cell office:value-type="float" office:value="-0.0009176576621931" calcext:value-type="float">
            <text:p>-0.000917657662193</text:p>
          </table:table-cell>
          <table:table-cell table:style-name="ce7" office:value-type="float" office:value="-0.0000419564566959163" calcext:value-type="float">
            <text:p>-4.20E-05</text:p>
          </table:table-cell>
          <table:table-cell table:style-name="ce7" office:value-type="float" office:value="0.000000207337161978382" calcext:value-type="float">
            <text:p>2.07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3359139830063" calcext:value-type="float">
            <text:p>0.163359139830063</text:p>
          </table:table-cell>
          <table:table-cell office:value-type="float" office:value="0.0119227574016622" calcext:value-type="float">
            <text:p>0.011922757401662</text:p>
          </table:table-cell>
          <table:table-cell office:value-type="float" office:value="0.00287575134908109" calcext:value-type="float">
            <text:p>0.002875751349081</text:p>
          </table:table-cell>
          <table:table-cell office:value-type="float" office:value="0.000317852939929176" calcext:value-type="float">
            <text:p>0.000317852939929</text:p>
          </table:table-cell>
          <table:table-cell table:style-name="ce7" office:value-type="float" office:value="-0.000000303655100642979" calcext:value-type="float">
            <text:p>-3.04E-07</text:p>
          </table:table-cell>
          <table:table-cell table:style-name="ce7" office:value-type="float" office:value="-0.0000346928973391139" calcext:value-type="float">
            <text:p>-3.47E-05</text:p>
          </table:table-cell>
          <table:table-cell office:value-type="float" office:value="0.003690862791089" calcext:value-type="float">
            <text:p>0.003690862791089</text:p>
          </table:table-cell>
          <table:table-cell office:value-type="float" office:value="-0.000319737301143989" calcext:value-type="float">
            <text:p>-0.000319737301144</text:p>
          </table:table-cell>
          <table:table-cell table:style-name="ce7" office:value-type="float" office:value="-0.00000888083754706591" calcext:value-type="float">
            <text:p>-8.88E-06</text:p>
          </table:table-cell>
          <table:table-cell table:style-name="ce7" office:value-type="float" office:value="0.000000024691254632982" calcext:value-type="float">
            <text:p>2.47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4944946175275" calcext:value-type="float">
            <text:p>0.224944946175275</text:p>
          </table:table-cell>
          <table:table-cell office:value-type="float" office:value="0.0218703183379042" calcext:value-type="float">
            <text:p>0.021870318337904</text:p>
          </table:table-cell>
          <table:table-cell office:value-type="float" office:value="0.00792069436456419" calcext:value-type="float">
            <text:p>0.007920694364564</text:p>
          </table:table-cell>
          <table:table-cell office:value-type="float" office:value="0.000884034672074158" calcext:value-type="float">
            <text:p>0.000884034672074</text:p>
          </table:table-cell>
          <table:table-cell table:style-name="ce7" office:value-type="float" office:value="-0.00000233816930791058" calcext:value-type="float">
            <text:p>-2.34E-06</text:p>
          </table:table-cell>
          <table:table-cell office:value-type="float" office:value="-0.000130714026909522" calcext:value-type="float">
            <text:p>-0.00013071402691</text:p>
          </table:table-cell>
          <table:table-cell office:value-type="float" office:value="0.00718247761797331" calcext:value-type="float">
            <text:p>0.007182477617973</text:p>
          </table:table-cell>
          <table:table-cell office:value-type="float" office:value="-0.000879582461561254" calcext:value-type="float">
            <text:p>-0.000879582461561</text:p>
          </table:table-cell>
          <table:table-cell table:style-name="ce7" office:value-type="float" office:value="-0.0000333035376483687" calcext:value-type="float">
            <text:p>-3.33E-05</text:p>
          </table:table-cell>
          <table:table-cell table:style-name="ce7" office:value-type="float" office:value="0.000000196377739391311" calcext:value-type="float">
            <text:p>1.96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2028332977347" calcext:value-type="float">
            <text:p>0.262028332977347</text:p>
          </table:table-cell>
          <table:table-cell office:value-type="float" office:value="0.0294323163520781" calcext:value-type="float">
            <text:p>0.029432316352078</text:p>
          </table:table-cell>
          <table:table-cell office:value-type="float" office:value="0.0138177525472128" calcext:value-type="float">
            <text:p>0.013817752547213</text:p>
          </table:table-cell>
          <table:table-cell office:value-type="float" office:value="0.00212413951949681" calcext:value-type="float">
            <text:p>0.002124139519497</text:p>
          </table:table-cell>
          <table:table-cell table:style-name="ce7" office:value-type="float" office:value="-0.000000171720100359672" calcext:value-type="float">
            <text:p>-1.72E-07</text:p>
          </table:table-cell>
          <table:table-cell table:style-name="ce7" office:value-type="float" office:value="-0.000099040894454151" calcext:value-type="float">
            <text:p>-9.90E-05</text:p>
          </table:table-cell>
          <table:table-cell office:value-type="float" office:value="0.00980663273270234" calcext:value-type="float">
            <text:p>0.009806632732702</text:p>
          </table:table-cell>
          <table:table-cell office:value-type="float" office:value="-0.0014617016284645" calcext:value-type="float">
            <text:p>-0.001461701628465</text:p>
          </table:table-cell>
          <table:table-cell office:value-type="float" office:value="-0.000131539044222868" calcext:value-type="float">
            <text:p>-0.000131539044223</text:p>
          </table:table-cell>
          <table:table-cell table:style-name="ce7" office:value-type="float" office:value="0.000000517110098846713" calcext:value-type="float">
            <text:p>5.17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0724847882838" calcext:value-type="float">
            <text:p>0.230724847882838</text:p>
          </table:table-cell>
          <table:table-cell office:value-type="float" office:value="0.0242736110183963" calcext:value-type="float">
            <text:p>0.024273611018396</text:p>
          </table:table-cell>
          <table:table-cell office:value-type="float" office:value="0.00830401208864992" calcext:value-type="float">
            <text:p>0.00830401208865</text:p>
          </table:table-cell>
          <table:table-cell office:value-type="float" office:value="0.00116417532703608" calcext:value-type="float">
            <text:p>0.001164175327036</text:p>
          </table:table-cell>
          <table:table-cell table:style-name="ce7" office:value-type="float" office:value="-0.000000586458089709744" calcext:value-type="float">
            <text:p>-5.86E-07</text:p>
          </table:table-cell>
          <table:table-cell table:style-name="ce7" office:value-type="float" office:value="-0.000073309419164811" calcext:value-type="float">
            <text:p>-7.33E-05</text:p>
          </table:table-cell>
          <table:table-cell office:value-type="float" office:value="0.00724008610304054" calcext:value-type="float">
            <text:p>0.007240086103041</text:p>
          </table:table-cell>
          <table:table-cell office:value-type="float" office:value="-0.00089247959520173" calcext:value-type="float">
            <text:p>-0.000892479595202</text:p>
          </table:table-cell>
          <table:table-cell table:style-name="ce7" office:value-type="float" office:value="-0.000064394578369665" calcext:value-type="float">
            <text:p>-6.44E-05</text:p>
          </table:table-cell>
          <table:table-cell table:style-name="ce7" office:value-type="float" office:value="0.000000161795663020739" calcext:value-type="float">
            <text:p>1.62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4823260886251" calcext:value-type="float">
            <text:p>0.174823260886251</text:p>
          </table:table-cell>
          <table:table-cell office:value-type="float" office:value="0.0140705904269859" calcext:value-type="float">
            <text:p>0.014070590426986</text:p>
          </table:table-cell>
          <table:table-cell office:value-type="float" office:value="0.00337216029399572" calcext:value-type="float">
            <text:p>0.003372160293996</text:p>
          </table:table-cell>
          <table:table-cell office:value-type="float" office:value="0.000374748735009446" calcext:value-type="float">
            <text:p>0.000374748735009</text:p>
          </table:table-cell>
          <table:table-cell table:style-name="ce7" office:value-type="float" office:value="-0.000000420219838953076" calcext:value-type="float">
            <text:p>-4.20E-07</text:p>
          </table:table-cell>
          <table:table-cell table:style-name="ce7" office:value-type="float" office:value="-0.0000443753828975157" calcext:value-type="float">
            <text:p>-4.44E-05</text:p>
          </table:table-cell>
          <table:table-cell office:value-type="float" office:value="0.00412314552997904" calcext:value-type="float">
            <text:p>0.004123145529979</text:p>
          </table:table-cell>
          <table:table-cell office:value-type="float" office:value="-0.000374676444873285" calcext:value-type="float">
            <text:p>-0.000374676444873</text:p>
          </table:table-cell>
          <table:table-cell table:style-name="ce7" office:value-type="float" office:value="-0.0000108871403945878" calcext:value-type="float">
            <text:p>-1.09E-05</text:p>
          </table:table-cell>
          <table:table-cell table:style-name="ce7" office:value-type="float" office:value="0.0000000346553040340983" calcext:value-type="float">
            <text:p>3.47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8424856956898" calcext:value-type="float">
            <text:p>0.208424856956898</text:p>
          </table:table-cell>
          <table:table-cell office:value-type="float" office:value="0.0183009880786797" calcext:value-type="float">
            <text:p>0.01830098807868</text:p>
          </table:table-cell>
          <table:table-cell office:value-type="float" office:value="0.00683565980650761" calcext:value-type="float">
            <text:p>0.006835659806508</text:p>
          </table:table-cell>
          <table:table-cell office:value-type="float" office:value="0.000921661307256768" calcext:value-type="float">
            <text:p>0.000921661307257</text:p>
          </table:table-cell>
          <table:table-cell table:style-name="ce7" office:value-type="float" office:value="-0.000000782246154621132" calcext:value-type="float">
            <text:p>-7.82E-07</text:p>
          </table:table-cell>
          <table:table-cell table:style-name="ce7" office:value-type="float" office:value="-0.0000661216653590372" calcext:value-type="float">
            <text:p>-6.61E-05</text:p>
          </table:table-cell>
          <table:table-cell office:value-type="float" office:value="0.00628498322970593" calcext:value-type="float">
            <text:p>0.006284983229706</text:p>
          </table:table-cell>
          <table:table-cell office:value-type="float" office:value="-0.000739249812406355" calcext:value-type="float">
            <text:p>-0.000739249812406</text:p>
          </table:table-cell>
          <table:table-cell table:style-name="ce7" office:value-type="float" office:value="-0.0000163378819926448" calcext:value-type="float">
            <text:p>-1.63E-05</text:p>
          </table:table-cell>
          <table:table-cell table:style-name="ce7" office:value-type="float" office:value="0.000000129203212698011" calcext:value-type="float">
            <text:p>1.29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026075945651" calcext:value-type="float">
            <text:p>0.18026075945651</text:p>
          </table:table-cell>
          <table:table-cell office:value-type="float" office:value="0.0148085620448844" calcext:value-type="float">
            <text:p>0.014808562044884</text:p>
          </table:table-cell>
          <table:table-cell office:value-type="float" office:value="0.0037571182869931" calcext:value-type="float">
            <text:p>0.003757118286993</text:p>
          </table:table-cell>
          <table:table-cell office:value-type="float" office:value="0.000417467250195351" calcext:value-type="float">
            <text:p>0.000417467250195</text:p>
          </table:table-cell>
          <table:table-cell table:style-name="ce7" office:value-type="float" office:value="-0.000000522360464341825" calcext:value-type="float">
            <text:p>-5.22E-07</text:p>
          </table:table-cell>
          <table:table-cell table:style-name="ce7" office:value-type="float" office:value="-0.0000507590036642049" calcext:value-type="float">
            <text:p>-5.08E-05</text:p>
          </table:table-cell>
          <table:table-cell office:value-type="float" office:value="0.00442134483873834" calcext:value-type="float">
            <text:p>0.004421344838738</text:p>
          </table:table-cell>
          <table:table-cell office:value-type="float" office:value="-0.000417456379599718" calcext:value-type="float">
            <text:p>-0.0004174563796</text:p>
          </table:table-cell>
          <table:table-cell table:style-name="ce7" office:value-type="float" office:value="-0.0000125172654477456" calcext:value-type="float">
            <text:p>-1.25E-05</text:p>
          </table:table-cell>
          <table:table-cell table:style-name="ce7" office:value-type="float" office:value="0.0000000423838788951962" calcext:value-type="float">
            <text:p>4.24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0715402293558" calcext:value-type="float">
            <text:p>0.220715402293558</text:p>
          </table:table-cell>
          <table:table-cell office:value-type="float" office:value="0.0196587167026982" calcext:value-type="float">
            <text:p>0.019658716702698</text:p>
          </table:table-cell>
          <table:table-cell office:value-type="float" office:value="0.00813714944125013" calcext:value-type="float">
            <text:p>0.00813714944125</text:p>
          </table:table-cell>
          <table:table-cell office:value-type="float" office:value="0.000899053047383392" calcext:value-type="float">
            <text:p>0.000899053047383</text:p>
          </table:table-cell>
          <table:table-cell table:style-name="ce7" office:value-type="float" office:value="-0.00000236226406389451" calcext:value-type="float">
            <text:p>-2.36E-06</text:p>
          </table:table-cell>
          <table:table-cell office:value-type="float" office:value="-0.000123895402745508" calcext:value-type="float">
            <text:p>-0.000123895402746</text:p>
          </table:table-cell>
          <table:table-cell office:value-type="float" office:value="0.00726414302672723" calcext:value-type="float">
            <text:p>0.007264143026727</text:p>
          </table:table-cell>
          <table:table-cell office:value-type="float" office:value="-0.000904762049233342" calcext:value-type="float">
            <text:p>-0.000904762049233</text:p>
          </table:table-cell>
          <table:table-cell table:style-name="ce7" office:value-type="float" office:value="-0.0000403903645247793" calcext:value-type="float">
            <text:p>-4.04E-05</text:p>
          </table:table-cell>
          <table:table-cell table:style-name="ce7" office:value-type="float" office:value="0.000000194458323062935" calcext:value-type="float">
            <text:p>1.94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6850655759557" calcext:value-type="float">
            <text:p>0.186850655759557</text:p>
          </table:table-cell>
          <table:table-cell office:value-type="float" office:value="0.0152018387811968" calcext:value-type="float">
            <text:p>0.015201838781197</text:p>
          </table:table-cell>
          <table:table-cell office:value-type="float" office:value="0.00463558742740405" calcext:value-type="float">
            <text:p>0.004635587427404</text:p>
          </table:table-cell>
          <table:table-cell office:value-type="float" office:value="0.000589657886753882" calcext:value-type="float">
            <text:p>0.000589657886754</text:p>
          </table:table-cell>
          <table:table-cell table:style-name="ce7" office:value-type="float" office:value="-0.000000502971678939034" calcext:value-type="float">
            <text:p>-5.03E-07</text:p>
          </table:table-cell>
          <table:table-cell table:style-name="ce7" office:value-type="float" office:value="-0.0000481313806442599" calcext:value-type="float">
            <text:p>-4.81E-05</text:p>
          </table:table-cell>
          <table:table-cell office:value-type="float" office:value="0.00492783219414491" calcext:value-type="float">
            <text:p>0.004927832194145</text:p>
          </table:table-cell>
          <table:table-cell office:value-type="float" office:value="-0.000505741192581271" calcext:value-type="float">
            <text:p>-0.000505741192581</text:p>
          </table:table-cell>
          <table:table-cell table:style-name="ce7" office:value-type="float" office:value="-0.0000103734917674304" calcext:value-type="float">
            <text:p>-1.04E-05</text:p>
          </table:table-cell>
          <table:table-cell table:style-name="ce7" office:value-type="float" office:value="0.0000000621447291201881" calcext:value-type="float">
            <text:p>6.21E-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6" table:formula="of:=AVERAGE([.B24:.B33])" office:value-type="float" office:value="0.208047771441286" calcext:value-type="float">
            <text:p>0.20805</text:p>
          </table:table-cell>
          <table:table-cell table:style-name="ce6" table:formula="of:=AVERAGE([.C24:.C33])" office:value-type="float" office:value="0.0192057797870008" calcext:value-type="float">
            <text:p>0.01921</text:p>
          </table:table-cell>
          <table:table-cell table:style-name="ce6" table:formula="of:=AVERAGE([.D24:.D33])" office:value-type="float" office:value="0.00679228798053774" calcext:value-type="float">
            <text:p>0.00679</text:p>
          </table:table-cell>
          <table:table-cell table:style-name="ce6" table:formula="of:=AVERAGE([.E24:.E33])" office:value-type="float" office:value="0.000861852358730904" calcext:value-type="float">
            <text:p>0.00086</text:p>
          </table:table-cell>
          <table:table-cell table:style-name="ce6" table:formula="of:=AVERAGE([.F24:.F33])" office:value-type="float" office:value="-0.0000010381253453894" calcext:value-type="float">
            <text:p>0.00000</text:p>
          </table:table-cell>
          <table:table-cell table:style-name="ce6" table:formula="of:=AVERAGE([.G24:.G33])" office:value-type="float" office:value="-0.0000804168717509212" calcext:value-type="float">
            <text:p>-0.00008</text:p>
          </table:table-cell>
          <table:table-cell table:style-name="ce6" table:formula="of:=AVERAGE([.H24:.H33])" office:value-type="float" office:value="0.00623474016175698" calcext:value-type="float">
            <text:p>0.00623</text:p>
          </table:table-cell>
          <table:table-cell table:style-name="ce6" table:formula="of:=AVERAGE([.I24:.I33])" office:value-type="float" office:value="-0.000741304452725854" calcext:value-type="float">
            <text:p>-0.00074</text:p>
          </table:table-cell>
          <table:table-cell table:style-name="ce6" table:formula="of:=AVERAGE([.J24:.J33])" office:value-type="float" office:value="-0.0000370580598611072" calcext:value-type="float">
            <text:p>-0.00004</text:p>
          </table:table-cell>
          <table:table-cell table:style-name="ce6" table:formula="of:=AVERAGE([.K24:.K33])" office:value-type="float" office:value="0.000000157015736568056" calcext:value-type="float">
            <text:p>0.00000</text:p>
          </table:table-cell>
        </table:table-row>
        <table:table-row table:style-name="ro1">
          <table:table-cell/>
          <table:table-cell table:style-name="ce6" table:formula="of:=COM.MICROSOFT.STDEV.P([.B24:.B33])" office:value-type="float" office:value="0.0293405049776418" calcext:value-type="float">
            <text:p>0.02934</text:p>
          </table:table-cell>
          <table:table-cell table:style-name="ce6" table:formula="of:=COM.MICROSOFT.STDEV.P([.C24:.C33])" office:value-type="float" office:value="0.0051394517033401" calcext:value-type="float">
            <text:p>0.00514</text:p>
          </table:table-cell>
          <table:table-cell table:style-name="ce6" table:formula="of:=COM.MICROSOFT.STDEV.P([.D24:.D33])" office:value-type="float" office:value="0.00312731833913893" calcext:value-type="float">
            <text:p>0.00313</text:p>
          </table:table-cell>
          <table:table-cell table:style-name="ce6" table:formula="of:=COM.MICROSOFT.STDEV.P([.E24:.E33])" office:value-type="float" office:value="0.000499907501141694" calcext:value-type="float">
            <text:p>0.00050</text:p>
          </table:table-cell>
          <table:table-cell table:style-name="ce6" table:formula="of:=COM.MICROSOFT.STDEV.P([.F24:.F33])" office:value-type="float" office:value="0.000000881364289163535" calcext:value-type="float">
            <text:p>0.00000</text:p>
          </table:table-cell>
          <table:table-cell table:style-name="ce6" table:formula="of:=COM.MICROSOFT.STDEV.P([.G24:.G33])" office:value-type="float" office:value="0.0000362105693174918" calcext:value-type="float">
            <text:p>0.00004</text:p>
          </table:table-cell>
          <table:table-cell table:style-name="ce6" table:formula="of:=COM.MICROSOFT.STDEV.P([.H24:.H33])" office:value-type="float" office:value="0.00181735228220766" calcext:value-type="float">
            <text:p>0.00182</text:p>
          </table:table-cell>
          <table:table-cell table:style-name="ce6" table:formula="of:=COM.MICROSOFT.STDEV.P([.I24:.I33])" office:value-type="float" office:value="0.00033034413383119" calcext:value-type="float">
            <text:p>0.00033</text:p>
          </table:table-cell>
          <table:table-cell table:style-name="ce6" table:formula="of:=COM.MICROSOFT.STDEV.P([.J24:.J33])" office:value-type="float" office:value="0.000035980066775714" calcext:value-type="float">
            <text:p>0.00004</text:p>
          </table:table-cell>
          <table:table-cell table:style-name="ce6" table:formula="of:=COM.MICROSOFT.STDEV.P([.K24:.K33])" office:value-type="float" office:value="0.000000138047350263519" calcext:value-type="float">
            <text:p>0.00000</text:p>
          </table:table-cell>
        </table:table-row>
        <table:table-row table:style-name="ro1">
          <table:table-cell/>
          <table:table-cell table:formula="of:=[.B36]/[.B35]" office:value-type="float" office:value="0.14102773019091" calcext:value-type="float">
            <text:p>0.14102773019091</text:p>
          </table:table-cell>
          <table:table-cell table:formula="of:=[.C36]/[.C35]" office:value-type="float" office:value="0.267599220668908" calcext:value-type="float">
            <text:p>0.267599220668908</text:p>
          </table:table-cell>
          <table:table-cell table:formula="of:=[.D36]/[.D35]" office:value-type="float" office:value="0.460421929709073" calcext:value-type="float">
            <text:p>0.460421929709073</text:p>
          </table:table-cell>
          <table:table-cell table:formula="of:=[.E36]/[.E35]" office:value-type="float" office:value="0.580038444029809" calcext:value-type="float">
            <text:p>0.580038444029809</text:p>
          </table:table-cell>
          <table:table-cell table:formula="of:=[.F36]/[.F35]" office:value-type="float" office:value="-0.848996022568869" calcext:value-type="float">
            <text:p>-0.848996022568869</text:p>
          </table:table-cell>
          <table:table-cell table:formula="of:=[.G36]/[.G35]" office:value-type="float" office:value="-0.450285723991458" calcext:value-type="float">
            <text:p>-0.450285723991458</text:p>
          </table:table-cell>
          <table:table-cell table:formula="of:=[.H36]/[.H35]" office:value-type="float" office:value="0.291488054843896" calcext:value-type="float">
            <text:p>0.291488054843896</text:p>
          </table:table-cell>
          <table:table-cell table:formula="of:=[.I36]/[.I35]" office:value-type="float" office:value="-0.445625454719016" calcext:value-type="float">
            <text:p>-0.445625454719016</text:p>
          </table:table-cell>
          <table:table-cell table:formula="of:=[.J36]/[.J35]" office:value-type="float" office:value="-0.970910698254753" calcext:value-type="float">
            <text:p>-0.970910698254753</text:p>
          </table:table-cell>
          <table:table-cell table:formula="of:=[.K36]/[.K35]" office:value-type="float" office:value="0.879194361538944" calcext:value-type="float">
            <text:p>0.879194361538944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5470077247615" calcext:value-type="float">
            <text:p>0.165470077247615</text:p>
          </table:table-cell>
          <table:table-cell office:value-type="float" office:value="0.014441213912483" calcext:value-type="float">
            <text:p>0.014441213912483</text:p>
          </table:table-cell>
          <table:table-cell office:value-type="float" office:value="0.00223896291873846" calcext:value-type="float">
            <text:p>0.002238962918738</text:p>
          </table:table-cell>
          <table:table-cell office:value-type="float" office:value="0.00025727305741456" calcext:value-type="float">
            <text:p>0.000257273057415</text:p>
          </table:table-cell>
          <table:table-cell table:style-name="ce7" office:value-type="float" office:value="-0.00000017228491971814" calcext:value-type="float">
            <text:p>-1.72E-07</text:p>
          </table:table-cell>
          <table:table-cell table:style-name="ce7" office:value-type="float" office:value="-0.0000285971218143227" calcext:value-type="float">
            <text:p>-2.86E-05</text:p>
          </table:table-cell>
          <table:table-cell office:value-type="float" office:value="0.0032347831379622" calcext:value-type="float">
            <text:p>0.003234783137962</text:p>
          </table:table-cell>
          <table:table-cell office:value-type="float" office:value="-0.000247711232665488" calcext:value-type="float">
            <text:p>-0.000247711232665</text:p>
          </table:table-cell>
          <table:table-cell table:style-name="ce7" office:value-type="float" office:value="-0.00000712802768177002" calcext:value-type="float">
            <text:p>-7.13E-06</text:p>
          </table:table-cell>
          <table:table-cell table:style-name="ce7" office:value-type="float" office:value="0.0000000158022109960617" calcext:value-type="float">
            <text:p>1.58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1134006054936" calcext:value-type="float">
            <text:p>0.141134006054936</text:p>
          </table:table-cell>
          <table:table-cell office:value-type="float" office:value="0.00994117273410086" calcext:value-type="float">
            <text:p>0.009941172734101</text:p>
          </table:table-cell>
          <table:table-cell office:value-type="float" office:value="0.0016227972680517" calcext:value-type="float">
            <text:p>0.001622797268052</text:p>
          </table:table-cell>
          <table:table-cell office:value-type="float" office:value="0.000208812351566316" calcext:value-type="float">
            <text:p>0.000208812351566</text:p>
          </table:table-cell>
          <table:table-cell table:style-name="ce7" office:value-type="float" office:value="-0.0000000588111943718838" calcext:value-type="float">
            <text:p>-5.88E-08</text:p>
          </table:table-cell>
          <table:table-cell table:style-name="ce7" office:value-type="float" office:value="-0.0000122984865142555" calcext:value-type="float">
            <text:p>-1.23E-05</text:p>
          </table:table-cell>
          <table:table-cell office:value-type="float" office:value="0.00249440873275348" calcext:value-type="float">
            <text:p>0.002494408732753</text:p>
          </table:table-cell>
          <table:table-cell office:value-type="float" office:value="-0.000176748114560673" calcext:value-type="float">
            <text:p>-0.000176748114561</text:p>
          </table:table-cell>
          <table:table-cell table:style-name="ce7" office:value-type="float" office:value="-0.00000626665554676763" calcext:value-type="float">
            <text:p>-6.27E-06</text:p>
          </table:table-cell>
          <table:table-cell table:style-name="ce7" office:value-type="float" office:value="0.00000000577669980792616" calcext:value-type="float">
            <text:p>5.78E-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8605444944554" calcext:value-type="float">
            <text:p>0.168605444944554</text:p>
          </table:table-cell>
          <table:table-cell office:value-type="float" office:value="0.0152698660016542" calcext:value-type="float">
            <text:p>0.015269866001654</text:p>
          </table:table-cell>
          <table:table-cell office:value-type="float" office:value="0.00225278362885562" calcext:value-type="float">
            <text:p>0.002252783628856</text:p>
          </table:table-cell>
          <table:table-cell office:value-type="float" office:value="0.000249710727897432" calcext:value-type="float">
            <text:p>0.000249710727897</text:p>
          </table:table-cell>
          <table:table-cell table:style-name="ce7" office:value-type="float" office:value="-0.00000018725683909712" calcext:value-type="float">
            <text:p>-1.87E-07</text:p>
          </table:table-cell>
          <table:table-cell table:style-name="ce7" office:value-type="float" office:value="-0.0000308535995880051" calcext:value-type="float">
            <text:p>-3.09E-05</text:p>
          </table:table-cell>
          <table:table-cell office:value-type="float" office:value="0.00328948251582422" calcext:value-type="float">
            <text:p>0.003289482515824</text:p>
          </table:table-cell>
          <table:table-cell office:value-type="float" office:value="-0.000250384112619774" calcext:value-type="float">
            <text:p>-0.00025038411262</text:p>
          </table:table-cell>
          <table:table-cell table:style-name="ce7" office:value-type="float" office:value="-0.00000572240687383027" calcext:value-type="float">
            <text:p>-5.72E-06</text:p>
          </table:table-cell>
          <table:table-cell table:style-name="ce7" office:value-type="float" office:value="0.0000000154599797691795" calcext:value-type="float">
            <text:p>1.55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0717674484401" calcext:value-type="float">
            <text:p>0.140717674484401</text:p>
          </table:table-cell>
          <table:table-cell office:value-type="float" office:value="0.00957937867360715" calcext:value-type="float">
            <text:p>0.009579378673607</text:p>
          </table:table-cell>
          <table:table-cell office:value-type="float" office:value="0.00167677942384992" calcext:value-type="float">
            <text:p>0.00167677942385</text:p>
          </table:table-cell>
          <table:table-cell office:value-type="float" office:value="0.000217018275394364" calcext:value-type="float">
            <text:p>0.000217018275394</text:p>
          </table:table-cell>
          <table:table-cell table:style-name="ce7" office:value-type="float" office:value="-0.0000000642143767385302" calcext:value-type="float">
            <text:p>-6.42E-08</text:p>
          </table:table-cell>
          <table:table-cell table:style-name="ce7" office:value-type="float" office:value="-0.0000143108435017151" calcext:value-type="float">
            <text:p>-1.43E-05</text:p>
          </table:table-cell>
          <table:table-cell office:value-type="float" office:value="0.00255552130967271" calcext:value-type="float">
            <text:p>0.002555521309673</text:p>
          </table:table-cell>
          <table:table-cell office:value-type="float" office:value="-0.000182470143556945" calcext:value-type="float">
            <text:p>-0.000182470143557</text:p>
          </table:table-cell>
          <table:table-cell table:style-name="ce7" office:value-type="float" office:value="-0.00000627703681401567" calcext:value-type="float">
            <text:p>-6.28E-06</text:p>
          </table:table-cell>
          <table:table-cell table:style-name="ce7" office:value-type="float" office:value="0.00000000925036022389848" calcext:value-type="float">
            <text:p>9.25E-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7135341890638" calcext:value-type="float">
            <text:p>0.177135341890638</text:p>
          </table:table-cell>
          <table:table-cell office:value-type="float" office:value="0.0174683262386879" calcext:value-type="float">
            <text:p>0.017468326238688</text:p>
          </table:table-cell>
          <table:table-cell office:value-type="float" office:value="0.00256617363043961" calcext:value-type="float">
            <text:p>0.00256617363044</text:p>
          </table:table-cell>
          <table:table-cell office:value-type="float" office:value="0.000363972685201081" calcext:value-type="float">
            <text:p>0.000363972685201</text:p>
          </table:table-cell>
          <table:table-cell table:style-name="ce7" office:value-type="float" office:value="-0.0000000723937412783779" calcext:value-type="float">
            <text:p>-7.24E-08</text:p>
          </table:table-cell>
          <table:table-cell table:style-name="ce7" office:value-type="float" office:value="-0.0000223177392621943" calcext:value-type="float">
            <text:p>-2.23E-05</text:p>
          </table:table-cell>
          <table:table-cell office:value-type="float" office:value="0.00347715077700631" calcext:value-type="float">
            <text:p>0.003477150777006</text:p>
          </table:table-cell>
          <table:table-cell office:value-type="float" office:value="-0.000275275118154816" calcext:value-type="float">
            <text:p>-0.000275275118155</text:p>
          </table:table-cell>
          <table:table-cell table:style-name="ce7" office:value-type="float" office:value="-0.0000128948751141452" calcext:value-type="float">
            <text:p>-1.29E-05</text:p>
          </table:table-cell>
          <table:table-cell table:style-name="ce7" office:value-type="float" office:value="0.0000000189932924509244" calcext:value-type="float">
            <text:p>1.90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9837654923978" calcext:value-type="float">
            <text:p>0.169837654923978</text:p>
          </table:table-cell>
          <table:table-cell office:value-type="float" office:value="0.0155117601968615" calcext:value-type="float">
            <text:p>0.015511760196862</text:p>
          </table:table-cell>
          <table:table-cell office:value-type="float" office:value="0.00230014513181574" calcext:value-type="float">
            <text:p>0.002300145131816</text:p>
          </table:table-cell>
          <table:table-cell office:value-type="float" office:value="0.000255773612696612" calcext:value-type="float">
            <text:p>0.000255773612697</text:p>
          </table:table-cell>
          <table:table-cell table:style-name="ce7" office:value-type="float" office:value="-0.000000196054226124568" calcext:value-type="float">
            <text:p>-1.96E-07</text:p>
          </table:table-cell>
          <table:table-cell table:style-name="ce7" office:value-type="float" office:value="-0.0000318432333602163" calcext:value-type="float">
            <text:p>-3.18E-05</text:p>
          </table:table-cell>
          <table:table-cell office:value-type="float" office:value="0.00333326720830364" calcext:value-type="float">
            <text:p>0.003333267208304</text:p>
          </table:table-cell>
          <table:table-cell office:value-type="float" office:value="-0.000255546439889891" calcext:value-type="float">
            <text:p>-0.00025554643989</text:p>
          </table:table-cell>
          <table:table-cell table:style-name="ce7" office:value-type="float" office:value="-0.00000588594022107184" calcext:value-type="float">
            <text:p>-5.89E-06</text:p>
          </table:table-cell>
          <table:table-cell table:style-name="ce7" office:value-type="float" office:value="0.0000000164431274905089" calcext:value-type="float">
            <text:p>1.64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2427066190951" calcext:value-type="float">
            <text:p>0.152427066190951</text:p>
          </table:table-cell>
          <table:table-cell office:value-type="float" office:value="0.0115469179256955" calcext:value-type="float">
            <text:p>0.011546917925696</text:p>
          </table:table-cell>
          <table:table-cell office:value-type="float" office:value="0.0019830919952137" calcext:value-type="float">
            <text:p>0.001983091995214</text:p>
          </table:table-cell>
          <table:table-cell office:value-type="float" office:value="0.000241114057611055" calcext:value-type="float">
            <text:p>0.000241114057611</text:p>
          </table:table-cell>
          <table:table-cell table:style-name="ce7" office:value-type="float" office:value="-0.000000105917053554243" calcext:value-type="float">
            <text:p>-1.06E-07</text:p>
          </table:table-cell>
          <table:table-cell table:style-name="ce7" office:value-type="float" office:value="-0.0000201864339277617" calcext:value-type="float">
            <text:p>-2.02E-05</text:p>
          </table:table-cell>
          <table:table-cell office:value-type="float" office:value="0.00292177314547129" calcext:value-type="float">
            <text:p>0.002921773145471</text:p>
          </table:table-cell>
          <table:table-cell office:value-type="float" office:value="-0.00021774724220033" calcext:value-type="float">
            <text:p>-0.0002177472422</text:p>
          </table:table-cell>
          <table:table-cell table:style-name="ce7" office:value-type="float" office:value="-0.00000332502664140129" calcext:value-type="float">
            <text:p>-3.33E-06</text:p>
          </table:table-cell>
          <table:table-cell table:style-name="ce7" office:value-type="float" office:value="0.0000000096602192455419" calcext:value-type="float">
            <text:p>9.66E-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3403644480843" calcext:value-type="float">
            <text:p>0.173403644480843</text:p>
          </table:table-cell>
          <table:table-cell office:value-type="float" office:value="0.0162565486748271" calcext:value-type="float">
            <text:p>0.016256548674827</text:p>
          </table:table-cell>
          <table:table-cell office:value-type="float" office:value="0.00241811320363793" calcext:value-type="float">
            <text:p>0.002418113203638</text:p>
          </table:table-cell>
          <table:table-cell office:value-type="float" office:value="0.00026878223017356" calcext:value-type="float">
            <text:p>0.000268782230174</text:p>
          </table:table-cell>
          <table:table-cell table:style-name="ce7" office:value-type="float" office:value="-0.000000216340244556136" calcext:value-type="float">
            <text:p>-2.16E-07</text:p>
          </table:table-cell>
          <table:table-cell table:style-name="ce7" office:value-type="float" office:value="-0.0000342317970945489" calcext:value-type="float">
            <text:p>-3.42E-05</text:p>
          </table:table-cell>
          <table:table-cell office:value-type="float" office:value="0.00345306881110284" calcext:value-type="float">
            <text:p>0.003453068811103</text:p>
          </table:table-cell>
          <table:table-cell office:value-type="float" office:value="-0.000268666371683046" calcext:value-type="float">
            <text:p>-0.000268666371683</text:p>
          </table:table-cell>
          <table:table-cell table:style-name="ce7" office:value-type="float" office:value="-0.00000636551178642665" calcext:value-type="float">
            <text:p>-6.37E-06</text:p>
          </table:table-cell>
          <table:table-cell table:style-name="ce7" office:value-type="float" office:value="0.0000000179101434193238" calcext:value-type="float">
            <text:p>1.79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8261273540382" calcext:value-type="float">
            <text:p>0.128261273540382</text:p>
          </table:table-cell>
          <table:table-cell office:value-type="float" office:value="0.00749730538702759" calcext:value-type="float">
            <text:p>0.007497305387028</text:p>
          </table:table-cell>
          <table:table-cell office:value-type="float" office:value="0.00136490671590111" calcext:value-type="float">
            <text:p>0.001364906715901</text:p>
          </table:table-cell>
          <table:table-cell office:value-type="float" office:value="0.000156137262117827" calcext:value-type="float">
            <text:p>0.000156137262118</text:p>
          </table:table-cell>
          <table:table-cell table:style-name="ce7" office:value-type="float" office:value="-0.0000000665804723455221" calcext:value-type="float">
            <text:p>-6.66E-08</text:p>
          </table:table-cell>
          <table:table-cell table:style-name="ce7" office:value-type="float" office:value="-0.0000129107919593204" calcext:value-type="float">
            <text:p>-1.29E-05</text:p>
          </table:table-cell>
          <table:table-cell office:value-type="float" office:value="0.0022384122257933" calcext:value-type="float">
            <text:p>0.002238412225793</text:p>
          </table:table-cell>
          <table:table-cell office:value-type="float" office:value="-0.00015109618172291" calcext:value-type="float">
            <text:p>-0.000151096181723</text:p>
          </table:table-cell>
          <table:table-cell table:style-name="ce7" office:value-type="float" office:value="-0.00000365595598413202" calcext:value-type="float">
            <text:p>-3.66E-06</text:p>
          </table:table-cell>
          <table:table-cell table:style-name="ce7" office:value-type="float" office:value="0.00000000626707485197539" calcext:value-type="float">
            <text:p>6.27E-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4429844184608" calcext:value-type="float">
            <text:p>0.154429844184608</text:p>
          </table:table-cell>
          <table:table-cell office:value-type="float" office:value="0.0123015381216585" calcext:value-type="float">
            <text:p>0.012301538121659</text:p>
          </table:table-cell>
          <table:table-cell office:value-type="float" office:value="0.0019604784555132" calcext:value-type="float">
            <text:p>0.001960478455513</text:p>
          </table:table-cell>
          <table:table-cell office:value-type="float" office:value="0.000247103755657275" calcext:value-type="float">
            <text:p>0.000247103755657</text:p>
          </table:table-cell>
          <table:table-cell table:style-name="ce7" office:value-type="float" office:value="-0.000000098356572005707" calcext:value-type="float">
            <text:p>-9.84E-08</text:p>
          </table:table-cell>
          <table:table-cell table:style-name="ce7" office:value-type="float" office:value="-0.0000193149236070651" calcext:value-type="float">
            <text:p>-1.93E-05</text:p>
          </table:table-cell>
          <table:table-cell office:value-type="float" office:value="0.00288675966330597" calcext:value-type="float">
            <text:p>0.002886759663306</text:p>
          </table:table-cell>
          <table:table-cell office:value-type="float" office:value="-0.000214171837481991" calcext:value-type="float">
            <text:p>-0.000214171837482</text:p>
          </table:table-cell>
          <table:table-cell table:style-name="ce7" office:value-type="float" office:value="-0.00000267340435000992" calcext:value-type="float">
            <text:p>-2.67E-06</text:p>
          </table:table-cell>
          <table:table-cell table:style-name="ce7" office:value-type="float" office:value="0.0000000120805515920684" calcext:value-type="float">
            <text:p>1.21E-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6" table:formula="of:=AVERAGE([.B44:.B53])" office:value-type="float" office:value="0.157142202794291" calcext:value-type="float">
            <text:p>0.15714</text:p>
          </table:table-cell>
          <table:table-cell table:style-name="ce6" table:formula="of:=AVERAGE([.C44:.C53])" office:value-type="float" office:value="0.0129814027866603" calcext:value-type="float">
            <text:p>0.01298</text:p>
          </table:table-cell>
          <table:table-cell table:style-name="ce6" table:formula="of:=AVERAGE([.D44:.D53])" office:value-type="float" office:value="0.0020384232372017" calcext:value-type="float">
            <text:p>0.00204</text:p>
          </table:table-cell>
          <table:table-cell table:style-name="ce6" table:formula="of:=AVERAGE([.E44:.E53])" office:value-type="float" office:value="0.000246569801573008" calcext:value-type="float">
            <text:p>0.00025</text:p>
          </table:table-cell>
          <table:table-cell table:style-name="ce6" table:formula="of:=AVERAGE([.F44:.F53])" office:value-type="float" office:value="-0.000000123820963979023" calcext:value-type="float">
            <text:p>0.00000</text:p>
          </table:table-cell>
          <table:table-cell table:style-name="ce6" table:formula="of:=AVERAGE([.G44:.G53])" office:value-type="float" office:value="-0.0000226864970629405" calcext:value-type="float">
            <text:p>-0.00002</text:p>
          </table:table-cell>
          <table:table-cell table:style-name="ce6" table:formula="of:=AVERAGE([.H44:.H53])" office:value-type="float" office:value="0.0029884627527196" calcext:value-type="float">
            <text:p>0.00299</text:p>
          </table:table-cell>
          <table:table-cell table:style-name="ce6" table:formula="of:=AVERAGE([.I44:.I53])" office:value-type="float" office:value="-0.000223981679453586" calcext:value-type="float">
            <text:p>-0.00022</text:p>
          </table:table-cell>
          <table:table-cell table:style-name="ce6" table:formula="of:=AVERAGE([.J44:.J53])" office:value-type="float" office:value="-0.00000601948410135705" calcext:value-type="float">
            <text:p>-0.00001</text:p>
          </table:table-cell>
          <table:table-cell table:style-name="ce6" table:formula="of:=AVERAGE([.K44:.K53])" office:value-type="float" office:value="0.0000000127643659847409" calcext:value-type="float">
            <text:p>0.00000</text:p>
          </table:table-cell>
        </table:table-row>
        <table:table-row table:style-name="ro1">
          <table:table-cell/>
          <table:table-cell table:style-name="ce6" table:formula="of:=COM.MICROSOFT.STDEV.P([.B44:.B53])" office:value-type="float" office:value="0.0155429050854958" calcext:value-type="float">
            <text:p>0.01554</text:p>
          </table:table-cell>
          <table:table-cell table:style-name="ce6" table:formula="of:=COM.MICROSOFT.STDEV.P([.C44:.C53])" office:value-type="float" office:value="0.00313116492047195" calcext:value-type="float">
            <text:p>0.00313</text:p>
          </table:table-cell>
          <table:table-cell table:style-name="ce6" table:formula="of:=COM.MICROSOFT.STDEV.P([.D44:.D53])" office:value-type="float" office:value="0.000366557290671064" calcext:value-type="float">
            <text:p>0.00037</text:p>
          </table:table-cell>
          <table:table-cell table:style-name="ce6" table:formula="of:=COM.MICROSOFT.STDEV.P([.E44:.E53])" office:value-type="float" office:value="0.0000499929759900888" calcext:value-type="float">
            <text:p>0.00005</text:p>
          </table:table-cell>
          <table:table-cell table:style-name="ce6" table:formula="of:=COM.MICROSOFT.STDEV.P([.F44:.F53])" office:value-type="float" office:value="0.00000005900827100299" calcext:value-type="float">
            <text:p>0.00000</text:p>
          </table:table-cell>
          <table:table-cell table:style-name="ce6" table:formula="of:=COM.MICROSOFT.STDEV.P([.G44:.G53])" office:value-type="float" office:value="0.00000781125708588785" calcext:value-type="float">
            <text:p>0.00001</text:p>
          </table:table-cell>
          <table:table-cell table:style-name="ce6" table:formula="of:=COM.MICROSOFT.STDEV.P([.H44:.H53])" office:value-type="float" office:value="0.000416382756598989" calcext:value-type="float">
            <text:p>0.00042</text:p>
          </table:table-cell>
          <table:table-cell table:style-name="ce6" table:formula="of:=COM.MICROSOFT.STDEV.P([.I44:.I53])" office:value-type="float" office:value="0.0000403557518817122" calcext:value-type="float">
            <text:p>0.00004</text:p>
          </table:table-cell>
          <table:table-cell table:style-name="ce6" table:formula="of:=COM.MICROSOFT.STDEV.P([.J44:.J53])" office:value-type="float" office:value="0.00000269992106263013" calcext:value-type="float">
            <text:p>0.00000</text:p>
          </table:table-cell>
          <table:table-cell table:style-name="ce6" table:formula="of:=COM.MICROSOFT.STDEV.P([.K44:.K53])" office:value-type="float" office:value="0.0000000045694694307241" calcext:value-type="float">
            <text:p>0.00000</text:p>
          </table:table-cell>
        </table:table-row>
        <table:table-row table:style-name="ro1">
          <table:table-cell/>
          <table:table-cell table:formula="of:=[.B56]/[.B55]" office:value-type="float" office:value="0.0989098078626435" calcext:value-type="float">
            <text:p>0.098909807862644</text:p>
          </table:table-cell>
          <table:table-cell table:formula="of:=[.C56]/[.C55]" office:value-type="float" office:value="0.241203895444145" calcext:value-type="float">
            <text:p>0.241203895444145</text:p>
          </table:table-cell>
          <table:table-cell table:formula="of:=[.D56]/[.D55]" office:value-type="float" office:value="0.179823936453092" calcext:value-type="float">
            <text:p>0.179823936453092</text:p>
          </table:table-cell>
          <table:table-cell table:formula="of:=[.E56]/[.E55]" office:value-type="float" office:value="0.202753847677839" calcext:value-type="float">
            <text:p>0.202753847677839</text:p>
          </table:table-cell>
          <table:table-cell table:formula="of:=[.F56]/[.F55]" office:value-type="float" office:value="-0.476561230883221" calcext:value-type="float">
            <text:p>-0.476561230883221</text:p>
          </table:table-cell>
          <table:table-cell table:formula="of:=[.G56]/[.G55]" office:value-type="float" office:value="-0.344313053893539" calcext:value-type="float">
            <text:p>-0.344313053893539</text:p>
          </table:table-cell>
          <table:table-cell table:formula="of:=[.H56]/[.H55]" office:value-type="float" office:value="0.139330080731328" calcext:value-type="float">
            <text:p>0.139330080731328</text:p>
          </table:table-cell>
          <table:table-cell table:formula="of:=[.I56]/[.I55]" office:value-type="float" office:value="-0.180174342741612" calcext:value-type="float">
            <text:p>-0.180174342741612</text:p>
          </table:table-cell>
          <table:table-cell table:formula="of:=[.J56]/[.J55]" office:value-type="float" office:value="-0.448530308772051" calcext:value-type="float">
            <text:p>-0.448530308772051</text:p>
          </table:table-cell>
          <table:table-cell table:formula="of:=[.K56]/[.K55]" office:value-type="float" office:value="0.357986400279235" calcext:value-type="float">
            <text:p>0.357986400279235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3" table:number-columns-repeated="10" table:default-cell-style-name="ce11"/>
        <table:table-column table:style-name="co1" table:number-columns-repeated="2" table:default-cell-style-name="Default"/>
        <table:table-column table:style-name="co3" table:number-columns-repeated="10" table:default-cell-style-name="ce5"/>
        <table:table-column table:style-name="co1" table:number-columns-repeated="3" table:default-cell-style-name="Default"/>
        <table:table-column table:style-name="co3" table:number-columns-repeated="10" table:default-cell-style-name="ce1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4275891495055" calcext:value-type="float">
            <text:p>0.19427589</text:p>
          </table:table-cell>
          <table:table-cell office:value-type="float" office:value="0.014051162164105" calcext:value-type="float">
            <text:p>0.01405116</text:p>
          </table:table-cell>
          <table:table-cell office:value-type="float" office:value="0.00622293704304403" calcext:value-type="float">
            <text:p>0.00622294</text:p>
          </table:table-cell>
          <table:table-cell office:value-type="float" office:value="0.000726220895593171" calcext:value-type="float">
            <text:p>0.00072622</text:p>
          </table:table-cell>
          <table:table-cell office:value-type="float" office:value="-0.00000134537515186144" calcext:value-type="float">
            <text:p>-0.00000135</text:p>
          </table:table-cell>
          <table:table-cell office:value-type="float" office:value="-0.0000773596227359061" calcext:value-type="float">
            <text:p>-0.00007736</text:p>
          </table:table-cell>
          <table:table-cell office:value-type="float" office:value="0.00592298996302338" calcext:value-type="float">
            <text:p>0.00592299</text:p>
          </table:table-cell>
          <table:table-cell office:value-type="float" office:value="-0.000687089518431357" calcext:value-type="float">
            <text:p>-0.00068709</text:p>
          </table:table-cell>
          <table:table-cell office:value-type="float" office:value="-0.0000211056409516717" calcext:value-type="float">
            <text:p>-0.00002111</text:p>
          </table:table-cell>
          <table:table-cell office:value-type="float" office:value="0.000000132098888060617" calcext:value-type="float">
            <text:p>0.000000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7144067527274" calcext:value-type="float">
            <text:p>0.177144068</text:p>
          </table:table-cell>
          <table:table-cell office:value-type="float" office:value="0.0127861061625911" calcext:value-type="float">
            <text:p>0.012786106</text:p>
          </table:table-cell>
          <table:table-cell office:value-type="float" office:value="0.00420394327039298" calcext:value-type="float">
            <text:p>0.004203943</text:p>
          </table:table-cell>
          <table:table-cell office:value-type="float" office:value="0.000474126304432915" calcext:value-type="float">
            <text:p>0.000474126</text:p>
          </table:table-cell>
          <table:table-cell office:value-type="float" office:value="-0.000000651624673871755" calcext:value-type="float">
            <text:p>-0.000000652</text:p>
          </table:table-cell>
          <table:table-cell office:value-type="float" office:value="-0.000052414854776542" calcext:value-type="float">
            <text:p>-0.000052415</text:p>
          </table:table-cell>
          <table:table-cell office:value-type="float" office:value="0.00464847862437912" calcext:value-type="float">
            <text:p>0.004648479</text:p>
          </table:table-cell>
          <table:table-cell office:value-type="float" office:value="-0.000466227120745008" calcext:value-type="float">
            <text:p>-0.000466227</text:p>
          </table:table-cell>
          <table:table-cell office:value-type="float" office:value="-0.0000133322691982032" calcext:value-type="float">
            <text:p>-0.000013332</text:p>
          </table:table-cell>
          <table:table-cell office:value-type="float" office:value="0.0000000604304003015512" calcext:value-type="float">
            <text:p>0.0000000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21498010128473" calcext:value-type="float">
            <text:p>0.12149801</text:p>
          </table:table-cell>
          <table:table-cell office:value-type="float" office:value="0.00650844196506265" calcext:value-type="float">
            <text:p>0.00650844</text:p>
          </table:table-cell>
          <table:table-cell office:value-type="float" office:value="0.00121979272148359" calcext:value-type="float">
            <text:p>0.00121979</text:p>
          </table:table-cell>
          <table:table-cell office:value-type="float" office:value="0.000138857257680325" calcext:value-type="float">
            <text:p>0.00013886</text:p>
          </table:table-cell>
          <table:table-cell office:value-type="float" office:value="-0.0000000535399568478916" calcext:value-type="float">
            <text:p>-0.00000005</text:p>
          </table:table-cell>
          <table:table-cell office:value-type="float" office:value="-0.0000107506358493762" calcext:value-type="float">
            <text:p>-0.00001075</text:p>
          </table:table-cell>
          <table:table-cell office:value-type="float" office:value="0.00206333112502896" calcext:value-type="float">
            <text:p>0.00206333</text:p>
          </table:table-cell>
          <table:table-cell office:value-type="float" office:value="-0.000135116932975408" calcext:value-type="float">
            <text:p>-0.00013512</text:p>
          </table:table-cell>
          <table:table-cell office:value-type="float" office:value="-0.00000232456335659873" calcext:value-type="float">
            <text:p>-0.00000232</text:p>
          </table:table-cell>
          <table:table-cell office:value-type="float" office:value="0.00000000484512746645396" calcext:value-type="float">
            <text:p>0.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0329403525639" calcext:value-type="float">
            <text:p>0.21032940</text:p>
          </table:table-cell>
          <table:table-cell office:value-type="float" office:value="0.0177272708758592" calcext:value-type="float">
            <text:p>0.01772727</text:p>
          </table:table-cell>
          <table:table-cell office:value-type="float" office:value="0.00712227574290115" calcext:value-type="float">
            <text:p>0.00712228</text:p>
          </table:table-cell>
          <table:table-cell office:value-type="float" office:value="0.000787690970226947" calcext:value-type="float">
            <text:p>0.00078769</text:p>
          </table:table-cell>
          <table:table-cell office:value-type="float" office:value="-0.00000186562819576967" calcext:value-type="float">
            <text:p>-0.00000187</text:p>
          </table:table-cell>
          <table:table-cell office:value-type="float" office:value="-0.000104851847116874" calcext:value-type="float">
            <text:p>-0.00010485</text:p>
          </table:table-cell>
          <table:table-cell office:value-type="float" office:value="0.00662779677789794" calcext:value-type="float">
            <text:p>0.00662780</text:p>
          </table:table-cell>
          <table:table-cell office:value-type="float" office:value="-0.000791823096584276" calcext:value-type="float">
            <text:p>-0.00079182</text:p>
          </table:table-cell>
          <table:table-cell office:value-type="float" office:value="-0.0000304414335198832" calcext:value-type="float">
            <text:p>-0.00003044</text:p>
          </table:table-cell>
          <table:table-cell office:value-type="float" office:value="0.000000158707522623392" calcext:value-type="float">
            <text:p>0.000000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5081967785589" calcext:value-type="float">
            <text:p>0.165081968</text:p>
          </table:table-cell>
          <table:table-cell office:value-type="float" office:value="0.0118152841311981" calcext:value-type="float">
            <text:p>0.011815284</text:p>
          </table:table-cell>
          <table:table-cell office:value-type="float" office:value="0.00311276748674555" calcext:value-type="float">
            <text:p>0.003112767</text:p>
          </table:table-cell>
          <table:table-cell office:value-type="float" office:value="0.000346463540086262" calcext:value-type="float">
            <text:p>0.000346464</text:p>
          </table:table-cell>
          <table:table-cell office:value-type="float" office:value="-0.000000359790659926037" calcext:value-type="float">
            <text:p>-0.000000360</text:p>
          </table:table-cell>
          <table:table-cell office:value-type="float" office:value="-0.0000376557130637353" calcext:value-type="float">
            <text:p>-0.000037656</text:p>
          </table:table-cell>
          <table:table-cell office:value-type="float" office:value="0.00385919298919107" calcext:value-type="float">
            <text:p>0.003859193</text:p>
          </table:table-cell>
          <table:table-cell office:value-type="float" office:value="-0.00034578799333241" calcext:value-type="float">
            <text:p>-0.000345788</text:p>
          </table:table-cell>
          <table:table-cell office:value-type="float" office:value="-0.00000964935207652368" calcext:value-type="float">
            <text:p>-0.000009649</text:p>
          </table:table-cell>
          <table:table-cell office:value-type="float" office:value="0.0000000310036555543294" calcext:value-type="float">
            <text:p>0.0000000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3201195644294" calcext:value-type="float">
            <text:p>0.15320120</text:p>
          </table:table-cell>
          <table:table-cell office:value-type="float" office:value="0.0120747682557726" calcext:value-type="float">
            <text:p>0.01207477</text:p>
          </table:table-cell>
          <table:table-cell office:value-type="float" office:value="0.001861350241641" calcext:value-type="float">
            <text:p>0.00186135</text:p>
          </table:table-cell>
          <table:table-cell office:value-type="float" office:value="0.00020808628014958" calcext:value-type="float">
            <text:p>0.00020809</text:p>
          </table:table-cell>
          <table:table-cell office:value-type="float" office:value="-0.000000129451964753086" calcext:value-type="float">
            <text:p>-0.00000013</text:p>
          </table:table-cell>
          <table:table-cell office:value-type="float" office:value="-0.0000228534753114076" calcext:value-type="float">
            <text:p>-0.00002285</text:p>
          </table:table-cell>
          <table:table-cell office:value-type="float" office:value="0.00284895952276718" calcext:value-type="float">
            <text:p>0.00284896</text:p>
          </table:table-cell>
          <table:table-cell office:value-type="float" office:value="-0.000206657995186427" calcext:value-type="float">
            <text:p>-0.00020666</text:p>
          </table:table-cell>
          <table:table-cell office:value-type="float" office:value="-0.00000431308737461844" calcext:value-type="float">
            <text:p>-0.00000431</text:p>
          </table:table-cell>
          <table:table-cell office:value-type="float" office:value="0.0000000115789287278092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494944836323" calcext:value-type="float">
            <text:p>0.19649494</text:p>
          </table:table-cell>
          <table:table-cell office:value-type="float" office:value="0.0160718238996948" calcext:value-type="float">
            <text:p>0.01607182</text:p>
          </table:table-cell>
          <table:table-cell office:value-type="float" office:value="0.00553415464416759" calcext:value-type="float">
            <text:p>0.00553415</text:p>
          </table:table-cell>
          <table:table-cell office:value-type="float" office:value="0.000652177611323518" calcext:value-type="float">
            <text:p>0.00065218</text:p>
          </table:table-cell>
          <table:table-cell office:value-type="float" office:value="-0.000000768714481357812" calcext:value-type="float">
            <text:p>-0.00000077</text:p>
          </table:table-cell>
          <table:table-cell office:value-type="float" office:value="-0.0000630586976665985" calcext:value-type="float">
            <text:p>-0.00006306</text:p>
          </table:table-cell>
          <table:table-cell office:value-type="float" office:value="0.00563460986163368" calcext:value-type="float">
            <text:p>0.00563461</text:p>
          </table:table-cell>
          <table:table-cell office:value-type="float" office:value="-0.000610247129105508" calcext:value-type="float">
            <text:p>-0.00061025</text:p>
          </table:table-cell>
          <table:table-cell office:value-type="float" office:value="-0.0000314236685257294" calcext:value-type="float">
            <text:p>-0.00003142</text:p>
          </table:table-cell>
          <table:table-cell office:value-type="float" office:value="0.0000000763006851632304" calcext:value-type="float">
            <text:p>0.00000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3833778489092" calcext:value-type="float">
            <text:p>0.193833778</text:p>
          </table:table-cell>
          <table:table-cell office:value-type="float" office:value="0.0155423261048399" calcext:value-type="float">
            <text:p>0.015542326</text:p>
          </table:table-cell>
          <table:table-cell office:value-type="float" office:value="0.0053727711539221" calcext:value-type="float">
            <text:p>0.005372771</text:p>
          </table:table-cell>
          <table:table-cell office:value-type="float" office:value="0.000600409946222074" calcext:value-type="float">
            <text:p>0.000600410</text:p>
          </table:table-cell>
          <table:table-cell office:value-type="float" office:value="-0.00000105197682744665" calcext:value-type="float">
            <text:p>-0.000001052</text:p>
          </table:table-cell>
          <table:table-cell office:value-type="float" office:value="-0.0000736902065106229" calcext:value-type="float">
            <text:p>-0.000073690</text:p>
          </table:table-cell>
          <table:table-cell office:value-type="float" office:value="0.00550730189462966" calcext:value-type="float">
            <text:p>0.005507302</text:p>
          </table:table-cell>
          <table:table-cell office:value-type="float" office:value="-0.000596545150962504" calcext:value-type="float">
            <text:p>-0.000596545</text:p>
          </table:table-cell>
          <table:table-cell office:value-type="float" office:value="-0.0000224353386456081" calcext:value-type="float">
            <text:p>-0.000022435</text:p>
          </table:table-cell>
          <table:table-cell office:value-type="float" office:value="0.0000000910823265196191" calcext:value-type="float">
            <text:p>0.0000000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0550381114525" calcext:value-type="float">
            <text:p>0.16055038</text:p>
          </table:table-cell>
          <table:table-cell office:value-type="float" office:value="0.0140987318076293" calcext:value-type="float">
            <text:p>0.01409873</text:p>
          </table:table-cell>
          <table:table-cell office:value-type="float" office:value="0.00192865953819569" calcext:value-type="float">
            <text:p>0.00192866</text:p>
          </table:table-cell>
          <table:table-cell office:value-type="float" office:value="0.000246662769363891" calcext:value-type="float">
            <text:p>0.00024666</text:p>
          </table:table-cell>
          <table:table-cell office:value-type="float" office:value="-0.0000000759044568363111" calcext:value-type="float">
            <text:p>-0.00000008</text:p>
          </table:table-cell>
          <table:table-cell office:value-type="float" office:value="-0.0000185760303212687" calcext:value-type="float">
            <text:p>-0.00001858</text:p>
          </table:table-cell>
          <table:table-cell office:value-type="float" office:value="0.00291942326709749" calcext:value-type="float">
            <text:p>0.00291942</text:p>
          </table:table-cell>
          <table:table-cell office:value-type="float" office:value="-0.000210249596103974" calcext:value-type="float">
            <text:p>-0.00021025</text:p>
          </table:table-cell>
          <table:table-cell office:value-type="float" office:value="-0.00000799048638951049" calcext:value-type="float">
            <text:p>-0.00000799</text:p>
          </table:table-cell>
          <table:table-cell office:value-type="float" office:value="0.00000000971170570662793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7373013339718" calcext:value-type="float">
            <text:p>0.20737301</text:p>
          </table:table-cell>
          <table:table-cell office:value-type="float" office:value="0.0181307374629793" calcext:value-type="float">
            <text:p>0.01813074</text:p>
          </table:table-cell>
          <table:table-cell office:value-type="float" office:value="0.00661250852017945" calcext:value-type="float">
            <text:p>0.00661251</text:p>
          </table:table-cell>
          <table:table-cell office:value-type="float" office:value="0.000872410832083012" calcext:value-type="float">
            <text:p>0.00087241</text:p>
          </table:table-cell>
          <table:table-cell office:value-type="float" office:value="-0.00000060229779250538" calcext:value-type="float">
            <text:p>-0.00000060</text:p>
          </table:table-cell>
          <table:table-cell office:value-type="float" office:value="-0.0000593141092685523" calcext:value-type="float">
            <text:p>-0.00005931</text:p>
          </table:table-cell>
          <table:table-cell office:value-type="float" office:value="0.00621820729965389" calcext:value-type="float">
            <text:p>0.00621821</text:p>
          </table:table-cell>
          <table:table-cell office:value-type="float" office:value="-0.000717512211012055" calcext:value-type="float">
            <text:p>-0.00071751</text:p>
          </table:table-cell>
          <table:table-cell office:value-type="float" office:value="-0.0000457500570782259" calcext:value-type="float">
            <text:p>-0.00004575</text:p>
          </table:table-cell>
          <table:table-cell office:value-type="float" office:value="0.0000000949713304979588" calcext:value-type="float">
            <text:p>0.000000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9336577195536" calcext:value-type="float">
            <text:p>0.169336577</text:p>
          </table:table-cell>
          <table:table-cell office:value-type="float" office:value="0.0129317359715367" calcext:value-type="float">
            <text:p>0.012931736</text:p>
          </table:table-cell>
          <table:table-cell office:value-type="float" office:value="0.00335389023861213" calcext:value-type="float">
            <text:p>0.003353890</text:p>
          </table:table-cell>
          <table:table-cell office:value-type="float" office:value="0.000472005653652257" calcext:value-type="float">
            <text:p>0.000472006</text:p>
          </table:table-cell>
          <table:table-cell office:value-type="float" office:value="-0.00000010293569104146" calcext:value-type="float">
            <text:p>-0.000000103</text:p>
          </table:table-cell>
          <table:table-cell office:value-type="float" office:value="-0.0000219705700922479" calcext:value-type="float">
            <text:p>-0.000021971</text:p>
          </table:table-cell>
          <table:table-cell office:value-type="float" office:value="0.00393578510119074" calcext:value-type="float">
            <text:p>0.003935785</text:p>
          </table:table-cell>
          <table:table-cell office:value-type="float" office:value="-0.000360235573119985" calcext:value-type="float">
            <text:p>-0.000360236</text:p>
          </table:table-cell>
          <table:table-cell office:value-type="float" office:value="-0.0000189983630739493" calcext:value-type="float">
            <text:p>-0.000018998</text:p>
          </table:table-cell>
          <table:table-cell office:value-type="float" office:value="0.0000000272962474580959" calcext:value-type="float">
            <text:p>0.0000000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29122648843884" calcext:value-type="float">
            <text:p>0.12912265</text:p>
          </table:table-cell>
          <table:table-cell office:value-type="float" office:value="0.00797265571251309" calcext:value-type="float">
            <text:p>0.00797266</text:p>
          </table:table-cell>
          <table:table-cell office:value-type="float" office:value="0.00134203562633286" calcext:value-type="float">
            <text:p>0.00134204</text:p>
          </table:table-cell>
          <table:table-cell office:value-type="float" office:value="0.000181846141045329" calcext:value-type="float">
            <text:p>0.00018185</text:p>
          </table:table-cell>
          <table:table-cell office:value-type="float" office:value="-0.000000028599885821588" calcext:value-type="float">
            <text:p>-0.00000003</text:p>
          </table:table-cell>
          <table:table-cell office:value-type="float" office:value="-0.00000846816785653914" calcext:value-type="float">
            <text:p>-0.00000847</text:p>
          </table:table-cell>
          <table:table-cell office:value-type="float" office:value="0.00217500068298694" calcext:value-type="float">
            <text:p>0.00217500</text:p>
          </table:table-cell>
          <table:table-cell office:value-type="float" office:value="-0.000145023685660942" calcext:value-type="float">
            <text:p>-0.00014502</text:p>
          </table:table-cell>
          <table:table-cell office:value-type="float" office:value="-0.00000518561465706677" calcext:value-type="float">
            <text:p>-0.00000519</text:p>
          </table:table-cell>
          <table:table-cell office:value-type="float" office:value="0.00000000506224030337059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5666777664425" calcext:value-type="float">
            <text:p>0.19566678</text:p>
          </table:table-cell>
          <table:table-cell office:value-type="float" office:value="0.0155472862232251" calcext:value-type="float">
            <text:p>0.01554729</text:p>
          </table:table-cell>
          <table:table-cell office:value-type="float" office:value="0.00571676885235677" calcext:value-type="float">
            <text:p>0.00571677</text:p>
          </table:table-cell>
          <table:table-cell office:value-type="float" office:value="0.000649131486691263" calcext:value-type="float">
            <text:p>0.00064913</text:p>
          </table:table-cell>
          <table:table-cell office:value-type="float" office:value="-0.00000125030887472822" calcext:value-type="float">
            <text:p>-0.00000125</text:p>
          </table:table-cell>
          <table:table-cell office:value-type="float" office:value="-0.0000809349521397944" calcext:value-type="float">
            <text:p>-0.00008093</text:p>
          </table:table-cell>
          <table:table-cell office:value-type="float" office:value="0.00568455041458859" calcext:value-type="float">
            <text:p>0.00568455</text:p>
          </table:table-cell>
          <table:table-cell office:value-type="float" office:value="-0.000633454670708189" calcext:value-type="float">
            <text:p>-0.00063345</text:p>
          </table:table-cell>
          <table:table-cell office:value-type="float" office:value="-0.0000221593734046686" calcext:value-type="float">
            <text:p>-0.00002216</text:p>
          </table:table-cell>
          <table:table-cell office:value-type="float" office:value="0.000000107884845504744" calcext:value-type="float">
            <text:p>0.00000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0776688124514" calcext:value-type="float">
            <text:p>0.190776688</text:p>
          </table:table-cell>
          <table:table-cell office:value-type="float" office:value="0.0152812810229566" calcext:value-type="float">
            <text:p>0.015281281</text:p>
          </table:table-cell>
          <table:table-cell office:value-type="float" office:value="0.00500311154584853" calcext:value-type="float">
            <text:p>0.005003112</text:p>
          </table:table-cell>
          <table:table-cell office:value-type="float" office:value="0.000552555021434149" calcext:value-type="float">
            <text:p>0.000552555</text:p>
          </table:table-cell>
          <table:table-cell office:value-type="float" office:value="-0.000000918213728077171" calcext:value-type="float">
            <text:p>-0.000000918</text:p>
          </table:table-cell>
          <table:table-cell office:value-type="float" office:value="-0.0000682698413594131" calcext:value-type="float">
            <text:p>-0.000068270</text:p>
          </table:table-cell>
          <table:table-cell office:value-type="float" office:value="0.00527861592720042" calcext:value-type="float">
            <text:p>0.005278616</text:p>
          </table:table-cell>
          <table:table-cell office:value-type="float" office:value="-0.000556319565551798" calcext:value-type="float">
            <text:p>-0.000556320</text:p>
          </table:table-cell>
          <table:table-cell office:value-type="float" office:value="-0.0000192029514859647" calcext:value-type="float">
            <text:p>-0.000019203</text:p>
          </table:table-cell>
          <table:table-cell office:value-type="float" office:value="0.0000000720288940784532" calcext:value-type="float">
            <text:p>0.0000000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44652908991704" calcext:value-type="float">
            <text:p>0.14465291</text:p>
          </table:table-cell>
          <table:table-cell office:value-type="float" office:value="0.0104844464934126" calcext:value-type="float">
            <text:p>0.01048445</text:p>
          </table:table-cell>
          <table:table-cell office:value-type="float" office:value="0.0016441378483458" calcext:value-type="float">
            <text:p>0.00164414</text:p>
          </table:table-cell>
          <table:table-cell office:value-type="float" office:value="0.000182604031953288" calcext:value-type="float">
            <text:p>0.00018260</text:p>
          </table:table-cell>
          <table:table-cell office:value-type="float" office:value="-0.0000000975798166736681" calcext:value-type="float">
            <text:p>-0.00000010</text:p>
          </table:table-cell>
          <table:table-cell office:value-type="float" office:value="-0.0000183141116197747" calcext:value-type="float">
            <text:p>-0.00001831</text:p>
          </table:table-cell>
          <table:table-cell office:value-type="float" office:value="0.00261000439658744" calcext:value-type="float">
            <text:p>0.00261000</text:p>
          </table:table-cell>
          <table:table-cell office:value-type="float" office:value="-0.000182691727049065" calcext:value-type="float">
            <text:p>-0.00018269</text:p>
          </table:table-cell>
          <table:table-cell office:value-type="float" office:value="-0.00000440893052097574" calcext:value-type="float">
            <text:p>-0.00000441</text:p>
          </table:table-cell>
          <table:table-cell office:value-type="float" office:value="0.00000000736334554061073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0561619592383" calcext:value-type="float">
            <text:p>0.19056162</text:p>
          </table:table-cell>
          <table:table-cell office:value-type="float" office:value="0.0143768474416965" calcext:value-type="float">
            <text:p>0.01437685</text:p>
          </table:table-cell>
          <table:table-cell office:value-type="float" office:value="0.00547271784454906" calcext:value-type="float">
            <text:p>0.00547272</text:p>
          </table:table-cell>
          <table:table-cell office:value-type="float" office:value="0.00062971368292161" calcext:value-type="float">
            <text:p>0.00062971</text:p>
          </table:table-cell>
          <table:table-cell office:value-type="float" office:value="-0.00000113148991161661" calcext:value-type="float">
            <text:p>-0.00000113</text:p>
          </table:table-cell>
          <table:table-cell office:value-type="float" office:value="-0.0000736891140279421" calcext:value-type="float">
            <text:p>-0.00007369</text:p>
          </table:table-cell>
          <table:table-cell office:value-type="float" office:value="0.00548422085499387" calcext:value-type="float">
            <text:p>0.00548422</text:p>
          </table:table-cell>
          <table:table-cell office:value-type="float" office:value="-0.000605375520203431" calcext:value-type="float">
            <text:p>-0.00060538</text:p>
          </table:table-cell>
          <table:table-cell office:value-type="float" office:value="-0.0000186540975359656" calcext:value-type="float">
            <text:p>-0.00001865</text:p>
          </table:table-cell>
          <table:table-cell office:value-type="float" office:value="0.00000010647239205211" calcext:value-type="float">
            <text:p>0.00000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3120917253076" calcext:value-type="float">
            <text:p>0.173120917</text:p>
          </table:table-cell>
          <table:table-cell office:value-type="float" office:value="0.0124201418786484" calcext:value-type="float">
            <text:p>0.012420142</text:p>
          </table:table-cell>
          <table:table-cell office:value-type="float" office:value="0.00383660153391783" calcext:value-type="float">
            <text:p>0.003836602</text:p>
          </table:table-cell>
          <table:table-cell office:value-type="float" office:value="0.000431038711427272" calcext:value-type="float">
            <text:p>0.000431039</text:p>
          </table:table-cell>
          <table:table-cell office:value-type="float" office:value="-0.000000554223071299309" calcext:value-type="float">
            <text:p>-0.000000554</text:p>
          </table:table-cell>
          <table:table-cell office:value-type="float" office:value="-0.0000480261911006695" calcext:value-type="float">
            <text:p>-0.000048026</text:p>
          </table:table-cell>
          <table:table-cell office:value-type="float" office:value="0.0043876775279745" calcext:value-type="float">
            <text:p>0.004387678</text:p>
          </table:table-cell>
          <table:table-cell office:value-type="float" office:value="-0.00042569535281132" calcext:value-type="float">
            <text:p>-0.000425695</text:p>
          </table:table-cell>
          <table:table-cell office:value-type="float" office:value="-0.0000127781134789648" calcext:value-type="float">
            <text:p>-0.000012778</text:p>
          </table:table-cell>
          <table:table-cell office:value-type="float" office:value="0.0000000494161159288714" calcext:value-type="float">
            <text:p>0.0000000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12769666695599" calcext:value-type="float">
            <text:p>0.11276967</text:p>
          </table:table-cell>
          <table:table-cell office:value-type="float" office:value="0.00513351389272038" calcext:value-type="float">
            <text:p>0.00513351</text:p>
          </table:table-cell>
          <table:table-cell office:value-type="float" office:value="0.00109677564885753" calcext:value-type="float">
            <text:p>0.00109678</text:p>
          </table:table-cell>
          <table:table-cell office:value-type="float" office:value="0.000124282926678527" calcext:value-type="float">
            <text:p>0.00012428</text:p>
          </table:table-cell>
          <table:table-cell office:value-type="float" office:value="-0.000000041723134735699" calcext:value-type="float">
            <text:p>-0.00000004</text:p>
          </table:table-cell>
          <table:table-cell office:value-type="float" office:value="-0.00000824029014413482" calcext:value-type="float">
            <text:p>-0.00000824</text:p>
          </table:table-cell>
          <table:table-cell office:value-type="float" office:value="0.00189587095847902" calcext:value-type="float">
            <text:p>0.00189587</text:p>
          </table:table-cell>
          <table:table-cell office:value-type="float" office:value="-0.000121561590272376" calcext:value-type="float">
            <text:p>-0.00012156</text:p>
          </table:table-cell>
          <table:table-cell office:value-type="float" office:value="-0.00000301756761534617" calcext:value-type="float">
            <text:p>-0.00000302</text:p>
          </table:table-cell>
          <table:table-cell office:value-type="float" office:value="0.00000000317093488848991" calcext:value-type="float">
            <text:p>0.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2689162490727" calcext:value-type="float">
            <text:p>0.21268916</text:p>
          </table:table-cell>
          <table:table-cell office:value-type="float" office:value="0.0177562138916632" calcext:value-type="float">
            <text:p>0.01775621</text:p>
          </table:table-cell>
          <table:table-cell office:value-type="float" office:value="0.0075565413227202" calcext:value-type="float">
            <text:p>0.00755654</text:p>
          </table:table-cell>
          <table:table-cell office:value-type="float" office:value="0.000843171492399638" calcext:value-type="float">
            <text:p>0.00084317</text:p>
          </table:table-cell>
          <table:table-cell office:value-type="float" office:value="-0.00000204094538775835" calcext:value-type="float">
            <text:p>-0.00000204</text:p>
          </table:table-cell>
          <table:table-cell office:value-type="float" office:value="-0.000109669660584929" calcext:value-type="float">
            <text:p>-0.00010967</text:p>
          </table:table-cell>
          <table:table-cell office:value-type="float" office:value="0.00687011648733594" calcext:value-type="float">
            <text:p>0.00687012</text:p>
          </table:table-cell>
          <table:table-cell office:value-type="float" office:value="-0.00083917122879007" calcext:value-type="float">
            <text:p>-0.00083917</text:p>
          </table:table-cell>
          <table:table-cell office:value-type="float" office:value="-0.0000370990238485842" calcext:value-type="float">
            <text:p>-0.00003710</text:p>
          </table:table-cell>
          <table:table-cell office:value-type="float" office:value="0.000000179598111102834" calcext:value-type="float">
            <text:p>0.000000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0005483679014" calcext:value-type="float">
            <text:p>0.160005484</text:p>
          </table:table-cell>
          <table:table-cell office:value-type="float" office:value="0.0105391755165588" calcext:value-type="float">
            <text:p>0.010539176</text:p>
          </table:table-cell>
          <table:table-cell office:value-type="float" office:value="0.00304100769036912" calcext:value-type="float">
            <text:p>0.003041008</text:p>
          </table:table-cell>
          <table:table-cell office:value-type="float" office:value="0.000341118656034881" calcext:value-type="float">
            <text:p>0.000341119</text:p>
          </table:table-cell>
          <table:table-cell office:value-type="float" office:value="-0.000000326486196634574" calcext:value-type="float">
            <text:p>-0.000000326</text:p>
          </table:table-cell>
          <table:table-cell office:value-type="float" office:value="-0.000033583503629991" calcext:value-type="float">
            <text:p>-0.000033584</text:p>
          </table:table-cell>
          <table:table-cell office:value-type="float" office:value="0.00376564482269911" calcext:value-type="float">
            <text:p>0.003765645</text:p>
          </table:table-cell>
          <table:table-cell office:value-type="float" office:value="-0.00033748612929178" calcext:value-type="float">
            <text:p>-0.000337486</text:p>
          </table:table-cell>
          <table:table-cell office:value-type="float" office:value="-0.0000112007817075269" calcext:value-type="float">
            <text:p>-0.000011201</text:p>
          </table:table-cell>
          <table:table-cell office:value-type="float" office:value="0.0000000269797038298358" calcext:value-type="float">
            <text:p>0.0000000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30190124465804" calcext:value-type="float">
            <text:p>0.13019012</text:p>
          </table:table-cell>
          <table:table-cell office:value-type="float" office:value="0.00788768871679877" calcext:value-type="float">
            <text:p>0.00788769</text:p>
          </table:table-cell>
          <table:table-cell office:value-type="float" office:value="0.00141929953199229" calcext:value-type="float">
            <text:p>0.00141930</text:p>
          </table:table-cell>
          <table:table-cell office:value-type="float" office:value="0.00017406302838692" calcext:value-type="float">
            <text:p>0.00017406</text:p>
          </table:table-cell>
          <table:table-cell office:value-type="float" office:value="-0.0000000599930090008991" calcext:value-type="float">
            <text:p>-0.00000006</text:p>
          </table:table-cell>
          <table:table-cell office:value-type="float" office:value="-0.0000117484497658832" calcext:value-type="float">
            <text:p>-0.00001175</text:p>
          </table:table-cell>
          <table:table-cell office:value-type="float" office:value="0.00226544494790569" calcext:value-type="float">
            <text:p>0.00226544</text:p>
          </table:table-cell>
          <table:table-cell office:value-type="float" office:value="-0.000155654562950671" calcext:value-type="float">
            <text:p>-0.00015565</text:p>
          </table:table-cell>
          <table:table-cell office:value-type="float" office:value="-0.00000463926388988787" calcext:value-type="float">
            <text:p>-0.00000464</text:p>
          </table:table-cell>
          <table:table-cell office:value-type="float" office:value="0.00000000545075559869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7720885701819" calcext:value-type="float">
            <text:p>0.21772089</text:p>
          </table:table-cell>
          <table:table-cell office:value-type="float" office:value="0.0192445372399149" calcext:value-type="float">
            <text:p>0.01924454</text:p>
          </table:table-cell>
          <table:table-cell office:value-type="float" office:value="0.00789898350998613" calcext:value-type="float">
            <text:p>0.00789898</text:p>
          </table:table-cell>
          <table:table-cell office:value-type="float" office:value="0.000904703397874765" calcext:value-type="float">
            <text:p>0.00090470</text:p>
          </table:table-cell>
          <table:table-cell office:value-type="float" office:value="-0.00000235662149043601" calcext:value-type="float">
            <text:p>-0.00000236</text:p>
          </table:table-cell>
          <table:table-cell office:value-type="float" office:value="-0.000122968851346689" calcext:value-type="float">
            <text:p>-0.00012297</text:p>
          </table:table-cell>
          <table:table-cell office:value-type="float" office:value="0.00703946170771744" calcext:value-type="float">
            <text:p>0.00703946</text:p>
          </table:table-cell>
          <table:table-cell office:value-type="float" office:value="-0.000874285014013921" calcext:value-type="float">
            <text:p>-0.00087429</text:p>
          </table:table-cell>
          <table:table-cell office:value-type="float" office:value="-0.0000307575387909188" calcext:value-type="float">
            <text:p>-0.00003076</text:p>
          </table:table-cell>
          <table:table-cell office:value-type="float" office:value="0.000000211258555225268" calcext:value-type="float">
            <text:p>0.000000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1733779633785" calcext:value-type="float">
            <text:p>0.211733780</text:p>
          </table:table-cell>
          <table:table-cell office:value-type="float" office:value="0.0184390019322248" calcext:value-type="float">
            <text:p>0.018439002</text:p>
          </table:table-cell>
          <table:table-cell office:value-type="float" office:value="0.00710409767109178" calcext:value-type="float">
            <text:p>0.007104098</text:p>
          </table:table-cell>
          <table:table-cell office:value-type="float" office:value="0.000808022885029969" calcext:value-type="float">
            <text:p>0.000808023</text:p>
          </table:table-cell>
          <table:table-cell office:value-type="float" office:value="-0.00000182660235830977" calcext:value-type="float">
            <text:p>-0.000001827</text:p>
          </table:table-cell>
          <table:table-cell office:value-type="float" office:value="-0.00010543272576811" calcext:value-type="float">
            <text:p>-0.000105433</text:p>
          </table:table-cell>
          <table:table-cell office:value-type="float" office:value="0.0065980478764459" calcext:value-type="float">
            <text:p>0.006598048</text:p>
          </table:table-cell>
          <table:table-cell office:value-type="float" office:value="-0.000787009348257726" calcext:value-type="float">
            <text:p>-0.000787009</text:p>
          </table:table-cell>
          <table:table-cell office:value-type="float" office:value="-0.0000258786362992164" calcext:value-type="float">
            <text:p>-0.000025879</text:p>
          </table:table-cell>
          <table:table-cell office:value-type="float" office:value="0.000000160677157581467" calcext:value-type="float">
            <text:p>0.0000001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9196490584571" calcext:value-type="float">
            <text:p>0.16919649</text:p>
          </table:table-cell>
          <table:table-cell office:value-type="float" office:value="0.0154477411186312" calcext:value-type="float">
            <text:p>0.01544774</text:p>
          </table:table-cell>
          <table:table-cell office:value-type="float" office:value="0.00224773680971128" calcext:value-type="float">
            <text:p>0.00224774</text:p>
          </table:table-cell>
          <table:table-cell office:value-type="float" office:value="0.000249191370550548" calcext:value-type="float">
            <text:p>0.00024919</text:p>
          </table:table-cell>
          <table:table-cell office:value-type="float" office:value="-0.000000180382335554975" calcext:value-type="float">
            <text:p>-0.00000018</text:p>
          </table:table-cell>
          <table:table-cell office:value-type="float" office:value="-0.000030382910559108" calcext:value-type="float">
            <text:p>-0.00003038</text:p>
          </table:table-cell>
          <table:table-cell office:value-type="float" office:value="0.00329492782687586" calcext:value-type="float">
            <text:p>0.00329493</text:p>
          </table:table-cell>
          <table:table-cell office:value-type="float" office:value="-0.000249818179895092" calcext:value-type="float">
            <text:p>-0.00024982</text:p>
          </table:table-cell>
          <table:table-cell office:value-type="float" office:value="-0.00000502819959483462" calcext:value-type="float">
            <text:p>-0.00000503</text:p>
          </table:table-cell>
          <table:table-cell office:value-type="float" office:value="0.000000014377377519273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1028279270332" calcext:value-type="float">
            <text:p>0.21102828</text:p>
          </table:table-cell>
          <table:table-cell office:value-type="float" office:value="0.0181853007565332" calcext:value-type="float">
            <text:p>0.01818530</text:p>
          </table:table-cell>
          <table:table-cell office:value-type="float" office:value="0.00709064577422084" calcext:value-type="float">
            <text:p>0.00709065</text:p>
          </table:table-cell>
          <table:table-cell office:value-type="float" office:value="0.000802708214832295" calcext:value-type="float">
            <text:p>0.00080271</text:p>
          </table:table-cell>
          <table:table-cell office:value-type="float" office:value="-0.00000184662173146969" calcext:value-type="float">
            <text:p>-0.00000185</text:p>
          </table:table-cell>
          <table:table-cell office:value-type="float" office:value="-0.000106016898826569" calcext:value-type="float">
            <text:p>-0.00010602</text:p>
          </table:table-cell>
          <table:table-cell office:value-type="float" office:value="0.00658690847381604" calcext:value-type="float">
            <text:p>0.00658691</text:p>
          </table:table-cell>
          <table:table-cell office:value-type="float" office:value="-0.000785992194923568" calcext:value-type="float">
            <text:p>-0.00078599</text:p>
          </table:table-cell>
          <table:table-cell office:value-type="float" office:value="-0.0000328522195322685" calcext:value-type="float">
            <text:p>-0.00003285</text:p>
          </table:table-cell>
          <table:table-cell office:value-type="float" office:value="0.000000161820018641786" calcext:value-type="float">
            <text:p>0.000000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8052660399304" calcext:value-type="float">
            <text:p>0.228052660</text:p>
          </table:table-cell>
          <table:table-cell office:value-type="float" office:value="0.0216190554648814" calcext:value-type="float">
            <text:p>0.021619055</text:p>
          </table:table-cell>
          <table:table-cell office:value-type="float" office:value="0.00863990638204202" calcext:value-type="float">
            <text:p>0.008639906</text:p>
          </table:table-cell>
          <table:table-cell office:value-type="float" office:value="0.000956078621728018" calcext:value-type="float">
            <text:p>0.000956079</text:p>
          </table:table-cell>
          <table:table-cell office:value-type="float" office:value="-0.00000263276416228173" calcext:value-type="float">
            <text:p>-0.000002633</text:p>
          </table:table-cell>
          <table:table-cell office:value-type="float" office:value="-0.000137050180088366" calcext:value-type="float">
            <text:p>-0.000137050</text:p>
          </table:table-cell>
          <table:table-cell office:value-type="float" office:value="0.00759724011257972" calcext:value-type="float">
            <text:p>0.007597240</text:p>
          </table:table-cell>
          <table:table-cell office:value-type="float" office:value="-0.00096047847003925" calcext:value-type="float">
            <text:p>-0.000960478</text:p>
          </table:table-cell>
          <table:table-cell office:value-type="float" office:value="-0.0000442079516782686" calcext:value-type="float">
            <text:p>-0.000044208</text:p>
          </table:table-cell>
          <table:table-cell office:value-type="float" office:value="0.000000217478925673259" calcext:value-type="float">
            <text:p>0.0000002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8357639310176" calcext:value-type="float">
            <text:p>0.15835764</text:p>
          </table:table-cell>
          <table:table-cell office:value-type="float" office:value="0.012984862849027" calcext:value-type="float">
            <text:p>0.01298486</text:p>
          </table:table-cell>
          <table:table-cell office:value-type="float" office:value="0.00202983378253906" calcext:value-type="float">
            <text:p>0.00202983</text:p>
          </table:table-cell>
          <table:table-cell office:value-type="float" office:value="0.000228630165292558" calcext:value-type="float">
            <text:p>0.00022863</text:p>
          </table:table-cell>
          <table:table-cell office:value-type="float" office:value="-0.000000142898799481544" calcext:value-type="float">
            <text:p>-0.00000014</text:p>
          </table:table-cell>
          <table:table-cell office:value-type="float" office:value="-0.0000243493539484825" calcext:value-type="float">
            <text:p>-0.00002435</text:p>
          </table:table-cell>
          <table:table-cell office:value-type="float" office:value="0.00302306976971616" calcext:value-type="float">
            <text:p>0.00302307</text:p>
          </table:table-cell>
          <table:table-cell office:value-type="float" office:value="-0.000225150452155813" calcext:value-type="float">
            <text:p>-0.00022515</text:p>
          </table:table-cell>
          <table:table-cell office:value-type="float" office:value="-0.00000632015233037643" calcext:value-type="float">
            <text:p>-0.00000632</text:p>
          </table:table-cell>
          <table:table-cell office:value-type="float" office:value="0.0000000107454349939762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5196704166207" calcext:value-type="float">
            <text:p>0.20519670</text:p>
          </table:table-cell>
          <table:table-cell office:value-type="float" office:value="0.0172177757527169" calcext:value-type="float">
            <text:p>0.01721778</text:p>
          </table:table-cell>
          <table:table-cell office:value-type="float" office:value="0.00669351388417173" calcext:value-type="float">
            <text:p>0.00669351</text:p>
          </table:table-cell>
          <table:table-cell office:value-type="float" office:value="0.000867965382946668" calcext:value-type="float">
            <text:p>0.00086797</text:p>
          </table:table-cell>
          <table:table-cell office:value-type="float" office:value="-0.000000963688869852578" calcext:value-type="float">
            <text:p>-0.00000096</text:p>
          </table:table-cell>
          <table:table-cell office:value-type="float" office:value="-0.0000731291571336809" calcext:value-type="float">
            <text:p>-0.00007313</text:p>
          </table:table-cell>
          <table:table-cell office:value-type="float" office:value="0.00622197791198922" calcext:value-type="float">
            <text:p>0.00622198</text:p>
          </table:table-cell>
          <table:table-cell office:value-type="float" office:value="-0.000728193562653133" calcext:value-type="float">
            <text:p>-0.00072819</text:p>
          </table:table-cell>
          <table:table-cell office:value-type="float" office:value="-0.0000416529059255223" calcext:value-type="float">
            <text:p>-0.00004165</text:p>
          </table:table-cell>
          <table:table-cell office:value-type="float" office:value="0.000000136627209084066" calcext:value-type="float">
            <text:p>0.000000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9905064327958" calcext:value-type="float">
            <text:p>0.179905064</text:p>
          </table:table-cell>
          <table:table-cell office:value-type="float" office:value="0.0143309556727283" calcext:value-type="float">
            <text:p>0.014330956</text:p>
          </table:table-cell>
          <table:table-cell office:value-type="float" office:value="0.00405152064894473" calcext:value-type="float">
            <text:p>0.004051521</text:p>
          </table:table-cell>
          <table:table-cell office:value-type="float" office:value="0.000537751263599243" calcext:value-type="float">
            <text:p>0.000537751</text:p>
          </table:table-cell>
          <table:table-cell office:value-type="float" office:value="-0.000000270513828079619" calcext:value-type="float">
            <text:p>-0.000000271</text:p>
          </table:table-cell>
          <table:table-cell office:value-type="float" office:value="-0.0000355749517712877" calcext:value-type="float">
            <text:p>-0.000035575</text:p>
          </table:table-cell>
          <table:table-cell office:value-type="float" office:value="0.00450871912452959" calcext:value-type="float">
            <text:p>0.004508719</text:p>
          </table:table-cell>
          <table:table-cell office:value-type="float" office:value="-0.000439221173168185" calcext:value-type="float">
            <text:p>-0.000439221</text:p>
          </table:table-cell>
          <table:table-cell office:value-type="float" office:value="-0.0000226672196330133" calcext:value-type="float">
            <text:p>-0.000022667</text:p>
          </table:table-cell>
          <table:table-cell office:value-type="float" office:value="0.0000000453921975893999" calcext:value-type="float">
            <text:p>0.0000000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47190179854364" calcext:value-type="float">
            <text:p>0.14719018</text:p>
          </table:table-cell>
          <table:table-cell office:value-type="float" office:value="0.0112893491744723" calcext:value-type="float">
            <text:p>0.01128935</text:p>
          </table:table-cell>
          <table:table-cell office:value-type="float" office:value="0.00170200835538458" calcext:value-type="float">
            <text:p>0.00170201</text:p>
          </table:table-cell>
          <table:table-cell office:value-type="float" office:value="0.000233373555504477" calcext:value-type="float">
            <text:p>0.00023337</text:p>
          </table:table-cell>
          <table:table-cell office:value-type="float" office:value="-0.0000000441664652386648" calcext:value-type="float">
            <text:p>-0.00000004</text:p>
          </table:table-cell>
          <table:table-cell office:value-type="float" office:value="-0.0000126080664324674" calcext:value-type="float">
            <text:p>-0.00001261</text:p>
          </table:table-cell>
          <table:table-cell office:value-type="float" office:value="0.00259389996777192" calcext:value-type="float">
            <text:p>0.00259390</text:p>
          </table:table-cell>
          <table:table-cell office:value-type="float" office:value="-0.000183579349985013" calcext:value-type="float">
            <text:p>-0.00018358</text:p>
          </table:table-cell>
          <table:table-cell office:value-type="float" office:value="-0.0000071329828029479" calcext:value-type="float">
            <text:p>-0.00000713</text:p>
          </table:table-cell>
          <table:table-cell office:value-type="float" office:value="0.00000000792096653944204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7867811382501" calcext:value-type="float">
            <text:p>0.20786781</text:p>
          </table:table-cell>
          <table:table-cell office:value-type="float" office:value="0.0178345875988574" calcext:value-type="float">
            <text:p>0.01783459</text:p>
          </table:table-cell>
          <table:table-cell office:value-type="float" office:value="0.0066573315074166" calcext:value-type="float">
            <text:p>0.00665733</text:p>
          </table:table-cell>
          <table:table-cell office:value-type="float" office:value="0.00074379688293518" calcext:value-type="float">
            <text:p>0.00074380</text:p>
          </table:table-cell>
          <table:table-cell office:value-type="float" office:value="-0.00000165464673108257" calcext:value-type="float">
            <text:p>-0.00000165</text:p>
          </table:table-cell>
          <table:table-cell office:value-type="float" office:value="-0.0000993046568375102" calcext:value-type="float">
            <text:p>-0.00009930</text:p>
          </table:table-cell>
          <table:table-cell office:value-type="float" office:value="0.00634360985252339" calcext:value-type="float">
            <text:p>0.00634361</text:p>
          </table:table-cell>
          <table:table-cell office:value-type="float" office:value="-0.000739191828060177" calcext:value-type="float">
            <text:p>-0.00073919</text:p>
          </table:table-cell>
          <table:table-cell office:value-type="float" office:value="-0.0000269676504631028" calcext:value-type="float">
            <text:p>-0.00002697</text:p>
          </table:table-cell>
          <table:table-cell office:value-type="float" office:value="0.000000141944546372646" calcext:value-type="float">
            <text:p>0.000000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6470679755476" calcext:value-type="float">
            <text:p>0.206470680</text:p>
          </table:table-cell>
          <table:table-cell office:value-type="float" office:value="0.0183158954077223" calcext:value-type="float">
            <text:p>0.018315895</text:p>
          </table:table-cell>
          <table:table-cell office:value-type="float" office:value="0.00617155103967965" calcext:value-type="float">
            <text:p>0.006171551</text:p>
          </table:table-cell>
          <table:table-cell office:value-type="float" office:value="0.000687678658473418" calcext:value-type="float">
            <text:p>0.000687679</text:p>
          </table:table-cell>
          <table:table-cell office:value-type="float" office:value="-0.00000141558365843697" calcext:value-type="float">
            <text:p>-0.000001416</text:p>
          </table:table-cell>
          <table:table-cell office:value-type="float" office:value="-0.0000930394399903607" calcext:value-type="float">
            <text:p>-0.000093039</text:p>
          </table:table-cell>
          <table:table-cell office:value-type="float" office:value="0.00607856154774152" calcext:value-type="float">
            <text:p>0.006078562</text:p>
          </table:table-cell>
          <table:table-cell office:value-type="float" office:value="-0.000685484047650779" calcext:value-type="float">
            <text:p>-0.000685484</text:p>
          </table:table-cell>
          <table:table-cell office:value-type="float" office:value="-0.0000239395703858835" calcext:value-type="float">
            <text:p>-0.000023940</text:p>
          </table:table-cell>
          <table:table-cell office:value-type="float" office:value="0.00000011809349938425" calcext:value-type="float">
            <text:p>0.0000001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7734443910633" calcext:value-type="float">
            <text:p>0.16773444</text:p>
          </table:table-cell>
          <table:table-cell office:value-type="float" office:value="0.0151185423522142" calcext:value-type="float">
            <text:p>0.01511854</text:p>
          </table:table-cell>
          <table:table-cell office:value-type="float" office:value="0.00221535316034496" calcext:value-type="float">
            <text:p>0.00221535</text:p>
          </table:table-cell>
          <table:table-cell office:value-type="float" office:value="0.00024551683794693" calcext:value-type="float">
            <text:p>0.00024552</text:p>
          </table:table-cell>
          <table:table-cell office:value-type="float" office:value="-0.000000179955810991293" calcext:value-type="float">
            <text:p>-0.00000018</text:p>
          </table:table-cell>
          <table:table-cell office:value-type="float" office:value="-0.0000300476813948525" calcext:value-type="float">
            <text:p>-0.00003005</text:p>
          </table:table-cell>
          <table:table-cell office:value-type="float" office:value="0.00325407533044881" calcext:value-type="float">
            <text:p>0.00325408</text:p>
          </table:table-cell>
          <table:table-cell office:value-type="float" office:value="-0.000246229540299754" calcext:value-type="float">
            <text:p>-0.00024623</text:p>
          </table:table-cell>
          <table:table-cell office:value-type="float" office:value="-0.00000592361791503172" calcext:value-type="float">
            <text:p>-0.00000592</text:p>
          </table:table-cell>
          <table:table-cell office:value-type="float" office:value="0.0000000144015454729249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0316019481524" calcext:value-type="float">
            <text:p>0.26031602</text:p>
          </table:table-cell>
          <table:table-cell office:value-type="float" office:value="0.0297308964917019" calcext:value-type="float">
            <text:p>0.02973090</text:p>
          </table:table-cell>
          <table:table-cell office:value-type="float" office:value="0.0113600433034162" calcext:value-type="float">
            <text:p>0.01136004</text:p>
          </table:table-cell>
          <table:table-cell office:value-type="float" office:value="0.00114515038325977" calcext:value-type="float">
            <text:p>0.00114515</text:p>
          </table:table-cell>
          <table:table-cell office:value-type="float" office:value="-0.00000353201415876718" calcext:value-type="float">
            <text:p>-0.00000353</text:p>
          </table:table-cell>
          <table:table-cell office:value-type="float" office:value="-0.000176292242829322" calcext:value-type="float">
            <text:p>-0.00017629</text:p>
          </table:table-cell>
          <table:table-cell office:value-type="float" office:value="0.00950838337675088" calcext:value-type="float">
            <text:p>0.00950838</text:p>
          </table:table-cell>
          <table:table-cell office:value-type="float" office:value="-0.00127686161501955" calcext:value-type="float">
            <text:p>-0.00127686</text:p>
          </table:table-cell>
          <table:table-cell office:value-type="float" office:value="-0.0000812619803800573" calcext:value-type="float">
            <text:p>-0.00008126</text:p>
          </table:table-cell>
          <table:table-cell office:value-type="float" office:value="0.0000000844521632671889" calcext:value-type="float">
            <text:p>0.00000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179149429683" calcext:value-type="float">
            <text:p>0.211791494</text:p>
          </table:table-cell>
          <table:table-cell office:value-type="float" office:value="0.0210463273570155" calcext:value-type="float">
            <text:p>0.021046327</text:p>
          </table:table-cell>
          <table:table-cell office:value-type="float" office:value="0.00641461526249684" calcext:value-type="float">
            <text:p>0.006414615</text:p>
          </table:table-cell>
          <table:table-cell office:value-type="float" office:value="0.00101215049445207" calcext:value-type="float">
            <text:p>0.001012150</text:p>
          </table:table-cell>
          <table:table-cell office:value-type="float" office:value="0.000000219804012334121" calcext:value-type="float">
            <text:p>0.000000220</text:p>
          </table:table-cell>
          <table:table-cell office:value-type="float" office:value="-0.0000287143642313343" calcext:value-type="float">
            <text:p>-0.000028714</text:p>
          </table:table-cell>
          <table:table-cell office:value-type="float" office:value="0.00595232742486714" calcext:value-type="float">
            <text:p>0.005952327</text:p>
          </table:table-cell>
          <table:table-cell office:value-type="float" office:value="-0.000675308096005597" calcext:value-type="float">
            <text:p>-0.000675308</text:p>
          </table:table-cell>
          <table:table-cell office:value-type="float" office:value="-0.000050029038060702" calcext:value-type="float">
            <text:p>-0.000050029</text:p>
          </table:table-cell>
          <table:table-cell office:value-type="float" office:value="0.0000000897821286879365" calcext:value-type="float">
            <text:p>0.0000000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2289374102962" calcext:value-type="float">
            <text:p>0.16228937</text:p>
          </table:table-cell>
          <table:table-cell office:value-type="float" office:value="0.0142645637933018" calcext:value-type="float">
            <text:p>0.01426456</text:p>
          </table:table-cell>
          <table:table-cell office:value-type="float" office:value="0.00222156135371988" calcext:value-type="float">
            <text:p>0.00222156</text:p>
          </table:table-cell>
          <table:table-cell office:value-type="float" office:value="0.000356659029574852" calcext:value-type="float">
            <text:p>0.00035666</text:p>
          </table:table-cell>
          <table:table-cell office:value-type="float" office:value="0.0000000213306655942122" calcext:value-type="float">
            <text:p>0.00000002</text:p>
          </table:table-cell>
          <table:table-cell office:value-type="float" office:value="-0.00000893720483786328" calcext:value-type="float">
            <text:p>-0.00000894</text:p>
          </table:table-cell>
          <table:table-cell office:value-type="float" office:value="0.00301831928835736" calcext:value-type="float">
            <text:p>0.00301832</text:p>
          </table:table-cell>
          <table:table-cell office:value-type="float" office:value="-0.000233112790518128" calcext:value-type="float">
            <text:p>-0.00023311</text:p>
          </table:table-cell>
          <table:table-cell office:value-type="float" office:value="-0.0000120747104398378" calcext:value-type="float">
            <text:p>-0.00001207</text:p>
          </table:table-cell>
          <table:table-cell office:value-type="float" office:value="0.0000000126001609803926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9208433591519" calcext:value-type="float">
            <text:p>0.22920843</text:p>
          </table:table-cell>
          <table:table-cell office:value-type="float" office:value="0.0237900300505803" calcext:value-type="float">
            <text:p>0.02379003</text:p>
          </table:table-cell>
          <table:table-cell office:value-type="float" office:value="0.00837841585180788" calcext:value-type="float">
            <text:p>0.00837842</text:p>
          </table:table-cell>
          <table:table-cell office:value-type="float" office:value="0.00123129175320731" calcext:value-type="float">
            <text:p>0.00123129</text:p>
          </table:table-cell>
          <table:table-cell office:value-type="float" office:value="-0.0000000866701105172566" calcext:value-type="float">
            <text:p>-0.00000009</text:p>
          </table:table-cell>
          <table:table-cell office:value-type="float" office:value="-0.0000510130049345137" calcext:value-type="float">
            <text:p>-0.00005101</text:p>
          </table:table-cell>
          <table:table-cell office:value-type="float" office:value="0.00718661899472435" calcext:value-type="float">
            <text:p>0.00718662</text:p>
          </table:table-cell>
          <table:table-cell office:value-type="float" office:value="-0.000893390512325071" calcext:value-type="float">
            <text:p>-0.00089339</text:p>
          </table:table-cell>
          <table:table-cell office:value-type="float" office:value="-0.0000697249278574286" calcext:value-type="float">
            <text:p>-0.00006972</text:p>
          </table:table-cell>
          <table:table-cell office:value-type="float" office:value="0.000000131174123864663" calcext:value-type="float">
            <text:p>0.000000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6138603947394" calcext:value-type="float">
            <text:p>0.196138604</text:p>
          </table:table-cell>
          <table:table-cell office:value-type="float" office:value="0.017427181226431" calcext:value-type="float">
            <text:p>0.017427181</text:p>
          </table:table-cell>
          <table:table-cell office:value-type="float" office:value="0.00526288981857469" calcext:value-type="float">
            <text:p>0.005262890</text:p>
          </table:table-cell>
          <table:table-cell office:value-type="float" office:value="0.000781241134197029" calcext:value-type="float">
            <text:p>0.000781241</text:p>
          </table:table-cell>
          <table:table-cell office:value-type="float" office:value="-0.0000000589819954343797" calcext:value-type="float">
            <text:p>-0.000000059</text:p>
          </table:table-cell>
          <table:table-cell office:value-type="float" office:value="-0.0000301626722524509" calcext:value-type="float">
            <text:p>-0.000030163</text:p>
          </table:table-cell>
          <table:table-cell office:value-type="float" office:value="0.00526079268300038" calcext:value-type="float">
            <text:p>0.005260793</text:p>
          </table:table-cell>
          <table:table-cell office:value-type="float" office:value="-0.000560206085547207" calcext:value-type="float">
            <text:p>-0.000560206</text:p>
          </table:table-cell>
          <table:table-cell office:value-type="float" office:value="-0.0000367783026916489" calcext:value-type="float">
            <text:p>-0.000036778</text:p>
          </table:table-cell>
          <table:table-cell office:value-type="float" office:value="0.0000000635857238126115" calcext:value-type="float">
            <text:p>0.0000000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3195844785159" calcext:value-type="float">
            <text:p>0.15319584</text:p>
          </table:table-cell>
          <table:table-cell office:value-type="float" office:value="0.0127258228027764" calcext:value-type="float">
            <text:p>0.01272582</text:p>
          </table:table-cell>
          <table:table-cell office:value-type="float" office:value="0.00184716269238051" calcext:value-type="float">
            <text:p>0.00184716</text:p>
          </table:table-cell>
          <table:table-cell office:value-type="float" office:value="0.000287945248950676" calcext:value-type="float">
            <text:p>0.00028795</text:p>
          </table:table-cell>
          <table:table-cell office:value-type="float" office:value="0.00000000285888644264762" calcext:value-type="float">
            <text:p>0.00000000</text:p>
          </table:table-cell>
          <table:table-cell office:value-type="float" office:value="-0.00000821789121352541" calcext:value-type="float">
            <text:p>-0.00000822</text:p>
          </table:table-cell>
          <table:table-cell office:value-type="float" office:value="0.00268578601416556" calcext:value-type="float">
            <text:p>0.00268579</text:p>
          </table:table-cell>
          <table:table-cell office:value-type="float" office:value="-0.00019490218042873" calcext:value-type="float">
            <text:p>-0.00019490</text:p>
          </table:table-cell>
          <table:table-cell office:value-type="float" office:value="-0.00000921559388921658" calcext:value-type="float">
            <text:p>-0.00000922</text:p>
          </table:table-cell>
          <table:table-cell office:value-type="float" office:value="0.00000000819187310337106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813835015063" calcext:value-type="float">
            <text:p>0.21381384</text:p>
          </table:table-cell>
          <table:table-cell office:value-type="float" office:value="0.0179991986714593" calcext:value-type="float">
            <text:p>0.01799920</text:p>
          </table:table-cell>
          <table:table-cell office:value-type="float" office:value="0.00771749180322649" calcext:value-type="float">
            <text:p>0.00771749</text:p>
          </table:table-cell>
          <table:table-cell office:value-type="float" office:value="0.000885665237859782" calcext:value-type="float">
            <text:p>0.00088567</text:p>
          </table:table-cell>
          <table:table-cell office:value-type="float" office:value="-0.00000197525082902481" calcext:value-type="float">
            <text:p>-0.00000198</text:p>
          </table:table-cell>
          <table:table-cell office:value-type="float" office:value="-0.000105321802107308" calcext:value-type="float">
            <text:p>-0.00010532</text:p>
          </table:table-cell>
          <table:table-cell office:value-type="float" office:value="0.00692928934309732" calcext:value-type="float">
            <text:p>0.00692929</text:p>
          </table:table-cell>
          <table:table-cell office:value-type="float" office:value="-0.000853978320670839" calcext:value-type="float">
            <text:p>-0.00085398</text:p>
          </table:table-cell>
          <table:table-cell office:value-type="float" office:value="-0.0000425980894171971" calcext:value-type="float">
            <text:p>-0.00004260</text:p>
          </table:table-cell>
          <table:table-cell office:value-type="float" office:value="0.000000166472689696759" calcext:value-type="float">
            <text:p>0.000000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466760104181" calcext:value-type="float">
            <text:p>0.154667601</text:p>
          </table:table-cell>
          <table:table-cell office:value-type="float" office:value="0.00979895302427977" calcext:value-type="float">
            <text:p>0.009798953</text:p>
          </table:table-cell>
          <table:table-cell office:value-type="float" office:value="0.00277934683598248" calcext:value-type="float">
            <text:p>0.002779347</text:p>
          </table:table-cell>
          <table:table-cell office:value-type="float" office:value="0.000319104920775274" calcext:value-type="float">
            <text:p>0.000319105</text:p>
          </table:table-cell>
          <table:table-cell office:value-type="float" office:value="-0.000000256512291074917" calcext:value-type="float">
            <text:p>-0.000000257</text:p>
          </table:table-cell>
          <table:table-cell office:value-type="float" office:value="-0.0000284505575696775" calcext:value-type="float">
            <text:p>-0.000028451</text:p>
          </table:table-cell>
          <table:table-cell office:value-type="float" office:value="0.00353077844693721" calcext:value-type="float">
            <text:p>0.003530778</text:p>
          </table:table-cell>
          <table:table-cell office:value-type="float" office:value="-0.000307530239400901" calcext:value-type="float">
            <text:p>-0.000307530</text:p>
          </table:table-cell>
          <table:table-cell office:value-type="float" office:value="-0.0000106850736257071" calcext:value-type="float">
            <text:p>-0.000010685</text:p>
          </table:table-cell>
          <table:table-cell office:value-type="float" office:value="0.0000000228022094701086" calcext:value-type="float">
            <text:p>0.0000000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29771306246014" calcext:value-type="float">
            <text:p>0.12977131</text:p>
          </table:table-cell>
          <table:table-cell office:value-type="float" office:value="0.00802018471929446" calcext:value-type="float">
            <text:p>0.00802018</text:p>
          </table:table-cell>
          <table:table-cell office:value-type="float" office:value="0.00136083737352478" calcext:value-type="float">
            <text:p>0.00136084</text:p>
          </table:table-cell>
          <table:table-cell office:value-type="float" office:value="0.000174470081420045" calcext:value-type="float">
            <text:p>0.00017447</text:p>
          </table:table-cell>
          <table:table-cell office:value-type="float" office:value="-0.0000000414287401914543" calcext:value-type="float">
            <text:p>-0.00000004</text:p>
          </table:table-cell>
          <table:table-cell office:value-type="float" office:value="-0.00000966524131741372" calcext:value-type="float">
            <text:p>-0.00000967</text:p>
          </table:table-cell>
          <table:table-cell office:value-type="float" office:value="0.00220510180137557" calcext:value-type="float">
            <text:p>0.00220510</text:p>
          </table:table-cell>
          <table:table-cell office:value-type="float" office:value="-0.000148295911513092" calcext:value-type="float">
            <text:p>-0.00014830</text:p>
          </table:table-cell>
          <table:table-cell office:value-type="float" office:value="-0.00000493336637634846" calcext:value-type="float">
            <text:p>-0.00000493</text:p>
          </table:table-cell>
          <table:table-cell office:value-type="float" office:value="0.00000000468145324290125" calcext:value-type="float">
            <text:p>0.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3005759420124" calcext:value-type="float">
            <text:p>0.20300576</text:p>
          </table:table-cell>
          <table:table-cell office:value-type="float" office:value="0.0152135959782624" calcext:value-type="float">
            <text:p>0.01521360</text:p>
          </table:table-cell>
          <table:table-cell office:value-type="float" office:value="0.00694180610536118" calcext:value-type="float">
            <text:p>0.00694181</text:p>
          </table:table-cell>
          <table:table-cell office:value-type="float" office:value="0.000753821563348381" calcext:value-type="float">
            <text:p>0.00075382</text:p>
          </table:table-cell>
          <table:table-cell office:value-type="float" office:value="-0.00000164074754467255" calcext:value-type="float">
            <text:p>-0.00000164</text:p>
          </table:table-cell>
          <table:table-cell office:value-type="float" office:value="-0.0000903237143113862" calcext:value-type="float">
            <text:p>-0.00009032</text:p>
          </table:table-cell>
          <table:table-cell office:value-type="float" office:value="0.00649943559486975" calcext:value-type="float">
            <text:p>0.00649944</text:p>
          </table:table-cell>
          <table:table-cell office:value-type="float" office:value="-0.0007734980677516" calcext:value-type="float">
            <text:p>-0.00077350</text:p>
          </table:table-cell>
          <table:table-cell office:value-type="float" office:value="-0.0000286741420156862" calcext:value-type="float">
            <text:p>-0.00002867</text:p>
          </table:table-cell>
          <table:table-cell office:value-type="float" office:value="0.00000012336665495565" calcext:value-type="float">
            <text:p>0.000000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3244016128252" calcext:value-type="float">
            <text:p>0.153244016</text:p>
          </table:table-cell>
          <table:table-cell office:value-type="float" office:value="0.00911506903674983" calcext:value-type="float">
            <text:p>0.009115069</text:p>
          </table:table-cell>
          <table:table-cell office:value-type="float" office:value="0.00282905981495594" calcext:value-type="float">
            <text:p>0.002829060</text:p>
          </table:table-cell>
          <table:table-cell office:value-type="float" office:value="0.000305917284678754" calcext:value-type="float">
            <text:p>0.000305917</text:p>
          </table:table-cell>
          <table:table-cell office:value-type="float" office:value="-0.000000273742686893053" calcext:value-type="float">
            <text:p>-0.000000274</text:p>
          </table:table-cell>
          <table:table-cell office:value-type="float" office:value="-0.000028065230699653" calcext:value-type="float">
            <text:p>-0.000028065</text:p>
          </table:table-cell>
          <table:table-cell office:value-type="float" office:value="0.00359216486059153" calcext:value-type="float">
            <text:p>0.003592165</text:p>
          </table:table-cell>
          <table:table-cell office:value-type="float" office:value="-0.000315392816284648" calcext:value-type="float">
            <text:p>-0.000315393</text:p>
          </table:table-cell>
          <table:table-cell office:value-type="float" office:value="-0.00000834271512133224" calcext:value-type="float">
            <text:p>-0.000008343</text:p>
          </table:table-cell>
          <table:table-cell office:value-type="float" office:value="0.0000000251822339367536" calcext:value-type="float">
            <text:p>0.0000000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03873162623997" calcext:value-type="float">
            <text:p>0.10387316</text:p>
          </table:table-cell>
          <table:table-cell office:value-type="float" office:value="0.00392032886578075" calcext:value-type="float">
            <text:p>0.00392033</text:p>
          </table:table-cell>
          <table:table-cell office:value-type="float" office:value="0.000962600337410397" calcext:value-type="float">
            <text:p>0.00096260</text:p>
          </table:table-cell>
          <table:table-cell office:value-type="float" office:value="0.000107815133965108" calcext:value-type="float">
            <text:p>0.00010782</text:p>
          </table:table-cell>
          <table:table-cell office:value-type="float" office:value="-0.0000000343596320892085" calcext:value-type="float">
            <text:p>-0.00000003</text:p>
          </table:table-cell>
          <table:table-cell office:value-type="float" office:value="-0.00000668479299539147" calcext:value-type="float">
            <text:p>-0.00000668</text:p>
          </table:table-cell>
          <table:table-cell office:value-type="float" office:value="0.00171732626193262" calcext:value-type="float">
            <text:p>0.00171733</text:p>
          </table:table-cell>
          <table:table-cell office:value-type="float" office:value="-0.000106848150430661" calcext:value-type="float">
            <text:p>-0.00010685</text:p>
          </table:table-cell>
          <table:table-cell office:value-type="float" office:value="-0.00000231460160336497" calcext:value-type="float">
            <text:p>-0.00000231</text:p>
          </table:table-cell>
          <table:table-cell office:value-type="float" office:value="0.00000000291314777043092" calcext:value-type="float">
            <text:p>0.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87627778694" calcext:value-type="float">
            <text:p>0.22876278</text:p>
          </table:table-cell>
          <table:table-cell office:value-type="float" office:value="0.0228302650897772" calcext:value-type="float">
            <text:p>0.02283027</text:p>
          </table:table-cell>
          <table:table-cell office:value-type="float" office:value="0.00834071011613505" calcext:value-type="float">
            <text:p>0.00834071</text:p>
          </table:table-cell>
          <table:table-cell office:value-type="float" office:value="0.00106690064943729" calcext:value-type="float">
            <text:p>0.00106690</text:p>
          </table:table-cell>
          <table:table-cell office:value-type="float" office:value="-0.000000930785494333542" calcext:value-type="float">
            <text:p>-0.00000093</text:p>
          </table:table-cell>
          <table:table-cell office:value-type="float" office:value="-0.0000802038600082454" calcext:value-type="float">
            <text:p>-0.00008020</text:p>
          </table:table-cell>
          <table:table-cell office:value-type="float" office:value="0.00737553586218682" calcext:value-type="float">
            <text:p>0.00737554</text:p>
          </table:table-cell>
          <table:table-cell office:value-type="float" office:value="-0.00090922618333722" calcext:value-type="float">
            <text:p>-0.00090923</text:p>
          </table:table-cell>
          <table:table-cell office:value-type="float" office:value="-0.0000640557110674469" calcext:value-type="float">
            <text:p>-0.00006406</text:p>
          </table:table-cell>
          <table:table-cell office:value-type="float" office:value="0.000000123870337337956" calcext:value-type="float">
            <text:p>0.000000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1397742820742" calcext:value-type="float">
            <text:p>0.221397743</text:p>
          </table:table-cell>
          <table:table-cell office:value-type="float" office:value="0.0220142683852873" calcext:value-type="float">
            <text:p>0.022014268</text:p>
          </table:table-cell>
          <table:table-cell office:value-type="float" office:value="0.00755817433051859" calcext:value-type="float">
            <text:p>0.007558174</text:p>
          </table:table-cell>
          <table:table-cell office:value-type="float" office:value="0.00107830822658371" calcext:value-type="float">
            <text:p>0.001078308</text:p>
          </table:table-cell>
          <table:table-cell office:value-type="float" office:value="-0.00000036009977162479" calcext:value-type="float">
            <text:p>-0.000000360</text:p>
          </table:table-cell>
          <table:table-cell office:value-type="float" office:value="-0.0000578981396155765" calcext:value-type="float">
            <text:p>-0.000057898</text:p>
          </table:table-cell>
          <table:table-cell office:value-type="float" office:value="0.006750673035208" calcext:value-type="float">
            <text:p>0.006750673</text:p>
          </table:table-cell>
          <table:table-cell office:value-type="float" office:value="-0.00080998326299186" calcext:value-type="float">
            <text:p>-0.000809983</text:p>
          </table:table-cell>
          <table:table-cell office:value-type="float" office:value="-0.0000579244584950091" calcext:value-type="float">
            <text:p>-0.000057924</text:p>
          </table:table-cell>
          <table:table-cell office:value-type="float" office:value="0.000000129338493277231" calcext:value-type="float">
            <text:p>0.0000001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4673805702373" calcext:value-type="float">
            <text:p>0.16467381</text:p>
          </table:table-cell>
          <table:table-cell office:value-type="float" office:value="0.0147177351172133" calcext:value-type="float">
            <text:p>0.01471774</text:p>
          </table:table-cell>
          <table:table-cell office:value-type="float" office:value="0.00223349104213892" calcext:value-type="float">
            <text:p>0.00223349</text:p>
          </table:table-cell>
          <table:table-cell office:value-type="float" office:value="0.000331572779836455" calcext:value-type="float">
            <text:p>0.00033157</text:p>
          </table:table-cell>
          <table:table-cell office:value-type="float" office:value="-0.0000000277889198506016" calcext:value-type="float">
            <text:p>-0.00000003</text:p>
          </table:table-cell>
          <table:table-cell office:value-type="float" office:value="-0.0000146147214568727" calcext:value-type="float">
            <text:p>-0.00001461</text:p>
          </table:table-cell>
          <table:table-cell office:value-type="float" office:value="0.00309993179182239" calcext:value-type="float">
            <text:p>0.00309993</text:p>
          </table:table-cell>
          <table:table-cell office:value-type="float" office:value="-0.000237739782787809" calcext:value-type="float">
            <text:p>-0.00023774</text:p>
          </table:table-cell>
          <table:table-cell office:value-type="float" office:value="-0.0000112663234673893" calcext:value-type="float">
            <text:p>-0.00001127</text:p>
          </table:table-cell>
          <table:table-cell office:value-type="float" office:value="0.0000000134478431614956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6748002676332" calcext:value-type="float">
            <text:p>0.20674800</text:p>
          </table:table-cell>
          <table:table-cell office:value-type="float" office:value="0.0166527182664441" calcext:value-type="float">
            <text:p>0.01665272</text:p>
          </table:table-cell>
          <table:table-cell office:value-type="float" office:value="0.00714107666001407" calcext:value-type="float">
            <text:p>0.00714108</text:p>
          </table:table-cell>
          <table:table-cell office:value-type="float" office:value="0.000847727608196613" calcext:value-type="float">
            <text:p>0.00084773</text:p>
          </table:table-cell>
          <table:table-cell office:value-type="float" office:value="-0.00000161478938357911" calcext:value-type="float">
            <text:p>-0.00000161</text:p>
          </table:table-cell>
          <table:table-cell office:value-type="float" office:value="-0.0000906814580264787" calcext:value-type="float">
            <text:p>-0.00009068</text:p>
          </table:table-cell>
          <table:table-cell office:value-type="float" office:value="0.00652300458605207" calcext:value-type="float">
            <text:p>0.00652300</text:p>
          </table:table-cell>
          <table:table-cell office:value-type="float" office:value="-0.000786668631477182" calcext:value-type="float">
            <text:p>-0.00078667</text:p>
          </table:table-cell>
          <table:table-cell office:value-type="float" office:value="-0.0000236047489672768" calcext:value-type="float">
            <text:p>-0.00002360</text:p>
          </table:table-cell>
          <table:table-cell office:value-type="float" office:value="0.000000158485389411218" calcext:value-type="float">
            <text:p>0.000000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8016848735514" calcext:value-type="float">
            <text:p>0.158016849</text:p>
          </table:table-cell>
          <table:table-cell office:value-type="float" office:value="0.00956450267416801" calcext:value-type="float">
            <text:p>0.009564503</text:p>
          </table:table-cell>
          <table:table-cell office:value-type="float" office:value="0.0032600415422853" calcext:value-type="float">
            <text:p>0.003260042</text:p>
          </table:table-cell>
          <table:table-cell office:value-type="float" office:value="0.000394447186330857" calcext:value-type="float">
            <text:p>0.000394447</text:p>
          </table:table-cell>
          <table:table-cell office:value-type="float" office:value="-0.000000315754636782559" calcext:value-type="float">
            <text:p>-0.000000316</text:p>
          </table:table-cell>
          <table:table-cell office:value-type="float" office:value="-0.000030629419828509" calcext:value-type="float">
            <text:p>-0.000030629</text:p>
          </table:table-cell>
          <table:table-cell office:value-type="float" office:value="0.00385120545253359" calcext:value-type="float">
            <text:p>0.003851205</text:p>
          </table:table-cell>
          <table:table-cell office:value-type="float" office:value="-0.000358199294494305" calcext:value-type="float">
            <text:p>-0.000358199</text:p>
          </table:table-cell>
          <table:table-cell office:value-type="float" office:value="-0.00000804466977778614" calcext:value-type="float">
            <text:p>-0.000008045</text:p>
          </table:table-cell>
          <table:table-cell office:value-type="float" office:value="0.0000000318805328492387" calcext:value-type="float">
            <text:p>0.0000000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18227463310376" calcext:value-type="float">
            <text:p>0.11822746</text:p>
          </table:table-cell>
          <table:table-cell office:value-type="float" office:value="0.00602831245286852" calcext:value-type="float">
            <text:p>0.00602831</text:p>
          </table:table-cell>
          <table:table-cell office:value-type="float" office:value="0.00114879300364058" calcext:value-type="float">
            <text:p>0.00114879</text:p>
          </table:table-cell>
          <table:table-cell office:value-type="float" office:value="0.000131900497692303" calcext:value-type="float">
            <text:p>0.00013190</text:p>
          </table:table-cell>
          <table:table-cell office:value-type="float" office:value="-0.000000040526460969026" calcext:value-type="float">
            <text:p>-0.00000004</text:p>
          </table:table-cell>
          <table:table-cell office:value-type="float" office:value="-0.00000895785202478344" calcext:value-type="float">
            <text:p>-0.00000896</text:p>
          </table:table-cell>
          <table:table-cell office:value-type="float" office:value="0.00198735515698443" calcext:value-type="float">
            <text:p>0.00198736</text:p>
          </table:table-cell>
          <table:table-cell office:value-type="float" office:value="-0.000127111563243534" calcext:value-type="float">
            <text:p>-0.00012711</text:p>
          </table:table-cell>
          <table:table-cell office:value-type="float" office:value="-0.00000208901647744507" calcext:value-type="float">
            <text:p>-0.00000209</text:p>
          </table:table-cell>
          <table:table-cell office:value-type="float" office:value="0.00000000310394162160785" calcext:value-type="float">
            <text:p>0.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6752178125559" calcext:value-type="float">
            <text:p>0.21675218</text:p>
          </table:table-cell>
          <table:table-cell office:value-type="float" office:value="0.0197422710279877" calcext:value-type="float">
            <text:p>0.01974227</text:p>
          </table:table-cell>
          <table:table-cell office:value-type="float" office:value="0.00763563941929516" calcext:value-type="float">
            <text:p>0.00763564</text:p>
          </table:table-cell>
          <table:table-cell office:value-type="float" office:value="0.000996363173076338" calcext:value-type="float">
            <text:p>0.00099636</text:p>
          </table:table-cell>
          <table:table-cell office:value-type="float" office:value="-0.00000113090530910784" calcext:value-type="float">
            <text:p>-0.00000113</text:p>
          </table:table-cell>
          <table:table-cell office:value-type="float" office:value="-0.0000806506681229116" calcext:value-type="float">
            <text:p>-0.00008065</text:p>
          </table:table-cell>
          <table:table-cell office:value-type="float" office:value="0.00680980892354663" calcext:value-type="float">
            <text:p>0.00680981</text:p>
          </table:table-cell>
          <table:table-cell office:value-type="float" office:value="-0.000829909530777353" calcext:value-type="float">
            <text:p>-0.00082991</text:p>
          </table:table-cell>
          <table:table-cell office:value-type="float" office:value="-0.0000515447875083891" calcext:value-type="float">
            <text:p>-0.00005154</text:p>
          </table:table-cell>
          <table:table-cell office:value-type="float" office:value="0.000000162190546760877" calcext:value-type="float">
            <text:p>0.000000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7384955481517" calcext:value-type="float">
            <text:p>0.167384955</text:p>
          </table:table-cell>
          <table:table-cell office:value-type="float" office:value="0.0122403326482209" calcext:value-type="float">
            <text:p>0.012240333</text:p>
          </table:table-cell>
          <table:table-cell office:value-type="float" office:value="0.00335275539552495" calcext:value-type="float">
            <text:p>0.003352755</text:p>
          </table:table-cell>
          <table:table-cell office:value-type="float" office:value="0.000445028288671744" calcext:value-type="float">
            <text:p>0.000445028</text:p>
          </table:table-cell>
          <table:table-cell office:value-type="float" office:value="-0.000000211422916886985" calcext:value-type="float">
            <text:p>-0.000000211</text:p>
          </table:table-cell>
          <table:table-cell office:value-type="float" office:value="-0.0000281685966380953" calcext:value-type="float">
            <text:p>-0.000028169</text:p>
          </table:table-cell>
          <table:table-cell office:value-type="float" office:value="0.00394434766833217" calcext:value-type="float">
            <text:p>0.003944348</text:p>
          </table:table-cell>
          <table:table-cell office:value-type="float" office:value="-0.000363465888356651" calcext:value-type="float">
            <text:p>-0.000363466</text:p>
          </table:table-cell>
          <table:table-cell office:value-type="float" office:value="-0.0000170678910829288" calcext:value-type="float">
            <text:p>-0.000017068</text:p>
          </table:table-cell>
          <table:table-cell office:value-type="float" office:value="0.0000000329464278935415" calcext:value-type="float">
            <text:p>0.0000000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40931249574211" calcext:value-type="float">
            <text:p>0.14093125</text:p>
          </table:table-cell>
          <table:table-cell office:value-type="float" office:value="0.00997037488499538" calcext:value-type="float">
            <text:p>0.00997037</text:p>
          </table:table-cell>
          <table:table-cell office:value-type="float" office:value="0.00157610039861719" calcext:value-type="float">
            <text:p>0.00157610</text:p>
          </table:table-cell>
          <table:table-cell office:value-type="float" office:value="0.000200635188019863" calcext:value-type="float">
            <text:p>0.00020064</text:p>
          </table:table-cell>
          <table:table-cell office:value-type="float" office:value="-0.0000000613570788066425" calcext:value-type="float">
            <text:p>-0.00000006</text:p>
          </table:table-cell>
          <table:table-cell office:value-type="float" office:value="-0.0000137925272241323" calcext:value-type="float">
            <text:p>-0.00001379</text:p>
          </table:table-cell>
          <table:table-cell office:value-type="float" office:value="0.00247281055538829" calcext:value-type="float">
            <text:p>0.00247281</text:p>
          </table:table-cell>
          <table:table-cell office:value-type="float" office:value="-0.000171933151324666" calcext:value-type="float">
            <text:p>-0.00017193</text:p>
          </table:table-cell>
          <table:table-cell office:value-type="float" office:value="-0.00000566158281870428" calcext:value-type="float">
            <text:p>-0.00000566</text:p>
          </table:table-cell>
          <table:table-cell office:value-type="float" office:value="0.0000000074787496101098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9436673457512" calcext:value-type="float">
            <text:p>0.23943667</text:p>
          </table:table-cell>
          <table:table-cell office:value-type="float" office:value="0.0248382416987035" calcext:value-type="float">
            <text:p>0.02483824</text:p>
          </table:table-cell>
          <table:table-cell office:value-type="float" office:value="0.00952943339211066" calcext:value-type="float">
            <text:p>0.00952943</text:p>
          </table:table-cell>
          <table:table-cell office:value-type="float" office:value="0.00107956530718805" calcext:value-type="float">
            <text:p>0.00107957</text:p>
          </table:table-cell>
          <table:table-cell office:value-type="float" office:value="-0.00000308608492987592" calcext:value-type="float">
            <text:p>-0.00000309</text:p>
          </table:table-cell>
          <table:table-cell office:value-type="float" office:value="-0.000158207900323077" calcext:value-type="float">
            <text:p>-0.00015821</text:p>
          </table:table-cell>
          <table:table-cell office:value-type="float" office:value="0.00812291972442398" calcext:value-type="float">
            <text:p>0.00812292</text:p>
          </table:table-cell>
          <table:table-cell office:value-type="float" office:value="-0.00105623351061533" calcext:value-type="float">
            <text:p>-0.00105623</text:p>
          </table:table-cell>
          <table:table-cell office:value-type="float" office:value="-0.0000532290435724381" calcext:value-type="float">
            <text:p>-0.00005323</text:p>
          </table:table-cell>
          <table:table-cell office:value-type="float" office:value="0.000000249223703503519" calcext:value-type="float">
            <text:p>0.000000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7075472437524" calcext:value-type="float">
            <text:p>0.227075472</text:p>
          </table:table-cell>
          <table:table-cell office:value-type="float" office:value="0.0222311156514082" calcext:value-type="float">
            <text:p>0.022231116</text:p>
          </table:table-cell>
          <table:table-cell office:value-type="float" office:value="0.00816363295530746" calcext:value-type="float">
            <text:p>0.008163633</text:p>
          </table:table-cell>
          <table:table-cell office:value-type="float" office:value="0.000916987948160981" calcext:value-type="float">
            <text:p>0.000916988</text:p>
          </table:table-cell>
          <table:table-cell office:value-type="float" office:value="-0.00000232712307532201" calcext:value-type="float">
            <text:p>-0.000002327</text:p>
          </table:table-cell>
          <table:table-cell office:value-type="float" office:value="-0.000130314001546948" calcext:value-type="float">
            <text:p>-0.000130314</text:p>
          </table:table-cell>
          <table:table-cell office:value-type="float" office:value="0.00733303863282917" calcext:value-type="float">
            <text:p>0.007333039</text:p>
          </table:table-cell>
          <table:table-cell office:value-type="float" office:value="-0.00090583062589331" calcext:value-type="float">
            <text:p>-0.000905831</text:p>
          </table:table-cell>
          <table:table-cell office:value-type="float" office:value="-0.0000417224490566945" calcext:value-type="float">
            <text:p>-0.000041722</text:p>
          </table:table-cell>
          <table:table-cell office:value-type="float" office:value="0.000000193489899082381" calcext:value-type="float">
            <text:p>0.00000019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77719052396418" calcext:value-type="float">
            <text:p>0.17771905</text:p>
          </table:table-cell>
          <table:table-cell office:value-type="float" office:value="0.0171397244726385" calcext:value-type="float">
            <text:p>0.01713972</text:p>
          </table:table-cell>
          <table:table-cell office:value-type="float" office:value="0.00259139819263713" calcext:value-type="float">
            <text:p>0.00259140</text:p>
          </table:table-cell>
          <table:table-cell office:value-type="float" office:value="0.000293759876683785" calcext:value-type="float">
            <text:p>0.00029376</text:p>
          </table:table-cell>
          <table:table-cell office:value-type="float" office:value="-0.000000232526303406938" calcext:value-type="float">
            <text:p>-0.00000023</text:p>
          </table:table-cell>
          <table:table-cell office:value-type="float" office:value="-0.0000361383055915647" calcext:value-type="float">
            <text:p>-0.00003614</text:p>
          </table:table-cell>
          <table:table-cell office:value-type="float" office:value="0.00361108427801056" calcext:value-type="float">
            <text:p>0.00361108</text:p>
          </table:table-cell>
          <table:table-cell office:value-type="float" office:value="-0.000287204789494168" calcext:value-type="float">
            <text:p>-0.00028720</text:p>
          </table:table-cell>
          <table:table-cell office:value-type="float" office:value="-0.0000084859633324301" calcext:value-type="float">
            <text:p>-0.00000849</text:p>
          </table:table-cell>
          <table:table-cell office:value-type="float" office:value="0.0000000200885959536848" calcext:value-type="float">
            <text:p>0.000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7068144803425" calcext:value-type="float">
            <text:p>0.23706814</text:p>
          </table:table-cell>
          <table:table-cell office:value-type="float" office:value="0.023635763424221" calcext:value-type="float">
            <text:p>0.02363576</text:p>
          </table:table-cell>
          <table:table-cell office:value-type="float" office:value="0.00961964322075106" calcext:value-type="float">
            <text:p>0.00961964</text:p>
          </table:table-cell>
          <table:table-cell office:value-type="float" office:value="0.00108430499521215" calcext:value-type="float">
            <text:p>0.00108430</text:p>
          </table:table-cell>
          <table:table-cell office:value-type="float" office:value="-0.00000321578335919057" calcext:value-type="float">
            <text:p>-0.00000322</text:p>
          </table:table-cell>
          <table:table-cell office:value-type="float" office:value="-0.000158731876711027" calcext:value-type="float">
            <text:p>-0.00015873</text:p>
          </table:table-cell>
          <table:table-cell office:value-type="float" office:value="0.00814138546407923" calcext:value-type="float">
            <text:p>0.00814139</text:p>
          </table:table-cell>
          <table:table-cell office:value-type="float" office:value="-0.00106691727819236" calcext:value-type="float">
            <text:p>-0.00106692</text:p>
          </table:table-cell>
          <table:table-cell office:value-type="float" office:value="-0.0000526299340774211" calcext:value-type="float">
            <text:p>-0.00005263</text:p>
          </table:table-cell>
          <table:table-cell office:value-type="float" office:value="0.000000271540332017838" calcext:value-type="float">
            <text:p>0.000000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1249134262191" calcext:value-type="float">
            <text:p>0.221249134</text:p>
          </table:table-cell>
          <table:table-cell office:value-type="float" office:value="0.0211926050353704" calcext:value-type="float">
            <text:p>0.021192605</text:p>
          </table:table-cell>
          <table:table-cell office:value-type="float" office:value="0.00753155696885006" calcext:value-type="float">
            <text:p>0.007531557</text:p>
          </table:table-cell>
          <table:table-cell office:value-type="float" office:value="0.000851629096116012" calcext:value-type="float">
            <text:p>0.000851629</text:p>
          </table:table-cell>
          <table:table-cell office:value-type="float" office:value="-0.00000200743221232336" calcext:value-type="float">
            <text:p>-0.000002007</text:p>
          </table:table-cell>
          <table:table-cell office:value-type="float" office:value="-0.000118640944755753" calcext:value-type="float">
            <text:p>-0.000118641</text:p>
          </table:table-cell>
          <table:table-cell office:value-type="float" office:value="0.00693964359409971" calcext:value-type="float">
            <text:p>0.006939644</text:p>
          </table:table-cell>
          <table:table-cell office:value-type="float" office:value="-0.000834990984091756" calcext:value-type="float">
            <text:p>-0.000834991</text:p>
          </table:table-cell>
          <table:table-cell office:value-type="float" office:value="-0.0000368125585910506" calcext:value-type="float">
            <text:p>-0.000036813</text:p>
          </table:table-cell>
          <table:table-cell office:value-type="float" office:value="0.00000017389407900538" calcext:value-type="float">
            <text:p>0.0000001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73988743436197" calcext:value-type="float">
            <text:p>0.17398874</text:p>
          </table:table-cell>
          <table:table-cell office:value-type="float" office:value="0.0162744692865093" calcext:value-type="float">
            <text:p>0.01627447</text:p>
          </table:table-cell>
          <table:table-cell office:value-type="float" office:value="0.00248521263181815" calcext:value-type="float">
            <text:p>0.00248521</text:p>
          </table:table-cell>
          <table:table-cell office:value-type="float" office:value="0.000281407486184558" calcext:value-type="float">
            <text:p>0.00028141</text:p>
          </table:table-cell>
          <table:table-cell office:value-type="float" office:value="-0.000000214335162536305" calcext:value-type="float">
            <text:p>-0.00000021</text:p>
          </table:table-cell>
          <table:table-cell office:value-type="float" office:value="-0.0000336607275930878" calcext:value-type="float">
            <text:p>-0.00003366</text:p>
          </table:table-cell>
          <table:table-cell office:value-type="float" office:value="0.00349940338899935" calcext:value-type="float">
            <text:p>0.00349940</text:p>
          </table:table-cell>
          <table:table-cell office:value-type="float" office:value="-0.000275475643204199" calcext:value-type="float">
            <text:p>-0.00027548</text:p>
          </table:table-cell>
          <table:table-cell office:value-type="float" office:value="-0.00000807562586939189" calcext:value-type="float">
            <text:p>-0.00000808</text:p>
          </table:table-cell>
          <table:table-cell office:value-type="float" office:value="0.0000000178363182156789" calcext:value-type="float">
            <text:p>0.000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4483916799753" calcext:value-type="float">
            <text:p>0.21448392</text:p>
          </table:table-cell>
          <table:table-cell office:value-type="float" office:value="0.0187333327293299" calcext:value-type="float">
            <text:p>0.01873333</text:p>
          </table:table-cell>
          <table:table-cell office:value-type="float" office:value="0.00729303163478556" calcext:value-type="float">
            <text:p>0.00729303</text:p>
          </table:table-cell>
          <table:table-cell office:value-type="float" office:value="0.000807954140921803" calcext:value-type="float">
            <text:p>0.00080795</text:p>
          </table:table-cell>
          <table:table-cell office:value-type="float" office:value="-0.00000157287770081116" calcext:value-type="float">
            <text:p>-0.00000157</text:p>
          </table:table-cell>
          <table:table-cell office:value-type="float" office:value="-0.0000973075750713425" calcext:value-type="float">
            <text:p>-0.00009731</text:p>
          </table:table-cell>
          <table:table-cell office:value-type="float" office:value="0.00681750445910841" calcext:value-type="float">
            <text:p>0.00681750</text:p>
          </table:table-cell>
          <table:table-cell office:value-type="float" office:value="-0.00081063468673297" calcext:value-type="float">
            <text:p>-0.00081063</text:p>
          </table:table-cell>
          <table:table-cell office:value-type="float" office:value="-0.0000269268842979783" calcext:value-type="float">
            <text:p>-0.00002693</text:p>
          </table:table-cell>
          <table:table-cell office:value-type="float" office:value="0.000000108169887105128" calcext:value-type="float">
            <text:p>0.00000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1629094355131" calcext:value-type="float">
            <text:p>0.181629094</text:p>
          </table:table-cell>
          <table:table-cell office:value-type="float" office:value="0.0142892196686278" calcext:value-type="float">
            <text:p>0.014289220</text:p>
          </table:table-cell>
          <table:table-cell office:value-type="float" office:value="0.00417940327724475" calcext:value-type="float">
            <text:p>0.004179403</text:p>
          </table:table-cell>
          <table:table-cell office:value-type="float" office:value="0.000482874009823925" calcext:value-type="float">
            <text:p>0.000482874</text:p>
          </table:table-cell>
          <table:table-cell office:value-type="float" office:value="-0.000000573030966046014" calcext:value-type="float">
            <text:p>-0.000000573</text:p>
          </table:table-cell>
          <table:table-cell office:value-type="float" office:value="-0.000051724237981585" calcext:value-type="float">
            <text:p>-0.000051724</text:p>
          </table:table-cell>
          <table:table-cell office:value-type="float" office:value="0.00467497706190935" calcext:value-type="float">
            <text:p>0.004674977</text:p>
          </table:table-cell>
          <table:table-cell office:value-type="float" office:value="-0.000462066158427603" calcext:value-type="float">
            <text:p>-0.000462066</text:p>
          </table:table-cell>
          <table:table-cell office:value-type="float" office:value="-0.0000113080871565909" calcext:value-type="float">
            <text:p>-0.000011308</text:p>
          </table:table-cell>
          <table:table-cell office:value-type="float" office:value="0.0000000515648071816247" calcext:value-type="float">
            <text:p>0.0000000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31901272181638" calcext:value-type="float">
            <text:p>0.13190127</text:p>
          </table:table-cell>
          <table:table-cell office:value-type="float" office:value="0.00811506679746474" calcext:value-type="float">
            <text:p>0.00811507</text:p>
          </table:table-cell>
          <table:table-cell office:value-type="float" office:value="0.00142678758175196" calcext:value-type="float">
            <text:p>0.00142679</text:p>
          </table:table-cell>
          <table:table-cell office:value-type="float" office:value="0.000160717773891769" calcext:value-type="float">
            <text:p>0.00016072</text:p>
          </table:table-cell>
          <table:table-cell office:value-type="float" office:value="-0.000000076530703564421" calcext:value-type="float">
            <text:p>-0.00000008</text:p>
          </table:table-cell>
          <table:table-cell office:value-type="float" office:value="-0.0000144412400784992" calcext:value-type="float">
            <text:p>-0.00001444</text:p>
          </table:table-cell>
          <table:table-cell office:value-type="float" office:value="0.00232071970141742" calcext:value-type="float">
            <text:p>0.00232072</text:p>
          </table:table-cell>
          <table:table-cell office:value-type="float" office:value="-0.000158258725982523" calcext:value-type="float">
            <text:p>-0.00015826</text:p>
          </table:table-cell>
          <table:table-cell office:value-type="float" office:value="-0.00000339270058319775" calcext:value-type="float">
            <text:p>-0.00000339</text:p>
          </table:table-cell>
          <table:table-cell office:value-type="float" office:value="0.00000000678339546330826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8860643688299" calcext:value-type="float">
            <text:p>0.22886064</text:p>
          </table:table-cell>
          <table:table-cell office:value-type="float" office:value="0.0235893149148677" calcext:value-type="float">
            <text:p>0.02358931</text:p>
          </table:table-cell>
          <table:table-cell office:value-type="float" office:value="0.00837881531595159" calcext:value-type="float">
            <text:p>0.00837882</text:p>
          </table:table-cell>
          <table:table-cell office:value-type="float" office:value="0.0012244133197727" calcext:value-type="float">
            <text:p>0.00122441</text:p>
          </table:table-cell>
          <table:table-cell office:value-type="float" office:value="-0.000000133615727685748" calcext:value-type="float">
            <text:p>-0.00000013</text:p>
          </table:table-cell>
          <table:table-cell office:value-type="float" office:value="-0.0000537729382555118" calcext:value-type="float">
            <text:p>-0.00005377</text:p>
          </table:table-cell>
          <table:table-cell office:value-type="float" office:value="0.00719696982863871" calcext:value-type="float">
            <text:p>0.00719697</text:p>
          </table:table-cell>
          <table:table-cell office:value-type="float" office:value="-0.000894300249522361" calcext:value-type="float">
            <text:p>-0.00089430</text:p>
          </table:table-cell>
          <table:table-cell office:value-type="float" office:value="-0.0000693229692925733" calcext:value-type="float">
            <text:p>-0.00006932</text:p>
          </table:table-cell>
          <table:table-cell office:value-type="float" office:value="0.00000013519131160525" calcext:value-type="float">
            <text:p>0.000000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0441080354806" calcext:value-type="float">
            <text:p>0.210441080</text:p>
          </table:table-cell>
          <table:table-cell office:value-type="float" office:value="0.0199566074795874" calcext:value-type="float">
            <text:p>0.019956607</text:p>
          </table:table-cell>
          <table:table-cell office:value-type="float" office:value="0.00666190897783672" calcext:value-type="float">
            <text:p>0.006661909</text:p>
          </table:table-cell>
          <table:table-cell office:value-type="float" office:value="0.00103507101707671" calcext:value-type="float">
            <text:p>0.001035071</text:p>
          </table:table-cell>
          <table:table-cell office:value-type="float" office:value="0.000000070930179258888" calcext:value-type="float">
            <text:p>0.000000071</text:p>
          </table:table-cell>
          <table:table-cell office:value-type="float" office:value="-0.000036761406643545" calcext:value-type="float">
            <text:p>-0.000036761</text:p>
          </table:table-cell>
          <table:table-cell office:value-type="float" office:value="0.0060822102053276" calcext:value-type="float">
            <text:p>0.006082210</text:p>
          </table:table-cell>
          <table:table-cell office:value-type="float" office:value="-0.000703354745095001" calcext:value-type="float">
            <text:p>-0.000703355</text:p>
          </table:table-cell>
          <table:table-cell office:value-type="float" office:value="-0.0000507884910265262" calcext:value-type="float">
            <text:p>-0.000050788</text:p>
          </table:table-cell>
          <table:table-cell office:value-type="float" office:value="0.000000114271652315493" calcext:value-type="float">
            <text:p>0.0000001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4364534464996" calcext:value-type="float">
            <text:p>0.16436453</text:p>
          </table:table-cell>
          <table:table-cell office:value-type="float" office:value="0.0147394750906118" calcext:value-type="float">
            <text:p>0.01473948</text:p>
          </table:table-cell>
          <table:table-cell office:value-type="float" office:value="0.00223915584662236" calcext:value-type="float">
            <text:p>0.00223916</text:p>
          </table:table-cell>
          <table:table-cell office:value-type="float" office:value="0.00034871375138187" calcext:value-type="float">
            <text:p>0.00034871</text:p>
          </table:table-cell>
          <table:table-cell office:value-type="float" office:value="0.00000000245279774033767" calcext:value-type="float">
            <text:p>0.00000000</text:p>
          </table:table-cell>
          <table:table-cell office:value-type="float" office:value="-0.0000112881296960324" calcext:value-type="float">
            <text:p>-0.00001129</text:p>
          </table:table-cell>
          <table:table-cell office:value-type="float" office:value="0.00306905627482079" calcext:value-type="float">
            <text:p>0.00306906</text:p>
          </table:table-cell>
          <table:table-cell office:value-type="float" office:value="-0.000236305261905061" calcext:value-type="float">
            <text:p>-0.00023631</text:p>
          </table:table-cell>
          <table:table-cell office:value-type="float" office:value="-0.0000118988835704573" calcext:value-type="float">
            <text:p>-0.00001190</text:p>
          </table:table-cell>
          <table:table-cell office:value-type="float" office:value="0.0000000129771433254333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5544325632456" calcext:value-type="float">
            <text:p>0.22554433</text:p>
          </table:table-cell>
          <table:table-cell office:value-type="float" office:value="0.0208535477769121" calcext:value-type="float">
            <text:p>0.02085355</text:p>
          </table:table-cell>
          <table:table-cell office:value-type="float" office:value="0.00923041155150002" calcext:value-type="float">
            <text:p>0.00923041</text:p>
          </table:table-cell>
          <table:table-cell office:value-type="float" office:value="0.00135232936444261" calcext:value-type="float">
            <text:p>0.00135233</text:p>
          </table:table-cell>
          <table:table-cell office:value-type="float" office:value="-0.00000101325646809694" calcext:value-type="float">
            <text:p>-0.00000101</text:p>
          </table:table-cell>
          <table:table-cell office:value-type="float" office:value="-0.0000864565649074408" calcext:value-type="float">
            <text:p>-0.00008646</text:p>
          </table:table-cell>
          <table:table-cell office:value-type="float" office:value="0.00750417376202177" calcext:value-type="float">
            <text:p>0.00750417</text:p>
          </table:table-cell>
          <table:table-cell office:value-type="float" office:value="-0.000984760273382177" calcext:value-type="float">
            <text:p>-0.00098476</text:p>
          </table:table-cell>
          <table:table-cell office:value-type="float" office:value="-0.000021926784577796" calcext:value-type="float">
            <text:p>-0.00002193</text:p>
          </table:table-cell>
          <table:table-cell office:value-type="float" office:value="0.000000253706705729557" calcext:value-type="float">
            <text:p>0.000000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6484645219888" calcext:value-type="float">
            <text:p>0.186484645</text:p>
          </table:table-cell>
          <table:table-cell office:value-type="float" office:value="0.0144101678545573" calcext:value-type="float">
            <text:p>0.014410168</text:p>
          </table:table-cell>
          <table:table-cell office:value-type="float" office:value="0.00514598854317955" calcext:value-type="float">
            <text:p>0.005145989</text:p>
          </table:table-cell>
          <table:table-cell office:value-type="float" office:value="0.000755055267710836" calcext:value-type="float">
            <text:p>0.000755055</text:p>
          </table:table-cell>
          <table:table-cell office:value-type="float" office:value="-0.000000218706016485689" calcext:value-type="float">
            <text:p>-0.000000219</text:p>
          </table:table-cell>
          <table:table-cell office:value-type="float" office:value="-0.0000338746292934275" calcext:value-type="float">
            <text:p>-0.000033875</text:p>
          </table:table-cell>
          <table:table-cell office:value-type="float" office:value="0.00509158876205757" calcext:value-type="float">
            <text:p>0.005091589</text:p>
          </table:table-cell>
          <table:table-cell office:value-type="float" office:value="-0.000548866659433589" calcext:value-type="float">
            <text:p>-0.000548867</text:p>
          </table:table-cell>
          <table:table-cell office:value-type="float" office:value="-0.00000996575703319444" calcext:value-type="float">
            <text:p>-0.000009966</text:p>
          </table:table-cell>
          <table:table-cell office:value-type="float" office:value="0.0000000748521698738922" calcext:value-type="float">
            <text:p>0.0000000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2664053444539" calcext:value-type="float">
            <text:p>0.12664053</text:p>
          </table:table-cell>
          <table:table-cell office:value-type="float" office:value="0.00705688658650083" calcext:value-type="float">
            <text:p>0.00705689</text:p>
          </table:table-cell>
          <table:table-cell office:value-type="float" office:value="0.00136840544912978" calcext:value-type="float">
            <text:p>0.00136841</text:p>
          </table:table-cell>
          <table:table-cell office:value-type="float" office:value="0.000158960265375186" calcext:value-type="float">
            <text:p>0.00015896</text:p>
          </table:table-cell>
          <table:table-cell office:value-type="float" office:value="-0.0000000555380221780413" calcext:value-type="float">
            <text:p>-0.00000006</text:p>
          </table:table-cell>
          <table:table-cell office:value-type="float" office:value="-0.0000115645341914826" calcext:value-type="float">
            <text:p>-0.00001156</text:p>
          </table:table-cell>
          <table:table-cell office:value-type="float" office:value="0.00224523459452832" calcext:value-type="float">
            <text:p>0.00224523</text:p>
          </table:table-cell>
          <table:table-cell office:value-type="float" office:value="-0.000151180647969324" calcext:value-type="float">
            <text:p>-0.00015118</text:p>
          </table:table-cell>
          <table:table-cell office:value-type="float" office:value="-0.00000262419090393372" calcext:value-type="float">
            <text:p>-0.00000262</text:p>
          </table:table-cell>
          <table:table-cell office:value-type="float" office:value="0.00000000366017011650764" calcext:value-type="float">
            <text:p>0.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999923193504" calcext:value-type="float">
            <text:p>0.23399992</text:p>
          </table:table-cell>
          <table:table-cell office:value-type="float" office:value="0.0242370710842907" calcext:value-type="float">
            <text:p>0.02423707</text:p>
          </table:table-cell>
          <table:table-cell office:value-type="float" office:value="0.0088763313473089" calcext:value-type="float">
            <text:p>0.00887633</text:p>
          </table:table-cell>
          <table:table-cell office:value-type="float" office:value="0.00118642831398952" calcext:value-type="float">
            <text:p>0.00118643</text:p>
          </table:table-cell>
          <table:table-cell office:value-type="float" office:value="-0.000000708633687186879" calcext:value-type="float">
            <text:p>-0.00000071</text:p>
          </table:table-cell>
          <table:table-cell office:value-type="float" office:value="-0.0000749651951973111" calcext:value-type="float">
            <text:p>-0.00007497</text:p>
          </table:table-cell>
          <table:table-cell office:value-type="float" office:value="0.00762972324256876" calcext:value-type="float">
            <text:p>0.00762972</text:p>
          </table:table-cell>
          <table:table-cell office:value-type="float" office:value="-0.000961237879164922" calcext:value-type="float">
            <text:p>-0.00096124</text:p>
          </table:table-cell>
          <table:table-cell office:value-type="float" office:value="-0.0000724168122383814" calcext:value-type="float">
            <text:p>-0.00007242</text:p>
          </table:table-cell>
          <table:table-cell office:value-type="float" office:value="0.000000131198121067462" calcext:value-type="float">
            <text:p>0.000000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0773178128052" calcext:value-type="float">
            <text:p>0.200773178</text:p>
          </table:table-cell>
          <table:table-cell office:value-type="float" office:value="0.0180076852272152" calcext:value-type="float">
            <text:p>0.018007685</text:p>
          </table:table-cell>
          <table:table-cell office:value-type="float" office:value="0.00561614375247216" calcext:value-type="float">
            <text:p>0.005616144</text:p>
          </table:table-cell>
          <table:table-cell office:value-type="float" office:value="0.000778568402890019" calcext:value-type="float">
            <text:p>0.000778568</text:p>
          </table:table-cell>
          <table:table-cell office:value-type="float" office:value="-0.00000030352618466562" calcext:value-type="float">
            <text:p>-0.000000304</text:p>
          </table:table-cell>
          <table:table-cell office:value-type="float" office:value="-0.0000442797555409042" calcext:value-type="float">
            <text:p>-0.000044280</text:p>
          </table:table-cell>
          <table:table-cell office:value-type="float" office:value="0.00557554595710582" calcext:value-type="float">
            <text:p>0.005575546</text:p>
          </table:table-cell>
          <table:table-cell office:value-type="float" office:value="-0.000604696918697768" calcext:value-type="float">
            <text:p>-0.000604697</text:p>
          </table:table-cell>
          <table:table-cell office:value-type="float" office:value="-0.0000379292139788544" calcext:value-type="float">
            <text:p>-0.000037929</text:p>
          </table:table-cell>
          <table:table-cell office:value-type="float" office:value="0.0000000764931105526338" calcext:value-type="float">
            <text:p>0.0000000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74314923031369" calcext:value-type="float">
            <text:p>0.17431492</text:p>
          </table:table-cell>
          <table:table-cell office:value-type="float" office:value="0.0169467348205928" calcext:value-type="float">
            <text:p>0.01694673</text:p>
          </table:table-cell>
          <table:table-cell office:value-type="float" office:value="0.00245120243643918" calcext:value-type="float">
            <text:p>0.00245120</text:p>
          </table:table-cell>
          <table:table-cell office:value-type="float" office:value="0.000355495212025588" calcext:value-type="float">
            <text:p>0.00035550</text:p>
          </table:table-cell>
          <table:table-cell office:value-type="float" office:value="-0.0000000504861730847474" calcext:value-type="float">
            <text:p>-0.00000005</text:p>
          </table:table-cell>
          <table:table-cell office:value-type="float" office:value="-0.0000196239921964022" calcext:value-type="float">
            <text:p>-0.00001962</text:p>
          </table:table-cell>
          <table:table-cell office:value-type="float" office:value="0.0033597393927098" calcext:value-type="float">
            <text:p>0.00335974</text:p>
          </table:table-cell>
          <table:table-cell office:value-type="float" office:value="-0.000261963403051699" calcext:value-type="float">
            <text:p>-0.00026196</text:p>
          </table:table-cell>
          <table:table-cell office:value-type="float" office:value="-0.0000124419392666634" calcext:value-type="float">
            <text:p>-0.00001244</text:p>
          </table:table-cell>
          <table:table-cell office:value-type="float" office:value="0.0000000174249660826227" calcext:value-type="float">
            <text:p>0.000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8390094685641" calcext:value-type="float">
            <text:p>0.21839009</text:p>
          </table:table-cell>
          <table:table-cell office:value-type="float" office:value="0.0208084744088753" calcext:value-type="float">
            <text:p>0.02080847</text:p>
          </table:table-cell>
          <table:table-cell office:value-type="float" office:value="0.00730315946568465" calcext:value-type="float">
            <text:p>0.00730316</text:p>
          </table:table-cell>
          <table:table-cell office:value-type="float" office:value="0.00094599787410126" calcext:value-type="float">
            <text:p>0.00094600</text:p>
          </table:table-cell>
          <table:table-cell office:value-type="float" office:value="-0.000000800956035404531" calcext:value-type="float">
            <text:p>-0.00000080</text:p>
          </table:table-cell>
          <table:table-cell office:value-type="float" office:value="-0.0000738646849220513" calcext:value-type="float">
            <text:p>-0.00007386</text:p>
          </table:table-cell>
          <table:table-cell office:value-type="float" office:value="0.00672143976198193" calcext:value-type="float">
            <text:p>0.00672144</text:p>
          </table:table-cell>
          <table:table-cell office:value-type="float" office:value="-0.000794645198947923" calcext:value-type="float">
            <text:p>-0.00079465</text:p>
          </table:table-cell>
          <table:table-cell office:value-type="float" office:value="-0.0000516133686151339" calcext:value-type="float">
            <text:p>-0.00005161</text:p>
          </table:table-cell>
          <table:table-cell office:value-type="float" office:value="0.000000117109793251555" calcext:value-type="float">
            <text:p>0.000000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4868085176122" calcext:value-type="float">
            <text:p>0.194868085</text:p>
          </table:table-cell>
          <table:table-cell office:value-type="float" office:value="0.0174698148441435" calcext:value-type="float">
            <text:p>0.017469815</text:p>
          </table:table-cell>
          <table:table-cell office:value-type="float" office:value="0.00492961964848372" calcext:value-type="float">
            <text:p>0.004929620</text:p>
          </table:table-cell>
          <table:table-cell office:value-type="float" office:value="0.000690126070899933" calcext:value-type="float">
            <text:p>0.000690126</text:p>
          </table:table-cell>
          <table:table-cell office:value-type="float" office:value="-0.000000227069246115385" calcext:value-type="float">
            <text:p>-0.000000227</text:p>
          </table:table-cell>
          <table:table-cell office:value-type="float" office:value="-0.0000386308664722871" calcext:value-type="float">
            <text:p>-0.000038631</text:p>
          </table:table-cell>
          <table:table-cell office:value-type="float" office:value="0.00512593894401616" calcext:value-type="float">
            <text:p>0.005125939</text:p>
          </table:table-cell>
          <table:table-cell office:value-type="float" office:value="-0.000529936697197973" calcext:value-type="float">
            <text:p>-0.000529937</text:p>
          </table:table-cell>
          <table:table-cell office:value-type="float" office:value="-0.0000317297827316194" calcext:value-type="float">
            <text:p>-0.000031730</text:p>
          </table:table-cell>
          <table:table-cell office:value-type="float" office:value="0.000000060615319657648" calcext:value-type="float">
            <text:p>0.0000000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7649755520489" calcext:value-type="float">
            <text:p>0.16764976</text:p>
          </table:table-cell>
          <table:table-cell office:value-type="float" office:value="0.01550506397667" calcext:value-type="float">
            <text:p>0.01550506</text:p>
          </table:table-cell>
          <table:table-cell office:value-type="float" office:value="0.00226283401636637" calcext:value-type="float">
            <text:p>0.00226283</text:p>
          </table:table-cell>
          <table:table-cell office:value-type="float" office:value="0.000325360013845173" calcext:value-type="float">
            <text:p>0.00032536</text:p>
          </table:table-cell>
          <table:table-cell office:value-type="float" office:value="-0.0000000561498070538562" calcext:value-type="float">
            <text:p>-0.00000006</text:p>
          </table:table-cell>
          <table:table-cell office:value-type="float" office:value="-0.000017287957626969" calcext:value-type="float">
            <text:p>-0.00001729</text:p>
          </table:table-cell>
          <table:table-cell office:value-type="float" office:value="0.00315034413735239" calcext:value-type="float">
            <text:p>0.00315034</text:p>
          </table:table-cell>
          <table:table-cell office:value-type="float" office:value="-0.000242184250315149" calcext:value-type="float">
            <text:p>-0.00024218</text:p>
          </table:table-cell>
          <table:table-cell office:value-type="float" office:value="-0.000010862790185737" calcext:value-type="float">
            <text:p>-0.00001086</text:p>
          </table:table-cell>
          <table:table-cell office:value-type="float" office:value="0.0000000140125685156104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8818950528864" calcext:value-type="float">
            <text:p>0.25881895</text:p>
          </table:table-cell>
          <table:table-cell office:value-type="float" office:value="0.0255701782646636" calcext:value-type="float">
            <text:p>0.02557018</text:p>
          </table:table-cell>
          <table:table-cell office:value-type="float" office:value="0.0134540897157517" calcext:value-type="float">
            <text:p>0.01345409</text:p>
          </table:table-cell>
          <table:table-cell office:value-type="float" office:value="0.00136086343175256" calcext:value-type="float">
            <text:p>0.00136086</text:p>
          </table:table-cell>
          <table:table-cell office:value-type="float" office:value="-0.00000581251546584154" calcext:value-type="float">
            <text:p>-0.00000581</text:p>
          </table:table-cell>
          <table:table-cell office:value-type="float" office:value="-0.000217425886238891" calcext:value-type="float">
            <text:p>-0.00021743</text:p>
          </table:table-cell>
          <table:table-cell office:value-type="float" office:value="0.0103542677220497" calcext:value-type="float">
            <text:p>0.01035427</text:p>
          </table:table-cell>
          <table:table-cell office:value-type="float" office:value="-0.00151165328549989" calcext:value-type="float">
            <text:p>-0.00151165</text:p>
          </table:table-cell>
          <table:table-cell office:value-type="float" office:value="-0.0000812805816316862" calcext:value-type="float">
            <text:p>-0.00008128</text:p>
          </table:table-cell>
          <table:table-cell office:value-type="float" office:value="0.000000295544929205838" calcext:value-type="float">
            <text:p>0.000000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3891133703824" calcext:value-type="float">
            <text:p>0.163891134</text:p>
          </table:table-cell>
          <table:table-cell office:value-type="float" office:value="0.0119155632114341" calcext:value-type="float">
            <text:p>0.011915563</text:p>
          </table:table-cell>
          <table:table-cell office:value-type="float" office:value="0.00292566912097562" calcext:value-type="float">
            <text:p>0.002925669</text:p>
          </table:table-cell>
          <table:table-cell office:value-type="float" office:value="0.000321716535267706" calcext:value-type="float">
            <text:p>0.000321717</text:p>
          </table:table-cell>
          <table:table-cell office:value-type="float" office:value="-0.000000307602213858686" calcext:value-type="float">
            <text:p>-0.000000308</text:p>
          </table:table-cell>
          <table:table-cell office:value-type="float" office:value="-0.0000347427819708244" calcext:value-type="float">
            <text:p>-0.000034743</text:p>
          </table:table-cell>
          <table:table-cell office:value-type="float" office:value="0.00373618512382265" calcext:value-type="float">
            <text:p>0.003736185</text:p>
          </table:table-cell>
          <table:table-cell office:value-type="float" office:value="-0.00032549407321349" calcext:value-type="float">
            <text:p>-0.000325494</text:p>
          </table:table-cell>
          <table:table-cell office:value-type="float" office:value="-0.00000979743923134136" calcext:value-type="float">
            <text:p>-0.000009797</text:p>
          </table:table-cell>
          <table:table-cell office:value-type="float" office:value="0.0000000236958299173401" calcext:value-type="float">
            <text:p>0.0000000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22574760880201" calcext:value-type="float">
            <text:p>0.12257476</text:p>
          </table:table-cell>
          <table:table-cell office:value-type="float" office:value="0.00622094952891452" calcext:value-type="float">
            <text:p>0.00622095</text:p>
          </table:table-cell>
          <table:table-cell office:value-type="float" office:value="0.00135623197685506" calcext:value-type="float">
            <text:p>0.00135623</text:p>
          </table:table-cell>
          <table:table-cell office:value-type="float" office:value="0.000151500220352463" calcext:value-type="float">
            <text:p>0.00015150</text:p>
          </table:table-cell>
          <table:table-cell office:value-type="float" office:value="-0.0000000667662220059507" calcext:value-type="float">
            <text:p>-0.00000007</text:p>
          </table:table-cell>
          <table:table-cell office:value-type="float" office:value="-0.0000117591153322719" calcext:value-type="float">
            <text:p>-0.00001176</text:p>
          </table:table-cell>
          <table:table-cell office:value-type="float" office:value="0.00220090561898099" calcext:value-type="float">
            <text:p>0.00220091</text:p>
          </table:table-cell>
          <table:table-cell office:value-type="float" office:value="-0.000150591469562825" calcext:value-type="float">
            <text:p>-0.00015059</text:p>
          </table:table-cell>
          <table:table-cell office:value-type="float" office:value="-0.00000360348719454071" calcext:value-type="float">
            <text:p>-0.00000360</text:p>
          </table:table-cell>
          <table:table-cell office:value-type="float" office:value="0.00000000575389193124061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0254399023887" calcext:value-type="float">
            <text:p>0.21025440</text:p>
          </table:table-cell>
          <table:table-cell office:value-type="float" office:value="0.0179114680285949" calcext:value-type="float">
            <text:p>0.01791147</text:p>
          </table:table-cell>
          <table:table-cell office:value-type="float" office:value="0.00710241542989892" calcext:value-type="float">
            <text:p>0.00710242</text:p>
          </table:table-cell>
          <table:table-cell office:value-type="float" office:value="0.00080442914101124" calcext:value-type="float">
            <text:p>0.00080443</text:p>
          </table:table-cell>
          <table:table-cell office:value-type="float" office:value="-0.00000192194951319759" calcext:value-type="float">
            <text:p>-0.00000192</text:p>
          </table:table-cell>
          <table:table-cell office:value-type="float" office:value="-0.000107564677832982" calcext:value-type="float">
            <text:p>-0.00010756</text:p>
          </table:table-cell>
          <table:table-cell office:value-type="float" office:value="0.00657386107007521" calcext:value-type="float">
            <text:p>0.00657386</text:p>
          </table:table-cell>
          <table:table-cell office:value-type="float" office:value="-0.00078724828611096" calcext:value-type="float">
            <text:p>-0.00078725</text:p>
          </table:table-cell>
          <table:table-cell office:value-type="float" office:value="-0.0000298237976534088" calcext:value-type="float">
            <text:p>-0.00002982</text:p>
          </table:table-cell>
          <table:table-cell office:value-type="float" office:value="0.000000167658485761501" calcext:value-type="float">
            <text:p>0.000000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8983286752186" calcext:value-type="float">
            <text:p>0.188983287</text:p>
          </table:table-cell>
          <table:table-cell office:value-type="float" office:value="0.015183894081287" calcext:value-type="float">
            <text:p>0.015183894</text:p>
          </table:table-cell>
          <table:table-cell office:value-type="float" office:value="0.0047923271556275" calcext:value-type="float">
            <text:p>0.004792327</text:p>
          </table:table-cell>
          <table:table-cell office:value-type="float" office:value="0.000532571475961617" calcext:value-type="float">
            <text:p>0.000532571</text:p>
          </table:table-cell>
          <table:table-cell office:value-type="float" office:value="-0.000000842084278524435" calcext:value-type="float">
            <text:p>-0.000000842</text:p>
          </table:table-cell>
          <table:table-cell office:value-type="float" office:value="-0.0000652385579096106" calcext:value-type="float">
            <text:p>-0.000065239</text:p>
          </table:table-cell>
          <table:table-cell office:value-type="float" office:value="0.005132697147593" calcext:value-type="float">
            <text:p>0.005132697</text:p>
          </table:table-cell>
          <table:table-cell office:value-type="float" office:value="-0.000532469459958235" calcext:value-type="float">
            <text:p>-0.000532469</text:p>
          </table:table-cell>
          <table:table-cell office:value-type="float" office:value="-0.0000185767379429621" calcext:value-type="float">
            <text:p>-0.000018577</text:p>
          </table:table-cell>
          <table:table-cell office:value-type="float" office:value="0.000000070564726655301" calcext:value-type="float">
            <text:p>0.0000000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2249187085193" calcext:value-type="float">
            <text:p>0.15224919</text:p>
          </table:table-cell>
          <table:table-cell office:value-type="float" office:value="0.0119903156350755" calcext:value-type="float">
            <text:p>0.01199032</text:p>
          </table:table-cell>
          <table:table-cell office:value-type="float" office:value="0.00179486837570262" calcext:value-type="float">
            <text:p>0.00179487</text:p>
          </table:table-cell>
          <table:table-cell office:value-type="float" office:value="0.000198242715367955" calcext:value-type="float">
            <text:p>0.00019824</text:p>
          </table:table-cell>
          <table:table-cell office:value-type="float" office:value="-0.000000116801704759588" calcext:value-type="float">
            <text:p>-0.00000012</text:p>
          </table:table-cell>
          <table:table-cell office:value-type="float" office:value="-0.0000214959112111148" calcext:value-type="float">
            <text:p>-0.00002150</text:p>
          </table:table-cell>
          <table:table-cell office:value-type="float" office:value="0.00279737483325669" calcext:value-type="float">
            <text:p>0.00279737</text:p>
          </table:table-cell>
          <table:table-cell office:value-type="float" office:value="-0.000199578207541833" calcext:value-type="float">
            <text:p>-0.00019958</text:p>
          </table:table-cell>
          <table:table-cell office:value-type="float" office:value="-0.00000473230185843273" calcext:value-type="float">
            <text:p>-0.00000473</text:p>
          </table:table-cell>
          <table:table-cell office:value-type="float" office:value="0.00000000897010494655573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6615317875672" calcext:value-type="float">
            <text:p>0.20661532</text:p>
          </table:table-cell>
          <table:table-cell office:value-type="float" office:value="0.0173203481298069" calcext:value-type="float">
            <text:p>0.01732035</text:p>
          </table:table-cell>
          <table:table-cell office:value-type="float" office:value="0.00672567897513477" calcext:value-type="float">
            <text:p>0.00672568</text:p>
          </table:table-cell>
          <table:table-cell office:value-type="float" office:value="0.000763057950365565" calcext:value-type="float">
            <text:p>0.00076306</text:p>
          </table:table-cell>
          <table:table-cell office:value-type="float" office:value="-0.00000169918206573829" calcext:value-type="float">
            <text:p>-0.00000170</text:p>
          </table:table-cell>
          <table:table-cell office:value-type="float" office:value="-0.0000994263445008082" calcext:value-type="float">
            <text:p>-0.00009943</text:p>
          </table:table-cell>
          <table:table-cell office:value-type="float" office:value="0.00634238536276448" calcext:value-type="float">
            <text:p>0.00634239</text:p>
          </table:table-cell>
          <table:table-cell office:value-type="float" office:value="-0.00074532762809615" calcext:value-type="float">
            <text:p>-0.00074533</text:p>
          </table:table-cell>
          <table:table-cell office:value-type="float" office:value="-0.0000293848558023973" calcext:value-type="float">
            <text:p>-0.00002938</text:p>
          </table:table-cell>
          <table:table-cell office:value-type="float" office:value="0.000000152860409775832" calcext:value-type="float">
            <text:p>0.00000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6226263865565" calcext:value-type="float">
            <text:p>0.196226264</text:p>
          </table:table-cell>
          <table:table-cell office:value-type="float" office:value="0.0169055709186071" calcext:value-type="float">
            <text:p>0.016905571</text:p>
          </table:table-cell>
          <table:table-cell office:value-type="float" office:value="0.00511216984546561" calcext:value-type="float">
            <text:p>0.005112170</text:p>
          </table:table-cell>
          <table:table-cell office:value-type="float" office:value="0.000568329545743478" calcext:value-type="float">
            <text:p>0.000568330</text:p>
          </table:table-cell>
          <table:table-cell office:value-type="float" office:value="-0.000000916029057022706" calcext:value-type="float">
            <text:p>-0.000000916</text:p>
          </table:table-cell>
          <table:table-cell office:value-type="float" office:value="-0.0000712260726412612" calcext:value-type="float">
            <text:p>-0.000071226</text:p>
          </table:table-cell>
          <table:table-cell office:value-type="float" office:value="0.00539979392800779" calcext:value-type="float">
            <text:p>0.005399794</text:p>
          </table:table-cell>
          <table:table-cell office:value-type="float" office:value="-0.000567980037465267" calcext:value-type="float">
            <text:p>-0.000567980</text:p>
          </table:table-cell>
          <table:table-cell office:value-type="float" office:value="-0.0000219574554227848" calcext:value-type="float">
            <text:p>-0.000021957</text:p>
          </table:table-cell>
          <table:table-cell office:value-type="float" office:value="0.0000000739270322138716" calcext:value-type="float">
            <text:p>0.0000000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9304365839765" calcext:value-type="float">
            <text:p>0.15930437</text:p>
          </table:table-cell>
          <table:table-cell office:value-type="float" office:value="0.0133211962587528" calcext:value-type="float">
            <text:p>0.01332120</text:p>
          </table:table-cell>
          <table:table-cell office:value-type="float" office:value="0.00204625644849309" calcext:value-type="float">
            <text:p>0.00204626</text:p>
          </table:table-cell>
          <table:table-cell office:value-type="float" office:value="0.000246087952272418" calcext:value-type="float">
            <text:p>0.00024609</text:p>
          </table:table-cell>
          <table:table-cell office:value-type="float" office:value="-0.000000127394906570129" calcext:value-type="float">
            <text:p>-0.00000013</text:p>
          </table:table-cell>
          <table:table-cell office:value-type="float" office:value="-0.0000232845150342983" calcext:value-type="float">
            <text:p>-0.00002328</text:p>
          </table:table-cell>
          <table:table-cell office:value-type="float" office:value="0.00301417117921426" calcext:value-type="float">
            <text:p>0.00301417</text:p>
          </table:table-cell>
          <table:table-cell office:value-type="float" office:value="-0.000225021062027584" calcext:value-type="float">
            <text:p>-0.00022502</text:p>
          </table:table-cell>
          <table:table-cell office:value-type="float" office:value="-0.00000714991950527452" calcext:value-type="float">
            <text:p>-0.00000715</text:p>
          </table:table-cell>
          <table:table-cell office:value-type="float" office:value="0.0000000128683844710593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9221998701582" calcext:value-type="float">
            <text:p>0.23922200</text:p>
          </table:table-cell>
          <table:table-cell office:value-type="float" office:value="0.0245424633722353" calcext:value-type="float">
            <text:p>0.02454246</text:p>
          </table:table-cell>
          <table:table-cell office:value-type="float" office:value="0.00964771036877298" calcext:value-type="float">
            <text:p>0.00964771</text:p>
          </table:table-cell>
          <table:table-cell office:value-type="float" office:value="0.00108628974071203" calcext:value-type="float">
            <text:p>0.00108629</text:p>
          </table:table-cell>
          <table:table-cell office:value-type="float" office:value="-0.00000340016714049784" calcext:value-type="float">
            <text:p>-0.00000340</text:p>
          </table:table-cell>
          <table:table-cell office:value-type="float" office:value="-0.000166731625395697" calcext:value-type="float">
            <text:p>-0.00016673</text:p>
          </table:table-cell>
          <table:table-cell office:value-type="float" office:value="0.00817117532263615" calcext:value-type="float">
            <text:p>0.00817118</text:p>
          </table:table-cell>
          <table:table-cell office:value-type="float" office:value="-0.00107017757850762" calcext:value-type="float">
            <text:p>-0.00107018</text:p>
          </table:table-cell>
          <table:table-cell office:value-type="float" office:value="-0.000047997209714428" calcext:value-type="float">
            <text:p>-0.00004800</text:p>
          </table:table-cell>
          <table:table-cell office:value-type="float" office:value="0.000000324981486058274" calcext:value-type="float">
            <text:p>0.000000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7463796687179" calcext:value-type="float">
            <text:p>0.197463797</text:p>
          </table:table-cell>
          <table:table-cell office:value-type="float" office:value="0.0159854922292092" calcext:value-type="float">
            <text:p>0.015985492</text:p>
          </table:table-cell>
          <table:table-cell office:value-type="float" office:value="0.00583134805978977" calcext:value-type="float">
            <text:p>0.005831348</text:p>
          </table:table-cell>
          <table:table-cell office:value-type="float" office:value="0.000685558750040783" calcext:value-type="float">
            <text:p>0.000685559</text:p>
          </table:table-cell>
          <table:table-cell office:value-type="float" office:value="-0.00000111951112082226" calcext:value-type="float">
            <text:p>-0.000001120</text:p>
          </table:table-cell>
          <table:table-cell office:value-type="float" office:value="-0.0000760506822517076" calcext:value-type="float">
            <text:p>-0.000076051</text:p>
          </table:table-cell>
          <table:table-cell office:value-type="float" office:value="0.00575161469322658" calcext:value-type="float">
            <text:p>0.005751615</text:p>
          </table:table-cell>
          <table:table-cell office:value-type="float" office:value="-0.000643223663718623" calcext:value-type="float">
            <text:p>-0.000643224</text:p>
          </table:table-cell>
          <table:table-cell office:value-type="float" office:value="-0.0000288880022711093" calcext:value-type="float">
            <text:p>-0.000028888</text:p>
          </table:table-cell>
          <table:table-cell office:value-type="float" office:value="0.000000107566340627223" calcext:value-type="float">
            <text:p>0.0000001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2684448009888" calcext:value-type="float">
            <text:p>0.15268445</text:p>
          </table:table-cell>
          <table:table-cell office:value-type="float" office:value="0.0120854038274579" calcext:value-type="float">
            <text:p>0.01208540</text:p>
          </table:table-cell>
          <table:table-cell office:value-type="float" office:value="0.0019170684623531" calcext:value-type="float">
            <text:p>0.00191707</text:p>
          </table:table-cell>
          <table:table-cell office:value-type="float" office:value="0.000252817559772543" calcext:value-type="float">
            <text:p>0.00025282</text:p>
          </table:table-cell>
          <table:table-cell office:value-type="float" office:value="-0.000000073347586732989" calcext:value-type="float">
            <text:p>-0.00000007</text:p>
          </table:table-cell>
          <table:table-cell office:value-type="float" office:value="-0.000015183443174813" calcext:value-type="float">
            <text:p>-0.00001518</text:p>
          </table:table-cell>
          <table:table-cell office:value-type="float" office:value="0.00280678420915656" calcext:value-type="float">
            <text:p>0.00280678</text:p>
          </table:table-cell>
          <table:table-cell office:value-type="float" office:value="-0.00020803136282257" calcext:value-type="float">
            <text:p>-0.00020803</text:p>
          </table:table-cell>
          <table:table-cell office:value-type="float" office:value="-0.00000804141606992882" calcext:value-type="float">
            <text:p>-0.00000804</text:p>
          </table:table-cell>
          <table:table-cell office:value-type="float" office:value="0.00000000884153657582053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855404366524" calcext:value-type="float">
            <text:p>0.21385540</text:p>
          </table:table-cell>
          <table:table-cell office:value-type="float" office:value="0.0192360134094764" calcext:value-type="float">
            <text:p>0.01923601</text:p>
          </table:table-cell>
          <table:table-cell office:value-type="float" office:value="0.00703668228205278" calcext:value-type="float">
            <text:p>0.00703668</text:p>
          </table:table-cell>
          <table:table-cell office:value-type="float" office:value="0.000779113876256547" calcext:value-type="float">
            <text:p>0.00077911</text:p>
          </table:table-cell>
          <table:table-cell office:value-type="float" office:value="-0.00000182162601887609" calcext:value-type="float">
            <text:p>-0.00000182</text:p>
          </table:table-cell>
          <table:table-cell office:value-type="float" office:value="-0.000108050771309941" calcext:value-type="float">
            <text:p>-0.00010805</text:p>
          </table:table-cell>
          <table:table-cell office:value-type="float" office:value="0.00662453014182327" calcext:value-type="float">
            <text:p>0.00662453</text:p>
          </table:table-cell>
          <table:table-cell office:value-type="float" office:value="-0.000782196050724529" calcext:value-type="float">
            <text:p>-0.00078220</text:p>
          </table:table-cell>
          <table:table-cell office:value-type="float" office:value="-0.0000300509541305836" calcext:value-type="float">
            <text:p>-0.00003005</text:p>
          </table:table-cell>
          <table:table-cell office:value-type="float" office:value="0.000000154148140242662" calcext:value-type="float">
            <text:p>0.00000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31490115057215" calcext:value-type="float">
            <text:p>0.231490115</text:p>
          </table:table-cell>
          <table:table-cell office:value-type="float" office:value="0.022859754533307" calcext:value-type="float">
            <text:p>0.022859755</text:p>
          </table:table-cell>
          <table:table-cell office:value-type="float" office:value="0.00877774655608492" calcext:value-type="float">
            <text:p>0.008777747</text:p>
          </table:table-cell>
          <table:table-cell office:value-type="float" office:value="0.000976924281122044" calcext:value-type="float">
            <text:p>0.000976924</text:p>
          </table:table-cell>
          <table:table-cell office:value-type="float" office:value="-0.00000285331098833349" calcext:value-type="float">
            <text:p>-0.000002853</text:p>
          </table:table-cell>
          <table:table-cell office:value-type="float" office:value="-0.000147563708690983" calcext:value-type="float">
            <text:p>-0.000147564</text:p>
          </table:table-cell>
          <table:table-cell office:value-type="float" office:value="0.00768197970897396" calcext:value-type="float">
            <text:p>0.007681980</text:p>
          </table:table-cell>
          <table:table-cell office:value-type="float" office:value="-0.00097510278437036" calcext:value-type="float">
            <text:p>-0.000975103</text:p>
          </table:table-cell>
          <table:table-cell office:value-type="float" office:value="-0.0000401123899670641" calcext:value-type="float">
            <text:p>-0.000040112</text:p>
          </table:table-cell>
          <table:table-cell office:value-type="float" office:value="0.000000243825841803594" calcext:value-type="float">
            <text:p>0.0000002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9196316988782" calcext:value-type="float">
            <text:p>0.16919632</text:p>
          </table:table-cell>
          <table:table-cell office:value-type="float" office:value="0.0156460470095524" calcext:value-type="float">
            <text:p>0.01564605</text:p>
          </table:table-cell>
          <table:table-cell office:value-type="float" office:value="0.0021901047047514" calcext:value-type="float">
            <text:p>0.00219010</text:p>
          </table:table-cell>
          <table:table-cell office:value-type="float" office:value="0.000243470992909789" calcext:value-type="float">
            <text:p>0.00024347</text:p>
          </table:table-cell>
          <table:table-cell office:value-type="float" office:value="-0.000000177003382960034" calcext:value-type="float">
            <text:p>-0.00000018</text:p>
          </table:table-cell>
          <table:table-cell office:value-type="float" office:value="-0.0000303873731169959" calcext:value-type="float">
            <text:p>-0.00003039</text:p>
          </table:table-cell>
          <table:table-cell office:value-type="float" office:value="0.00324533666825404" calcext:value-type="float">
            <text:p>0.00324534</text:p>
          </table:table-cell>
          <table:table-cell office:value-type="float" office:value="-0.000243329213980201" calcext:value-type="float">
            <text:p>-0.00024333</text:p>
          </table:table-cell>
          <table:table-cell office:value-type="float" office:value="-0.00000560086928162096" calcext:value-type="float">
            <text:p>-0.00000560</text:p>
          </table:table-cell>
          <table:table-cell office:value-type="float" office:value="0.0000000153353740052388" calcext:value-type="float">
            <text:p>0.000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990167253265" calcext:value-type="float">
            <text:p>0.21399017</text:p>
          </table:table-cell>
          <table:table-cell office:value-type="float" office:value="0.0183566555337056" calcext:value-type="float">
            <text:p>0.01835666</text:p>
          </table:table-cell>
          <table:table-cell office:value-type="float" office:value="0.00751389964702012" calcext:value-type="float">
            <text:p>0.00751390</text:p>
          </table:table-cell>
          <table:table-cell office:value-type="float" office:value="0.000834894975002486" calcext:value-type="float">
            <text:p>0.00083489</text:p>
          </table:table-cell>
          <table:table-cell office:value-type="float" office:value="-0.00000208704303113252" calcext:value-type="float">
            <text:p>-0.00000209</text:p>
          </table:table-cell>
          <table:table-cell office:value-type="float" office:value="-0.000112991463149802" calcext:value-type="float">
            <text:p>-0.00011299</text:p>
          </table:table-cell>
          <table:table-cell office:value-type="float" office:value="0.00685878403684371" calcext:value-type="float">
            <text:p>0.00685878</text:p>
          </table:table-cell>
          <table:table-cell office:value-type="float" office:value="-0.000834875584002204" calcext:value-type="float">
            <text:p>-0.00083488</text:p>
          </table:table-cell>
          <table:table-cell office:value-type="float" office:value="-0.0000319801786468949" calcext:value-type="float">
            <text:p>-0.00003198</text:p>
          </table:table-cell>
          <table:table-cell office:value-type="float" office:value="0.000000174741590705156" calcext:value-type="float">
            <text:p>0.000000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0234742632858" calcext:value-type="float">
            <text:p>0.170234743</text:p>
          </table:table-cell>
          <table:table-cell office:value-type="float" office:value="0.0122637748316791" calcext:value-type="float">
            <text:p>0.012263775</text:p>
          </table:table-cell>
          <table:table-cell office:value-type="float" office:value="0.00353080784344813" calcext:value-type="float">
            <text:p>0.003530808</text:p>
          </table:table-cell>
          <table:table-cell office:value-type="float" office:value="0.000393384806055143" calcext:value-type="float">
            <text:p>0.000393385</text:p>
          </table:table-cell>
          <table:table-cell office:value-type="float" office:value="-0.000000457267419541871" calcext:value-type="float">
            <text:p>-0.000000457</text:p>
          </table:table-cell>
          <table:table-cell office:value-type="float" office:value="-0.0000430292883476274" calcext:value-type="float">
            <text:p>-0.000043029</text:p>
          </table:table-cell>
          <table:table-cell office:value-type="float" office:value="0.00417902319189903" calcext:value-type="float">
            <text:p>0.004179023</text:p>
          </table:table-cell>
          <table:table-cell office:value-type="float" office:value="-0.000392177879674123" calcext:value-type="float">
            <text:p>-0.000392178</text:p>
          </table:table-cell>
          <table:table-cell office:value-type="float" office:value="-0.0000107992812455092" calcext:value-type="float">
            <text:p>-0.000010799</text:p>
          </table:table-cell>
          <table:table-cell office:value-type="float" office:value="0.0000000407814045046938" calcext:value-type="float">
            <text:p>0.0000000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0160859662101" calcext:value-type="float">
            <text:p>0.16016086</text:p>
          </table:table-cell>
          <table:table-cell office:value-type="float" office:value="0.013300914712914" calcext:value-type="float">
            <text:p>0.01330091</text:p>
          </table:table-cell>
          <table:table-cell office:value-type="float" office:value="0.00207891767958356" calcext:value-type="float">
            <text:p>0.00207892</text:p>
          </table:table-cell>
          <table:table-cell office:value-type="float" office:value="0.000229457942165894" calcext:value-type="float">
            <text:p>0.00022946</text:p>
          </table:table-cell>
          <table:table-cell office:value-type="float" office:value="-0.000000157771323642249" calcext:value-type="float">
            <text:p>-0.00000016</text:p>
          </table:table-cell>
          <table:table-cell office:value-type="float" office:value="-0.0000263716982640182" calcext:value-type="float">
            <text:p>-0.00002637</text:p>
          </table:table-cell>
          <table:table-cell office:value-type="float" office:value="0.00308764656369733" calcext:value-type="float">
            <text:p>0.00308765</text:p>
          </table:table-cell>
          <table:table-cell office:value-type="float" office:value="-0.000231182467177208" calcext:value-type="float">
            <text:p>-0.00023118</text:p>
          </table:table-cell>
          <table:table-cell office:value-type="float" office:value="-0.0000055444721521084" calcext:value-type="float">
            <text:p>-0.00000554</text:p>
          </table:table-cell>
          <table:table-cell office:value-type="float" office:value="0.0000000123849344176467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0513197024664" calcext:value-type="float">
            <text:p>0.21051320</text:p>
          </table:table-cell>
          <table:table-cell office:value-type="float" office:value="0.019390243369432" calcext:value-type="float">
            <text:p>0.01939024</text:p>
          </table:table-cell>
          <table:table-cell office:value-type="float" office:value="0.00642459393216201" calcext:value-type="float">
            <text:p>0.00642459</text:p>
          </table:table-cell>
          <table:table-cell office:value-type="float" office:value="0.000757957923825661" calcext:value-type="float">
            <text:p>0.00075796</text:p>
          </table:table-cell>
          <table:table-cell office:value-type="float" office:value="-0.00000112887324989147" calcext:value-type="float">
            <text:p>-0.00000113</text:p>
          </table:table-cell>
          <table:table-cell office:value-type="float" office:value="-0.0000815618992505817" calcext:value-type="float">
            <text:p>-0.00008156</text:p>
          </table:table-cell>
          <table:table-cell office:value-type="float" office:value="0.00623139068802828" calcext:value-type="float">
            <text:p>0.00623139</text:p>
          </table:table-cell>
          <table:table-cell office:value-type="float" office:value="-0.000708329501042044" calcext:value-type="float">
            <text:p>-0.00070833</text:p>
          </table:table-cell>
          <table:table-cell office:value-type="float" office:value="-0.000036904719254978" calcext:value-type="float">
            <text:p>-0.00003690</text:p>
          </table:table-cell>
          <table:table-cell office:value-type="float" office:value="0.0000000966301220046165" calcext:value-type="float">
            <text:p>0.000000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6900443228621" calcext:value-type="float">
            <text:p>0.216900443</text:p>
          </table:table-cell>
          <table:table-cell office:value-type="float" office:value="0.0206075560484326" calcext:value-type="float">
            <text:p>0.020607556</text:p>
          </table:table-cell>
          <table:table-cell office:value-type="float" office:value="0.00701331596948115" calcext:value-type="float">
            <text:p>0.007013316</text:p>
          </table:table-cell>
          <table:table-cell office:value-type="float" office:value="0.000820352892330898" calcext:value-type="float">
            <text:p>0.000820353</text:p>
          </table:table-cell>
          <table:table-cell office:value-type="float" office:value="-0.00000149887160951897" calcext:value-type="float">
            <text:p>-0.000001499</text:p>
          </table:table-cell>
          <table:table-cell office:value-type="float" office:value="-0.0000991073748639022" calcext:value-type="float">
            <text:p>-0.000099107</text:p>
          </table:table-cell>
          <table:table-cell office:value-type="float" office:value="0.0066095615560849" calcext:value-type="float">
            <text:p>0.006609562</text:p>
          </table:table-cell>
          <table:table-cell office:value-type="float" office:value="-0.000774120384643782" calcext:value-type="float">
            <text:p>-0.000774120</text:p>
          </table:table-cell>
          <table:table-cell office:value-type="float" office:value="-0.0000385442673431663" calcext:value-type="float">
            <text:p>-0.000038544</text:p>
          </table:table-cell>
          <table:table-cell office:value-type="float" office:value="0.000000139503428616832" calcext:value-type="float">
            <text:p>0.0000001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5147577347873" calcext:value-type="float">
            <text:p>0.16514758</text:p>
          </table:table-cell>
          <table:table-cell office:value-type="float" office:value="0.0145187235743654" calcext:value-type="float">
            <text:p>0.01451872</text:p>
          </table:table-cell>
          <table:table-cell office:value-type="float" office:value="0.00220755603956695" calcext:value-type="float">
            <text:p>0.00220756</text:p>
          </table:table-cell>
          <table:table-cell office:value-type="float" office:value="0.000263919663472973" calcext:value-type="float">
            <text:p>0.00026392</text:p>
          </table:table-cell>
          <table:table-cell office:value-type="float" office:value="-0.000000150832531397801" calcext:value-type="float">
            <text:p>-0.00000015</text:p>
          </table:table-cell>
          <table:table-cell office:value-type="float" office:value="-0.0000265166676444776" calcext:value-type="float">
            <text:p>-0.00002652</text:p>
          </table:table-cell>
          <table:table-cell office:value-type="float" office:value="0.0031887496823766" calcext:value-type="float">
            <text:p>0.00318875</text:p>
          </table:table-cell>
          <table:table-cell office:value-type="float" office:value="-0.000242954547011747" calcext:value-type="float">
            <text:p>-0.00024295</text:p>
          </table:table-cell>
          <table:table-cell office:value-type="float" office:value="-0.00000778513104512558" calcext:value-type="float">
            <text:p>-0.00000779</text:p>
          </table:table-cell>
          <table:table-cell office:value-type="float" office:value="0.0000000150297109637371" calcext:value-type="float">
            <text:p>0.000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346953253133" calcext:value-type="float">
            <text:p>0.18234695</text:p>
          </table:table-cell>
          <table:table-cell office:value-type="float" office:value="0.0134030570353918" calcext:value-type="float">
            <text:p>0.01340306</text:p>
          </table:table-cell>
          <table:table-cell office:value-type="float" office:value="0.00466712835373402" calcext:value-type="float">
            <text:p>0.00466713</text:p>
          </table:table-cell>
          <table:table-cell office:value-type="float" office:value="0.000546599030118091" calcext:value-type="float">
            <text:p>0.00054660</text:p>
          </table:table-cell>
          <table:table-cell office:value-type="float" office:value="-0.000000670635085983055" calcext:value-type="float">
            <text:p>-0.00000067</text:p>
          </table:table-cell>
          <table:table-cell office:value-type="float" office:value="-0.0000527783987108413" calcext:value-type="float">
            <text:p>-0.00005278</text:p>
          </table:table-cell>
          <table:table-cell office:value-type="float" office:value="0.0049618385813271" calcext:value-type="float">
            <text:p>0.00496184</text:p>
          </table:table-cell>
          <table:table-cell office:value-type="float" office:value="-0.000515066165451991" calcext:value-type="float">
            <text:p>-0.00051507</text:p>
          </table:table-cell>
          <table:table-cell office:value-type="float" office:value="-0.0000133363019247668" calcext:value-type="float">
            <text:p>-0.00001334</text:p>
          </table:table-cell>
          <table:table-cell office:value-type="float" office:value="0.0000000626930492086003" calcext:value-type="float">
            <text:p>0.000000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5979432740495" calcext:value-type="float">
            <text:p>0.165979433</text:p>
          </table:table-cell>
          <table:table-cell office:value-type="float" office:value="0.0102509842362919" calcext:value-type="float">
            <text:p>0.010250984</text:p>
          </table:table-cell>
          <table:table-cell office:value-type="float" office:value="0.00387212030956451" calcext:value-type="float">
            <text:p>0.003872120</text:p>
          </table:table-cell>
          <table:table-cell office:value-type="float" office:value="0.000458201688802981" calcext:value-type="float">
            <text:p>0.000458202</text:p>
          </table:table-cell>
          <table:table-cell office:value-type="float" office:value="-0.000000466757694719972" calcext:value-type="float">
            <text:p>-0.000000467</text:p>
          </table:table-cell>
          <table:table-cell office:value-type="float" office:value="-0.0000387985107311599" calcext:value-type="float">
            <text:p>-0.000038799</text:p>
          </table:table-cell>
          <table:table-cell office:value-type="float" office:value="0.00432454696414114" calcext:value-type="float">
            <text:p>0.004324547</text:p>
          </table:table-cell>
          <table:table-cell office:value-type="float" office:value="-0.000426739827595191" calcext:value-type="float">
            <text:p>-0.000426740</text:p>
          </table:table-cell>
          <table:table-cell office:value-type="float" office:value="-0.0000108251686397294" calcext:value-type="float">
            <text:p>-0.000010825</text:p>
          </table:table-cell>
          <table:table-cell office:value-type="float" office:value="0.0000000436503508800889" calcext:value-type="float">
            <text:p>0.0000000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09492094848474" calcext:value-type="float">
            <text:p>0.10949209</text:p>
          </table:table-cell>
          <table:table-cell office:value-type="float" office:value="0.00484658443808224" calcext:value-type="float">
            <text:p>0.00484658</text:p>
          </table:table-cell>
          <table:table-cell office:value-type="float" office:value="0.00100248185512199" calcext:value-type="float">
            <text:p>0.00100248</text:p>
          </table:table-cell>
          <table:table-cell office:value-type="float" office:value="0.000114648194508805" calcext:value-type="float">
            <text:p>0.00011465</text:p>
          </table:table-cell>
          <table:table-cell office:value-type="float" office:value="-0.0000000344357068304914" calcext:value-type="float">
            <text:p>-0.00000003</text:p>
          </table:table-cell>
          <table:table-cell office:value-type="float" office:value="-0.00000738433508342939" calcext:value-type="float">
            <text:p>-0.00000738</text:p>
          </table:table-cell>
          <table:table-cell office:value-type="float" office:value="0.00178548359905623" calcext:value-type="float">
            <text:p>0.00178548</text:p>
          </table:table-cell>
          <table:table-cell office:value-type="float" office:value="-0.000110979207576648" calcext:value-type="float">
            <text:p>-0.00011098</text:p>
          </table:table-cell>
          <table:table-cell office:value-type="float" office:value="-0.00000183832851583384" calcext:value-type="float">
            <text:p>-0.00000184</text:p>
          </table:table-cell>
          <table:table-cell office:value-type="float" office:value="0.00000000303106509036244" calcext:value-type="float">
            <text:p>0.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6458488206989" calcext:value-type="float">
            <text:p>0.22645849</text:p>
          </table:table-cell>
          <table:table-cell office:value-type="float" office:value="0.021759357875885" calcext:value-type="float">
            <text:p>0.02175936</text:p>
          </table:table-cell>
          <table:table-cell office:value-type="float" office:value="0.00889320331846357" calcext:value-type="float">
            <text:p>0.00889320</text:p>
          </table:table-cell>
          <table:table-cell office:value-type="float" office:value="0.00129377454900639" calcext:value-type="float">
            <text:p>0.00129377</text:p>
          </table:table-cell>
          <table:table-cell office:value-type="float" office:value="-0.000000911859635945655" calcext:value-type="float">
            <text:p>-0.00000091</text:p>
          </table:table-cell>
          <table:table-cell office:value-type="float" office:value="-0.0000836270745796308" calcext:value-type="float">
            <text:p>-0.00008363</text:p>
          </table:table-cell>
          <table:table-cell office:value-type="float" office:value="0.00738102225127749" calcext:value-type="float">
            <text:p>0.00738102</text:p>
          </table:table-cell>
          <table:table-cell office:value-type="float" office:value="-0.000949928596182147" calcext:value-type="float">
            <text:p>-0.00094993</text:p>
          </table:table-cell>
          <table:table-cell office:value-type="float" office:value="-0.0000206431649887675" calcext:value-type="float">
            <text:p>-0.00002064</text:p>
          </table:table-cell>
          <table:table-cell office:value-type="float" office:value="0.000000222600010336935" calcext:value-type="float">
            <text:p>0.000000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106486971212" calcext:value-type="float">
            <text:p>0.221064870</text:p>
          </table:table-cell>
          <table:table-cell office:value-type="float" office:value="0.0205284860781407" calcext:value-type="float">
            <text:p>0.020528486</text:p>
          </table:table-cell>
          <table:table-cell office:value-type="float" office:value="0.00839774380103409" calcext:value-type="float">
            <text:p>0.008397744</text:p>
          </table:table-cell>
          <table:table-cell office:value-type="float" office:value="0.00122314502670414" calcext:value-type="float">
            <text:p>0.001223145</text:p>
          </table:table-cell>
          <table:table-cell office:value-type="float" office:value="-0.000000674764297758913" calcext:value-type="float">
            <text:p>-0.000000675</text:p>
          </table:table-cell>
          <table:table-cell office:value-type="float" office:value="-0.000069862299899429" calcext:value-type="float">
            <text:p>-0.000069862</text:p>
          </table:table-cell>
          <table:table-cell office:value-type="float" office:value="0.00708529763567397" calcext:value-type="float">
            <text:p>0.007085298</text:p>
          </table:table-cell>
          <table:table-cell office:value-type="float" office:value="-0.000896824846791243" calcext:value-type="float">
            <text:p>-0.000896825</text:p>
          </table:table-cell>
          <table:table-cell office:value-type="float" office:value="-0.000019071790606916" calcext:value-type="float">
            <text:p>-0.000019072</text:p>
          </table:table-cell>
          <table:table-cell office:value-type="float" office:value="0.000000199400987216507" calcext:value-type="float">
            <text:p>0.0000001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7338097602187" calcext:value-type="float">
            <text:p>0.15733810</text:p>
          </table:table-cell>
          <table:table-cell office:value-type="float" office:value="0.0130624558307267" calcext:value-type="float">
            <text:p>0.01306246</text:p>
          </table:table-cell>
          <table:table-cell office:value-type="float" office:value="0.00195826287938396" calcext:value-type="float">
            <text:p>0.00195826</text:p>
          </table:table-cell>
          <table:table-cell office:value-type="float" office:value="0.000249220331197952" calcext:value-type="float">
            <text:p>0.00024922</text:p>
          </table:table-cell>
          <table:table-cell office:value-type="float" office:value="-0.0000000816539974226047" calcext:value-type="float">
            <text:p>-0.00000008</text:p>
          </table:table-cell>
          <table:table-cell office:value-type="float" office:value="-0.0000188717137291168" calcext:value-type="float">
            <text:p>-0.00001887</text:p>
          </table:table-cell>
          <table:table-cell office:value-type="float" office:value="0.00292320528158721" calcext:value-type="float">
            <text:p>0.00292321</text:p>
          </table:table-cell>
          <table:table-cell office:value-type="float" office:value="-0.000213630318523251" calcext:value-type="float">
            <text:p>-0.00021363</text:p>
          </table:table-cell>
          <table:table-cell office:value-type="float" office:value="-0.00000262221911388785" calcext:value-type="float">
            <text:p>-0.00000262</text:p>
          </table:table-cell>
          <table:table-cell office:value-type="float" office:value="0.00000000963252402887506" calcext:value-type="float">
            <text:p>0.00000001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/>
          <table:table-cell table:formula="of:=AVERAGE([.B1:.B34])" office:value-type="float" office:value="0.216696179357054" calcext:value-type="float">
            <text:p>0.21669618</text:p>
          </table:table-cell>
          <table:table-cell table:formula="of:=AVERAGE([.C1:.C34])" office:value-type="float" office:value="0.0195967073511721" calcext:value-type="float">
            <text:p>0.01959671</text:p>
          </table:table-cell>
          <table:table-cell table:formula="of:=AVERAGE([.D1:.D34])" office:value-type="float" office:value="0.00769969970164861" calcext:value-type="float">
            <text:p>0.00769970</text:p>
          </table:table-cell>
          <table:table-cell table:formula="of:=AVERAGE([.E1:.E34])" office:value-type="float" office:value="0.000921017210349771" calcext:value-type="float">
            <text:p>0.00092102</text:p>
          </table:table-cell>
          <table:table-cell table:formula="of:=AVERAGE([.F1:.F34])" office:value-type="float" office:value="-0.00000166831060481754" calcext:value-type="float">
            <text:p>-0.00000167</text:p>
          </table:table-cell>
          <table:table-cell table:formula="of:=AVERAGE([.G1:.G34])" office:value-type="float" office:value="-0.0000993602704230044" calcext:value-type="float">
            <text:p>-0.00009936</text:p>
          </table:table-cell>
          <table:table-cell table:formula="of:=AVERAGE([.H1:.H34])" office:value-type="float" office:value="0.00691470287370733" calcext:value-type="float">
            <text:p>0.00691470</text:p>
          </table:table-cell>
          <table:table-cell table:formula="of:=AVERAGE([.I1:.I34])" office:value-type="float" office:value="-0.000847335311412355" calcext:value-type="float">
            <text:p>-0.00084734</text:p>
          </table:table-cell>
          <table:table-cell table:formula="of:=AVERAGE([.J1:.J34])" office:value-type="float" office:value="-0.0000402881046238134" calcext:value-type="float">
            <text:p>-0.00004029</text:p>
          </table:table-cell>
          <table:table-cell table:formula="of:=AVERAGE([.K1:.K34])" office:value-type="float" office:value="0.000000158108649623608" calcext:value-type="float">
            <text:p>0.00000016</text:p>
          </table:table-cell>
          <table:table-cell table:number-columns-repeated="2"/>
          <table:table-cell table:formula="of:=AVERAGE([.N1:.N34])" office:value-type="float" office:value="0.190966402968719" calcext:value-type="float">
            <text:p>0.190966403</text:p>
          </table:table-cell>
          <table:table-cell table:formula="of:=AVERAGE([.O1:.O34])" office:value-type="float" office:value="0.0158613495749217" calcext:value-type="float">
            <text:p>0.015861350</text:p>
          </table:table-cell>
          <table:table-cell table:formula="of:=AVERAGE([.P1:.P34])" office:value-type="float" office:value="0.00523028101313973" calcext:value-type="float">
            <text:p>0.005230281</text:p>
          </table:table-cell>
          <table:table-cell table:formula="of:=AVERAGE([.Q1:.Q34])" office:value-type="float" office:value="0.000648057165074032" calcext:value-type="float">
            <text:p>0.000648057</text:p>
          </table:table-cell>
          <table:table-cell table:formula="of:=AVERAGE([.R1:.R34])" office:value-type="float" office:value="-0.000000767340627752003" calcext:value-type="float">
            <text:p>-0.000000767</text:p>
          </table:table-cell>
          <table:table-cell table:formula="of:=AVERAGE([.S1:.S34])" office:value-type="float" office:value="-0.0000599600670155176" calcext:value-type="float">
            <text:p>-0.000059960</text:p>
          </table:table-cell>
          <table:table-cell table:formula="of:=AVERAGE([.T1:.T34])" office:value-type="float" office:value="0.00528738818314117" calcext:value-type="float">
            <text:p>0.005287388</text:p>
          </table:table-cell>
          <table:table-cell table:formula="of:=AVERAGE([.U1:.U34])" office:value-type="float" office:value="-0.000572777981008213" calcext:value-type="float">
            <text:p>-0.000572778</text:p>
          </table:table-cell>
          <table:table-cell table:formula="of:=AVERAGE([.V1:.V34])" office:value-type="float" office:value="-0.0000244703402577456" calcext:value-type="float">
            <text:p>-0.000024470</text:p>
          </table:table-cell>
          <table:table-cell table:formula="of:=AVERAGE([.W1:.W34])" office:value-type="float" office:value="0.0000000877498192332664" calcext:value-type="float">
            <text:p>0.000000088</text:p>
          </table:table-cell>
          <table:table-cell table:number-columns-repeated="3"/>
          <table:table-cell table:formula="of:=AVERAGE([.AA1:.AA34])" office:value-type="float" office:value="0.148004482930296" calcext:value-type="float">
            <text:p>0.14800448</text:p>
          </table:table-cell>
          <table:table-cell table:formula="of:=AVERAGE([.AB1:.AB34])" office:value-type="float" office:value="0.0114534728476857" calcext:value-type="float">
            <text:p>0.01145347</text:p>
          </table:table-cell>
          <table:table-cell table:formula="of:=AVERAGE([.AC1:.AC34])" office:value-type="float" office:value="0.00180689041302463" calcext:value-type="float">
            <text:p>0.00180689</text:p>
          </table:table-cell>
          <table:table-cell table:formula="of:=AVERAGE([.AD1:.AD34])" office:value-type="float" office:value="0.000225820361041776" calcext:value-type="float">
            <text:p>0.00022582</text:p>
          </table:table-cell>
          <table:table-cell table:formula="of:=AVERAGE([.AE1:.AE34])" office:value-type="float" office:value="-0.0000000848408133003382" calcext:value-type="float">
            <text:p>-0.00000008</text:p>
          </table:table-cell>
          <table:table-cell table:formula="of:=AVERAGE([.AF1:.AF34])" office:value-type="float" office:value="-0.0000174255607011133" calcext:value-type="float">
            <text:p>-0.00001743</text:p>
          </table:table-cell>
          <table:table-cell table:formula="of:=AVERAGE([.AG1:.AG34])" office:value-type="float" office:value="0.0027187022961503" calcext:value-type="float">
            <text:p>0.00271870</text:p>
          </table:table-cell>
          <table:table-cell table:formula="of:=AVERAGE([.AH1:.AH34])" office:value-type="float" office:value="-0.000197633756497857" calcext:value-type="float">
            <text:p>-0.00019763</text:p>
          </table:table-cell>
          <table:table-cell table:formula="of:=AVERAGE([.AI1:.AI34])" office:value-type="float" office:value="-0.000006133526469649" calcext:value-type="float">
            <text:p>-0.00000613</text:p>
          </table:table-cell>
          <table:table-cell table:formula="of:=AVERAGE([.AJ1:.AJ34])" office:value-type="float" office:value="0.00000000975518283386352" calcext:value-type="float">
            <text:p>0.00000001</text:p>
          </table:table-cell>
        </table:table-row>
        <table:table-row table:style-name="ro1">
          <table:table-cell/>
          <table:table-cell table:formula="of:=COM.MICROSOFT.STDEV.P([.B1:.B34])" office:value-type="float" office:value="0.0172709205908974" calcext:value-type="float">
            <text:p>0.01727092</text:p>
          </table:table-cell>
          <table:table-cell table:formula="of:=COM.MICROSOFT.STDEV.P([.C1:.C34])" office:value-type="float" office:value="0.00370173441984837" calcext:value-type="float">
            <text:p>0.00370173</text:p>
          </table:table-cell>
          <table:table-cell table:formula="of:=COM.MICROSOFT.STDEV.P([.D1:.D34])" office:value-type="float" office:value="0.00169295736119676" calcext:value-type="float">
            <text:p>0.00169296</text:p>
          </table:table-cell>
          <table:table-cell table:formula="of:=COM.MICROSOFT.STDEV.P([.E1:.E34])" office:value-type="float" office:value="0.000214068171433469" calcext:value-type="float">
            <text:p>0.00021407</text:p>
          </table:table-cell>
          <table:table-cell table:formula="of:=COM.MICROSOFT.STDEV.P([.F1:.F34])" office:value-type="float" office:value="0.00000110834311304134" calcext:value-type="float">
            <text:p>0.00000111</text:p>
          </table:table-cell>
          <table:table-cell table:formula="of:=COM.MICROSOFT.STDEV.P([.G1:.G34])" office:value-type="float" office:value="0.000037187549390652" calcext:value-type="float">
            <text:p>0.00003719</text:p>
          </table:table-cell>
          <table:table-cell table:formula="of:=COM.MICROSOFT.STDEV.P([.H1:.H34])" office:value-type="float" office:value="0.00104907332801783" calcext:value-type="float">
            <text:p>0.00104907</text:p>
          </table:table-cell>
          <table:table-cell table:formula="of:=COM.MICROSOFT.STDEV.P([.I1:.I34])" office:value-type="float" office:value="0.000189128816627641" calcext:value-type="float">
            <text:p>0.00018913</text:p>
          </table:table-cell>
          <table:table-cell table:formula="of:=COM.MICROSOFT.STDEV.P([.J1:.J34])" office:value-type="float" office:value="0.0000183639148491287" calcext:value-type="float">
            <text:p>0.00001836</text:p>
          </table:table-cell>
          <table:table-cell table:formula="of:=COM.MICROSOFT.STDEV.P([.K1:.K34])" office:value-type="float" office:value="0.0000000616216036487644" calcext:value-type="float">
            <text:p>0.00000006</text:p>
          </table:table-cell>
          <table:table-cell table:number-columns-repeated="2"/>
          <table:table-cell table:formula="of:=COM.MICROSOFT.STDEV.P([.N1:.N34])" office:value-type="float" office:value="0.0232966788335823" calcext:value-type="float">
            <text:p>0.023296679</text:p>
          </table:table-cell>
          <table:table-cell table:formula="of:=COM.MICROSOFT.STDEV.P([.O1:.O34])" office:value-type="float" office:value="0.00412231205213786" calcext:value-type="float">
            <text:p>0.004122312</text:p>
          </table:table-cell>
          <table:table-cell table:formula="of:=COM.MICROSOFT.STDEV.P([.P1:.P34])" office:value-type="float" office:value="0.00182296200837834" calcext:value-type="float">
            <text:p>0.001822962</text:p>
          </table:table-cell>
          <table:table-cell table:formula="of:=COM.MICROSOFT.STDEV.P([.Q1:.Q34])" office:value-type="float" office:value="0.000249910691590347" calcext:value-type="float">
            <text:p>0.000249911</text:p>
          </table:table-cell>
          <table:table-cell table:formula="of:=COM.MICROSOFT.STDEV.P([.R1:.R34])" office:value-type="float" office:value="0.000000764213816285575" calcext:value-type="float">
            <text:p>0.000000764</text:p>
          </table:table-cell>
          <table:table-cell table:formula="of:=COM.MICROSOFT.STDEV.P([.S1:.S34])" office:value-type="float" office:value="0.0000343047818582918" calcext:value-type="float">
            <text:p>0.000034305</text:p>
          </table:table-cell>
          <table:table-cell table:formula="of:=COM.MICROSOFT.STDEV.P([.T1:.T34])" office:value-type="float" office:value="0.00123361264707787" calcext:value-type="float">
            <text:p>0.001233613</text:p>
          </table:table-cell>
          <table:table-cell table:formula="of:=COM.MICROSOFT.STDEV.P([.U1:.U34])" office:value-type="float" office:value="0.000199082641780689" calcext:value-type="float">
            <text:p>0.000199083</text:p>
          </table:table-cell>
          <table:table-cell table:formula="of:=COM.MICROSOFT.STDEV.P([.V1:.V34])" office:value-type="float" office:value="0.0000140304190526617" calcext:value-type="float">
            <text:p>0.000014030</text:p>
          </table:table-cell>
          <table:table-cell table:formula="of:=COM.MICROSOFT.STDEV.P([.W1:.W34])" office:value-type="float" office:value="0.0000000605759061341305" calcext:value-type="float">
            <text:p>0.000000061</text:p>
          </table:table-cell>
          <table:table-cell table:number-columns-repeated="3"/>
          <table:table-cell table:formula="of:=COM.MICROSOFT.STDEV.P([.AA1:.AA34])" office:value-type="float" office:value="0.0205658713606423" calcext:value-type="float">
            <text:p>0.02056587</text:p>
          </table:table-cell>
          <table:table-cell table:formula="of:=COM.MICROSOFT.STDEV.P([.AB1:.AB34])" office:value-type="float" office:value="0.003839702617508" calcext:value-type="float">
            <text:p>0.00383970</text:p>
          </table:table-cell>
          <table:table-cell table:formula="of:=COM.MICROSOFT.STDEV.P([.AC1:.AC34])" office:value-type="float" office:value="0.000453138894328898" calcext:value-type="float">
            <text:p>0.00045314</text:p>
          </table:table-cell>
          <table:table-cell table:formula="of:=COM.MICROSOFT.STDEV.P([.AD1:.AD34])" office:value-type="float" office:value="0.0000695843520512784" calcext:value-type="float">
            <text:p>0.00006958</text:p>
          </table:table-cell>
          <table:table-cell table:formula="of:=COM.MICROSOFT.STDEV.P([.AE1:.AE34])" office:value-type="float" office:value="0.0000000628629023173679" calcext:value-type="float">
            <text:p>0.00000006</text:p>
          </table:table-cell>
          <table:table-cell table:formula="of:=COM.MICROSOFT.STDEV.P([.AF1:.AF34])" office:value-type="float" office:value="0.00000825638330917414" calcext:value-type="float">
            <text:p>0.00000826</text:p>
          </table:table-cell>
          <table:table-cell table:formula="of:=COM.MICROSOFT.STDEV.P([.AG1:.AG34])" office:value-type="float" office:value="0.000512390763928518" calcext:value-type="float">
            <text:p>0.00051239</text:p>
          </table:table-cell>
          <table:table-cell table:formula="of:=COM.MICROSOFT.STDEV.P([.AH1:.AH34])" office:value-type="float" office:value="0.0000489387772773909" calcext:value-type="float">
            <text:p>0.00004894</text:p>
          </table:table-cell>
          <table:table-cell table:formula="of:=COM.MICROSOFT.STDEV.P([.AI1:.AI34])" office:value-type="float" office:value="0.00000304303144397037" calcext:value-type="float">
            <text:p>0.00000304</text:p>
          </table:table-cell>
          <table:table-cell table:formula="of:=COM.MICROSOFT.STDEV.P([.AJ1:.AJ34])" office:value-type="float" office:value="0.00000000470970420320621" calcext:value-type="float">
            <text:p>0.00000000</text:p>
          </table:table-cell>
        </table:table-row>
        <table:table-row table:style-name="ro1">
          <table:table-cell/>
          <table:table-cell table:style-name="ce12" table:formula="of:=[.B37]/[.B36]" office:value-type="float" office:value="0.0797010849113305" calcext:value-type="float">
            <text:p>0.07970108</text:p>
          </table:table-cell>
          <table:table-cell table:style-name="ce12" table:formula="of:=[.C37]/[.C36]" office:value-type="float" office:value="0.188895734039064" calcext:value-type="float">
            <text:p>0.18889573</text:p>
          </table:table-cell>
          <table:table-cell table:formula="of:=[.D37]/[.D36]" office:value-type="float" office:value="0.219873167369666" calcext:value-type="float">
            <text:p>0.21987317</text:p>
          </table:table-cell>
          <table:table-cell table:formula="of:=[.E37]/[.E36]" office:value-type="float" office:value="0.232425810319194" calcext:value-type="float">
            <text:p>0.23242581</text:p>
          </table:table-cell>
          <table:table-cell table:formula="of:=[.F37]/[.F36]" office:value-type="float" office:value="-0.664350577069283" calcext:value-type="float">
            <text:p>-0.66435058</text:p>
          </table:table-cell>
          <table:table-cell table:formula="of:=[.G37]/[.G36]" office:value-type="float" office:value="-0.374269808569705" calcext:value-type="float">
            <text:p>-0.37426981</text:p>
          </table:table-cell>
          <table:table-cell table:style-name="ce12" table:formula="of:=[.H37]/[.H36]" office:value-type="float" office:value="0.1517163278276" calcext:value-type="float">
            <text:p>0.15171633</text:p>
          </table:table-cell>
          <table:table-cell table:formula="of:=[.I37]/[.I36]" office:value-type="float" office:value="-0.223204219251051" calcext:value-type="float">
            <text:p>-0.22320422</text:p>
          </table:table-cell>
          <table:table-cell table:formula="of:=[.J37]/[.J36]" office:value-type="float" office:value="-0.455814812352184" calcext:value-type="float">
            <text:p>-0.45581481</text:p>
          </table:table-cell>
          <table:table-cell table:formula="of:=[.K37]/[.K36]" office:value-type="float" office:value="0.389742141214033" calcext:value-type="float">
            <text:p>0.38974214</text:p>
          </table:table-cell>
          <table:table-cell table:number-columns-repeated="2"/>
          <table:table-cell table:style-name="ce13" table:formula="of:=[.N37]/[.N36]" office:value-type="float" office:value="0.121993599247917" calcext:value-type="float">
            <text:p>0.121993599</text:p>
          </table:table-cell>
          <table:table-cell table:formula="of:=[.O37]/[.O36]" office:value-type="float" office:value="0.259896677307689" calcext:value-type="float">
            <text:p>0.259896677</text:p>
          </table:table-cell>
          <table:table-cell table:formula="of:=[.P37]/[.P36]" office:value-type="float" office:value="0.34853997400878" calcext:value-type="float">
            <text:p>0.348539974</text:p>
          </table:table-cell>
          <table:table-cell table:formula="of:=[.Q37]/[.Q36]" office:value-type="float" office:value="0.385630628066273" calcext:value-type="float">
            <text:p>0.385630628</text:p>
          </table:table-cell>
          <table:table-cell table:formula="of:=[.R37]/[.R36]" office:value-type="float" office:value="-0.995925132394478" calcext:value-type="float">
            <text:p>-0.995925132</text:p>
          </table:table-cell>
          <table:table-cell table:formula="of:=[.S37]/[.S36]" office:value-type="float" office:value="-0.572127143377171" calcext:value-type="float">
            <text:p>-0.572127143</text:p>
          </table:table-cell>
          <table:table-cell table:formula="of:=[.T37]/[.T36]" office:value-type="float" office:value="0.233312290368851" calcext:value-type="float">
            <text:p>0.233312290</text:p>
          </table:table-cell>
          <table:table-cell table:formula="of:=[.U37]/[.U36]" office:value-type="float" office:value="-0.34757383904713" calcext:value-type="float">
            <text:p>-0.347573839</text:p>
          </table:table-cell>
          <table:table-cell table:formula="of:=[.V37]/[.V36]" office:value-type="float" office:value="-0.573364281202451" calcext:value-type="float">
            <text:p>-0.573364281</text:p>
          </table:table-cell>
          <table:table-cell table:formula="of:=[.W37]/[.W36]" office:value-type="float" office:value="0.690325138711691" calcext:value-type="float">
            <text:p>0.690325139</text:p>
          </table:table-cell>
          <table:table-cell table:number-columns-repeated="3"/>
          <table:table-cell table:style-name="ce12" table:formula="of:=[.AA37]/[.AA36]" office:value-type="float" office:value="0.138954381336732" calcext:value-type="float">
            <text:p>0.13895438</text:p>
          </table:table-cell>
          <table:table-cell table:formula="of:=[.AB37]/[.AB36]" office:value-type="float" office:value="0.335243525572582" calcext:value-type="float">
            <text:p>0.33524353</text:p>
          </table:table-cell>
          <table:table-cell table:formula="of:=[.AC37]/[.AC36]" office:value-type="float" office:value="0.250783827874967" calcext:value-type="float">
            <text:p>0.25078383</text:p>
          </table:table-cell>
          <table:table-cell table:formula="of:=[.AD37]/[.AD36]" office:value-type="float" office:value="0.308140292267115" calcext:value-type="float">
            <text:p>0.30814029</text:p>
          </table:table-cell>
          <table:table-cell table:formula="of:=[.AE37]/[.AE36]" office:value-type="float" office:value="-0.740951198744783" calcext:value-type="float">
            <text:p>-0.74095120</text:p>
          </table:table-cell>
          <table:table-cell table:formula="of:=[.AF37]/[.AF36]" office:value-type="float" office:value="-0.473808760061687" calcext:value-type="float">
            <text:p>-0.47380876</text:p>
          </table:table-cell>
          <table:table-cell table:style-name="ce12" table:formula="of:=[.AG37]/[.AG36]" office:value-type="float" office:value="0.188468875262314" calcext:value-type="float">
            <text:p>0.18846888</text:p>
          </table:table-cell>
          <table:table-cell table:formula="of:=[.AH37]/[.AH36]" office:value-type="float" office:value="-0.247623574760729" calcext:value-type="float">
            <text:p>-0.24762357</text:p>
          </table:table-cell>
          <table:table-cell table:formula="of:=[.AI37]/[.AI36]" office:value-type="float" office:value="-0.496130808113153" calcext:value-type="float">
            <text:p>-0.49613081</text:p>
          </table:table-cell>
          <table:table-cell table:formula="of:=[.AJ37]/[.AJ36]" office:value-type="float" office:value="0.482789946986667" calcext:value-type="float">
            <text:p>0.48278995</text:p>
          </table:table-cell>
        </table:table-row>
        <table:table-row table:style-name="ro1" table:number-rows-repeated="5">
          <table:table-cell table:number-columns-repeated="36"/>
        </table:table-row>
        <table:table-row table:style-name="ro1">
          <table:table-cell table:number-columns-repeated="32"/>
          <table:table-cell office:value-type="string" calcext:value-type="string">
            <text:p>x0:106 y0:64 x1:175 y1:138</text:p>
          </table:table-cell>
          <table:table-cell table:number-columns-repeated="3"/>
        </table:table-row>
        <table:table-row table:style-name="ro1">
          <table:table-cell table:number-columns-repeated="32"/>
          <table:table-cell office:value-type="string" calcext:value-type="string">
            <text:p>x0:121 y0:79 x1:161 y1:121</text:p>
          </table:table-cell>
          <table:table-cell table:number-columns-repeated="3"/>
        </table:table-row>
        <table:table-row table:style-name="ro1">
          <table:table-cell table:number-columns-repeated="32"/>
          <table:table-cell office:value-type="string" calcext:value-type="string">
            <text:p>x0:129 y0:87 x1:153 y1:113</text:p>
          </table:table-cell>
          <table:table-cell table:number-columns-repeated="3"/>
        </table:table-row>
        <table:table-row table:style-name="ro1" table:number-rows-repeated="1048529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9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0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1">
      <number:scientific-number number:decimal-places="20" loext:min-decimal-places="20" number:min-integer-digits="1" number:min-exponent-digits="2" loext:exponent-interval="1" loext:forced-exponent-sign="true"/>
    </number:number-style>
    <number:number-style style:name="N142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43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4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45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4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4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4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5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51">
      <number:scientific-number number:decimal-places="10" loext:min-decimal-places="1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11:05:24.764922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3:40:25.740576451</meta:creation-date>
    <dc:date>2020-01-06T17:17:13.780748620</dc:date>
    <meta:editing-duration>PT5H24M27S</meta:editing-duration>
    <meta:editing-cycles>6</meta:editing-cycles>
    <meta:generator>LibreOffice/6.0.7.3$Linux_X86_64 LibreOffice_project/00m0$Build-3</meta:generator>
    <meta:document-statistic meta:table-count="4" meta:cell-count="2703" meta:object-count="0"/>
  </office:meta>
</office:document-meta>
</file>